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TC" svg:font-family="'Noto Sans CJK TC'" style:font-family-generic="system" style:font-pitch="variable"/>
  </office:font-face-decls>
  <office:automatic-styles>
    <style:style style:name="co1" style:family="table-column">
      <style:table-column-properties fo:break-before="auto" style:column-width="5.51cm"/>
    </style:style>
    <style:style style:name="co2" style:family="table-column">
      <style:table-column-properties fo:break-before="auto" style:column-width="33.348cm"/>
    </style:style>
    <style:style style:name="co3" style:family="table-column">
      <style:table-column-properties fo:break-before="auto" style:column-width="3.713cm"/>
    </style:style>
    <style:style style:name="co4" style:family="table-column">
      <style:table-column-properties fo:break-before="auto" style:column-width="40.347cm"/>
    </style:style>
    <style:style style:name="co5" style:family="table-column">
      <style:table-column-properties fo:break-before="auto" style:column-width="10.276cm"/>
    </style:style>
    <style:style style:name="co6" style:family="table-column">
      <style:table-column-properties fo:break-before="auto" style:column-width="9.867cm"/>
    </style:style>
    <style:style style:name="co7" style:family="table-column">
      <style:table-column-properties fo:break-before="auto" style:column-width="2.678cm"/>
    </style:style>
    <style:style style:name="co8" style:family="table-column">
      <style:table-column-properties fo:break-before="auto" style:column-width="57.997cm"/>
    </style:style>
    <style:style style:name="co9" style:family="table-column">
      <style:table-column-properties fo:break-before="auto" style:column-width="7.798cm"/>
    </style:style>
    <style:style style:name="co10" style:family="table-column">
      <style:table-column-properties fo:break-before="auto" style:column-width="7.417cm"/>
    </style:style>
    <style:style style:name="co11" style:family="table-column">
      <style:table-column-properties fo:break-before="auto" style:column-width="4.094cm"/>
    </style:style>
    <style:style style:name="co12" style:family="table-column">
      <style:table-column-properties fo:break-before="auto" style:column-width="1.178cm"/>
    </style:style>
    <style:style style:name="co13" style:family="table-column">
      <style:table-column-properties fo:break-before="auto" style:column-width="1.342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58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7.555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4.528cm" fo:break-before="auto" style:use-optimal-row-height="true"/>
    </style:style>
    <style:style style:name="ro8"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100"/>
    <style:style style:name="ce2" style:family="table-cell" style:parent-style-name="Default" style:data-style-name="N49"/>
  </office:automatic-styles>
  <office:body>
    <office:spreadsheet>
      <table:calculation-settings table:automatic-find-labels="false" table:use-regular-expressions="false" table:use-wildcards="true"/>
      <table:table table:name="publications_exp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7" table:default-cell-style-name="Default"/>
        <table:table-column table:style-name="co13" table:default-cell-style-name="Default"/>
        <table:table-column table:style-name="co12" table:number-columns-repeated="4" table:default-cell-style-name="Default"/>
        <table:table-row table:style-name="ro1">
          <table:table-cell office:value-type="string" calcext:value-type="string">
            <text:p>doi</text:p>
          </table:table-cell>
          <table:table-cell office:value-type="string" calcext:value-type="string">
            <text:p>title</text:p>
          </table:table-cell>
          <table:table-cell office:value-type="string" calcext:value-type="string">
            <text:p>firstauthor</text:p>
          </table:table-cell>
          <table:table-cell office:value-type="string" calcext:value-type="string">
            <text:p>authors</text:p>
          </table:table-cell>
          <table:table-cell office:value-type="string" calcext:value-type="string">
            <text:p>publisher</text:p>
          </table:table-cell>
          <table:table-cell office:value-type="string" calcext:value-type="string">
            <text:p>journal</text:p>
          </table:table-cell>
          <table:table-cell office:value-type="string" calcext:value-type="string">
            <text:p>published_year</text:p>
          </table:table-cell>
          <table:table-cell office:value-type="string" calcext:value-type="string">
            <text:p>published_date</text:p>
          </table:table-cell>
          <table:table-cell office:value-type="string" calcext:value-type="string">
            <text:p>abstract</text:p>
          </table:table-cell>
          <table:table-cell office:value-type="string" calcext:value-type="string">
            <text:p>url</text:p>
          </table:table-cell>
          <table:table-cell office:value-type="string" calcext:value-type="string">
            <text:p>affiliationtw</text:p>
          </table:table-cell>
          <table:table-cell office:value-type="string" calcext:value-type="string">
            <text:p>correspondingtw</text:p>
          </table:table-cell>
          <table:table-cell office:value-type="string" calcext:value-type="string">
            <text:p>or1</text:p>
          </table:table-cell>
          <table:table-cell office:value-type="string" calcext:value-type="string">
            <text:p>or2</text:p>
          </table:table-cell>
          <table:table-cell office:value-type="string" calcext:value-type="string">
            <text:p>or3</text:p>
          </table:table-cell>
          <table:table-cell office:value-type="string" calcext:value-type="string">
            <text:p>or5</text:p>
          </table:table-cell>
          <table:table-cell office:value-type="string" calcext:value-type="string">
            <text:p>nor1</text:p>
          </table:table-cell>
          <table:table-cell office:value-type="string" calcext:value-type="string">
            <text:p>nor2</text:p>
          </table:table-cell>
          <table:table-cell office:value-type="string" calcext:value-type="string">
            <text:p>nor3</text:p>
          </table:table-cell>
          <table:table-cell office:value-type="string" calcext:value-type="string">
            <text:p>legend</text:p>
          </table:table-cell>
          <table:table-cell office:value-type="string" calcext:value-type="string">
            <text:p>mic1</text:p>
          </table:table-cell>
          <table:table-cell office:value-type="string" calcext:value-type="string">
            <text:p>mic2</text:p>
          </table:table-cell>
          <table:table-cell office:value-type="string" calcext:value-type="string">
            <text:p>mic3</text:p>
          </table:table-cell>
          <table:table-cell office:value-type="string" calcext:value-type="string">
            <text:p>odb</text:p>
          </table:table-cell>
        </table:table-row>
        <table:table-row table:style-name="ro1">
          <table:table-cell office:value-type="string" calcext:value-type="string">
            <text:p>10.1016/j.jseaes.2017.12.010</text:p>
          </table:table-cell>
          <table:table-cell office:value-type="string" calcext:value-type="string">
            <text:p>New gravity anomaly map of Taiwan and its surrounding regions with some tectonic interpretations</text:p>
          </table:table-cell>
          <table:table-cell office:value-type="string" calcext:value-type="string">
            <text:p>Wen-Bin Doo</text:p>
          </table:table-cell>
          <table:table-cell office:value-type="string" calcext:value-type="string">
            <text:p>Wen-Bin Doo, Chung-Liang Lo, Shu-Kun Hsu, Ching-Hui Tsai, Yin-Sheng Huang, Hsueh-Fen Wang, Shye-Donq Chiu, Yu-Fang Ma, Chin-Wei Liang</text:p>
          </table:table-cell>
          <table:table-cell office:value-type="string" calcext:value-type="string">
            <text:p>Elsevier BV</text:p>
          </table:table-cell>
          <table:table-cell office:value-type="string" calcext:value-type="string">
            <text:p>Journal of Asian Earth Sciences</text:p>
          </table:table-cell>
          <table:table-cell office:value-type="float" office:value="2018" calcext:value-type="float">
            <text:p>2018</text:p>
          </table:table-cell>
          <table:table-cell office:value-type="string" calcext:value-type="string">
            <text:p>2018-4</text:p>
          </table:table-cell>
          <table:table-cell/>
          <table:table-cell office:value-type="string" calcext:value-type="string">
            <text:p>https://doi.org/10.1016/j.jseaes.2017.12.010</text:p>
          </table:table-cell>
          <table:table-cell office:value-type="string" calcext:value-type="string">
            <text:p>中央大學環境研究中心</text:p>
          </table:table-cell>
          <table:table-cell office:value-type="string" calcext:value-type="string">
            <text:p>杜文斌</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pocean.2017.06.009</text:p>
          </table:table-cell>
          <table:table-cell office:value-type="string" calcext:value-type="string">
            <text:p>Particle dynamics of the surface, intermediate, and benthic nepheloid layers under contrasting conditions of summer monsoon and typhoon winds on the boundary between the Taiwan Strait and East China Sea</text:p>
          </table:table-cell>
          <table:table-cell office:value-type="string" calcext:value-type="string">
            <text:p>Xiaoqin Du</text:p>
          </table:table-cell>
          <table:table-cell office:value-type="string" calcext:value-type="string">
            <text:p>Xiaoqin Du, James T. Liu</text:p>
          </table:table-cell>
          <table:table-cell office:value-type="string" calcext:value-type="string">
            <text:p>Elsevier BV</text:p>
          </table:table-cell>
          <table:table-cell office:value-type="string" calcext:value-type="string">
            <text:p>Progress in Oceanography</text:p>
          </table:table-cell>
          <table:table-cell office:value-type="float" office:value="2017" calcext:value-type="float">
            <text:p>2017</text:p>
          </table:table-cell>
          <table:table-cell office:value-type="string" calcext:value-type="string">
            <text:p>2017-8</text:p>
          </table:table-cell>
          <table:table-cell/>
          <table:table-cell office:value-type="string" calcext:value-type="string">
            <text:p>https://doi.org/10.1016/j.pocean.2017.06.009</text:p>
          </table:table-cell>
          <table:table-cell office:value-type="string" calcext:value-type="string">
            <text:p>中山大學</text:p>
          </table:table-cell>
          <table:table-cell office:value-type="string" calcext:value-type="string">
            <text:p>劉祖乾</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3319/tao.2019.02.15.01</text:p>
          </table:table-cell>
          <table:table-cell office:value-type="string" calcext:value-type="string">
            <text:p>A deep-towed magnetic survey in the southern Okinawa Trough: Implications for hydrothermal system detection</text:p>
          </table:table-cell>
          <table:table-cell office:value-type="string" calcext:value-type="string">
            <text:p>Wen-Bin Doo</text:p>
          </table:table-cell>
          <table:table-cell office:value-type="string" calcext:value-type="string">
            <text:p>Wen-Bin Doo, Shu-Kun Hsu, Hsueh-Fen Wang, Yin-Sheng Huang, Ching-Hui Tsai, Chung-Liang Lo, Shiao-Shan Lin, Chin-Wei Liang, Yi-Jung Lin</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9" calcext:value-type="float">
            <text:p>2019</text:p>
          </table:table-cell>
          <table:table-cell/>
          <table:table-cell office:value-type="string" calcext:value-type="string">
            <text:p>https://doi.org/10.3319/tao.2019.02.15.01</text:p>
          </table:table-cell>
          <table:table-cell office:value-type="string" calcext:value-type="string">
            <text:p>中央大學環境研究中心</text:p>
          </table:table-cell>
          <table:table-cell office:value-type="string" calcext:value-type="string">
            <text:p>杜文斌</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margeo.2021.106657</text:p>
          </table:table-cell>
          <table:table-cell office:value-type="string" calcext:value-type="string">
            <text:p>Coupling between physical processes and biogeochemistry of suspended particles over the inner shelf mud in the East China Sea</text:p>
          </table:table-cell>
          <table:table-cell office:value-type="string" calcext:value-type="string">
            <text:p>James T. Liu</text:p>
          </table:table-cell>
          <table:table-cell office:value-type="string" calcext:value-type="string">
            <text:p>James T. Liu, Jay Lee, Rick J. Yang, Xiaoqin Du, Anchun Li, Yu-Shih Lin, Chih-Chieh Su, Shuqin Tao</text:p>
          </table:table-cell>
          <table:table-cell office:value-type="string" calcext:value-type="string">
            <text:p>Elsevier BV</text:p>
          </table:table-cell>
          <table:table-cell office:value-type="string" calcext:value-type="string">
            <text:p>Marine Geology</text:p>
          </table:table-cell>
          <table:table-cell office:value-type="float" office:value="2021" calcext:value-type="float">
            <text:p>2021</text:p>
          </table:table-cell>
          <table:table-cell office:value-type="string" calcext:value-type="string">
            <text:p>2021-12</text:p>
          </table:table-cell>
          <table:table-cell/>
          <table:table-cell office:value-type="string" calcext:value-type="string">
            <text:p>https://doi.org/10.1016/j.margeo.2021.106657</text:p>
          </table:table-cell>
          <table:table-cell office:value-type="string" calcext:value-type="string">
            <text:p>中山大學</text:p>
          </table:table-cell>
          <table:table-cell office:value-type="string" calcext:value-type="string">
            <text:p>劉祖乾</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89/fmars.2020.565952</text:p>
          </table:table-cell>
          <table:table-cell office:value-type="string" calcext:value-type="string">
            <text:p>Intrusion of Kuroshio Helps to Diminish Coastal Hypoxia in the Coast of Northern South China Sea</text:p>
          </table:table-cell>
          <table:table-cell office:value-type="string" calcext:value-type="string">
            <text:p>Hon-Kit Lui</text:p>
          </table:table-cell>
          <table:table-cell office:value-type="string" calcext:value-type="string">
            <text:p>Hon-Kit Lui, Chen-Tung Arthur Chen, Wei-Ping Hou, Jian-Ming Liau, Wen-Chen Chou, You-Lin Wang, Chau-Ron Wu, Jay Lee, Yi-Chia Hsin, Yan-Yu Choi</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10-8</text:p>
          </table:table-cell>
          <table:table-cell/>
          <table:table-cell office:value-type="string" calcext:value-type="string">
            <text:p>https://doi.org/10.3389/fmars.2020.565952</text:p>
          </table:table-cell>
          <table:table-cell office:value-type="string" calcext:value-type="string">
            <text:p>國立中山大學</text:p>
          </table:table-cell>
          <table:table-cell office:value-type="string" calcext:value-type="string">
            <text:p>雷漢杰</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1.732017</text:p>
          </table:table-cell>
          <table:table-cell office:value-type="string" calcext:value-type="string">
            <text:p>Diel to Seasonal Variation of Picoplankton in the Tropical South China Sea</text:p>
          </table:table-cell>
          <table:table-cell office:value-type="string" calcext:value-type="string">
            <text:p>Tzong-Yueh Chen</text:p>
          </table:table-cell>
          <table:table-cell office:value-type="string" calcext:value-type="string">
            <text:p>Tzong-Yueh Chen, Chao-Chen Lai, Jen-Hua Tai, Chia-Ying Ko, Fuh-Kwo Shiah</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2" office:value-type="date" office:date-value="2021-10-21" calcext:value-type="date">
            <text:p>2021-10-21</text:p>
          </table:table-cell>
          <table:table-cell office:value-type="string" calcext:value-type="string">
            <text:p>Eight diel surveys on picoplankton (Prochlorococcus, Synechococcus, picoeukaryotes, and heterotrophic bacteria) abundance at the South East Asian Time-Series Station (SEATS; 18°N; 116°E) were conducted during the period of 2010 to 2014. The results indicated that Prochlorococcus and picoeukaryotes showed a subsurface maximum in warm seasons (spring, summer, and fall) and were abundant at the surface in the cold season (winter). Synechococcus and heterotrophic bacteria exhibited higher cell numbers at the surface and decreased with depth throughout the year. Although not all, some clear diel patterns for picoplankton were observed. Picophytoplankton usually peaked in the nighttime; picoeukaryotes peaked at ~7 to 8 p.m., followed by Synechococcus (peaking at 1 a.m.) and Prochlorococcus (peaking at 2 a.m.). Unlike these picoautotrophs, heterotrophic bacteria could peak either at dusk (i.e., 7 p.m.) or at noon. Seasonally, Prochlorococcus was more abundant in the warm than the cold seasons, while Synechococcus and picoeukaryotes showed blooms in the winter of 2013 and 2011, respectively. Heterotrophic bacteria showed no significant seasonality. Regression analysis indicated that ~73% of the diel-to-seasonal variation of the euphotic zone depth-integrated picophytoplankton biomass (i.e., PicoBeu) could be explained by the changes of the mixed-layer depth (MLD), and this suggested that inorganic nutrient supply could be the major controlling factor in their growth. The strong linear relationship (coefficient of determination, R2 of 0.83, p &amp;amp;lt; 0.01) between sea surface temperature (SST) and PicoBeu implied, for the first time, a potential of using satellite-based SST to trace the biomass of picophytoplankton in the pelagic areas of the northern South China Sea.</text:p>
          </table:table-cell>
          <table:table-cell office:value-type="string" calcext:value-type="string">
            <text:p>https://doi.org/10.3389/fmars.2021.732017</text:p>
          </table:table-cell>
          <table:table-cell office:value-type="string" calcext:value-type="string">
            <text:p>中研院 環變中心</text:p>
          </table:table-cell>
          <table:table-cell office:value-type="string" calcext:value-type="string">
            <text:p>夏復國</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111/jeu.12521</text:p>
          </table:table-cell>
          <table:table-cell office:value-type="string" calcext:value-type="string">
            <text:p>Evaluation of the Relationship Between the 18S rRNA/rDNA Ratio and Population Growth in the Marine Diatom Skeletonema tropicum via the Application of an Exogenous Nucleic Acid Standard</text:p>
          </table:table-cell>
          <table:table-cell office:value-type="string" calcext:value-type="string">
            <text:p>Yun‐Chi Lin</text:p>
          </table:table-cell>
          <table:table-cell office:value-type="string" calcext:value-type="string">
            <text:p>Yun‐Chi Lin, Lee‐Kuo Kang, Chi‐Yu Shih, Gwo‐Ching Gong, Jeng Chang</text:p>
          </table:table-cell>
          <table:table-cell office:value-type="string" calcext:value-type="string">
            <text:p>Wiley</text:p>
          </table:table-cell>
          <table:table-cell office:value-type="string" calcext:value-type="string">
            <text:p>J Eukaryotic Microbiology</text:p>
          </table:table-cell>
          <table:table-cell office:value-type="float" office:value="2018" calcext:value-type="float">
            <text:p>2018</text:p>
          </table:table-cell>
          <table:table-cell office:value-type="string" calcext:value-type="string">
            <text:p>2018-11</text:p>
          </table:table-cell>
          <table:table-cell office:value-type="string" calcext:value-type="string">
            <text:p>Ribosomal RNA (rRNA) has been regarded as a proxy for metabolic activity and population growth in microbes, but the limitations and assumptions of this approach should be better defined, particularly in eukaryotic microalgae. In this study, the 18S rRNA/rDNA ratio of a marine diatom, Skeletonema tropicum, was examined in batch and semi‐continuous cultures subjected to low nitrogen and phosphorus treatments at a temperature of 20 °C. In the semi‐continuous cultures, the measured 18S rRNA/rDNA ratio ranged from 4.0 × 102 to 5.0 × 103, and the logarithmic form of this ratio increased linearly with the population growth rate under both low nitrogen and low phosphorus conditions. In batch cultures grown under low nitrogen or low phosphorus conditions, log (rRNA/rDNA) also increased linearly with growth rate when the latter ranged between −0.4 and 1.5 day−1. The 18S rRNA/rDNA ratios of Skeletonema sampled from in the southern East China Sea were substantially lower than measured from laboratory cultures. Among the field samples, ratios obtained at a coastal station were higher than those obtained farther offshore. These results imply higher growth rate at the coastal station, but the influences of other factors, such as cell size and temperature, cannot be ruled out.</text:p>
          </table:table-cell>
          <table:table-cell office:value-type="string" calcext:value-type="string">
            <text:p>https://doi.org/10.1111/jeu.12521</text:p>
          </table:table-cell>
          <table:table-cell office:value-type="string" calcext:value-type="string">
            <text:p>海洋大學環態所</text:p>
          </table:table-cell>
          <table:table-cell office:value-type="string" calcext:value-type="string">
            <text:p>林芸琪</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111/jeu.12370</text:p>
          </table:table-cell>
          <table:table-cell office:value-type="string" calcext:value-type="string">
            <text:p>Community Composition of Photosynthetic Picoeukaryotes in a Subtropical Coastal Ecosystem, with Particular Emphasis on Micromonas</text:p>
          </table:table-cell>
          <table:table-cell office:value-type="string" calcext:value-type="string">
            <text:p>Yun‐Chi Lin</text:p>
          </table:table-cell>
          <table:table-cell office:value-type="string" calcext:value-type="string">
            <text:p>Yun‐Chi Lin, Chih‐Ching Chung, Liang‐Yin Chen, Gwo‐Ching Gong, Chin‐Yi Huang, Kuo‐Ping Chiang</text:p>
          </table:table-cell>
          <table:table-cell office:value-type="string" calcext:value-type="string">
            <text:p>Wiley</text:p>
          </table:table-cell>
          <table:table-cell office:value-type="string" calcext:value-type="string">
            <text:p>J Eukaryotic Microbiology</text:p>
          </table:table-cell>
          <table:table-cell office:value-type="float" office:value="2017" calcext:value-type="float">
            <text:p>2017</text:p>
          </table:table-cell>
          <table:table-cell office:value-type="string" calcext:value-type="string">
            <text:p>2017-5</text:p>
          </table:table-cell>
          <table:table-cell office:value-type="string" calcext:value-type="string">
            <text:p>Photosynthetic picoeukaryotes (PPEs) are important constituents in picoplankton communities in many marine ecosystems. However, little is known about their community composition in the subtropical coastal waters of the Northwestern Pacific Ocean. In order to study their taxonomic composition, this study constructed 18S rRNA gene libraries using flow cytometric sorting during the warm season. The results show that, after diatoms, prasinophyte clones are numerically dominant. Within prasinophytes, Micromonas produced the most common sequences, and included clades II, III, IV, and VI. We are establishing the new Micromonas clade VI based on our phylogenetic analysis. Sequences of this clade have previously been retrieved from the South China Sea and Red Sea, indicating a worldwide distribution, but this is the first study to detect clade VI in the coastal waters of Taiwan. The TSA‐FISH results indicated that Micromonas clade VI peaked in the summer (~4 × 102 cells/ml), accounting for one‐fifth of Micromonas abundance on average. Overall, Micromonas contributed half of Mamiellophyceae abundance, while Mamiellophyceae contributed 40% of PPE abundance. This study demonstrates the importance of Micromonas within the Mamiellophyceae in a subtropical coastal ecosystem.</text:p>
          </table:table-cell>
          <table:table-cell office:value-type="string" calcext:value-type="string">
            <text:p>https://doi.org/10.1111/jeu.12370</text:p>
          </table:table-cell>
          <table:table-cell office:value-type="string" calcext:value-type="string">
            <text:p>海洋大學環態所</text:p>
          </table:table-cell>
          <table:table-cell office:value-type="string" calcext:value-type="string">
            <text:p>林芸琪</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3389/fmars.2021.735242</text:p>
          </table:table-cell>
          <table:table-cell office:value-type="string" calcext:value-type="string">
            <text:p>Land-Ocean Interaction Affected by the Monsoon Regime Change in Western Taiwan Strait</text:p>
          </table:table-cell>
          <table:table-cell office:value-type="string" calcext:value-type="string">
            <text:p>Rick J. Yang</text:p>
          </table:table-cell>
          <table:table-cell office:value-type="string" calcext:value-type="string">
            <text:p>Rick J. Yang, James T. Liu, Chih-Chieh Su, Yi Chang, Jimmy J. Xu, Hon-Kit Lui</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2" office:value-type="date" office:date-value="2021-10-28" calcext:value-type="date">
            <text:p>2021-10-28</text:p>
          </table:table-cell>
          <table:table-cell office:value-type="string" calcext:value-type="string">
            <text:p>The Taiwan Strait is a conduit between East China Sea (ECS) and South China Sea (SCS). Seasonal monsoon winds drive the southbound Zhejiang-Fujian Coastal Current and northbound SCS Warm Current through the strait. Water masses carried by these major current systems also carry fluvial signals from two major rivers, the Changjiang (Yangtze) River in ECS and the Zhujiang (Pearl) River in SCS through the strait. Here we show a switch occurred to signify the monsoon regime change on the western side of this conduit around 10:00 on May 8, 2015. Our data came from water mass properties and environmental proxies of N/P ratio in the surface water and 7Be and 210Pbex isotopes in surface sediments. The timings of the demarcation were identical in the water column and on the water-sediment interface. Our findings put a specific time point in the monsoon regime change in 2015.</text:p>
          </table:table-cell>
          <table:table-cell office:value-type="string" calcext:value-type="string">
            <text:p>https://doi.org/10.3389/fmars.2021.735242</text:p>
          </table:table-cell>
          <table:table-cell office:value-type="string" calcext:value-type="string">
            <text:p>中山大學</text:p>
          </table:table-cell>
          <table:table-cell office:value-type="string" calcext:value-type="string">
            <text:p>劉祖乾</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38/s41598-018-22696-w</text:p>
          </table:table-cell>
          <table:table-cell office:value-type="string" calcext:value-type="string">
            <text:p>A comprehensive sediment dynamics study of a major mud belt system on the inner shelf along an energetic coast</text:p>
          </table:table-cell>
          <table:table-cell office:value-type="string" calcext:value-type="string">
            <text:p>James T. Liu</text:p>
          </table:table-cell>
          <table:table-cell office:value-type="string" calcext:value-type="string">
            <text:p>James T. Liu, Ray T. Hsu, Rick J. Yang, Ya Ping Wang, Hui Wu, Xiaoqin Du, Anchun Li, Steven C. Chien, Jay Lee, Shouye Yang, Jianrong Zhu, Chih-Chieh Su, Yi Chang, Chih-An Huh</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18" calcext:value-type="float">
            <text:p>2018</text:p>
          </table:table-cell>
          <table:table-cell table:style-name="ce1" office:value-type="string" calcext:value-type="string">
            <text:p>2018-3-9</text:p>
          </table:table-cell>
          <table:table-cell office:value-type="string" calcext:value-type="string">
            <text:p>Globally mud areas on continental shelves are conduits for the dispersal of fluvial-sourced sediment. We address fundamental issues in sediment dynamics focusing on how mud is retained on the seabed on shallow inner shelves and what are the sources of mud. Through a process-based comprehensive study that integrates dynamics, provenance, and sedimentology, here we show that the key mechanism to keep mud on the seabed is the water-column stratification that forms a dynamic barrier in the vertical that restricts the upward mixing of suspended sediment. We studied the 1000 km-long mud belt that extends from the mouth of the Changjiang (Yangtze) River along the coast of Zhejiang and Fujian Provinces of China and ends on the west coast of Taiwan. This mud belt system is dynamically attached to the fluvial sources, of which the Changjiang River is the primary source. Winter is the constructive phase when active deposition takes place of fine-grained sediment carried mainly by the Changjiang plume driven by Zhe-Min Coastal Currents southwestward along the coast.</text:p>
          </table:table-cell>
          <table:table-cell office:value-type="string" calcext:value-type="string">
            <text:p>https://doi.org/10.1038/s41598-018-22696-w</text:p>
          </table:table-cell>
          <table:table-cell office:value-type="string" calcext:value-type="string">
            <text:p>中山大學</text:p>
          </table:table-cell>
          <table:table-cell office:value-type="string" calcext:value-type="string">
            <text:p>劉祖乾</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02/2016jc012519</text:p>
          </table:table-cell>
          <table:table-cell office:value-type="string" calcext:value-type="string">
            <text:p>Downstream evolution of the Kuroshio's time-varying transport and velocity structure</text:p>
          </table:table-cell>
          <table:table-cell office:value-type="string" calcext:value-type="string">
            <text:p>M. Andres</text:p>
          </table:table-cell>
          <table:table-cell office:value-type="string" calcext:value-type="string">
            <text:p>M. Andres, V. Mensah, S. Jan, M.‐H. Chang, Y.‐J. Yang, C. M. Lee, B. Ma, T. B. Sanford</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17" calcext:value-type="float">
            <text:p>2017</text:p>
          </table:table-cell>
          <table:table-cell office:value-type="string" calcext:value-type="string">
            <text:p>2017-5</text:p>
          </table:table-cell>
          <table:table-cell office:value-type="string" calcext:value-type="string">
            <text:p>Observations from two companion field programs—Origins of the Kuroshio and Mindanao Current (OKMC) and Observations of Kuroshio Transport Variability (OKTV)—are used here to examine the Kuroshio's temporal and spatial evolution. Kuroshio strength and velocity structure were measured between June 2012 and November 2014 with pressure‐sensor equipped inverted echo sounders (PIESs) and upward‐looking acoustic Doppler current profilers (ADCPs) deployed across the current northeast of Luzon, Philippines, and east of Taiwan with an 8 month overlap in the two arrays' deployment periods. The time‐mean net (i.e., integrated from the surface to the bottom) absolute transport increases downstream from 7.3 Sv (±4.4 Sv standard error) northeast of Luzon to 13.7 Sv (±3.6 Sv) east of Taiwan. The observed downstream increase is consistent with the return flow predicted by the simple Sverdrup relation and the mean wind stress curl field over the North Pacific (despite the complicated bathymetry and gaps along the North Pacific western boundary). Northeast of Luzon, the Kuroshio—bounded by the 0 m s−1 isotach—is shallower than 750 dbar, while east of Taiwan areas of positive flow reach to the seafloor (3000 m). Both arrays indicate a deep counterflow beneath the poleward‐flowing Kuroshio (–10.3 ± 2.3 Sv by Luzon and −12.5 ± 1.2 Sv east of Taiwan). Time‐varying transports and velocities indicate the strong influence at both sections of westward propagating eddies from the ocean interior. Topography associated with the ridges east of Taiwan also influences the mean and time‐varying velocity structure there.</text:p>
          </table:table-cell>
          <table:table-cell office:value-type="string" calcext:value-type="string">
            <text:p>https://doi.org/10.1002/2016jc012519</text:p>
          </table:table-cell>
          <table:table-cell table:number-columns-repeated="2"/>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tecto.2022.229362</text:p>
          </table:table-cell>
          <table:table-cell office:value-type="string" calcext:value-type="string">
            <text:p>Neotectonics of the volcanic Kuei-Shan Tao island, and geodynamic implications (NE Taiwan-SW Okinawa Trough)</text:p>
          </table:table-cell>
          <table:table-cell office:value-type="string" calcext:value-type="string">
            <text:p>Benoit Deffontaines</text:p>
          </table:table-cell>
          <table:table-cell office:value-type="string" calcext:value-type="string">
            <text:p>Benoit Deffontaines, Kuo-Jen Chang, Pichun Huang, Ho-Han Hsu, Shu-Kun Hsu, Char-Shine Liu, Chyi-Tyi Lee, Samuel Magalhaes, Gérardo Fortunato</text:p>
          </table:table-cell>
          <table:table-cell office:value-type="string" calcext:value-type="string">
            <text:p>Elsevier BV</text:p>
          </table:table-cell>
          <table:table-cell office:value-type="string" calcext:value-type="string">
            <text:p>Tectonophysics</text:p>
          </table:table-cell>
          <table:table-cell office:value-type="float" office:value="2022" calcext:value-type="float">
            <text:p>2022</text:p>
          </table:table-cell>
          <table:table-cell office:value-type="string" calcext:value-type="string">
            <text:p>2022-6</text:p>
          </table:table-cell>
          <table:table-cell/>
          <table:table-cell office:value-type="string" calcext:value-type="string">
            <text:p>https://doi.org/10.1016/j.tecto.2022.229362</text:p>
          </table:table-cell>
          <table:table-cell office:value-type="string" calcext:value-type="string">
            <text:p>中央大學</text:p>
          </table:table-cell>
          <table:table-cell office:value-type="string" calcext:value-type="string">
            <text:p>許樹坤</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00367-020-00673-5</text:p>
          </table:table-cell>
          <table:table-cell office:value-type="string" calcext:value-type="string">
            <text:p>Continental shelf morphology controlled by bottom currents, mud diapirism, and submarine slumping to the east of the Gaoping Canyon, off SW Taiwan</text:p>
          </table:table-cell>
          <table:table-cell office:value-type="string" calcext:value-type="string">
            <text:p>Yi-Ching Yeh</text:p>
          </table:table-cell>
          <table:table-cell office:value-type="string" calcext:value-type="string">
            <text:p>Yi-Ching Yeh, Chung-Lin Tsai, Shu-Kun Hsu, Hsiao-Shan Lin, Kuan-Ting Chen, Yen-Yu Cho, Chin-Wei Liang</text:p>
          </table:table-cell>
          <table:table-cell office:value-type="string" calcext:value-type="string">
            <text:p>Springer Science and Business Media LLC</text:p>
          </table:table-cell>
          <table:table-cell office:value-type="string" calcext:value-type="string">
            <text:p>Geo-Mar Lett</text:p>
          </table:table-cell>
          <table:table-cell office:value-type="float" office:value="2021" calcext:value-type="float">
            <text:p>2021</text:p>
          </table:table-cell>
          <table:table-cell office:value-type="string" calcext:value-type="string">
            <text:p>2021-3</text:p>
          </table:table-cell>
          <table:table-cell/>
          <table:table-cell office:value-type="string" calcext:value-type="string">
            <text:p>https://doi.org/10.1007/s00367-020-00673-5</text:p>
          </table:table-cell>
          <table:table-cell office:value-type="string" calcext:value-type="string">
            <text:p>中央大學</text:p>
          </table:table-cell>
          <table:table-cell office:value-type="string" calcext:value-type="string">
            <text:p>許樹坤</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07/978-3-030-60196-6_29</text:p>
          </table:table-cell>
          <table:table-cell office:value-type="string" calcext:value-type="string">
            <text:p>Flank Failure of the Volcanic Turtle Island and the Submarine Landslide in the Southernmost Okinawa Trough</text:p>
          </table:table-cell>
          <table:table-cell office:value-type="string" calcext:value-type="string">
            <text:p>Pi-Chun Huang</text:p>
          </table:table-cell>
          <table:table-cell office:value-type="string" calcext:value-type="string">
            <text:p>Pi-Chun Huang, Shu-Kun Hsu, Song-Chuen Chen, Ching-Hui Tsai</text:p>
          </table:table-cell>
          <table:table-cell office:value-type="string" calcext:value-type="string">
            <text:p>Springer International Publishing</text:p>
          </table:table-cell>
          <table:table-cell/>
          <table:table-cell table:number-columns-repeated="2" office:value-type="float" office:value="2021" calcext:value-type="float">
            <text:p>2021</text:p>
          </table:table-cell>
          <table:table-cell/>
          <table:table-cell office:value-type="string" calcext:value-type="string">
            <text:p>https://doi.org/10.1007/978-3-030-60196-6_29</text:p>
          </table:table-cell>
          <table:table-cell office:value-type="string" calcext:value-type="string">
            <text:p>中央大學</text:p>
          </table:table-cell>
          <table:table-cell office:value-type="string" calcext:value-type="string">
            <text:p>許樹坤</text:p>
          </table:table-cell>
          <table:table-cell table:number-columns-repeated="2"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16/j.jaesx.2020.100036</text:p>
          </table:table-cell>
          <table:table-cell office:value-type="string" calcext:value-type="string">
            <text:p>Forearc structures and deformation along the Manila Trench</text:p>
          </table:table-cell>
          <table:table-cell office:value-type="string" calcext:value-type="string">
            <text:p>Leo T. Armada</text:p>
          </table:table-cell>
          <table:table-cell office:value-type="string" calcext:value-type="string">
            <text:p>Leo T. Armada, Shu-Kun Hsu, Carla B. Dimalanta, Graciano P. Yumul Jr., Wen-Bin Doo, Yi-Ching Yeh</text:p>
          </table:table-cell>
          <table:table-cell office:value-type="string" calcext:value-type="string">
            <text:p>Elsevier BV</text:p>
          </table:table-cell>
          <table:table-cell office:value-type="string" calcext:value-type="string">
            <text:p>Journal of Asian Earth Sciences: X</text:p>
          </table:table-cell>
          <table:table-cell office:value-type="float" office:value="2020" calcext:value-type="float">
            <text:p>2020</text:p>
          </table:table-cell>
          <table:table-cell office:value-type="string" calcext:value-type="string">
            <text:p>2020-12</text:p>
          </table:table-cell>
          <table:table-cell/>
          <table:table-cell office:value-type="string" calcext:value-type="string">
            <text:p>https://doi.org/10.1016/j.jaesx.2020.100036</text:p>
          </table:table-cell>
          <table:table-cell office:value-type="string" calcext:value-type="string">
            <text:p>中央大學</text:p>
          </table:table-cell>
          <table:table-cell office:value-type="string" calcext:value-type="string">
            <text:p>許樹坤</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126/sciadv.abo2829</text:p>
          </table:table-cell>
          <table:table-cell office:value-type="string" calcext:value-type="string">
            <text:p>Viral shunt in tropical oligotrophic ocean</text:p>
          </table:table-cell>
          <table:table-cell office:value-type="string" calcext:value-type="string">
            <text:p>Fuh-Kwo Shiah</text:p>
          </table:table-cell>
          <table:table-cell office:value-type="string" calcext:value-type="string">
            <text:p>Fuh-Kwo Shiah, Chao-Chen Lai, Tzong-Yueh Chen, Chia-Ying Ko, Jen-Hua Tai, Chun-Wei Chang</text:p>
          </table:table-cell>
          <table:table-cell office:value-type="string" calcext:value-type="string">
            <text:p>American Association for the Advancement of Science (AAAS)</text:p>
          </table:table-cell>
          <table:table-cell office:value-type="string" calcext:value-type="string">
            <text:p>Sci. Adv.</text:p>
          </table:table-cell>
          <table:table-cell office:value-type="float" office:value="2022" calcext:value-type="float">
            <text:p>2022</text:p>
          </table:table-cell>
          <table:table-cell table:style-name="ce2" office:value-type="date" office:date-value="2022-10-14" calcext:value-type="date">
            <text:p>2022-10-14</text:p>
          </table:table-cell>
          <table:table-cell office:value-type="string" calcext:value-type="string">
            <text:p>Viruses cause massive bacterial mortality and thus modulate bacteria-governed carbon transfer and nutrient recycling at global scale. The viral shunt hypothesis states the crucial role of viral lysis in retaining microbial carbon into food web processes, while its applicability to nature has not been well identified for over two decades. Here, we conducted nine diel surveys in the tropical South China Sea and suggested that the time scale adopted in sampling and system trophic status determine the “visibility” of the viral shunt in the field. Specifically, viral abundance (VA), bacterial biomass (BB), and bacterial specific growth rate (SGR) varied synchronously and presented the significant VA-BB and VA-SGR linkages at an hourly scale, which reveals direct interactions between viruses and their hosts. The differential responses of the viral shunt to temperature, i.e., looser VA-SGR coupling in warm and tighter VA-SGR coupling in cold environments, imply an altered carbon cycling in tropical oceans under climatic warming.</text:p>
          </table:table-cell>
          <table:table-cell office:value-type="string" calcext:value-type="string">
            <text:p>https://doi.org/10.1126/sciadv.abo2829</text:p>
          </table:table-cell>
          <table:table-cell office:value-type="string" calcext:value-type="string">
            <text:p>中研院 環變中心</text:p>
          </table:table-cell>
          <table:table-cell office:value-type="string" calcext:value-type="string">
            <text:p>夏復國</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row>
        <table:table-row table:style-name="ro1">
          <table:table-cell office:value-type="string" calcext:value-type="string">
            <text:p>10.1016/j.oceaneng.2022.113446</text:p>
          </table:table-cell>
          <table:table-cell office:value-type="string" calcext:value-type="string">
            <text:p>A numerical investigation of the transport process of density currents over steep slopes and its implications for subsea cable breaks</text:p>
          </table:table-cell>
          <table:table-cell office:value-type="string" calcext:value-type="string">
            <text:p>Sheng-De Tsai</text:p>
          </table:table-cell>
          <table:table-cell office:value-type="string" calcext:value-type="string">
            <text:p>Sheng-De Tsai, Jia-Lin Chen, Wen-Yang Hsu, Wei-Zhan Tsai, Andhy Romdani</text:p>
          </table:table-cell>
          <table:table-cell office:value-type="string" calcext:value-type="string">
            <text:p>Elsevier BV</text:p>
          </table:table-cell>
          <table:table-cell office:value-type="string" calcext:value-type="string">
            <text:p>Ocean Engineering</text:p>
          </table:table-cell>
          <table:table-cell office:value-type="float" office:value="2023" calcext:value-type="float">
            <text:p>2023</text:p>
          </table:table-cell>
          <table:table-cell office:value-type="string" calcext:value-type="string">
            <text:p>2023-2</text:p>
          </table:table-cell>
          <table:table-cell/>
          <table:table-cell office:value-type="string" calcext:value-type="string">
            <text:p>https://doi.org/10.1016/j.oceaneng.2022.113446</text:p>
          </table:table-cell>
          <table:table-cell office:value-type="string" calcext:value-type="string">
            <text:p>成功大學水利及海洋工程學系</text:p>
          </table:table-cell>
          <table:table-cell office:value-type="string" calcext:value-type="string">
            <text:p>陳佳琳</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7/s10872-019-00505-w</text:p>
          </table:table-cell>
          <table:table-cell office:value-type="string" calcext:value-type="string">
            <text:p>High diversity of haptophytes in the East China Sea revealed by next-generation sequencing and scanning electron microscopy</text:p>
          </table:table-cell>
          <table:table-cell office:value-type="string" calcext:value-type="string">
            <text:p>Chi-Yu Shih</text:p>
          </table:table-cell>
          <table:table-cell office:value-type="string" calcext:value-type="string">
            <text:p>Chi-Yu Shih, Hsing-Ming Lu, Gwo-Ching Gong, Lee-Kuo Kang</text:p>
          </table:table-cell>
          <table:table-cell office:value-type="string" calcext:value-type="string">
            <text:p>Springer Science and Business Media LLC</text:p>
          </table:table-cell>
          <table:table-cell office:value-type="string" calcext:value-type="string">
            <text:p>J Oceanogr</text:p>
          </table:table-cell>
          <table:table-cell office:value-type="float" office:value="2019" calcext:value-type="float">
            <text:p>2019</text:p>
          </table:table-cell>
          <table:table-cell office:value-type="string" calcext:value-type="string">
            <text:p>2019-8</text:p>
          </table:table-cell>
          <table:table-cell/>
          <table:table-cell office:value-type="string" calcext:value-type="string">
            <text:p>https://doi.org/10.1007/s10872-019-00505-w</text:p>
          </table:table-cell>
          <table:table-cell office:value-type="string" calcext:value-type="string">
            <text:p>海洋大學</text:p>
          </table:table-cell>
          <table:table-cell office:value-type="string" calcext:value-type="string">
            <text:p>康利國</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07/978-981-15-4886-4_16</text:p>
          </table:table-cell>
          <table:table-cell office:value-type="string" calcext:value-type="string">
            <text:p>Transient Carbonate Chemistry in the Expanded Kuroshio Region</text:p>
          </table:table-cell>
          <table:table-cell office:value-type="string" calcext:value-type="string">
            <text:p>Hon-Kit Lui</text:p>
          </table:table-cell>
          <table:table-cell office:value-type="string" calcext:value-type="string">
            <text:p>Hon-Kit Lui, Chen-Tung Arthur Chen, Wei-Ping Hou, Shujie Yu, Jui-Wen Chan, Yan Bai, Xianqiang He</text:p>
          </table:table-cell>
          <table:table-cell office:value-type="string" calcext:value-type="string">
            <text:p>Springer Singapore</text:p>
          </table:table-cell>
          <table:table-cell/>
          <table:table-cell table:number-columns-repeated="2" office:value-type="float" office:value="2020" calcext:value-type="float">
            <text:p>2020</text:p>
          </table:table-cell>
          <table:table-cell/>
          <table:table-cell office:value-type="string" calcext:value-type="string">
            <text:p>https://doi.org/10.1007/978-981-15-4886-4_16</text:p>
          </table:table-cell>
          <table:table-cell office:value-type="string" calcext:value-type="string">
            <text:p>國立中山大學</text:p>
          </table:table-cell>
          <table:table-cell office:value-type="string" calcext:value-type="string">
            <text:p>雷漢杰</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90/su10040971</text:p>
          </table:table-cell>
          <table:table-cell office:value-type="string" calcext:value-type="string">
            <text:p>Physical Forcing-Driven Productivity and Sediment Flux to the Deep Basin of Northern South China Sea: A Decadal Time Series Study</text:p>
          </table:table-cell>
          <table:table-cell office:value-type="string" calcext:value-type="string">
            <text:p>Hon-Kit Lui</text:p>
          </table:table-cell>
          <table:table-cell office:value-type="string" calcext:value-type="string">
            <text:p>Hon-Kit Lui, Kuang-Yu Chen, Chen-Tung Chen, Bo-Shian Wang, Hui-Ling Lin, Shih-Hu Ho, Chiung-Jung Tseng, Yih Yang, Jui-Wen Chan</text:p>
          </table:table-cell>
          <table:table-cell office:value-type="string" calcext:value-type="string">
            <text:p>MDPI AG</text:p>
          </table:table-cell>
          <table:table-cell office:value-type="string" calcext:value-type="string">
            <text:p>Sustainability</text:p>
          </table:table-cell>
          <table:table-cell office:value-type="float" office:value="2018" calcext:value-type="float">
            <text:p>2018</text:p>
          </table:table-cell>
          <table:table-cell table:style-name="ce1" office:value-type="string" calcext:value-type="string">
            <text:p>2018-3-27</text:p>
          </table:table-cell>
          <table:table-cell office:value-type="string" calcext:value-type="string">
            <text:p>Understanding the driving forces of absorption of anthropogenic CO2 by the oceans is critical for a sustainable ocean carbon cycle. Decadal sinking particle flux data collected at 1000 m, 2000 m, and 3500 m at the South East Asia Time Series Study (SEATS) Station (18° N, 116° E), which was located in the northern South China Sea (nSCS), show that the fluxes undergo strong seasonal and interannual variability. Changes in the flux data are correlated with the satellite-derived chlorophyll-a concentration, indicating that the mass fluxes of the sinking particles are largely controlled by the export production at or near the SEATS station. The cooling of seawater and the strengthening of wind in winter increase the nutrient inventories in the euphotic zone, thus also increasing export production in the nSCS. This study reveals that the intrusion of low-nutrient seawater from the West Philippine Sea into the nSCS significantly reduces the productivity, and hence the flux, of sinking particles.</text:p>
          </table:table-cell>
          <table:table-cell office:value-type="string" calcext:value-type="string">
            <text:p>https://doi.org/10.3390/su10040971</text:p>
          </table:table-cell>
          <table:table-cell office:value-type="string" calcext:value-type="string">
            <text:p>國立中山大學</text:p>
          </table:table-cell>
          <table:table-cell office:value-type="string" calcext:value-type="string">
            <text:p>雷漢杰</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2">
          <table:table-cell office:value-type="string" calcext:value-type="string">
            <text:p>10.1002/lom3.10170</text:p>
          </table:table-cell>
          <table:table-cell office:value-type="string" calcext:value-type="string">
            <text:p>Reconciliation of pH25 and pHinsitu acidification rates of the surface oceans: A simple conversion using only in situ temperature</text:p>
          </table:table-cell>
          <table:table-cell office:value-type="string" calcext:value-type="string">
            <text:p>Hon‐Kit Lui</text:p>
          </table:table-cell>
          <table:table-cell office:value-type="string" calcext:value-type="string">
            <text:p>Hon‐Kit Lui, Chen‐Tung Arthur Chen</text:p>
          </table:table-cell>
          <table:table-cell office:value-type="string" calcext:value-type="string">
            <text:p>Wiley</text:p>
          </table:table-cell>
          <table:table-cell office:value-type="string" calcext:value-type="string">
            <text:p>Limnology &amp;amp; Ocean Methods</text:p>
          </table:table-cell>
          <table:table-cell office:value-type="float" office:value="2017" calcext:value-type="float">
            <text:p>2017</text:p>
          </table:table-cell>
          <table:table-cell office:value-type="string" calcext:value-type="string">
            <text:p>2017-3</text:p>
          </table:table-cell>
          <table:table-cell office:value-type="string" calcext:value-type="string">
            <text:p>Seawater pH is frequently measured at 25°C (pH25), and can be converted thermodynamically to pH at the in situ temperature (T), (pHinsitu) using an additional carbonate chemistry parameter, which is the total alkalinity (TA), dissolved inorganic carbon (DIC), or the partial pressure of CO2 (pCO2) of seawater. Although rates of temporal change of pHinsitu (</text:p>
            <text:p>) and pH25 (</text:p>
            <text:p>) are both extensively used in studies of ocean acidification, the difference between </text:p>
            <text:p> and </text:p>
            <text:p> has not yet been quantified. This study deducts from 816 sets of data of the surface oceans over wide ranges of T (1–31°C) from six time series to reveal that the difference between calculated pHinsitu and pH25 is a1 (T</text:p>
            <text:p> 25°C), where a1 is a nearly constant of −0.0151 pH unit °C−1. We illustrate that </text:p>
            <text:p> equals (</text:p>
            <text:p> + a1</text:p>
            <text:p>), where </text:p>
            <text:p> is the rate of temporal change of T. We further show that uneven distributions of sampling points significantly widen the difference between </text:p>
            <text:p> and </text:p>
            <text:p>, making the degree of ocean acidification unclear. Distributions of a1 values are modeled for the surfaces of the global oceans at various pCO2 levels, and they closely match the observations from the studied time series. Without the use of an additional carbonate chemistry parameter, the pHinsitu and pH25, as well as </text:p>
            <text:p> and </text:p>
            <text:p> can now be converted into each other using only T, facilitating the study of the changing carbonate chemistry of seawater under the influences of increasing atmospheric CO2 concentration.</text:p>
          </table:table-cell>
          <table:table-cell office:value-type="string" calcext:value-type="string">
            <text:p>https://doi.org/10.1002/lom3.10170</text:p>
          </table:table-cell>
          <table:table-cell office:value-type="string" calcext:value-type="string">
            <text:p>國立中山大學</text:p>
          </table:table-cell>
          <table:table-cell office:value-type="string" calcext:value-type="string">
            <text:p>雷漢杰</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90/w12061806</text:p>
          </table:table-cell>
          <table:table-cell office:value-type="string" calcext:value-type="string">
            <text:p>Temporal Variations of Submarine Groundwater Discharge into a Tide-Dominated Coastal Wetland (Gaomei Wetland, Western Taiwan) Indicated by Radon and Radium Isotopes</text:p>
          </table:table-cell>
          <table:table-cell office:value-type="string" calcext:value-type="string">
            <text:p>Feng-Hsin Hsu</text:p>
          </table:table-cell>
          <table:table-cell office:value-type="string" calcext:value-type="string">
            <text:p>Feng-Hsin Hsu, Chih-Chieh Su, Pei-Ling Wang, In-Tian Lin</text:p>
          </table:table-cell>
          <table:table-cell office:value-type="string" calcext:value-type="string">
            <text:p>MDPI AG</text:p>
          </table:table-cell>
          <table:table-cell office:value-type="string" calcext:value-type="string">
            <text:p>Water</text:p>
          </table:table-cell>
          <table:table-cell office:value-type="float" office:value="2020" calcext:value-type="float">
            <text:p>2020</text:p>
          </table:table-cell>
          <table:table-cell table:style-name="ce1" office:value-type="string" calcext:value-type="string">
            <text:p>2020-6-24</text:p>
          </table:table-cell>
          <table:table-cell office:value-type="string" calcext:value-type="string">
            <text:p>Submarine groundwater discharge (SGD) is evidenced around Taiwan, but the seasonal/temporal changes of SGD have not been fully examined. Here, we report a time-series investigation of SGD into a tide-dominated coastal wetland, the Gaomei Wetland, located to the south of the Da-Chia River’s mouth, western Taiwan, by using environmental tracers (222Rn, 224Raex, 228Ra, δD, and δ18O). Our results showed that regardless of dry and wet seasons, the 222Rn activities in coastal waters were high at low tide but low at high tide. It represents the continuous input of 222Rn-enriched groundwater. However, the 224Raex and 228Ra activities showed seasonal changes with tide conditions. In the dry season, the 224Raex and 228Ra activities in coastal waters were low at low tide but high at high tide; whereas in the wet season, an opposite relation was observed with quite high 224Raex and 228Ra activities in the low-tide waters. Coupled with the lower δD and δ18O values of coastal and pore waters in the dry season, in comparison to those in the wet season, it is suggested that these phenomena probably reflected a seasonal difference in the main SGD component with fresh SGD in the dry season, but saline ones in the wet season. Based on a 222Rn mass balance model, the estimated SGD fluxes into the Gaomei Wetland varied with tidal fluctuations and ranged from 0.2 to 25 cm d−1 and from 0.1 to 47 cm d−1 for the dry and wet seasons, respectively. A slightly high SGD flux occurring during the wet season at spring tide, implied a stronger tidal pumping coupled with a larger hydraulic gradient between land and sea. In this study, we demonstrated that the variation of SGD into the Gaomei Wetland is not only controlled by the seasonal changes of groundwater recharge, but also by the tidal pumping process.</text:p>
          </table:table-cell>
          <table:table-cell office:value-type="string" calcext:value-type="string">
            <text:p>https://doi.org/10.3390/w12061806</text:p>
          </table:table-cell>
          <table:table-cell office:value-type="string" calcext:value-type="string">
            <text:p>臺灣大學</text:p>
          </table:table-cell>
          <table:table-cell office:value-type="string" calcext:value-type="string">
            <text:p>蘇志杰</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89/feart.2021.795519</text:p>
          </table:table-cell>
          <table:table-cell office:value-type="string" calcext:value-type="string">
            <text:p>Sedimentary Anthropogenic Carbon Signals From the Western Pacific Margin for the Last Century</text:p>
          </table:table-cell>
          <table:table-cell office:value-type="string" calcext:value-type="string">
            <text:p>Jay Lee</text:p>
          </table:table-cell>
          <table:table-cell office:value-type="string" calcext:value-type="string">
            <text:p>Jay Lee, Rick J. Yang, Hui-Ling Lin, Yi-Chi Chen, Ren-Yi Cai-Li, Haojia Ren, James T. Liu</text:p>
          </table:table-cell>
          <table:table-cell office:value-type="string" calcext:value-type="string">
            <text:p>Frontiers Media SA</text:p>
          </table:table-cell>
          <table:table-cell office:value-type="string" calcext:value-type="string">
            <text:p>Front. Earth Sci.</text:p>
          </table:table-cell>
          <table:table-cell office:value-type="float" office:value="2022" calcext:value-type="float">
            <text:p>2022</text:p>
          </table:table-cell>
          <table:table-cell table:style-name="ce1" office:value-type="string" calcext:value-type="string">
            <text:p>2022-1-28</text:p>
          </table:table-cell>
          <table:table-cell office:value-type="string" calcext:value-type="string">
            <text:p>The declining trend of the δ13C of tropical corals over the last century was about −0.01‰ year−1, according to global coral records. The decrease was attributable to the significant input of anthropogenic CO2 (13C Suess effect) to the atmosphere. Previous studies of δ13C in corals suggested that the signal of the anthropogenic carbon in the Pacific and Indian Oceans were weaker than that in the Atlantic Ocean. However, biases relating to environments in which corals grew caused concerns. To investigate the anthropogenic carbon signal in the Western Pacific, foraminiferal records in a suite of 13 box cores with good age control were obtained from the continental slope off southwestern Taiwan between 2004 and 2006. δ18O values of planktonic foraminifera (Globigerinoides sacculifer or so-called Trilobatus sacculifer) in collected cores were relatively stable at −2.5‰ to −2‰ in the last century, but foraminiferal δ13C had a gradual secular decline after the 1900s. The decline trend of δ13C began to intensify after the 1960s, and its rate was similar to that observed in the Atlantic. Similar decline trends of δ13C were also found in coral records at regions where the human activity is high (Liuqiu) and low (Dongsha). Our findings indicate that the anthropogenic carbon signal in the Western Pacific was not weaker than that recorded in the Atlantic, and the nearshore sediment can supplement the lack of δ13C records in corals, which are deficient when the environment is not suitable to grow.</text:p>
          </table:table-cell>
          <table:table-cell office:value-type="string" calcext:value-type="string">
            <text:p>https://doi.org/10.3389/feart.2021.795519</text:p>
          </table:table-cell>
          <table:table-cell office:value-type="string" calcext:value-type="string">
            <text:p>中山大學</text:p>
          </table:table-cell>
          <table:table-cell office:value-type="string" calcext:value-type="string">
            <text:p>林慧玲</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margeo.2022.106922</text:p>
          </table:table-cell>
          <table:table-cell office:value-type="string" calcext:value-type="string">
            <text:p>Planktic-benthic foraminifera ratio (%P) as a tool for the reconstruction of paleobathymetry and geohazard: A case study from Taiwan</text:p>
          </table:table-cell>
          <table:table-cell office:value-type="string" calcext:value-type="string">
            <text:p>Raúl Tapia</text:p>
          </table:table-cell>
          <table:table-cell office:value-type="string" calcext:value-type="string">
            <text:p>Raúl Tapia, Sicheng Le, Sze Ling Ho, Maria-Angela Bassetti, In-Tian Lin, Hui-Ling Lin, Yuan-Pin Chang, Kuo-Tung Jiann, Pei-Ling Wang, Jheng-Kuan Lin, Nathalie Babonneau, Gueorgui Ratzov, Shu-Kun Hsu, Chih-Chieh Su</text:p>
          </table:table-cell>
          <table:table-cell office:value-type="string" calcext:value-type="string">
            <text:p>Elsevier BV</text:p>
          </table:table-cell>
          <table:table-cell office:value-type="string" calcext:value-type="string">
            <text:p>Marine Geology</text:p>
          </table:table-cell>
          <table:table-cell office:value-type="float" office:value="2022" calcext:value-type="float">
            <text:p>2022</text:p>
          </table:table-cell>
          <table:table-cell office:value-type="string" calcext:value-type="string">
            <text:p>2022-11</text:p>
          </table:table-cell>
          <table:table-cell/>
          <table:table-cell office:value-type="string" calcext:value-type="string">
            <text:p>https://doi.org/10.1016/j.margeo.2022.106922</text:p>
          </table:table-cell>
          <table:table-cell office:value-type="string" calcext:value-type="string">
            <text:p>臺灣大學</text:p>
          </table:table-cell>
          <table:table-cell office:value-type="string" calcext:value-type="string">
            <text:p>蘇志杰</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row>
        <table:table-row table:style-name="ro1">
          <table:table-cell office:value-type="string" calcext:value-type="string">
            <text:p>10.3389/fmars.2020.00003</text:p>
          </table:table-cell>
          <table:table-cell office:value-type="string" calcext:value-type="string">
            <text:p>Contrasting Changes in Diel Variations of Net Community Calcification Support That Carbonate Dissolution Can Be More Sensitive to Ocean Acidification Than Coral Calcification</text:p>
          </table:table-cell>
          <table:table-cell office:value-type="string" calcext:value-type="string">
            <text:p>Wen-Chen Chou</text:p>
          </table:table-cell>
          <table:table-cell office:value-type="string" calcext:value-type="string">
            <text:p>Wen-Chen Chou, Pi-Jen Liu, Ying-Hsuan Chen, Wei-Jen Huang</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1-23</text:p>
          </table:table-cell>
          <table:table-cell/>
          <table:table-cell office:value-type="string" calcext:value-type="string">
            <text:p>https://doi.org/10.3389/fmars.2020.00003</text:p>
          </table:table-cell>
          <table:table-cell office:value-type="string" calcext:value-type="string">
            <text:p>國立臺灣海洋大學</text:p>
          </table:table-cell>
          <table:table-cell office:value-type="string" calcext:value-type="string">
            <text:p>周文臣</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revpalbo.2018.07.007</text:p>
          </table:table-cell>
          <table:table-cell office:value-type="string" calcext:value-type="string">
            <text:p>Seasonal dinoflagellate cyst production and terrestrial palynomorph deposition in the East Asian Monsoon influenced South China Sea: A sediment trap study from the Southwest Taiwan waters</text:p>
          </table:table-cell>
          <table:table-cell office:value-type="string" calcext:value-type="string">
            <text:p>Zhen Li</text:p>
          </table:table-cell>
          <table:table-cell office:value-type="string" calcext:value-type="string">
            <text:p>Zhen Li, Vera Pospelova, Hui-Ling Lin, Lejun Liu, Bing Song, Wenping Gong</text:p>
          </table:table-cell>
          <table:table-cell office:value-type="string" calcext:value-type="string">
            <text:p>Elsevier BV</text:p>
          </table:table-cell>
          <table:table-cell office:value-type="string" calcext:value-type="string">
            <text:p>Review of Palaeobotany and Palynology</text:p>
          </table:table-cell>
          <table:table-cell office:value-type="float" office:value="2018" calcext:value-type="float">
            <text:p>2018</text:p>
          </table:table-cell>
          <table:table-cell office:value-type="string" calcext:value-type="string">
            <text:p>2018-10</text:p>
          </table:table-cell>
          <table:table-cell/>
          <table:table-cell office:value-type="string" calcext:value-type="string">
            <text:p>https://doi.org/10.1016/j.revpalbo.2018.07.007</text:p>
          </table:table-cell>
          <table:table-cell office:value-type="string" calcext:value-type="string">
            <text:p>Natural Resources Canada</text:p>
          </table:table-cell>
          <table:table-cell office:value-type="string" calcext:value-type="string">
            <text:p>Li, Zhen</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89/feart.2022.928115</text:p>
          </table:table-cell>
          <table:table-cell office:value-type="string" calcext:value-type="string">
            <text:p>Response of planktonic foraminifera to seasonal and interannual hydrographic changes: Sediment trap record from the northern South China Sea</text:p>
          </table:table-cell>
          <table:table-cell office:value-type="string" calcext:value-type="string">
            <text:p>Hui-Ling Lin</text:p>
          </table:table-cell>
          <table:table-cell office:value-type="string" calcext:value-type="string">
            <text:p>Hui-Ling Lin, Hon-Kit Lui, Tai-Chun Lin, You-Lin Wang</text:p>
          </table:table-cell>
          <table:table-cell office:value-type="string" calcext:value-type="string">
            <text:p>Frontiers Media SA</text:p>
          </table:table-cell>
          <table:table-cell office:value-type="string" calcext:value-type="string">
            <text:p>Front. Earth Sci.</text:p>
          </table:table-cell>
          <table:table-cell office:value-type="float" office:value="2022" calcext:value-type="float">
            <text:p>2022</text:p>
          </table:table-cell>
          <table:table-cell table:style-name="ce1" office:value-type="string" calcext:value-type="string">
            <text:p>2022-8-29</text:p>
          </table:table-cell>
          <table:table-cell office:value-type="string" calcext:value-type="string">
            <text:p>Foraminifera play an important role in the organic and inorganic carbon pumps of the ocean. Understanding their responses in seasonal and interannual time scales to the climate and seawater chemistry changes is important for studying carbon cycles and paleoclimatology. This study examined about 5.1-year continuous mass fluxes in 2013/9-2019/8 and 1.8-year planktonic foraminiferal shell fluxes in 2016/8-2019/8 census from ten and four sets of sediment traps, respectively, moored at the South East Asia Time-series Study (SEATS) site in the northern South China Sea (SCS), the world’s largest marginal sea. A total of four sets of sediment trap mooring with 11 common species were identified, spanning from August 2016 to August 2019 with 8-day and 16-day collecting periods, which provided access to evaluate the impact of the prevailing monsoon system and interannual climatic conditions. Our results show that the winter monsoon enhances the nutrient inventories in the euphotic zone, supporting the productivity and the mass and shell fluxes. In addition to seasonal cycles, the variation of chlorophyll-a concentration in the SCS shows a strong response to wind speed under the influence of El Niño–Southern Oscillation (ENSO). The reduction in wind speed and the intensification of Kuroshio intrusion during the ENSO warm phases reduces the productivity and mass and shell fluxes, and vice versa in the case of the ENSO cold phases. The imprint of an ENSO cold phase (La Niña event) in 2017 was signified by 2–3-fold higher values than the 3-year average of total mass and foraminiferal shell fluxes. Instead of the common dominance of Trilobatus sacculifer and Globigerinoides ruber among species composition, Neogloboquadrina dutertrei was the predominant species comprising over 40%–60% of total shells greater than 212 μm. Furthermore, the interval with an elevated abundance of N. dutertrei lasted throughout January 2018 (four collecting intervals). Foraminifera shell fluxes were the lowest during warm months (March-August) in 2019, which was coeval with the increase in proportions of Orbulina universa and Globigerinella calida. The unusual species composition might signify a weak ENSO warm phase (A weak El Niño event) between September 2018 and August 2019.</text:p>
          </table:table-cell>
          <table:table-cell office:value-type="string" calcext:value-type="string">
            <text:p>https://doi.org/10.3389/feart.2022.928115</text:p>
          </table:table-cell>
          <table:table-cell office:value-type="string" calcext:value-type="string">
            <text:p>中山大學</text:p>
          </table:table-cell>
          <table:table-cell office:value-type="string" calcext:value-type="string">
            <text:p>林慧玲</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90/jmse9101065</text:p>
          </table:table-cell>
          <table:table-cell office:value-type="string" calcext:value-type="string">
            <text:p>Shifts in the Assemblage of Summer Mesopelagic Fish Larvae in the Gaoping Waters of Southwestern Taiwan: A Comparison between El Niño Events and Regular Years</text:p>
          </table:table-cell>
          <table:table-cell office:value-type="string" calcext:value-type="string">
            <text:p>Hung-Yen Hsieh</text:p>
          </table:table-cell>
          <table:table-cell office:value-type="string" calcext:value-type="string">
            <text:p>Hung-Yen Hsieh, Wen-Tseng Lo, Chien-Chun Liao, Pei-Jie Meng</text:p>
          </table:table-cell>
          <table:table-cell office:value-type="string" calcext:value-type="string">
            <text:p>MDPI AG</text:p>
          </table:table-cell>
          <table:table-cell office:value-type="string" calcext:value-type="string">
            <text:p>JMSE</text:p>
          </table:table-cell>
          <table:table-cell office:value-type="float" office:value="2021" calcext:value-type="float">
            <text:p>2021</text:p>
          </table:table-cell>
          <table:table-cell table:style-name="ce1" office:value-type="string" calcext:value-type="string">
            <text:p>2021-9-28</text:p>
          </table:table-cell>
          <table:table-cell office:value-type="string" calcext:value-type="string">
            <text:p>We investigated changes in the assemblages of summer mesopelagic fish larvae between El Niño events and regular years in 2014–2018 and evaluated their relationships with the hydrographic conditions of the Gaoping waters off southwestern Taiwan. Seventy-five taxa or morphotypes were identified, with five types of Benthosema pterotum (31.2%), Diaphus slender type (19.9%), Cyclothone alba (7.2%), Diaphus stubby type (5.9%), and Vinciguerria nimbaria (4.4%) being most common during the study period. The hydrographic conditions of the Gaoping waters were likely influenced by large-scale climate change via oceanic physical processes. Apparently higher seawater temperature, mixed layer depth, and lower salinity in the upper 100 m were observed at the end of the strong El Niño events (summer 2016). In addition, the certain dominant taxa exhibited contrasting patterns between El Niño events and regular years. In this study, although the abundance and composition of mesopelagic fish larvae assemblage were not influenced directly by changes in large-scale climatic conditions, the occurrence of mesopelagic fish larvae was related to seawater temperature, salinity, and chlorophyll a concentration. We speculated that despite the abundant food availability and the more mesopelagic fish larvae onto the Gaoping waters transported by the increased inflow of the South China Sea Surface Current during El Niño events, the higher temperature and lower salinity at the inshore upper waters might be unsuitable for mesopelagic fish larvae, possibly resulting in low egg and larval survival.</text:p>
          </table:table-cell>
          <table:table-cell office:value-type="string" calcext:value-type="string">
            <text:p>https://doi.org/10.3390/jmse9101065</text:p>
          </table:table-cell>
          <table:table-cell office:value-type="string" calcext:value-type="string">
            <text:p>國立東華大學</text:p>
          </table:table-cell>
          <table:table-cell office:value-type="string" calcext:value-type="string">
            <text:p>謝泓諺</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16/j.marpolbul.2021.113118</text:p>
          </table:table-cell>
          <table:table-cell office:value-type="string" calcext:value-type="string">
            <text:p>Revisiting of persistent organic pollution occurrence and distribution in the surface sediment along western Taiwan coast</text:p>
          </table:table-cell>
          <table:table-cell office:value-type="string" calcext:value-type="string">
            <text:p>Jing-O Cheng</text:p>
          </table:table-cell>
          <table:table-cell office:value-type="string" calcext:value-type="string">
            <text:p>Jing-O Cheng, Po-Hsuan Tseng, Pei-Hsin Chou, Chi-Ying Hsieh, Fung-Chi Ko</text:p>
          </table:table-cell>
          <table:table-cell office:value-type="string" calcext:value-type="string">
            <text:p>Elsevier BV</text:p>
          </table:table-cell>
          <table:table-cell office:value-type="string" calcext:value-type="string">
            <text:p>Marine Pollution Bulletin</text:p>
          </table:table-cell>
          <table:table-cell office:value-type="float" office:value="2021" calcext:value-type="float">
            <text:p>2021</text:p>
          </table:table-cell>
          <table:table-cell office:value-type="string" calcext:value-type="string">
            <text:p>2021-12</text:p>
          </table:table-cell>
          <table:table-cell/>
          <table:table-cell office:value-type="string" calcext:value-type="string">
            <text:p>https://doi.org/10.1016/j.marpolbul.2021.113118</text:p>
          </table:table-cell>
          <table:table-cell office:value-type="string" calcext:value-type="string">
            <text:p>國立海洋生物博物館</text:p>
          </table:table-cell>
          <table:table-cell office:value-type="string" calcext:value-type="string">
            <text:p>柯風溪</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geo.2020.106121</text:p>
          </table:table-cell>
          <table:table-cell office:value-type="string" calcext:value-type="string">
            <text:p>Biogeochemistry and dynamics of particulate organic matter in a shallow-water hydrothermal field (Kueishantao Islet, NE Taiwan)</text:p>
          </table:table-cell>
          <table:table-cell office:value-type="string" calcext:value-type="string">
            <text:p>Yu-Shih Lin</text:p>
          </table:table-cell>
          <table:table-cell office:value-type="string" calcext:value-type="string">
            <text:p>Yu-Shih Lin, Jay Lee, Li-Hung Lin, Ke-Hsien Fu, Chen-Tung Arthur Chen, Yu-Huai Wang, I-Huan Lee</text:p>
          </table:table-cell>
          <table:table-cell office:value-type="string" calcext:value-type="string">
            <text:p>Elsevier BV</text:p>
          </table:table-cell>
          <table:table-cell office:value-type="string" calcext:value-type="string">
            <text:p>Marine Geology</text:p>
          </table:table-cell>
          <table:table-cell office:value-type="float" office:value="2020" calcext:value-type="float">
            <text:p>2020</text:p>
          </table:table-cell>
          <table:table-cell office:value-type="string" calcext:value-type="string">
            <text:p>2020-4</text:p>
          </table:table-cell>
          <table:table-cell/>
          <table:table-cell office:value-type="string" calcext:value-type="string">
            <text:p>https://doi.org/10.1016/j.margeo.2020.106121</text:p>
          </table:table-cell>
          <table:table-cell office:value-type="string" calcext:value-type="string">
            <text:p>中山大學海科系</text:p>
          </table:table-cell>
          <table:table-cell office:value-type="string" calcext:value-type="string">
            <text:p>李逸環</text:p>
          </table:table-cell>
          <table:table-cell table:number-columns-repeated="7"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3389/fmars.2020.00511</text:p>
          </table:table-cell>
          <table:table-cell office:value-type="string" calcext:value-type="string">
            <text:p>Short-Term Variability of Biological Production and CO2 System Around Dongsha Atoll of the Northern South China Sea: Impact of Topography-Flow Interaction</text:p>
          </table:table-cell>
          <table:table-cell office:value-type="string" calcext:value-type="string">
            <text:p>Jen-Hua Tai</text:p>
          </table:table-cell>
          <table:table-cell office:value-type="string" calcext:value-type="string">
            <text:p>Jen-Hua Tai, Wen-Chen Chou, Chin-Chang Hung, Kuan-Chieh Wu, Ying-Hsuan Chen, Tzong-Yueh Chen, Gwo-Ching Gong, Fuh-Kwo Shiah, Chun Hoe Chow</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6-26</text:p>
          </table:table-cell>
          <table:table-cell/>
          <table:table-cell office:value-type="string" calcext:value-type="string">
            <text:p>https://doi.org/10.3389/fmars.2020.00511</text:p>
          </table:table-cell>
          <table:table-cell office:value-type="string" calcext:value-type="string">
            <text:p>國立臺灣海洋大學</text:p>
          </table:table-cell>
          <table:table-cell office:value-type="string" calcext:value-type="string">
            <text:p>周文臣</text:p>
          </table:table-cell>
          <table:table-cell table:number-columns-repeated="2"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ecss.2018.06.006</text:p>
          </table:table-cell>
          <table:table-cell office:value-type="string" calcext:value-type="string">
            <text:p>Short-term variability of carbon chemistry in two contrasting seagrass meadows at Dongsha Island: Implications for pH buffering and CO2 sequestration</text:p>
          </table:table-cell>
          <table:table-cell office:value-type="string" calcext:value-type="string">
            <text:p>Wen-Chen Chou</text:p>
          </table:table-cell>
          <table:table-cell office:value-type="string" calcext:value-type="string">
            <text:p>Wen-Chen Chou, Hui-Chuan Chu, Ying-Hsuan Chen, Rong-Wei Syu, Chin-Chang Hung, Keryea Soong</text:p>
          </table:table-cell>
          <table:table-cell office:value-type="string" calcext:value-type="string">
            <text:p>Elsevier BV</text:p>
          </table:table-cell>
          <table:table-cell office:value-type="string" calcext:value-type="string">
            <text:p>Estuarine, Coastal and Shelf Science</text:p>
          </table:table-cell>
          <table:table-cell office:value-type="float" office:value="2018" calcext:value-type="float">
            <text:p>2018</text:p>
          </table:table-cell>
          <table:table-cell office:value-type="string" calcext:value-type="string">
            <text:p>2018-10</text:p>
          </table:table-cell>
          <table:table-cell/>
          <table:table-cell office:value-type="string" calcext:value-type="string">
            <text:p>https://doi.org/10.1016/j.ecss.2018.06.006</text:p>
          </table:table-cell>
          <table:table-cell office:value-type="string" calcext:value-type="string">
            <text:p>國立臺灣海洋大學</text:p>
          </table:table-cell>
          <table:table-cell office:value-type="string" calcext:value-type="string">
            <text:p>周文臣</text:p>
          </table:table-cell>
          <table:table-cell table:number-columns-repeated="2"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02/lol2.10263</text:p>
          </table:table-cell>
          <table:table-cell office:value-type="string" calcext:value-type="string">
            <text:p>Nickel superoxide dismutase protects nitrogen fixation in Trichodesmium</text:p>
          </table:table-cell>
          <table:table-cell office:value-type="string" calcext:value-type="string">
            <text:p>Chih‐Chang Chen</text:p>
          </table:table-cell>
          <table:table-cell office:value-type="string" calcext:value-type="string">
            <text:p>Chih‐Chang Chen, Irene B. Rodriguez, Yuh‐ling Lee Chen, Jonathan P. Zehr, Yun‐Ru Chen, Shang‐Te Danny Hsu, Shun‐Chung Yang, Tung‐Yuan Ho</text:p>
          </table:table-cell>
          <table:table-cell office:value-type="string" calcext:value-type="string">
            <text:p>Wiley</text:p>
          </table:table-cell>
          <table:table-cell office:value-type="string" calcext:value-type="string">
            <text:p>Limnol Oceanogr Letters</text:p>
          </table:table-cell>
          <table:table-cell office:value-type="float" office:value="2022" calcext:value-type="float">
            <text:p>2022</text:p>
          </table:table-cell>
          <table:table-cell office:value-type="string" calcext:value-type="string">
            <text:p>2022-8</text:p>
          </table:table-cell>
          <table:table-cell office:value-type="string" calcext:value-type="string">
            <text:p>Trichodesmium, a major diazotroph in tropical and subtropical oceans, provides a significant amount of bioavailable nitrogen in oligotrophic oceans. Remarkably, the cyanobacteria carry out nitrogen fixation and photosynthesis simultaneously under high light (HL) conditions. Here, we hypothesize that nickel superoxide dismutase (NiSOD) protects the nitrogen fixation process from oxidative stress generated in photosynthesis under high solar radiation conditions. We found that the variations in nitrogen fixation rates closely corresponded to Ni availability under HL conditions. The expression of NiSOD and two representative photosynthetic proteins also corresponded to variations in both nitrogen fixation rates and Ni availability under HL conditions. Trichodesmium collected in the field had a high Ni quota and elevated SOD activity. The evidence supports the conclusion that NiSOD protects nitrogen fixation in Trichodesmium from oxidative stress. The ability to utilize NiSOD may be a major advantage for Trichodesmium under high solar radiation conditions.</text:p>
          </table:table-cell>
          <table:table-cell office:value-type="string" calcext:value-type="string">
            <text:p>https://doi.org/10.1002/lol2.10263</text:p>
          </table:table-cell>
          <table:table-cell office:value-type="string" calcext:value-type="string">
            <text:p>中央研究院 環境變遷研究中心</text:p>
          </table:table-cell>
          <table:table-cell office:value-type="string" calcext:value-type="string">
            <text:p>何東垣</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29/2019gb006379</text:p>
          </table:table-cell>
          <table:table-cell office:value-type="string" calcext:value-type="string">
            <text:p>Zn Isotope Composition in the Water Column of the Northwestern Pacific Ocean: The Importance of External Sources</text:p>
          </table:table-cell>
          <table:table-cell office:value-type="string" calcext:value-type="string">
            <text:p>Wen‐Hsuan Liao</text:p>
          </table:table-cell>
          <table:table-cell office:value-type="string" calcext:value-type="string">
            <text:p>Wen‐Hsuan Liao, Shotaro Takano, Shun‐Chung Yang, Kuo‐Fang Huang, Yoshiki Sohrin, Tung‐Yuan Ho</text:p>
          </table:table-cell>
          <table:table-cell office:value-type="string" calcext:value-type="string">
            <text:p>American Geophysical Union (AGU)</text:p>
          </table:table-cell>
          <table:table-cell office:value-type="string" calcext:value-type="string">
            <text:p>Global Biogeochemical Cycles</text:p>
          </table:table-cell>
          <table:table-cell office:value-type="float" office:value="2020" calcext:value-type="float">
            <text:p>2020</text:p>
          </table:table-cell>
          <table:table-cell office:value-type="string" calcext:value-type="string">
            <text:p>2020-1</text:p>
          </table:table-cell>
          <table:table-cell office:value-type="string" calcext:value-type="string">
            <text:p>We determined Zn isotope composition (δ66Zn) in the water column of the Northwestern Pacific Ocean (NWPO) and its marginal seas to investigate the processes driving vertical and spatial variations. Comparable to previous studies, dissolved δ66Zn was relatively low in the top 200 m, ranging from −0.91 to +0.24‰ and increased with depth toward an averaged value, +0.38±0.10‰, in deep water. We found that δ66Zn observed in the deep water of the NWPO was much lower than the Northeastern Pacific Ocean. Box model approaches suggest that spatial variations in the deep water may be attributed to isotopically light Zn originating from sedimentary input or anthropogenic aerosols. In the surface water, the fractionation factors derived from both closed or open system fractionation models are all less than one in the NWPO. However, both closed and open system models show a relatively poor fit to the measured data. We thus propose that external input is a major factor causing the variations of [Zn] and δ66Zn values in surface water, in addition to the effects of scavenging, physical mixing, and biological uptake. As elevated [Zn] and relatively light δ66Zn in the surface water were observed in high aerosol input regions, aerosol deposition may play a dominant role in regulating Zn elemental and isotopic composition in the surface ocean.</text:p>
          </table:table-cell>
          <table:table-cell office:value-type="string" calcext:value-type="string">
            <text:p>https://doi.org/10.1029/2019gb006379</text:p>
          </table:table-cell>
          <table:table-cell office:value-type="string" calcext:value-type="string">
            <text:p>中央研究院 環境變遷研究中心</text:p>
          </table:table-cell>
          <table:table-cell office:value-type="string" calcext:value-type="string">
            <text:p>何東垣</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89/feart.2022.871902</text:p>
          </table:table-cell>
          <table:table-cell office:value-type="string" calcext:value-type="string">
            <text:p>Age-Heterogeneity in Marine Sediments Revealed by Three-Dimensional High-Resolution Radiocarbon Measurements</text:p>
          </table:table-cell>
          <table:table-cell office:value-type="string" calcext:value-type="string">
            <text:p>Alexandra M. Zuhr</text:p>
          </table:table-cell>
          <table:table-cell office:value-type="string" calcext:value-type="string">
            <text:p>Alexandra M. Zuhr, Andrew M. Dolman, Sze Ling Ho, Jeroen Groeneveld, Ludvig Löwemark, Hendrik Grotheer, Chih-Chieh Su, Thomas Laepple</text:p>
          </table:table-cell>
          <table:table-cell office:value-type="string" calcext:value-type="string">
            <text:p>Frontiers Media SA</text:p>
          </table:table-cell>
          <table:table-cell office:value-type="string" calcext:value-type="string">
            <text:p>Front. Earth Sci.</text:p>
          </table:table-cell>
          <table:table-cell office:value-type="float" office:value="2022" calcext:value-type="float">
            <text:p>2022</text:p>
          </table:table-cell>
          <table:table-cell table:style-name="ce1" office:value-type="string" calcext:value-type="string">
            <text:p>2022-5-26</text:p>
          </table:table-cell>
          <table:table-cell office:value-type="string" calcext:value-type="string">
            <text:p>Marine sedimentary archives are routinely used to reconstruct past environmental changes. In many cases, bioturbation and sedimentary mixing affect the proxy time-series and the age-depth relationship. While idealized models of bioturbation exist, they usually assume homogeneous mixing, thus that a single sample is representative for the sediment layer it is sampled from. However, it is largely unknown to which extent this assumption holds for sediments used for paleoclimate reconstructions. To shed light on 1) the age-depth relationship and its full uncertainty, 2) the magnitude of mixing processes affecting the downcore proxy variations, and 3) the representativity of the discrete sample for the sediment layer, we designed and performed a case study on South China Sea sediment material which was collected using a box corer and which covers the last glacial cycle. Using the radiocarbon content of foraminiferal tests as a tracer of time, we characterize the spatial age-heterogeneity of sediments in a three-dimensional setup. In total, 118 radiocarbon measurements were performed on defined small- and large-volume bulk samples ( ∼ 200 specimens each) to investigate the horizontal heterogeneity of the sediment. Additionally, replicated measurements on small numbers of specimens (10 × 5 specimens) were performed to assess the heterogeneity within a sample volume. Visual assessment of X-ray images and a quantitative assessment of the mixing strength show typical mixing from bioturbation corresponding to around 10 cm mixing depth. Notably, our 3D radiocarbon distribution reveals that the horizontal heterogeneity (up to 1,250 years), contributing to the age uncertainty, is several times larger than the typically assumed radiocarbon based age-model error (single errors up to 250 years). Furthermore, the assumption of a perfectly bioturbated layer with no mixing underneath is not met. Our analysis further demonstrates that the age-heterogeneity might be a function of sample size; smaller samples might contain single features from the incomplete mixing and are thus less representative than larger samples. We provide suggestions for future studies, optimal sampling strategies for quantitative paleoclimate reconstructions and realistic uncertainty in age models, as well as discuss possible implications for the interpretation of paleoclimate records.</text:p>
          </table:table-cell>
          <table:table-cell office:value-type="string" calcext:value-type="string">
            <text:p>https://doi.org/10.3389/feart.2022.871902</text:p>
          </table:table-cell>
          <table:table-cell office:value-type="string" calcext:value-type="string">
            <text:p>Alfred Wegener Institute (Potsdam)</text:p>
          </table:table-cell>
          <table:table-cell office:value-type="string" calcext:value-type="string">
            <text:p>Alexandra Zuhr</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90/w14091326</text:p>
          </table:table-cell>
          <table:table-cell office:value-type="string" calcext:value-type="string">
            <text:p>Surface Seawater pCO2 Variation after a Typhoon Passage in the Kuroshio off Eastern Taiwan</text:p>
          </table:table-cell>
          <table:table-cell office:value-type="string" calcext:value-type="string">
            <text:p>Lan-Feng Fan</text:p>
          </table:table-cell>
          <table:table-cell office:value-type="string" calcext:value-type="string">
            <text:p>Lan-Feng Fan, Chun Hoe Chow, Gwo-Ching Gong, Wen-Chen Chou</text:p>
          </table:table-cell>
          <table:table-cell office:value-type="string" calcext:value-type="string">
            <text:p>MDPI AG</text:p>
          </table:table-cell>
          <table:table-cell office:value-type="string" calcext:value-type="string">
            <text:p>Water</text:p>
          </table:table-cell>
          <table:table-cell office:value-type="float" office:value="2022" calcext:value-type="float">
            <text:p>2022</text:p>
          </table:table-cell>
          <table:table-cell table:style-name="ce1" office:value-type="string" calcext:value-type="string">
            <text:p>2022-4-19</text:p>
          </table:table-cell>
          <table:table-cell office:value-type="string" calcext:value-type="string">
            <text:p>In this study, two cruises were conducted across the mainstream of the Kuroshio off eastern Taiwan before and after the passage of Typhoon Saola in summer 2012. The continuous underway pCO2 (i.e., partial pressure of CO2) measurements revealed that surface seawater pCO2 (SS pCO2) displayed spatial variations in response to typhoon passage. The simulated results showed that the mixed-layer deepening after typhoon passage had a minor effect on SS pCO2 variation because pCO2 decrease driven by temperature dropdown and enhanced biological production fueled by nutrients input was largely compensated by pCO2 increase caused by salinity increase and dissolved inorganic carbon input from the subsurface layer. By contrast, the advection pattern showed significant change before and after the typhoon, which could play a major role in controlling the variation of SS pCO2. In the exit area of the cyclonic eddy, SS pCO2 decreased, while in the area of its arrival, SS pCO2 increased. Besides, the discharge of freshwater and the intrusion of the South China Sea subsurface could result in SS pCO2 increase in the nearshore area. The present study highlights that more advection changes need to be considered to better understand the impact of the typhoon on SS pCO2, especially in the strong current area, such as the Kuroshio.</text:p>
          </table:table-cell>
          <table:table-cell office:value-type="string" calcext:value-type="string">
            <text:p>https://doi.org/10.3390/w14091326</text:p>
          </table:table-cell>
          <table:table-cell office:value-type="string" calcext:value-type="string">
            <text:p>國立臺灣海洋大學</text:p>
          </table:table-cell>
          <table:table-cell office:value-type="string" calcext:value-type="string">
            <text:p>周文臣</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3389/fmars.2021.717685</text:p>
          </table:table-cell>
          <table:table-cell office:value-type="string" calcext:value-type="string">
            <text:p>A Unique Diel Pattern in Carbonate Chemistry in the Seagrass Meadows of Dongsha Island: The Enhancement of Metabolic Carbonate Dissolution in a Semienclosed Lagoon</text:p>
          </table:table-cell>
          <table:table-cell office:value-type="string" calcext:value-type="string">
            <text:p>Wen-Chen Chou</text:p>
          </table:table-cell>
          <table:table-cell office:value-type="string" calcext:value-type="string">
            <text:p>Wen-Chen Chou, Lan-Feng Fan, Chang-Chang Yang, Ying-Hsuan Chen, Chin-Chang Hung, Wei-Jen Huang, Yung-Yen Shih, Keryea Soong, Hsiao-Chun Tseng, Gwo-Ching Gong, Hung-Yu Chen, Cheng-Kuan Su</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2" office:value-type="date" office:date-value="2021-11-11" calcext:value-type="date">
            <text:p>2021-11-11</text:p>
          </table:table-cell>
          <table:table-cell office:value-type="string" calcext:value-type="string">
            <text:p>In contrast to other seagrass meadows where seawater carbonate chemistry generally shows strong diel variations with higher pH but lower partial pressure of CO2 (pCO2) during the daytime and lower pH but higher pCO2 during nighttime due to the alternation in photosynthesis and respiration, the seagrass meadows of the inner lagoon (IL) on Dongsha Island had a unique diel pattern with extremely high pH and low pCO2 across a diel cycle. We suggest that this distinct diel pattern in pH and pCO2 could be associated with the enhancement of total alkalinity (TA) production coupled to carbonate sediment dissolution in a semienclosed lagoon. The confinement of the IL may hamper water exchange and seagrass detritus export to the adjacent open ocean, which may result in higher organic matter loading to the sediments, and longer residence time of the water in the IL, accompanied by microbial respiration (both aerobic and anaerobic) that may reduce carbonate saturation level to drive carbonate dissolution and thus TA elevation, thereby forming such a unique diel pattern in carbonate chemistry. This finding further highlights the importance of considering TA production through metabolic carbonate dissolution when evaluating the potential of coastal blue carbon ecosystems to buffer ocean acidification and to absorb atmospheric CO2, in particular in a semienclosed setting.</text:p>
          </table:table-cell>
          <table:table-cell office:value-type="string" calcext:value-type="string">
            <text:p>https://doi.org/10.3389/fmars.2021.717685</text:p>
          </table:table-cell>
          <table:table-cell office:value-type="string" calcext:value-type="string">
            <text:p>國立臺灣海洋大學</text:p>
          </table:table-cell>
          <table:table-cell office:value-type="string" calcext:value-type="string">
            <text:p>周文臣</text:p>
          </table:table-cell>
          <table:table-cell table:number-columns-repeated="2"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19/tao.2021.05.15.02</text:p>
          </table:table-cell>
          <table:table-cell office:value-type="string" calcext:value-type="string">
            <text:p>Carbonate chemistry of the Dongsha Atoll Lagoon in the northern South China Sea</text:p>
          </table:table-cell>
          <table:table-cell office:value-type="string" calcext:value-type="string">
            <text:p>Lan-Feng Fan</text:p>
          </table:table-cell>
          <table:table-cell office:value-type="string" calcext:value-type="string">
            <text:p>Lan-Feng Fan, Song-Quan Qiu, Wen-Chen Chou</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21" calcext:value-type="float">
            <text:p>2021</text:p>
          </table:table-cell>
          <table:table-cell/>
          <table:table-cell office:value-type="string" calcext:value-type="string">
            <text:p>https://doi.org/10.3319/tao.2021.05.15.02</text:p>
          </table:table-cell>
          <table:table-cell office:value-type="string" calcext:value-type="string">
            <text:p>國立臺灣海洋大學</text:p>
          </table:table-cell>
          <table:table-cell office:value-type="string" calcext:value-type="string">
            <text:p>周文臣</text:p>
          </table:table-cell>
          <table:table-cell table:number-columns-repeated="2"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csr.2018.10.012</text:p>
          </table:table-cell>
          <table:table-cell office:value-type="string" calcext:value-type="string">
            <text:p>Interaction of coastal countercurrent in I-Lan Bay with the Kuroshio northeast of Taiwan</text:p>
          </table:table-cell>
          <table:table-cell office:value-type="string" calcext:value-type="string">
            <text:p>Po-Chun Hsu</text:p>
          </table:table-cell>
          <table:table-cell office:value-type="string" calcext:value-type="string">
            <text:p>Po-Chun Hsu, Quanan Zheng, Ching-Yuan Lu, Kai-Ho Cheng, Hung-Jen Lee, Chung-Ru Ho</text:p>
          </table:table-cell>
          <table:table-cell office:value-type="string" calcext:value-type="string">
            <text:p>Elsevier BV</text:p>
          </table:table-cell>
          <table:table-cell office:value-type="string" calcext:value-type="string">
            <text:p>Continental Shelf Research</text:p>
          </table:table-cell>
          <table:table-cell office:value-type="float" office:value="2018" calcext:value-type="float">
            <text:p>2018</text:p>
          </table:table-cell>
          <table:table-cell office:value-type="string" calcext:value-type="string">
            <text:p>2018-12</text:p>
          </table:table-cell>
          <table:table-cell/>
          <table:table-cell office:value-type="string" calcext:value-type="string">
            <text:p>https://doi.org/10.1016/j.csr.2018.10.012</text:p>
          </table:table-cell>
          <table:table-cell table:number-columns-repeated="2"/>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2.843549</text:p>
          </table:table-cell>
          <table:table-cell office:value-type="string" calcext:value-type="string">
            <text:p>Seasonal Distributions of Methane in a Populous Urban Coastal Sea Area</text:p>
          </table:table-cell>
          <table:table-cell office:value-type="string" calcext:value-type="string">
            <text:p>Hsiao-Chun Tseng</text:p>
          </table:table-cell>
          <table:table-cell office:value-type="string" calcext:value-type="string">
            <text:p>Hsiao-Chun Tseng, Chia-Chia Lin, Hui-Juan Pan, Yokie Tai Yuh Han, Gwo-Ching Gong</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4-7</text:p>
          </table:table-cell>
          <table:table-cell office:value-type="string" calcext:value-type="string">
            <text:p>Methane (CH4) is an important greenhouse gas, and its concentrations in aquatic areas are heavily influenced by anthropogenic activities, especially human-induced eutrophication, polluted river discharge and wastewater treatment plant (WWTP) effluents. Although coastal areas and estuaries contribute large amounts of global oceanic CH4 emissions, the relative contributions of different sources have not been well determined. The Tamsui River located in northern Taiwan is an urban river flowing through populated cities and thus likely carries large amounts of contaminants, such as nutrients and organic matter to the estuary. In this study, we characterized the spatial distribution and seasonal variations in CH4 in the Tamsui River estuary adjacent marine areas. The sea-to-air CH4 fluxes were also estimated to quantify the strength of the study area as an atmospheric CH4 source. Our results showed that CH4 concentrations in coastal sea areas were influenced by WWTP effluents, sediment and freshwater inputs. Thus, river discharge and nutrient levels as well as strong vertical mixing and disturbances might increase CH4 concentrations and emissions. The seasonal surface CH4 concentrations and sea-to-air CH4 fluxes were 13.7 ± 18.7 nM and 41.7 ± 68.0 μmol m-2 d-1 in autumn; 29.3 ± 19.8 nM and 61.3 ± 44.6 μmol m-2 d-1 in spring; 21.8 ± 13.9 nM and 37.0 ± 26.2 μmol m-2 d-1 in summer; and 27.0 ± 21.4 nM and 85.9 ± 75.4 μmol m-2 d-1 in winter.</text:p>
          </table:table-cell>
          <table:table-cell office:value-type="string" calcext:value-type="string">
            <text:p>https://doi.org/10.3389/fmars.2022.843549</text:p>
          </table:table-cell>
          <table:table-cell office:value-type="string" calcext:value-type="string">
            <text:p>國立臺灣海洋大學</text:p>
          </table:table-cell>
          <table:table-cell office:value-type="string" calcext:value-type="string">
            <text:p>龔國慶</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marpolbul.2021.112808</text:p>
          </table:table-cell>
          <table:table-cell office:value-type="string" calcext:value-type="string">
            <text:p>Marine microplastics in the surface waters of “pristine” Kuroshio</text:p>
          </table:table-cell>
          <table:table-cell office:value-type="string" calcext:value-type="string">
            <text:p>Ruei-Feng Shiu</text:p>
          </table:table-cell>
          <table:table-cell office:value-type="string" calcext:value-type="string">
            <text:p>Ruei-Feng Shiu, Gwo-Ching Gong, Meng-Der Fang, Chun-Hoe Chow, Wei-Chun Chin</text:p>
          </table:table-cell>
          <table:table-cell office:value-type="string" calcext:value-type="string">
            <text:p>Elsevier BV</text:p>
          </table:table-cell>
          <table:table-cell office:value-type="string" calcext:value-type="string">
            <text:p>Marine Pollution Bulletin</text:p>
          </table:table-cell>
          <table:table-cell office:value-type="float" office:value="2021" calcext:value-type="float">
            <text:p>2021</text:p>
          </table:table-cell>
          <table:table-cell office:value-type="string" calcext:value-type="string">
            <text:p>2021-11</text:p>
          </table:table-cell>
          <table:table-cell/>
          <table:table-cell office:value-type="string" calcext:value-type="string">
            <text:p>https://doi.org/10.1016/j.marpolbul.2021.112808</text:p>
          </table:table-cell>
          <table:table-cell office:value-type="string" calcext:value-type="string">
            <text:p>國立臺灣海洋大學</text:p>
          </table:table-cell>
          <table:table-cell office:value-type="string" calcext:value-type="string">
            <text:p>龔國慶</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w13202934</text:p>
          </table:table-cell>
          <table:table-cell office:value-type="string" calcext:value-type="string">
            <text:p>Effect of the Presence of Virus-like Particles on Bacterial Growth in Sunlit Surface and Dark Deep Ocean Environments in the Southern East China Sea</text:p>
          </table:table-cell>
          <table:table-cell office:value-type="string" calcext:value-type="string">
            <text:p>An-Yi Tsai</text:p>
          </table:table-cell>
          <table:table-cell office:value-type="string" calcext:value-type="string">
            <text:p>An-Yi Tsai, Ying-Tsong Lin, Gwo-Ching Gong</text:p>
          </table:table-cell>
          <table:table-cell office:value-type="string" calcext:value-type="string">
            <text:p>MDPI AG</text:p>
          </table:table-cell>
          <table:table-cell office:value-type="string" calcext:value-type="string">
            <text:p>Water</text:p>
          </table:table-cell>
          <table:table-cell office:value-type="float" office:value="2021" calcext:value-type="float">
            <text:p>2021</text:p>
          </table:table-cell>
          <table:table-cell table:style-name="ce2" office:value-type="date" office:date-value="2021-10-19" calcext:value-type="date">
            <text:p>2021-10-19</text:p>
          </table:table-cell>
          <table:table-cell office:value-type="string" calcext:value-type="string">
            <text:p>Virus-like particles (VLPs) are thought to increase the dissolved organic carbon by releasing the contents of the host cell, which, in turn, can affect bacterial growth in natural aquatic environments. Yet, experimental tests have shown that the effect of VLPs on the bacterial growth rate at different depths has seldom been studied. Bacteria–VLP interaction and the effect of VLPs on bacterial growth rate in the sunlit surface (3 m) and dark, deep ocean (130 m) environments were first explored at a test site in the southern East China Sea of the northwest Pacific. Our experimental results indicated that bacterial and virus-like particle (VLP) abundance decreased with depth from 0.8 ± 0.3 × 105 cells mL−1 and 1.8 ± 0.4 × 106 VLPs mL−1 at 3 m to 0.4 ± 0.1 × 105 cells mL−1 and 1.4 ± 0.3 × 106 VLPs mL−1 at 130 m. We found that the abundance of VLPs to Bacteria Ratio (VBR) in the dark deep ocean (VBR = 35.0 ± 5.6) was higher than in the sunlit surface environment (VBR = 22.5 ± 2.1). The most interesting finding is that in the dark, deep ocean region the bacterial growth rate in the presence of VLPs was higher (0.05 h−1) than that in virus-diluted treatments (0.01 h−1). However, there was no significant difference in the bacterial growth rates between the treatments in the sunlit surface ocean region. Deep-sea ecosystems are dark and extreme environments that lack primary photosynthetic production, and our estimates imply that the contribution of recycled carbon by viral lysis is highly significant for bacterial growth in the dark, deep ocean environment. Further work for more study sites is needed to identify the relationship of VLPs and their hosts to enable us to understand the role of VLPs at different depths in the East China Sea.</text:p>
          </table:table-cell>
          <table:table-cell office:value-type="string" calcext:value-type="string">
            <text:p>https://doi.org/10.3390/w13202934</text:p>
          </table:table-cell>
          <table:table-cell office:value-type="string" calcext:value-type="string">
            <text:p>國立臺灣海洋大學</text:p>
          </table:table-cell>
          <table:table-cell office:value-type="string" calcext:value-type="string">
            <text:p>龔國慶</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0.00038</text:p>
          </table:table-cell>
          <table:table-cell office:value-type="string" calcext:value-type="string">
            <text:p>Seasonal Variations of Marine Environment and Primary Production in the Taiwan Strait</text:p>
          </table:table-cell>
          <table:table-cell office:value-type="string" calcext:value-type="string">
            <text:p>Hsiao-Chun Tseng</text:p>
          </table:table-cell>
          <table:table-cell office:value-type="string" calcext:value-type="string">
            <text:p>Hsiao-Chun Tseng, Wan-Lynn You, Wei Huang, Chih-Ching Chung, An-Yi Tsai, Tzong-Yueh Chen, Kuo-Wei Lan, Gwo-Ching Gong</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2-6</text:p>
          </table:table-cell>
          <table:table-cell/>
          <table:table-cell office:value-type="string" calcext:value-type="string">
            <text:p>https://doi.org/10.3389/fmars.2020.00038</text:p>
          </table:table-cell>
          <table:table-cell office:value-type="string" calcext:value-type="string">
            <text:p>國立臺灣海洋大學</text:p>
          </table:table-cell>
          <table:table-cell office:value-type="string" calcext:value-type="string">
            <text:p>龔國慶</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0.00713</text:p>
          </table:table-cell>
          <table:table-cell office:value-type="string" calcext:value-type="string">
            <text:p>Dissolved and Particulate Primary Production and Subsequent Bacterial C Consumption in the Southern East China Sea</text:p>
          </table:table-cell>
          <table:table-cell office:value-type="string" calcext:value-type="string">
            <text:p>Tzong-Yueh Chen</text:p>
          </table:table-cell>
          <table:table-cell office:value-type="string" calcext:value-type="string">
            <text:p>Tzong-Yueh Chen, Chao-Chen Lai, Fuh-Kwo Shiah, Gwo-Ching Gong</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9-8</text:p>
          </table:table-cell>
          <table:table-cell/>
          <table:table-cell office:value-type="string" calcext:value-type="string">
            <text:p>https://doi.org/10.3389/fmars.2020.00713</text:p>
          </table:table-cell>
          <table:table-cell office:value-type="string" calcext:value-type="string">
            <text:p>國立臺灣海洋大學</text:p>
          </table:table-cell>
          <table:table-cell office:value-type="string" calcext:value-type="string">
            <text:p>龔國慶</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rs12050883</text:p>
          </table:table-cell>
          <table:table-cell office:value-type="string" calcext:value-type="string">
            <text:p>Temporal Variation and Spatial Structure of the Kuroshio-Induced Submesoscale Island Vortices Observed from GCOM-C and Himawari-8 Data</text:p>
          </table:table-cell>
          <table:table-cell office:value-type="string" calcext:value-type="string">
            <text:p>Po-Chun Hsu</text:p>
          </table:table-cell>
          <table:table-cell office:value-type="string" calcext:value-type="string">
            <text:p>Po-Chun Hsu, Chia-Ying Ho, Hung-Jen Lee, Ching-Yuan Lu, Chung-Ru Ho</text:p>
          </table:table-cell>
          <table:table-cell office:value-type="string" calcext:value-type="string">
            <text:p>MDPI AG</text:p>
          </table:table-cell>
          <table:table-cell office:value-type="string" calcext:value-type="string">
            <text:p>Remote Sensing</text:p>
          </table:table-cell>
          <table:table-cell office:value-type="float" office:value="2020" calcext:value-type="float">
            <text:p>2020</text:p>
          </table:table-cell>
          <table:table-cell table:style-name="ce1" office:value-type="string" calcext:value-type="string">
            <text:p>2020-3-9</text:p>
          </table:table-cell>
          <table:table-cell office:value-type="string" calcext:value-type="string">
            <text:p>Dynamics of ocean current-induced island wake has been an important issue in global oceanography. Green Island, a small island located off southeast of Taiwan on the Kuroshio path was selected as the study area to more understand the spatial structure and temporal variation of well-organized vortices formed by the interaction between the Kuroshio and the island. Sea surface temperature (SST) and chlorophyll-a (Chl-a) concentration data derived from the Himawari-8 satellite and the second generation global imager (SGLI) of global change observation mission (GCOM-C) were used in this study. The spatial SST and Chl-a variations in designed observation lines and the cooling zone transitions on the left and right sides of the vortices were investigated using 250 m spatial resolution GCOM-C data. The Massachusetts Institute of Technology general circulation model (MITgcm) simulation confirmed that the positive and negative vortices were sequentially detached from each other in a few hours. In addition, totals of 101 vortexes from July 2015 to December 2019 were calculated from the 1-h temporal resolution Himawari-8 imagery. The average vortex propagation speed was 0.95 m/s. Totals of 38 cases of two continuous vortices suggested that the average vortex shedding period is 14.8 h with 1.15 m/s of the average incoming surface current speed of Green Island, and the results agreed to the ideal Strouhal-Reynolds number fitting curve relation. Combined with the satellite observation and numerical model simulation, this study demonstrates the structure of the wake area could change quickly, and the water may mix in different vorticity states for each observation station.</text:p>
          </table:table-cell>
          <table:table-cell office:value-type="string" calcext:value-type="string">
            <text:p>https://doi.org/10.3390/rs12050883</text:p>
          </table:table-cell>
          <table:table-cell table:number-columns-repeated="2"/>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dsr.2018.11.002</text:p>
          </table:table-cell>
          <table:table-cell office:value-type="string" calcext:value-type="string">
            <text:p>Vertical structure and surface patterns of Green Island wakes induced by the Kuroshio</text:p>
          </table:table-cell>
          <table:table-cell office:value-type="string" calcext:value-type="string">
            <text:p>Po-Chun Hsu</text:p>
          </table:table-cell>
          <table:table-cell office:value-type="string" calcext:value-type="string">
            <text:p>Po-Chun Hsu, Kai-Ho Cheng, Sen Jan, Hung-Jen Lee, Chung-Ru Ho</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19" calcext:value-type="float">
            <text:p>2019</text:p>
          </table:table-cell>
          <table:table-cell office:value-type="string" calcext:value-type="string">
            <text:p>2019-1</text:p>
          </table:table-cell>
          <table:table-cell/>
          <table:table-cell office:value-type="string" calcext:value-type="string">
            <text:p>https://doi.org/10.1016/j.dsr.2018.11.002</text:p>
          </table:table-cell>
          <table:table-cell office:value-type="string" calcext:value-type="string">
            <text:p>臺灣海洋大學海洋環境資訊系</text:p>
          </table:table-cell>
          <table:table-cell office:value-type="string" calcext:value-type="string">
            <text:p>何宗儒</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80/1755876x.2018.1541538</text:p>
          </table:table-cell>
          <table:table-cell office:value-type="string" calcext:value-type="string">
            <text:p>Applications of ocean currents data from high-frequency radars and current profilers to search and rescue missions around Taiwan</text:p>
          </table:table-cell>
          <table:table-cell office:value-type="string" calcext:value-type="string">
            <text:p>Yung-Ting Shen</text:p>
          </table:table-cell>
          <table:table-cell office:value-type="string" calcext:value-type="string">
            <text:p>Yung-Ting Shen, Jian-Wu Lai, Li-Guang Leu, Yi-Chieh Lu, Jau-Ming Chen, Huan-Jie Shao, Hsien-Wen Chen, Kuo-Tung Chang, Chuen-Teyr Terng, Yu-Chia Chang, Ruo-Shan Tseng</text:p>
          </table:table-cell>
          <table:table-cell office:value-type="string" calcext:value-type="string">
            <text:p>Informa UK Limited</text:p>
          </table:table-cell>
          <table:table-cell office:value-type="string" calcext:value-type="string">
            <text:p>Journal of Operational Oceanography</text:p>
          </table:table-cell>
          <table:table-cell office:value-type="float" office:value="2019" calcext:value-type="float">
            <text:p>2019</text:p>
          </table:table-cell>
          <table:table-cell table:style-name="ce2" office:value-type="date" office:date-value="2019-11-20" calcext:value-type="date">
            <text:p>2019-11-20</text:p>
          </table:table-cell>
          <table:table-cell/>
          <table:table-cell office:value-type="string" calcext:value-type="string">
            <text:p>https://doi.org/10.1080/1755876x.2018.1541538</text:p>
          </table:table-cell>
          <table:table-cell office:value-type="string" calcext:value-type="string">
            <text:p>國立中山大學</text:p>
          </table:table-cell>
          <table:table-cell office:value-type="string" calcext:value-type="string">
            <text:p>曾若玄</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0-76831-7</text:p>
          </table:table-cell>
          <table:table-cell office:value-type="string" calcext:value-type="string">
            <text:p>Palaeolithic voyage for invisible islands beyond the horizon</text:p>
          </table:table-cell>
          <table:table-cell office:value-type="string" calcext:value-type="string">
            <text:p>Yousuke Kaifu</text:p>
          </table:table-cell>
          <table:table-cell office:value-type="string" calcext:value-type="string">
            <text:p>Yousuke Kaifu, Tien-Hsia Kuo, Yoshimi Kubota, Sen Ja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0" calcext:value-type="float">
            <text:p>2020</text:p>
          </table:table-cell>
          <table:table-cell table:style-name="ce1" office:value-type="string" calcext:value-type="string">
            <text:p>2020-12-3</text:p>
          </table:table-cell>
          <table:table-cell office:value-type="string" calcext:value-type="string">
            <text:p>How Palaeolithic maritime transportation originated and developed is one of the key questions to understand the world-wide dispersal of modern humans that began 70,000–50,000 years ago. However, although the earliest evidence of maritime migration to Sahul (Australia and New Guinea) has been intensively studied, succeeding development of Paleolithic maritime activity is poorly understood. Here, we show evidence of deliberate crossing of challenging ocean that occurred 35,000–30,000 years ago in another region of the western Pacific, the Ryukyu Islands of southwestern Japan. Our analysis of satellite-tracked buoys drifting in the actual ocean demonstrated that accidental drift does not explain maritime migration to this 1200 km-long chain of islands, where the local ocean flows have kept the same since the late Pleistocene. Migration to the Ryukyus is difficult because it requires navigation across one of the world’s strongest current, the Kuroshio, toward an island that lay invisible beyond the horizon. This suggests that the Palaeolithic island colonization occurred in a wide area of the western Pacific was a result of human’s active and continued exploration, backed up by technological advancement.</text:p>
          </table:table-cell>
          <table:table-cell office:value-type="string" calcext:value-type="string">
            <text:p>https://doi.org/10.1038/s41598-020-76831-7</text:p>
          </table:table-cell>
          <table:table-cell office:value-type="string" calcext:value-type="string">
            <text:p>國立臺灣大學海洋研究所</text:p>
          </table:table-cell>
          <table:table-cell office:value-type="string" calcext:value-type="string">
            <text:p>詹森</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0872-020-00544-8</text:p>
          </table:table-cell>
          <table:table-cell office:value-type="string" calcext:value-type="string">
            <text:p>Response of the Kuroshio east of Taiwan to mesoscale eddies and upstream variations</text:p>
          </table:table-cell>
          <table:table-cell office:value-type="string" calcext:value-type="string">
            <text:p>Vigan Mensah</text:p>
          </table:table-cell>
          <table:table-cell office:value-type="string" calcext:value-type="string">
            <text:p>Vigan Mensah, Sen Jan, Magdalena Andres, Ming-Huei Chang</text:p>
          </table:table-cell>
          <table:table-cell office:value-type="string" calcext:value-type="string">
            <text:p>Springer Science and Business Media LLC</text:p>
          </table:table-cell>
          <table:table-cell office:value-type="string" calcext:value-type="string">
            <text:p>J Oceanogr</text:p>
          </table:table-cell>
          <table:table-cell office:value-type="float" office:value="2020" calcext:value-type="float">
            <text:p>2020</text:p>
          </table:table-cell>
          <table:table-cell office:value-type="string" calcext:value-type="string">
            <text:p>2020-8</text:p>
          </table:table-cell>
          <table:table-cell/>
          <table:table-cell office:value-type="string" calcext:value-type="string">
            <text:p>https://doi.org/10.1007/s10872-020-00544-8</text:p>
          </table:table-cell>
          <table:table-cell office:value-type="string" calcext:value-type="string">
            <text:p>國立臺灣大學海洋研究所</text:p>
          </table:table-cell>
          <table:table-cell office:value-type="string" calcext:value-type="string">
            <text:p>詹森</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75/jtech-d-16-0095.1</text:p>
          </table:table-cell>
          <table:table-cell office:value-type="string" calcext:value-type="string">
            <text:p>Combining Observations from Multiple Platforms across the Kuroshio Northeast of Luzon: A Highlight on PIES Data</text:p>
          </table:table-cell>
          <table:table-cell office:value-type="string" calcext:value-type="string">
            <text:p>Vigan Mensah</text:p>
          </table:table-cell>
          <table:table-cell office:value-type="string" calcext:value-type="string">
            <text:p>Vigan Mensah, Magdalena Andres, Ren-Chieh Lien, Barry Ma, Craig M. Lee, Sen Jan</text:p>
          </table:table-cell>
          <table:table-cell office:value-type="string" calcext:value-type="string">
            <text:p>American Meteorological Society</text:p>
          </table:table-cell>
          <table:table-cell/>
          <table:table-cell office:value-type="float" office:value="2016" calcext:value-type="float">
            <text:p>2016</text:p>
          </table:table-cell>
          <table:table-cell office:value-type="string" calcext:value-type="string">
            <text:p>2016-10</text:p>
          </table:table-cell>
          <table:table-cell office:value-type="string" calcext:value-type="string">
            <text:p>This study presents amended procedures to process and map data collected by pressure-sensor-equipped inverted echo sounders (PIESs) in western boundary current regions. The modifications to the existing methodology, applied to observations of the Kuroshio from a PIES array deployed northeast of Luzon, Philippines, consist of substituting a hydrography-based mean travel time field for the PIES-based mean field and using two distinct gravest empirical mode (GEM) lookup tables across the front that separate water masses of South China Sea and North Pacific origin. In addition, this study presents a method to use time-mean velocities from acoustic Doppler current profilers (ADCPs) to reference (or “level”) the PIES-recorded pressures in order to obtain time series of absolute geostrophic velocity. Results derived from the PIES observations processed with the hydrography-based mean field and two GEMs are compared with hydrographic profiles sampled by Seagliders during the PIES observation period and with current velocity measured concurrently by a collocated ADCP array. The updated processing scheme leads to a 41% error decrease in the determination of the thermocline depth across the current, a 22% error decrease in baroclinic current velocity shear, and a 61% error decrease in baroclinic volume transports. The absolute volume transport time series derived from the leveled PIES array compares well with that obtained directly from the ADCPs with a root-mean-square difference of 3.0 Sv (1 Sv ≡ 106 m3 s–1), which is mainly attributed to the influence of ageostrophic processes on the ADCP-measured velocities that cannot be calculated from the PIES observations.</text:p>
          </table:table-cell>
          <table:table-cell office:value-type="string" calcext:value-type="string">
            <text:p>https://doi.org/10.1175/jtech-d-16-0095.1</text:p>
          </table:table-cell>
          <table:table-cell office:value-type="string" calcext:value-type="string">
            <text:p>國立臺灣大學海洋研究所</text:p>
          </table:table-cell>
          <table:table-cell office:value-type="string" calcext:value-type="string">
            <text:p>詹森</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3319/tao.2019.07.07.01</text:p>
          </table:table-cell>
          <table:table-cell office:value-type="string" calcext:value-type="string">
            <text:p>Gas plumes and near-seafloor bottom current speeds of the southernmost Okinawa Trough determined from echo sounders</text:p>
          </table:table-cell>
          <table:table-cell office:value-type="string" calcext:value-type="string">
            <text:p>Ching-Hui Tsai</text:p>
          </table:table-cell>
          <table:table-cell office:value-type="string" calcext:value-type="string">
            <text:p>Ching-Hui Tsai, Shu-Kun Hsu, Yen-Fu Chen, Hsiao-Shan Lin, Shiou-Ya Wang, Song-Chuen Chen, Chin-Wei Liang, Yen-Yu Cho</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9" calcext:value-type="float">
            <text:p>2019</text:p>
          </table:table-cell>
          <table:table-cell/>
          <table:table-cell office:value-type="string" calcext:value-type="string">
            <text:p>https://doi.org/10.3319/tao.2019.07.07.01</text:p>
          </table:table-cell>
          <table:table-cell office:value-type="string" calcext:value-type="string">
            <text:p>中央大學環境研究中心</text:p>
          </table:table-cell>
          <table:table-cell office:value-type="string" calcext:value-type="string">
            <text:p>蔡慶輝</text:p>
          </table:table-cell>
          <table:table-cell table:number-columns-repeated="2"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3319/tao.2017.07.02.01</text:p>
          </table:table-cell>
          <table:table-cell office:value-type="string" calcext:value-type="string">
            <text:p>Active normal faults and submarine landslides in the Keelung Shelf off NE Taiwan</text:p>
          </table:table-cell>
          <table:table-cell office:value-type="string" calcext:value-type="string">
            <text:p>Ching-Hui Tsai</text:p>
          </table:table-cell>
          <table:table-cell office:value-type="string" calcext:value-type="string">
            <text:p>Ching-Hui Tsai, Chi-Lo Huang, Shu-Kun Hsu, Wen-Bin Doo, Shiao-Shan Lin, Shiou-Ya Wang, Jing-Yi Lin, Chin-Wei Liang</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8" calcext:value-type="float">
            <text:p>2018</text:p>
          </table:table-cell>
          <table:table-cell/>
          <table:table-cell office:value-type="string" calcext:value-type="string">
            <text:p>https://doi.org/10.3319/tao.2017.07.02.01</text:p>
          </table:table-cell>
          <table:table-cell office:value-type="string" calcext:value-type="string">
            <text:p>中央大學環境研究中心</text:p>
          </table:table-cell>
          <table:table-cell office:value-type="string" calcext:value-type="string">
            <text:p>蔡慶輝</text:p>
          </table:table-cell>
          <table:table-cell table:number-columns-repeated="2"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16/j.tecto.2021.229047</text:p>
          </table:table-cell>
          <table:table-cell office:value-type="string" calcext:value-type="string">
            <text:p>Active tectonics and volcanism in the southernmost Okinawa Trough back-arc basin derived from deep-towed sonar surveys</text:p>
          </table:table-cell>
          <table:table-cell office:value-type="string" calcext:value-type="string">
            <text:p>Ching-Hui Tsai</text:p>
          </table:table-cell>
          <table:table-cell office:value-type="string" calcext:value-type="string">
            <text:p>Ching-Hui Tsai, Shu-Kun Hsu, Song-Chuen Chen, Shiou-Ya Wang, Lien-Kai Lin, Pi-Chun Huang, Kuan-Ting Chen, Hsiao-Shan Lin, Chin-Wei Liang, Yen-Yu Cho</text:p>
          </table:table-cell>
          <table:table-cell office:value-type="string" calcext:value-type="string">
            <text:p>Elsevier BV</text:p>
          </table:table-cell>
          <table:table-cell office:value-type="string" calcext:value-type="string">
            <text:p>Tectonophysics</text:p>
          </table:table-cell>
          <table:table-cell office:value-type="float" office:value="2021" calcext:value-type="float">
            <text:p>2021</text:p>
          </table:table-cell>
          <table:table-cell office:value-type="string" calcext:value-type="string">
            <text:p>2021-10</text:p>
          </table:table-cell>
          <table:table-cell/>
          <table:table-cell office:value-type="string" calcext:value-type="string">
            <text:p>https://doi.org/10.1016/j.tecto.2021.229047</text:p>
          </table:table-cell>
          <table:table-cell office:value-type="string" calcext:value-type="string">
            <text:p>中央大學環境研究中心</text:p>
          </table:table-cell>
          <table:table-cell office:value-type="string" calcext:value-type="string">
            <text:p>蔡慶輝</text:p>
          </table:table-cell>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38/s41598-019-47912-z</text:p>
          </table:table-cell>
          <table:table-cell office:value-type="string" calcext:value-type="string">
            <text:p>Glider observations of interleaving layers beneath the Kuroshio primary velocity core east of Taiwan and analyses of underlying dynamics</text:p>
          </table:table-cell>
          <table:table-cell office:value-type="string" calcext:value-type="string">
            <text:p>Sen Jan</text:p>
          </table:table-cell>
          <table:table-cell office:value-type="string" calcext:value-type="string">
            <text:p>Sen Jan, Shih-Hong Wang, Kai-Chieh Yang, Yiing Jang Yang, Ming-Huei Chang</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19" calcext:value-type="float">
            <text:p>2019</text:p>
          </table:table-cell>
          <table:table-cell table:style-name="ce1" office:value-type="string" calcext:value-type="string">
            <text:p>2019-8-6</text:p>
          </table:table-cell>
          <table:table-cell office:value-type="string" calcext:value-type="string">
            <text:p>Submesoscale interleaving layers are caused by lateral intrusions of dissimilar water masses in frontal zones, which are significant processes in shaping physical, biogeochemical, and ecological parameters in the ocean. Possible interleaving layers were sometimes observed by ship-based conductivity-temperature-depth (CTD) surveys with coarse spacing between adjacent stations in the Kuroshio region east of Taiwan but have never been examined dynamically. Here we show the characteristics of interleaving layers observed by a Seaglider with two repeated hydrographic surveys along a triangle track east of Taiwan from December 2016 to March 2017. Salinity profiles indicate that prominent interleaving layers appeared in the intermediate layer (approximately 500–800 m) with vertical and horizontal length scales of O(50) m and O(10–100) km, respectively, during our observations. A dipole eddy pair and a relatively large anticyclonic eddy impinged on the Kuroshio during the first and second surveys, respectively, which brought certain impacts on the interleaving motion as the eddy potentially altered the density slope across the Kuroshio. The associated instability analysis and the Turner angle suggest that the double diffusive instability is the primary driving mechanism for the development of interleaving layers.</text:p>
          </table:table-cell>
          <table:table-cell office:value-type="string" calcext:value-type="string">
            <text:p>https://doi.org/10.1038/s41598-019-47912-z</text:p>
          </table:table-cell>
          <table:table-cell office:value-type="string" calcext:value-type="string">
            <text:p>國立臺灣大學海洋研究所</text:p>
          </table:table-cell>
          <table:table-cell office:value-type="string" calcext:value-type="string">
            <text:p>詹森</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2.900299</text:p>
          </table:table-cell>
          <table:table-cell office:value-type="string" calcext:value-type="string">
            <text:p>Kuroshio Intrusion and Its Impact on Swordtip Squid (Uroteuthis edulis) Abundance in the Southern East China Sea</text:p>
          </table:table-cell>
          <table:table-cell office:value-type="string" calcext:value-type="string">
            <text:p>Yi-Chen Cheng</text:p>
          </table:table-cell>
          <table:table-cell office:value-type="string" calcext:value-type="string">
            <text:p>Yi-Chen Cheng, Sen Jan, Chung-Chi Chen</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5-30</text:p>
          </table:table-cell>
          <table:table-cell office:value-type="string" calcext:value-type="string">
            <text:p>Swordtip squid (Uroteuthis edulis) is a primary target species of the commercial fishery in the southern East China Sea (ECS), and they normally migrate to a quasi-permanent upwelling zone (called a cold dome) off northeastern Taiwan for spawning and growth during spring (March–May) and fall (October–December) in a year. We examined the connection of the variability in its standardized annual catch per unit effort (CPUE) during 2009–2017 in regard to the physical processes on the southern shelf of the ECS using temperature and wind observations from an isle north of Taiwan (Peng-jia-yu) as well as satellite sea surface temperature and absolute geostrophic velocity. The annual CPUE is positively correlated with the daily temperature anomaly at Peng-jia-yu in the cold dome in October of the previous year and April of the year. A warmer environment favors the recruitment and consequently the catch of the swordtip squid. During the spawning periods of the 9 years, the warm water carried by the Kuroshio frequently intruded atop the cold dome, which benefited the growth of the larvae and consequently helped maintain a certain value of the standardized annual CPUE. The anomalously low CPUE in 2012 and 2016 is attributed to the blocking of the Kuroshio intrusion due to cold and less salty China Coastal Water atop the cold dome in the spring spawning of 2012 and 2016. Based on the velocity strength in the cold dome and in a specified shelf region together with the daily temperature anomaly at Peng-jia-yu, an occupation intensity factor is used to evaluate the dominance of warm Kuroshio water and cold shelf water in the cold dome, which could help predict annual catches.</text:p>
          </table:table-cell>
          <table:table-cell office:value-type="string" calcext:value-type="string">
            <text:p>https://doi.org/10.3389/fmars.2022.900299</text:p>
          </table:table-cell>
          <table:table-cell office:value-type="string" calcext:value-type="string">
            <text:p>臺大海洋所</text:p>
          </table:table-cell>
          <table:table-cell office:value-type="string" calcext:value-type="string">
            <text:p>詹森</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dsr.2022.103741</text:p>
          </table:table-cell>
          <table:table-cell office:value-type="string" calcext:value-type="string">
            <text:p>Free-living marine bacterioplankton composition and diversity along the Kuroshio region</text:p>
          </table:table-cell>
          <table:table-cell office:value-type="string" calcext:value-type="string">
            <text:p>Ariana Chih-Hsien Liu</text:p>
          </table:table-cell>
          <table:table-cell office:value-type="string" calcext:value-type="string">
            <text:p>Ariana Chih-Hsien Liu, Feng-Hsun Chang, Jinny Wu Yang, Hiroaki Saito, Yu Umezawa, Chung-Chi Chen, Sen Jan, Chih-hao Hsieh</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22" calcext:value-type="float">
            <text:p>2022</text:p>
          </table:table-cell>
          <table:table-cell office:value-type="string" calcext:value-type="string">
            <text:p>2022-5</text:p>
          </table:table-cell>
          <table:table-cell/>
          <table:table-cell office:value-type="string" calcext:value-type="string">
            <text:p>https://doi.org/10.1016/j.dsr.2022.103741</text:p>
          </table:table-cell>
          <table:table-cell table:number-columns-repeated="2"/>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38/s41598-021-93219-3</text:p>
          </table:table-cell>
          <table:table-cell office:value-type="string" calcext:value-type="string">
            <text:p>Mooring observed intraseasonal oscillations in the central South China Sea during summer monsoon season</text:p>
          </table:table-cell>
          <table:table-cell office:value-type="string" calcext:value-type="string">
            <text:p>Sen Jan</text:p>
          </table:table-cell>
          <table:table-cell office:value-type="string" calcext:value-type="string">
            <text:p>Sen Jan, Ming-Huei Chang, Yiing Jang Yang, Chung-Hsiung Sui, Yu-Hsin Cheng, Yu-Yu Yeh, Chung-Wei Lee</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1" office:value-type="string" calcext:value-type="string">
            <text:p>2021-7-1</text:p>
          </table:table-cell>
          <table:table-cell office:value-type="string" calcext:value-type="string">
            <text:p>The South China Sea (SCS) is a high biodiversity region in the world ocean, supports abundant marine resources to the peripheral nations, and affects weather/climate in southeast Asia. A better understanding of its circulation is important to better prediction and management of the SCS. Here we reveal sizable intraseasonal oscillations at period ~ 50 days between May and November 2017 in the acoustic Doppler current profiler observed velocity in the central SCS. Satellite observed wind and sea level data together with a process-oriented numerical experiment suggest that the oscillations were caused by locally-generated and remotely-penetrated westward-propagating Rossby waves. The summer southwesterly monsoon strengthening/weakening and the resultant Ekman pumping velocity and shoreward Ekman transport increase/decrease and consequent coastal sea level rise/fall off the west coast of Palawan create westward-propagating Rossby waves causing velocity oscillations in the central SCS. Besides the local generation, Rossby waves with sea level anomaly &amp;gt; 0.2 m propagating from the Pacific through the Sulu Sea into the SCS could contribute to the intraseasonal velocity oscillations in the central SCS.</text:p>
          </table:table-cell>
          <table:table-cell office:value-type="string" calcext:value-type="string">
            <text:p>https://doi.org/10.1038/s41598-021-93219-3</text:p>
          </table:table-cell>
          <table:table-cell office:value-type="string" calcext:value-type="string">
            <text:p>臺大海洋所</text:p>
          </table:table-cell>
          <table:table-cell office:value-type="string" calcext:value-type="string">
            <text:p>詹森</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16/j.pocean.2020.102315</text:p>
          </table:table-cell>
          <table:table-cell office:value-type="string" calcext:value-type="string">
            <text:p>Deep sea floor observations of typhoon driven enhanced ocean turbulence</text:p>
          </table:table-cell>
          <table:table-cell office:value-type="string" calcext:value-type="string">
            <text:p>Hans van Haren</text:p>
          </table:table-cell>
          <table:table-cell office:value-type="string" calcext:value-type="string">
            <text:p>Hans van Haren, Wu-Cheng Chi, Chu-Fang Yang, Yiing-Jang Yang, Sen Jan</text:p>
          </table:table-cell>
          <table:table-cell office:value-type="string" calcext:value-type="string">
            <text:p>Elsevier BV</text:p>
          </table:table-cell>
          <table:table-cell office:value-type="string" calcext:value-type="string">
            <text:p>Progress in Oceanography</text:p>
          </table:table-cell>
          <table:table-cell office:value-type="float" office:value="2020" calcext:value-type="float">
            <text:p>2020</text:p>
          </table:table-cell>
          <table:table-cell office:value-type="string" calcext:value-type="string">
            <text:p>2020-5</text:p>
          </table:table-cell>
          <table:table-cell/>
          <table:table-cell office:value-type="string" calcext:value-type="string">
            <text:p>https://doi.org/10.1016/j.pocean.2020.102315</text:p>
          </table:table-cell>
          <table:table-cell table:number-columns-repeated="2"/>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3389/fmicb.2020.00449</text:p>
          </table:table-cell>
          <table:table-cell office:value-type="string" calcext:value-type="string">
            <text:p>Vertical Beta-Diversity of Bacterial Communities Depending on Water Stratification</text:p>
          </table:table-cell>
          <table:table-cell office:value-type="string" calcext:value-type="string">
            <text:p>Wan-Hsuan Cheng</text:p>
          </table:table-cell>
          <table:table-cell office:value-type="string" calcext:value-type="string">
            <text:p>Wan-Hsuan Cheng, Hsiao-Pei Lu, Chung-Chi Chen, Sen Jan, Chih-hao Hsieh</text:p>
          </table:table-cell>
          <table:table-cell office:value-type="string" calcext:value-type="string">
            <text:p>Frontiers Media SA</text:p>
          </table:table-cell>
          <table:table-cell office:value-type="string" calcext:value-type="string">
            <text:p>Front. Microbiol.</text:p>
          </table:table-cell>
          <table:table-cell office:value-type="float" office:value="2020" calcext:value-type="float">
            <text:p>2020</text:p>
          </table:table-cell>
          <table:table-cell table:style-name="ce1" office:value-type="string" calcext:value-type="string">
            <text:p>2020-3-19</text:p>
          </table:table-cell>
          <table:table-cell/>
          <table:table-cell office:value-type="string" calcext:value-type="string">
            <text:p>https://doi.org/10.3389/fmicb.2020.00449</text:p>
          </table:table-cell>
          <table:table-cell table:number-columns-repeated="2"/>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16/j.tecto.2022.229254</text:p>
          </table:table-cell>
          <table:table-cell office:value-type="string" calcext:value-type="string">
            <text:p>Sedimentary sequences offshore northeastern Taiwan and the offshore projection of the Shanjiao Fault zone</text:p>
          </table:table-cell>
          <table:table-cell office:value-type="string" calcext:value-type="string">
            <text:p>Quang-Minh Nguyen</text:p>
          </table:table-cell>
          <table:table-cell office:value-type="string" calcext:value-type="string">
            <text:p>Quang-Minh Nguyen, Shu-Kun Hsu, Andrew Tien-Shun Lin, Chih-Cheng Yang</text:p>
          </table:table-cell>
          <table:table-cell office:value-type="string" calcext:value-type="string">
            <text:p>Elsevier BV</text:p>
          </table:table-cell>
          <table:table-cell office:value-type="string" calcext:value-type="string">
            <text:p>Tectonophysics</text:p>
          </table:table-cell>
          <table:table-cell office:value-type="float" office:value="2022" calcext:value-type="float">
            <text:p>2022</text:p>
          </table:table-cell>
          <table:table-cell office:value-type="string" calcext:value-type="string">
            <text:p>2022-3</text:p>
          </table:table-cell>
          <table:table-cell/>
          <table:table-cell office:value-type="string" calcext:value-type="string">
            <text:p>https://doi.org/10.1016/j.tecto.2022.229254</text:p>
          </table:table-cell>
          <table:table-cell office:value-type="string" calcext:value-type="string">
            <text:p>中央大學</text:p>
          </table:table-cell>
          <table:table-cell office:value-type="string" calcext:value-type="string">
            <text:p>許樹坤</text:p>
          </table:table-cell>
          <table:table-cell table:number-columns-repeated="2" office:value-type="string" calcext:value-type="string">
            <text:p>True</text:p>
          </table:table-cell>
          <table:table-cell table:number-columns-repeated="9"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tecto.2021.229010</text:p>
          </table:table-cell>
          <table:table-cell office:value-type="string" calcext:value-type="string">
            <text:p>Hualien Ridge: A tectonic ridge transitioning from plate collision to subduction</text:p>
          </table:table-cell>
          <table:table-cell office:value-type="string" calcext:value-type="string">
            <text:p>Lien-Kai Lin</text:p>
          </table:table-cell>
          <table:table-cell office:value-type="string" calcext:value-type="string">
            <text:p>Lien-Kai Lin, Shu-Kun Hsu, Ching-Hui Tsai, Yi-Ching Yeh, Shiou-Ya Wang, Kuan-Ting Chen, Song-Chuen Chen, Hsiao-Shan Lin</text:p>
          </table:table-cell>
          <table:table-cell office:value-type="string" calcext:value-type="string">
            <text:p>Elsevier BV</text:p>
          </table:table-cell>
          <table:table-cell office:value-type="string" calcext:value-type="string">
            <text:p>Tectonophysics</text:p>
          </table:table-cell>
          <table:table-cell office:value-type="float" office:value="2021" calcext:value-type="float">
            <text:p>2021</text:p>
          </table:table-cell>
          <table:table-cell office:value-type="string" calcext:value-type="string">
            <text:p>2021-10</text:p>
          </table:table-cell>
          <table:table-cell/>
          <table:table-cell office:value-type="string" calcext:value-type="string">
            <text:p>https://doi.org/10.1016/j.tecto.2021.229010</text:p>
          </table:table-cell>
          <table:table-cell office:value-type="string" calcext:value-type="string">
            <text:p>中央大學</text:p>
          </table:table-cell>
          <table:table-cell office:value-type="string" calcext:value-type="string">
            <text:p>許樹坤</text:p>
          </table:table-cell>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16/j.tecto.2021.228995</text:p>
          </table:table-cell>
          <table:table-cell office:value-type="string" calcext:value-type="string">
            <text:p>Seismogenic structure along the deformation front off SW Taiwan revealed by the aftershocks of the 2017 Tainan near-shore earthquake with ocean bottom seismometers</text:p>
          </table:table-cell>
          <table:table-cell office:value-type="string" calcext:value-type="string">
            <text:p>Wen-Nan Wu</text:p>
          </table:table-cell>
          <table:table-cell office:value-type="string" calcext:value-type="string">
            <text:p>Wen-Nan Wu, Chung-Liang Lo, Wen-Bin Doo, Jing-Yi Lin, Shu-Kun Hsu</text:p>
          </table:table-cell>
          <table:table-cell office:value-type="string" calcext:value-type="string">
            <text:p>Elsevier BV</text:p>
          </table:table-cell>
          <table:table-cell office:value-type="string" calcext:value-type="string">
            <text:p>Tectonophysics</text:p>
          </table:table-cell>
          <table:table-cell office:value-type="float" office:value="2021" calcext:value-type="float">
            <text:p>2021</text:p>
          </table:table-cell>
          <table:table-cell office:value-type="string" calcext:value-type="string">
            <text:p>2021-9</text:p>
          </table:table-cell>
          <table:table-cell/>
          <table:table-cell office:value-type="string" calcext:value-type="string">
            <text:p>https://doi.org/10.1016/j.tecto.2021.228995</text:p>
          </table:table-cell>
          <table:table-cell office:value-type="string" calcext:value-type="string">
            <text:p>中央大學</text:p>
          </table:table-cell>
          <table:table-cell office:value-type="string" calcext:value-type="string">
            <text:p>許樹坤</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7/s11001-021-09429-x</text:p>
          </table:table-cell>
          <table:table-cell office:value-type="string" calcext:value-type="string">
            <text:p>Shallow gas hydrates off southwest Taiwan and their mechanisms</text:p>
          </table:table-cell>
          <table:table-cell office:value-type="string" calcext:value-type="string">
            <text:p>Yin-Sheng Huang</text:p>
          </table:table-cell>
          <table:table-cell office:value-type="string" calcext:value-type="string">
            <text:p>Yin-Sheng Huang, Shu-Kun Hsu, Chih-Chieh Su, Andrew Tien-Shun Lin, Pai-Sen Yu, Nathalie Babonneau, Gueorgui Ratzov, Serge Lallemand, Pi-Chuen Huang, Shiao-Shan Lin, Jing-Yi Lin, Kuo-Yen Wei, Yuan-Pin Chang, Neng-Ti Yu, Ching-Hui Tsai</text:p>
          </table:table-cell>
          <table:table-cell office:value-type="string" calcext:value-type="string">
            <text:p>Springer Science and Business Media LLC</text:p>
          </table:table-cell>
          <table:table-cell office:value-type="string" calcext:value-type="string">
            <text:p>Mar Geophys Res</text:p>
          </table:table-cell>
          <table:table-cell office:value-type="float" office:value="2021" calcext:value-type="float">
            <text:p>2021</text:p>
          </table:table-cell>
          <table:table-cell office:value-type="string" calcext:value-type="string">
            <text:p>2021-3</text:p>
          </table:table-cell>
          <table:table-cell office:value-type="string" calcext:value-type="string">
            <text:p>We have collected two shallow gas hydrate samples at two sites having different geological settings off southwest Taiwan during the cruise MD214 in 2018. The first core site, MD18-3542, is on the South Yuan-An East Ridge at ~ 1200 m water deep, where a structural unconformity covered by fine-silt sediments appears at ~ 5.5 m below the seafloor. The second core site, MD18-3543, is close to the Good-Weather Ridge at ~ 1100 m water deep, where a gas-related pockmark structure and authigenic carbonates are present at shallow strata with fine-silt sediments near the seafloor. Sediment properties of core MD18-3542 are distinctively different above and below the layer corresponding to the unconformity. Both cores show obvious gaps or voids in the lower core halves. The core features could be linked to the dissociated methane upward migrating from deep strata. Core site settings with upwelling methane would favor the formation of shallow gas hydrates. At site MD18-3542, the shallow hydrate could be formed due to high concentration methane kept beneath the unconformity covered by fine-silt sediments. At site MD18-3543, the shallow hydrate could be formed due to an extremely high flux of upwelling methane trapped either beneath the authigenic carbonates or fine-silt sediments.</text:p>
          </table:table-cell>
          <table:table-cell office:value-type="string" calcext:value-type="string">
            <text:p>https://doi.org/10.1007/s11001-021-09429-x</text:p>
          </table:table-cell>
          <table:table-cell office:value-type="string" calcext:value-type="string">
            <text:p>中央大學</text:p>
          </table:table-cell>
          <table:table-cell office:value-type="string" calcext:value-type="string">
            <text:p>許樹坤</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3390/w14020152</text:p>
          </table:table-cell>
          <table:table-cell office:value-type="string" calcext:value-type="string">
            <text:p>Interplay between Asian Monsoon and Tides Affects the Plume Dispersal of the New Hu-Wei River off the Coast of Midwest Taiwan</text:p>
          </table:table-cell>
          <table:table-cell office:value-type="string" calcext:value-type="string">
            <text:p>Chia-Ying Ho</text:p>
          </table:table-cell>
          <table:table-cell office:value-type="string" calcext:value-type="string">
            <text:p>Chia-Ying Ho, Tien-Hsi Fang, Cheng-Han Wu, Hung-Jen Lee</text:p>
          </table:table-cell>
          <table:table-cell office:value-type="string" calcext:value-type="string">
            <text:p>MDPI AG</text:p>
          </table:table-cell>
          <table:table-cell office:value-type="string" calcext:value-type="string">
            <text:p>Water</text:p>
          </table:table-cell>
          <table:table-cell office:value-type="float" office:value="2022" calcext:value-type="float">
            <text:p>2022</text:p>
          </table:table-cell>
          <table:table-cell table:style-name="ce1" office:value-type="string" calcext:value-type="string">
            <text:p>2022-1-7</text:p>
          </table:table-cell>
          <table:table-cell office:value-type="string" calcext:value-type="string">
            <text:p>In the coupled estuary–shelf system, plumes originating from the New Hu-Wei and Choshui rivers, consisting of many terrestrial materials, could contaminate the water of the Mailiao industrial harbor. To determine the contribution of the two rivers to pollution, the interaction between river-forced, tide-generating, and monsoon-driven water motions in and around the Mailiao industrial zone harbor was examined by performing a series of numerical model experiments. We used a three-dimensional general circulation model to examine the interplay between Asian monsoon-driven, river-forced, and tide-induced water motions, one of which could primarily affect the plume. The model-derived results for different river discharges revealed that almost all of the ammonium entering the harbor had a slope-positive trend, with oscillations in response to flood–ebb tidal cycles. The ammonium increased with time and flux, except for the 10 m3/s flux. Although the river discharge flux exceeded 200 m3/s, the ammonium entering the harbor was the same as that of the 200 m3/s flux; the ammonium concentration did not increase significantly with time after the flux exceeded 200 m3/s. In addition, irrespective of flood or ebb tidal currents being suppressed by strong Asian monsoons, this mechanism avoided contaminating the water quality of the harbor while northeasterly winds prevailed. By contrast, the southwesterly monsoon drove the geostrophic current northward along the coast; concurrently, the coastal sea level increased to form the surface isobar slope up toward the coast, producing a secondary flow to accelerate geostrophic alongshore currents. The northward geostrophic currents compressed the plumes shoreward, forming a relatively narrow-band plume; the coupling model demonstrated that the southwesterly monsoon-driven current pushed plumes favorably along the west pier into the harbor.</text:p>
          </table:table-cell>
          <table:table-cell office:value-type="string" calcext:value-type="string">
            <text:p>https://doi.org/10.3390/w14020152</text:p>
          </table:table-cell>
          <table:table-cell office:value-type="string" calcext:value-type="string">
            <text:p>國立台灣海洋大學</text:p>
          </table:table-cell>
          <table:table-cell office:value-type="string" calcext:value-type="string">
            <text:p>李宏仁</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dsr.2017.01.011</text:p>
          </table:table-cell>
          <table:table-cell office:value-type="string" calcext:value-type="string">
            <text:p>Remarkable vertical shift in residence depth links pelagic larval and demersal adult jellynose fish</text:p>
          </table:table-cell>
          <table:table-cell office:value-type="string" calcext:value-type="string">
            <text:p>Jen-Chieh Shiao</text:p>
          </table:table-cell>
          <table:table-cell office:value-type="string" calcext:value-type="string">
            <text:p>Jen-Chieh Shiao, Tsung-Da Sui, Ni-Na Chang, Chih-Wei Chang</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17" calcext:value-type="float">
            <text:p>2017</text:p>
          </table:table-cell>
          <table:table-cell office:value-type="string" calcext:value-type="string">
            <text:p>2017-3</text:p>
          </table:table-cell>
          <table:table-cell/>
          <table:table-cell office:value-type="string" calcext:value-type="string">
            <text:p>https://doi.org/10.1016/j.dsr.2017.01.011</text:p>
          </table:table-cell>
          <table:table-cell office:value-type="string" calcext:value-type="string">
            <text:p>臺灣大學海洋研究所</text:p>
          </table:table-cell>
          <table:table-cell office:value-type="string" calcext:value-type="string">
            <text:p>蕭仁傑</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dsr.2017.05.014</text:p>
          </table:table-cell>
          <table:table-cell office:value-type="string" calcext:value-type="string">
            <text:p>Internal tides affect benthic community structure in an energetic submarine canyon off SW Taiwan</text:p>
          </table:table-cell>
          <table:table-cell office:value-type="string" calcext:value-type="string">
            <text:p>Jian-Xiang Liao</text:p>
          </table:table-cell>
          <table:table-cell office:value-type="string" calcext:value-type="string">
            <text:p>Jian-Xiang Liao, Guan-Ming Chen, Ming-Da Chiou, Sen Jan, Chih-Lin Wei</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17" calcext:value-type="float">
            <text:p>2017</text:p>
          </table:table-cell>
          <table:table-cell office:value-type="string" calcext:value-type="string">
            <text:p>2017-7</text:p>
          </table:table-cell>
          <table:table-cell/>
          <table:table-cell office:value-type="string" calcext:value-type="string">
            <text:p>https://doi.org/10.1016/j.dsr.2017.05.014</text:p>
          </table:table-cell>
          <table:table-cell office:value-type="string" calcext:value-type="string">
            <text:p>國立臺灣大學海洋研究所</text:p>
          </table:table-cell>
          <table:table-cell office:value-type="string" calcext:value-type="string">
            <text:p>魏志潾</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0.00591</text:p>
          </table:table-cell>
          <table:table-cell office:value-type="string" calcext:value-type="string">
            <text:p>Species and Functional Diversity of Deep-Sea Nematodes in a High Energy Submarine Canyon</text:p>
          </table:table-cell>
          <table:table-cell office:value-type="string" calcext:value-type="string">
            <text:p>Jian-Xiang Liao</text:p>
          </table:table-cell>
          <table:table-cell office:value-type="string" calcext:value-type="string">
            <text:p>Jian-Xiang Liao, Chih-Lin Wei, Moriaki Yasuhara</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7-21</text:p>
          </table:table-cell>
          <table:table-cell/>
          <table:table-cell office:value-type="string" calcext:value-type="string">
            <text:p>https://doi.org/10.3389/fmars.2020.00591</text:p>
          </table:table-cell>
          <table:table-cell office:value-type="string" calcext:value-type="string">
            <text:p>國立臺灣大學海洋研究所</text:p>
          </table:table-cell>
          <table:table-cell office:value-type="string" calcext:value-type="string">
            <text:p>魏志潾</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00248-021-01788-7</text:p>
          </table:table-cell>
          <table:table-cell office:value-type="string" calcext:value-type="string">
            <text:p>How Communities of Marine Stramenopiles Varied with Environmental and Biological Variables in the Subtropical Northwestern Pacific Ocean</text:p>
          </table:table-cell>
          <table:table-cell office:value-type="string" calcext:value-type="string">
            <text:p>Yun-Chi Lin</text:p>
          </table:table-cell>
          <table:table-cell office:value-type="string" calcext:value-type="string">
            <text:p>Yun-Chi Lin, Chien-Pang Chin, Jinny Wu Yang, Kuo-Ping Chiang, Chih-hao Hsieh, Gwo-Ching Gong, Chi-Yu Shih, Szu-Ying Chen</text:p>
          </table:table-cell>
          <table:table-cell office:value-type="string" calcext:value-type="string">
            <text:p>Springer Science and Business Media LLC</text:p>
          </table:table-cell>
          <table:table-cell office:value-type="string" calcext:value-type="string">
            <text:p>Microb Ecol</text:p>
          </table:table-cell>
          <table:table-cell office:value-type="float" office:value="2022" calcext:value-type="float">
            <text:p>2022</text:p>
          </table:table-cell>
          <table:table-cell office:value-type="string" calcext:value-type="string">
            <text:p>2022-5</text:p>
          </table:table-cell>
          <table:table-cell office:value-type="string" calcext:value-type="string">
            <text:p>MArine STramenopiles (MASTs) have been recognized as parts of heterotrophic protists and contribute substantially to protist abundances in the ocean. However, little is known about their spatiotemporal variations with respect to environmental and biological factors. The objectives of this study are to use canonical correspondence analysis to investigate how MASTs communities are shaped by environmental variables, and co-occurrence networks to examine their potential interactions with prokaryotic communities. Our dataset came from the southern East China Sea (sECS) in the subtropical northwestern Pacific, and involved 14 cruises along a coastal-oceanic transect, each of which sampled surface water from 4 to 7 stations. MASTs communities were revealed by metabarcoding of 18S rDNA V4 region. Most notably, MAST-9 had a high representation in warm waters in terms of read number and diversity. Subclades of MAST-9C and -9D showed slightly different niches, with MAST-9D dominating in more coastal waters where concentrations of nitrite and Synechococcus were higher. MAST-1C was a common component of colder water during spring. Overall, canonical correspondence analysis showed that MASTs communities were significantly influenced by temperature, nitrite and Synechococcus concentrations. The co-occurrence networks showed that certain other minor prokaryotic taxa can influence MAST communities. This study provides insight into how MASTs communities varied with environmental and biological variables.</text:p>
          </table:table-cell>
          <table:table-cell office:value-type="string" calcext:value-type="string">
            <text:p>https://doi.org/10.1007/s00248-021-01788-7</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2.865081</text:p>
          </table:table-cell>
          <table:table-cell office:value-type="string" calcext:value-type="string">
            <text:p>The Spatial Variation in Chlorophyte Community Composition From Coastal to Offshore Waters in a Subtropical Continental Shelf System</text:p>
          </table:table-cell>
          <table:table-cell office:value-type="string" calcext:value-type="string">
            <text:p>Yun-Chi Lin</text:p>
          </table:table-cell>
          <table:table-cell office:value-type="string" calcext:value-type="string">
            <text:p>Yun-Chi Lin, Chien-Pang Chin, Wei-Ting Chen, Ching-Ting Huang, Gwo-Ching Gong, Kuo-Ping Chiang, Xin-Bei Chen</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7-13</text:p>
          </table:table-cell>
          <table:table-cell office:value-type="string" calcext:value-type="string">
            <text:p>Globally, the continental shelf occupies less than 10% of the total sea surface, but supports substantial primary production and fisheries. Photosynthetic picoeukaryotes (PPE) are important primary producers in marine ecosystems, and chlorophytes make a significant contribution to PPE abundance. Although the distribution of chlorophytes has been widely studied, little is known about how their community composition varies along the coastal-offshore gradient in subtropical continental shelf waters. To better understand their spatial variations, we employed metabarcoding data of 18S rRNA V4 gene to examine chlorophyte composition within the surface and deep chlorophyll maximum (DCM) layers over the continental shelf in the East China Sea (ECS) with high-resolution sampling. Our results indicate a higher chlorophyte diversity in the surface layer than in the DCM. In addition, we found that chlorophytes in oligotrophic Kuroshio surface water were the most diverse, with a higher percentage of Chloropicophyceae, prasinophyte clade V, prasinophyte clade IX, Palmophyllophyceae and Chlorodendrophyceae. In more eutrophic waters along the coast and within the DCM layer, chlorophytes were dominated by Mamiellophyceae. A significant spatial variation in community composition occurred along the nutrient gradient in the subtropical continental shelf ecosystem, varying from Mamiellophyceae-dominant in coastal water to Chloropicophyceae-dominant in offshore water. Furthermore, at a low saline coastal station, which had the lowest chlorophyte diversity, Picochlorum (Trebouxiophyceae) was dominant. Overall, chlorophyte diversity was positively correlated with temperature, and negatively correlated with silicate concentration. This study revealed that terrestrial input into continental systems influences chlorophyte diversity in the subtropical northwestern Pacific Ocean.</text:p>
          </table:table-cell>
          <table:table-cell office:value-type="string" calcext:value-type="string">
            <text:p>https://doi.org/10.3389/fmars.2022.865081</text:p>
          </table:table-cell>
          <table:table-cell office:value-type="string" calcext:value-type="string">
            <text:p>海洋大學環態所</text:p>
          </table:table-cell>
          <table:table-cell office:value-type="string" calcext:value-type="string">
            <text:p>林芸琪</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csr.2017.04.009</text:p>
          </table:table-cell>
          <table:table-cell office:value-type="string" calcext:value-type="string">
            <text:p>Community composition of picoeukaryotes in the South China Sea during winter</text:p>
          </table:table-cell>
          <table:table-cell office:value-type="string" calcext:value-type="string">
            <text:p>Yun-Chi Lin</text:p>
          </table:table-cell>
          <table:table-cell office:value-type="string" calcext:value-type="string">
            <text:p>Yun-Chi Lin, Kuo-Ping Chiang, Lee-Kuo Kang</text:p>
          </table:table-cell>
          <table:table-cell office:value-type="string" calcext:value-type="string">
            <text:p>Elsevier BV</text:p>
          </table:table-cell>
          <table:table-cell office:value-type="string" calcext:value-type="string">
            <text:p>Continental Shelf Research</text:p>
          </table:table-cell>
          <table:table-cell office:value-type="float" office:value="2017" calcext:value-type="float">
            <text:p>2017</text:p>
          </table:table-cell>
          <table:table-cell office:value-type="string" calcext:value-type="string">
            <text:p>2017-7</text:p>
          </table:table-cell>
          <table:table-cell/>
          <table:table-cell office:value-type="string" calcext:value-type="string">
            <text:p>https://doi.org/10.1016/j.csr.2017.04.009</text:p>
          </table:table-cell>
          <table:table-cell office:value-type="string" calcext:value-type="string">
            <text:p>海洋大學環態所</text:p>
          </table:table-cell>
          <table:table-cell office:value-type="string" calcext:value-type="string">
            <text:p>林芸琪</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38/s43247-020-00083-6</text:p>
          </table:table-cell>
          <table:table-cell office:value-type="string" calcext:value-type="string">
            <text:p>Direct measurements reveal instabilities and turbulence within large amplitude internal solitary waves beneath the ocean</text:p>
          </table:table-cell>
          <table:table-cell office:value-type="string" calcext:value-type="string">
            <text:p>Ming-Huei Chang</text:p>
          </table:table-cell>
          <table:table-cell office:value-type="string" calcext:value-type="string">
            <text:p>Ming-Huei Chang, Yu-Hsin Cheng, Yiing Jang Yang, Sen Jan, Steven R. Ramp, D. Benjamin Reeder, Wan-Ting Hsieh, Dong S. Ko, Kristen A. Davis, Huan-Jie Shao, Ruo-Shan Tseng</text:p>
          </table:table-cell>
          <table:table-cell office:value-type="string" calcext:value-type="string">
            <text:p>Springer Science and Business Media LLC</text:p>
          </table:table-cell>
          <table:table-cell office:value-type="string" calcext:value-type="string">
            <text:p>Commun Earth Environ</text:p>
          </table:table-cell>
          <table:table-cell office:value-type="float" office:value="2021" calcext:value-type="float">
            <text:p>2021</text:p>
          </table:table-cell>
          <table:table-cell table:style-name="ce1" office:value-type="string" calcext:value-type="string">
            <text:p>2021-1-22</text:p>
          </table:table-cell>
          <table:table-cell office:value-type="string" calcext:value-type="string">
            <text:p>Internal solitary waves are ubiquitous in coastal regions and marginal seas of the world’s oceans. As the waves shoal shoreward, they lose the energy obtained from ocean tides through globally significant turbulent mixing and dissipation and consequently pump nutrient-rich water to nourish coastal ecosystem. Here we present fine-scale, direct measurements of shoaling internal solitary waves in the South China Sea, which allow for an examination of the physical processes triggering the intensive turbulent mixing in their interior. These are convective breaking in the wave core and the collapse of Kelvin–Helmholtz billows in the wave rear and lower periphery of the core, often occurring simultaneously. The former takes place when the particle velocity exceeds the wave’s propagating velocity. The latter is caused by the instability induced by the strong velocity shear overcoming the stratification. The instabilities generate turbulence levels four orders of magnitude larger than that in the open ocean.</text:p>
          </table:table-cell>
          <table:table-cell office:value-type="string" calcext:value-type="string">
            <text:p>https://doi.org/10.1038/s43247-020-00083-6</text:p>
          </table:table-cell>
          <table:table-cell office:value-type="string" calcext:value-type="string">
            <text:p>臺灣大學海洋研究所</text:p>
          </table:table-cell>
          <table:table-cell office:value-type="string" calcext:value-type="string">
            <text:p>張明輝</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1">
          <table:table-cell office:value-type="string" calcext:value-type="string">
            <text:p>10.1029/2021gl092616</text:p>
          </table:table-cell>
          <table:table-cell office:value-type="string" calcext:value-type="string">
            <text:p>Marginal Instability Within Internal Solitary Waves</text:p>
          </table:table-cell>
          <table:table-cell table:number-columns-repeated="2" office:value-type="string" calcext:value-type="string">
            <text:p>Ming‐Huei Chang</text:p>
          </table:table-cell>
          <table:table-cell office:value-type="string" calcext:value-type="string">
            <text:p>American Geophysical Union (AGU)</text:p>
          </table:table-cell>
          <table:table-cell office:value-type="string" calcext:value-type="string">
            <text:p>Geophysical Research Letters</text:p>
          </table:table-cell>
          <table:table-cell office:value-type="float" office:value="2021" calcext:value-type="float">
            <text:p>2021</text:p>
          </table:table-cell>
          <table:table-cell table:style-name="ce1" office:value-type="string" calcext:value-type="string">
            <text:p>2021-5-16</text:p>
          </table:table-cell>
          <table:table-cell office:value-type="string" calcext:value-type="string">
            <text:p>High‐resolution observations of the currents, hydrography, and turbulence within internal solitary waves (ISWs) reveal Kelvin‐Helmholtz (KH) billows and breaking waveforms occurring in the lower periphery and in the trailing edges, respectively, of the wave cores. Marginal instability (MI) is evident in wave cores, where the probability distribution of the Richardson number Ri, fluctuates around 0.25. The critical value for the occurrence of KH instability in ISWs is evidently 0.25, the canonical criterion of a parallel stratified shear flow. When Ri &amp;gt; 0.25, the turbulent diffusivity Κρ remains O (10−3) m2 s−1 with a standard deviation of one order. When Ri crosses the critical value, the logarithmic turbulent diffusivity linearly increases with a logarithmic reduction in Ri to smooth the velocity and density differences so that Ri is ultimately restored to &amp;gt;0.25. Therefore, the processes of MI cycling preserve ISWs against breakdowns resulting from the uninterrupted growth of KH instability.</text:p>
          </table:table-cell>
          <table:table-cell office:value-type="string" calcext:value-type="string">
            <text:p>https://doi.org/10.1029/2021gl092616</text:p>
          </table:table-cell>
          <table:table-cell office:value-type="string" calcext:value-type="string">
            <text:p>臺灣大學海洋研究所</text:p>
          </table:table-cell>
          <table:table-cell office:value-type="string" calcext:value-type="string">
            <text:p>張明輝</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1">
          <table:table-cell office:value-type="string" calcext:value-type="string">
            <text:p>10.1016/j.jseaes.2017.03.028</text:p>
          </table:table-cell>
          <table:table-cell office:value-type="string" calcext:value-type="string">
            <text:p>Land-sea duel in the late Quaternary at the mouth of a small river with high sediment yield</text:p>
          </table:table-cell>
          <table:table-cell office:value-type="string" calcext:value-type="string">
            <text:p>Rick J. Yang</text:p>
          </table:table-cell>
          <table:table-cell office:value-type="string" calcext:value-type="string">
            <text:p>Rick J. Yang, James T. Liu, Daidu Fan, George S. Burr, Hui-Ling Lin, Ting-Ting Chen</text:p>
          </table:table-cell>
          <table:table-cell office:value-type="string" calcext:value-type="string">
            <text:p>Elsevier BV</text:p>
          </table:table-cell>
          <table:table-cell office:value-type="string" calcext:value-type="string">
            <text:p>Journal of Asian Earth Sciences</text:p>
          </table:table-cell>
          <table:table-cell office:value-type="float" office:value="2017" calcext:value-type="float">
            <text:p>2017</text:p>
          </table:table-cell>
          <table:table-cell office:value-type="string" calcext:value-type="string">
            <text:p>2017-8</text:p>
          </table:table-cell>
          <table:table-cell/>
          <table:table-cell office:value-type="string" calcext:value-type="string">
            <text:p>https://doi.org/10.1016/j.jseaes.2017.03.028</text:p>
          </table:table-cell>
          <table:table-cell office:value-type="string" calcext:value-type="string">
            <text:p>中山大學</text:p>
          </table:table-cell>
          <table:table-cell office:value-type="string" calcext:value-type="string">
            <text:p>劉祖乾</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16/j.jseaes.2022.105347</text:p>
          </table:table-cell>
          <table:table-cell office:value-type="string" calcext:value-type="string">
            <text:p>Application of acoustic classification in different sedimentary environments: A case study of the Gaoping slope in the southwest coast of Taiwan</text:p>
          </table:table-cell>
          <table:table-cell office:value-type="string" calcext:value-type="string">
            <text:p>Tzu-Ting Chen</text:p>
          </table:table-cell>
          <table:table-cell office:value-type="string" calcext:value-type="string">
            <text:p>Tzu-Ting Chen, Chen-Fen Huang, Chih-Chieh Su, Char-Shine Liu, Ho-Han Hsu, Sheng-Ting Hsu, Jin-Yuan Liu</text:p>
          </table:table-cell>
          <table:table-cell office:value-type="string" calcext:value-type="string">
            <text:p>Elsevier BV</text:p>
          </table:table-cell>
          <table:table-cell office:value-type="string" calcext:value-type="string">
            <text:p>Journal of Asian Earth Sciences</text:p>
          </table:table-cell>
          <table:table-cell office:value-type="float" office:value="2022" calcext:value-type="float">
            <text:p>2022</text:p>
          </table:table-cell>
          <table:table-cell office:value-type="string" calcext:value-type="string">
            <text:p>2022-10</text:p>
          </table:table-cell>
          <table:table-cell/>
          <table:table-cell office:value-type="string" calcext:value-type="string">
            <text:p>https://doi.org/10.1016/j.jseaes.2022.105347</text:p>
          </table:table-cell>
          <table:table-cell office:value-type="string" calcext:value-type="string">
            <text:p>臺灣大學</text:p>
          </table:table-cell>
          <table:table-cell office:value-type="string" calcext:value-type="string">
            <text:p>蘇志杰</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19/tao.2017.06.21.01</text:p>
          </table:table-cell>
          <table:table-cell office:value-type="string" calcext:value-type="string">
            <text:p>Sedimentological characteristics and seafloor failure offshore SW Taiwan</text:p>
          </table:table-cell>
          <table:table-cell office:value-type="string" calcext:value-type="string">
            <text:p>Chih-Chieh Su</text:p>
          </table:table-cell>
          <table:table-cell office:value-type="string" calcext:value-type="string">
            <text:p>Chih-Chieh Su, Sheng-Ting Hsu, Huai-Houh Hsu, Jing-Yi Lin, Jia-Jyun Dong</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8" calcext:value-type="float">
            <text:p>2018</text:p>
          </table:table-cell>
          <table:table-cell/>
          <table:table-cell office:value-type="string" calcext:value-type="string">
            <text:p>https://doi.org/10.3319/tao.2017.06.21.01</text:p>
          </table:table-cell>
          <table:table-cell office:value-type="string" calcext:value-type="string">
            <text:p>臺灣大學</text:p>
          </table:table-cell>
          <table:table-cell office:value-type="string" calcext:value-type="string">
            <text:p>蘇志杰</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90/jmse10121943</text:p>
          </table:table-cell>
          <table:table-cell office:value-type="string" calcext:value-type="string">
            <text:p>Concentrations and Characteristics of Polybrominated Diphenyl Ethers (PBDEs) in Marine Zooplankton from the Gaoping Waters of Southwestern Taiwan</text:p>
          </table:table-cell>
          <table:table-cell office:value-type="string" calcext:value-type="string">
            <text:p>Hung-Yen Hsieh</text:p>
          </table:table-cell>
          <table:table-cell office:value-type="string" calcext:value-type="string">
            <text:p>Hung-Yen Hsieh, Kuang-Ching Huang, Jing-O Cheng, Fung-Chi Ko, Pei-Jie Meng</text:p>
          </table:table-cell>
          <table:table-cell office:value-type="string" calcext:value-type="string">
            <text:p>MDPI AG</text:p>
          </table:table-cell>
          <table:table-cell office:value-type="string" calcext:value-type="string">
            <text:p>JMSE</text:p>
          </table:table-cell>
          <table:table-cell office:value-type="float" office:value="2022" calcext:value-type="float">
            <text:p>2022</text:p>
          </table:table-cell>
          <table:table-cell table:style-name="ce1" office:value-type="string" calcext:value-type="string">
            <text:p>2022-12-8</text:p>
          </table:table-cell>
          <table:table-cell office:value-type="string" calcext:value-type="string">
            <text:p>Bioaccumulation by zooplankton is the outset for persistent organic pollutants that enter the marine food chain. Owing to a full spectrum of anthropogenic activities, the Gaoping waters of southwestern Taiwan are exposed to large quantities of polybrominated diphenyl ethers (PBDEs). However, information on these contaminants in zooplankton in this study area is lacking. In this study, we analyzed 19 PBDE congeners concentrations in 36 zooplankton samples from the Gaoping waters. A high variation in the total PBDE concentrations in zooplankton (from not detected to 1415 ng g−1 dry weight) was found, with the highest PBDE levels being recorded near the entrance of the Kaohsiung Harbor (KH). Significantly higher levels were noted for the KH transect than for the Gaoping River estuary (GR) and Fengshan Township (FS) transects, indicating that PBDE inputs originate from the ocean sewage outfalls. BDE-15 (43%) and BDE-209 (16%) were the predominant PBDE congeners in the zooplankton. Our results suggest that anthropogenic activities might predominantly contribute to significantly high PBDE concentrations. The traditional food web may easily transport these higher levels of PBDEs in zooplankton to higher trophic levels of marine organisms, since the Gaoping waters serve as essential nursery and spawning grounds for invertebrates and fishes.</text:p>
          </table:table-cell>
          <table:table-cell office:value-type="string" calcext:value-type="string">
            <text:p>https://doi.org/10.3390/jmse10121943</text:p>
          </table:table-cell>
          <table:table-cell office:value-type="string" calcext:value-type="string">
            <text:p>國立東華大學</text:p>
          </table:table-cell>
          <table:table-cell office:value-type="string" calcext:value-type="string">
            <text:p>謝泓諺</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16/j.envres.2022.114863</text:p>
          </table:table-cell>
          <table:table-cell office:value-type="string" calcext:value-type="string">
            <text:p>Comparison of polycyclic aromatic hydrocarbon accumulation in crab tissues with the ambient marine particles from shallow hydrothermal vents, northeast Taiwan</text:p>
          </table:table-cell>
          <table:table-cell office:value-type="string" calcext:value-type="string">
            <text:p>Fang-Jing Deborah Lee</text:p>
          </table:table-cell>
          <table:table-cell office:value-type="string" calcext:value-type="string">
            <text:p>Fang-Jing Deborah Lee, Jiang-Shiou Hwang, Jing-O Cheng, Huei-Ting Lin, Fung-Chi Ko</text:p>
          </table:table-cell>
          <table:table-cell office:value-type="string" calcext:value-type="string">
            <text:p>Elsevier BV</text:p>
          </table:table-cell>
          <table:table-cell office:value-type="string" calcext:value-type="string">
            <text:p>Environmental Research</text:p>
          </table:table-cell>
          <table:table-cell office:value-type="float" office:value="2023" calcext:value-type="float">
            <text:p>2023</text:p>
          </table:table-cell>
          <table:table-cell office:value-type="string" calcext:value-type="string">
            <text:p>2023-1</text:p>
          </table:table-cell>
          <table:table-cell/>
          <table:table-cell office:value-type="string" calcext:value-type="string">
            <text:p>https://doi.org/10.1016/j.envres.2022.114863</text:p>
          </table:table-cell>
          <table:table-cell office:value-type="string" calcext:value-type="string">
            <text:p>國立海洋生物博物館</text:p>
          </table:table-cell>
          <table:table-cell office:value-type="string" calcext:value-type="string">
            <text:p>柯風溪</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29/2020jc016123</text:p>
          </table:table-cell>
          <table:table-cell office:value-type="string" calcext:value-type="string">
            <text:p>Submesoscale Eddy and Frontal Instabilities in the Kuroshio Interacting With a Cape South of Taiwan</text:p>
          </table:table-cell>
          <table:table-cell office:value-type="string" calcext:value-type="string">
            <text:p>Yu‐Hsin Cheng</text:p>
          </table:table-cell>
          <table:table-cell office:value-type="string" calcext:value-type="string">
            <text:p>Yu‐Hsin Cheng, Ming‐Huei Chang, Dong S. Ko, Sen Jan, Magdalena Andres, Anthony Kirincich, Yiing Jang Yang, Jen‐Hua Tai</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20" calcext:value-type="float">
            <text:p>2020</text:p>
          </table:table-cell>
          <table:table-cell office:value-type="string" calcext:value-type="string">
            <text:p>2020-5</text:p>
          </table:table-cell>
          <table:table-cell office:value-type="string" calcext:value-type="string">
            <text:p>The processes underlying the strong Kuroshio encountering a cape at the southernmost tip of Taiwan are examined with satellite‐derived chlorophyll and temperature maps, a drifter trajectory, and realistic model simulations. The interaction spurs the formation of submesoscale cyclonic eddies that trap cold and high‐chlorophyll water and the formation of frontal waves between the free stream and the wake flow. An observed train of eddies, which have relative vorticity about one to four times the planetary vorticity (f), is shed from the recirculation that occurs in the immediate lee of the cape as a result of flow separation. These propagate downstream at a speed of 0.5–0.6 m s−1. Farther downstream, the corotation and merging of two or three adjacent eddies are common owing to the topography‐induced slowdown of eddy propagation farther downstream. It is found that the relative vorticity of a corotating system (1.2f) is 70% weaker than that of a single eddy due to the increase of eddy diameter from ~16 to ~33 km, in agreement with Kelvin's circulation theorem. The shedding period of the submesoscale eddies is strongly modulated by either diurnal or semidiurnal tidal flows, which typically reach 0.2–0.5 m s−1, whereas its intrinsic shedding period is insignificant. The frontal waves predominate in the horizontal free shear layer emitted from the cape, as well as a density front. Energetics analysis suggests that the wavy features result primarily from the growth of barotropic instability in the free shear layer, which may play a secondary process in the headland wake.</text:p>
          </table:table-cell>
          <table:table-cell office:value-type="string" calcext:value-type="string">
            <text:p>https://doi.org/10.1029/2020jc016123</text:p>
          </table:table-cell>
          <table:table-cell office:value-type="string" calcext:value-type="string">
            <text:p>國立臺灣大學</text:p>
          </table:table-cell>
          <table:table-cell office:value-type="string" calcext:value-type="string">
            <text:p>鄭宇昕</text:p>
          </table:table-cell>
          <table:table-cell table:number-columns-repeated="11" office:value-type="string" calcext:value-type="string">
            <text:p>False</text:p>
          </table:table-cell>
          <table:table-cell office:value-type="string" calcext:value-type="string">
            <text:p>True</text:p>
          </table:table-cell>
        </table:table-row>
        <table:table-row table:style-name="ro3">
          <table:table-cell office:value-type="string" calcext:value-type="string">
            <text:p>10.1016/j.marchem.2017.12.004</text:p>
          </table:table-cell>
          <table:table-cell office:value-type="string" calcext:value-type="string">
            <text:p>Influence of submarine hydrothermalism on sulfur and metal accumulation in surface sediments in the Kueishantao venting field off northeastern Taiwan</text:p>
          </table:table-cell>
          <table:table-cell office:value-type="string" calcext:value-type="string">
            <text:p>J.-J. Hung</text:p>
          </table:table-cell>
          <table:table-cell office:value-type="string" calcext:value-type="string">
            <text:p>J.-J. Hung, H.-Y. Yeh, S.-H. Peng, C.T.A. Chen</text:p>
          </table:table-cell>
          <table:table-cell office:value-type="string" calcext:value-type="string">
            <text:p>Elsevier BV</text:p>
          </table:table-cell>
          <table:table-cell office:value-type="string" calcext:value-type="string">
            <text:p>Marine Chemistry</text:p>
          </table:table-cell>
          <table:table-cell office:value-type="float" office:value="2018" calcext:value-type="float">
            <text:p>2018</text:p>
          </table:table-cell>
          <table:table-cell office:value-type="string" calcext:value-type="string">
            <text:p>2018-1</text:p>
          </table:table-cell>
          <table:table-cell/>
          <table:table-cell office:value-type="string" calcext:value-type="string">
            <text:p>https://doi.org/10.1016/j.marchem.2017.12.004</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3">
          <table:table-cell office:value-type="string" calcext:value-type="string">
            <text:p>10.1371/journal.pone.0207774</text:p>
          </table:table-cell>
          <table:table-cell office:value-type="string" calcext:value-type="string">
            <text:p>External-forcing modulation on temporal variations of hydrothermalism-evidence from sediment cores in a submarine venting field off northeastern Taiwan</text:p>
          </table:table-cell>
          <table:table-cell office:value-type="string" calcext:value-type="string">
            <text:p>Jia-Jang Hung</text:p>
          </table:table-cell>
          <table:table-cell office:value-type="string" calcext:value-type="string">
            <text:p>Jia-Jang Hung, Hsiang-Yi Yeh, Shao-Hung Peng, Yuan-Pin Chang, Jiang-Shiou Hwang</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18" calcext:value-type="float">
            <text:p>2018</text:p>
          </table:table-cell>
          <table:table-cell table:style-name="ce2" office:value-type="date" office:date-value="2018-11-29" calcext:value-type="date">
            <text:p>2018-11-29</text:p>
          </table:table-cell>
          <table:table-cell/>
          <table:table-cell office:value-type="string" calcext:value-type="string">
            <text:p>https://doi.org/10.1371/journal.pone.0207774</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3">
          <table:table-cell office:value-type="string" calcext:value-type="string">
            <text:p>10.1007/s12237-018-0475-7</text:p>
          </table:table-cell>
          <table:table-cell office:value-type="string" calcext:value-type="string">
            <text:p>Quantifying Phosphorus Sources and Sinks in the Gaoping River-Sea System in Southwestern Taiwan</text:p>
          </table:table-cell>
          <table:table-cell office:value-type="string" calcext:value-type="string">
            <text:p>Jia-Jang Hung</text:p>
          </table:table-cell>
          <table:table-cell office:value-type="string" calcext:value-type="string">
            <text:p>Jia-Jang Hung, Yi-Ching Yeh</text:p>
          </table:table-cell>
          <table:table-cell office:value-type="string" calcext:value-type="string">
            <text:p>Springer Science and Business Media LLC</text:p>
          </table:table-cell>
          <table:table-cell office:value-type="string" calcext:value-type="string">
            <text:p>Estuaries and Coasts</text:p>
          </table:table-cell>
          <table:table-cell office:value-type="float" office:value="2019" calcext:value-type="float">
            <text:p>2019</text:p>
          </table:table-cell>
          <table:table-cell office:value-type="string" calcext:value-type="string">
            <text:p>2019-3</text:p>
          </table:table-cell>
          <table:table-cell/>
          <table:table-cell office:value-type="string" calcext:value-type="string">
            <text:p>https://doi.org/10.1007/s12237-018-0475-7</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3">
          <table:table-cell office:value-type="string" calcext:value-type="string">
            <text:p>10.1371/journal.pone.0211516</text:p>
          </table:table-cell>
          <table:table-cell office:value-type="string" calcext:value-type="string">
            <text:p>Reproductive adaptations of the hydrothermal vent crab Xenograpus testudinatus: An isotopic approach</text:p>
          </table:table-cell>
          <table:table-cell office:value-type="string" calcext:value-type="string">
            <text:p>Jia-Jang Hung</text:p>
          </table:table-cell>
          <table:table-cell office:value-type="string" calcext:value-type="string">
            <text:p>Jia-Jang Hung, Shao-Hung Peng, Chen-Tung Arthur Chen, Tsui-Ping Wei, Jiang-Shiou Hwang</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19" calcext:value-type="float">
            <text:p>2019</text:p>
          </table:table-cell>
          <table:table-cell table:style-name="ce1" office:value-type="string" calcext:value-type="string">
            <text:p>2019-2-7</text:p>
          </table:table-cell>
          <table:table-cell/>
          <table:table-cell office:value-type="string" calcext:value-type="string">
            <text:p>https://doi.org/10.1371/journal.pone.0211516</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3">
          <table:table-cell office:value-type="string" calcext:value-type="string">
            <text:p>10.1016/j.seares.2019.05.002</text:p>
          </table:table-cell>
          <table:table-cell office:value-type="string" calcext:value-type="string">
            <text:p>Regulation and linkages of metabolic states and atmospheric CO2 fluxes in a tropical coastal sea off southwestern Taiwan</text:p>
          </table:table-cell>
          <table:table-cell office:value-type="string" calcext:value-type="string">
            <text:p>J.-J. Hung</text:p>
          </table:table-cell>
          <table:table-cell office:value-type="string" calcext:value-type="string">
            <text:p>J.-J. Hung, Y.-J. Wang, C.-M. Tseng</text:p>
          </table:table-cell>
          <table:table-cell office:value-type="string" calcext:value-type="string">
            <text:p>Elsevier BV</text:p>
          </table:table-cell>
          <table:table-cell office:value-type="string" calcext:value-type="string">
            <text:p>Journal of Sea Research</text:p>
          </table:table-cell>
          <table:table-cell office:value-type="float" office:value="2019" calcext:value-type="float">
            <text:p>2019</text:p>
          </table:table-cell>
          <table:table-cell office:value-type="string" calcext:value-type="string">
            <text:p>2019-8</text:p>
          </table:table-cell>
          <table:table-cell/>
          <table:table-cell office:value-type="string" calcext:value-type="string">
            <text:p>https://doi.org/10.1016/j.seares.2019.05.002</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row>
        <table:table-row table:style-name="ro3">
          <table:table-cell office:value-type="string" calcext:value-type="string">
            <text:p>10.1016/j.dsr.2019.103205</text:p>
          </table:table-cell>
          <table:table-cell office:value-type="string" calcext:value-type="string">
            <text:p>Controlling mechanisms and cross linkages of ecosystem metabolism and atmospheric CO2 flux in the northern South China Sea</text:p>
          </table:table-cell>
          <table:table-cell office:value-type="string" calcext:value-type="string">
            <text:p>J.-J. Hung</text:p>
          </table:table-cell>
          <table:table-cell office:value-type="string" calcext:value-type="string">
            <text:p>J.-J. Hung, Y.-J. Wang, C.-M. Tseng, Y.-L. Lee Chen</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20" calcext:value-type="float">
            <text:p>2020</text:p>
          </table:table-cell>
          <table:table-cell office:value-type="string" calcext:value-type="string">
            <text:p>2020-3</text:p>
          </table:table-cell>
          <table:table-cell/>
          <table:table-cell office:value-type="string" calcext:value-type="string">
            <text:p>https://doi.org/10.1016/j.dsr.2019.103205</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90/su12187689</text:p>
          </table:table-cell>
          <table:table-cell office:value-type="string" calcext:value-type="string">
            <text:p>Rainfall and Human Impacts on Weathering Rates and Carbon-Nutrient Yields in the Watershed of a Small Mountainous River (Kaoping) in Southwestern Taiwan</text:p>
          </table:table-cell>
          <table:table-cell office:value-type="string" calcext:value-type="string">
            <text:p>Jia-Jang Hung</text:p>
          </table:table-cell>
          <table:table-cell office:value-type="string" calcext:value-type="string">
            <text:p>Jia-Jang Hung, Chun-Yi Yang, I-Jen Lai, Yuan-Hui Li</text:p>
          </table:table-cell>
          <table:table-cell office:value-type="string" calcext:value-type="string">
            <text:p>MDPI AG</text:p>
          </table:table-cell>
          <table:table-cell office:value-type="string" calcext:value-type="string">
            <text:p>Sustainability</text:p>
          </table:table-cell>
          <table:table-cell office:value-type="float" office:value="2020" calcext:value-type="float">
            <text:p>2020</text:p>
          </table:table-cell>
          <table:table-cell table:style-name="ce1" office:value-type="string" calcext:value-type="string">
            <text:p>2020-9-17</text:p>
          </table:table-cell>
          <table:table-cell office:value-type="string" calcext:value-type="string">
            <text:p>This study presents the influence of rainfall and human perturbation on physical and chemical weathering rates, and carbon and nutrient yields in the basin of the Kaoping, a small mountainous river (SMR) in southwestern Taiwan. The study was derived principally from the spatial and temporal variability of aquatic geochemistry in the river during wet (1999–2000) and drought (2002) periods. The total, physical, and chemical weathering rates in the river basin ranged respectively from 4739, 3601, and 1138 g m−2 year−1 in the wet period to 1072, 656, and 416 g m−2 year−1 in the drought period, resulting mainly from a large difference in rainfall and river discharge between the two periods. The wet and drought periods were likely associated with La Niña and El Niño events, respectively. The weathering rates of the wet period were much higher than those reported from the world’s river basins, showing the unique characteristics of the SMR. The total carbon yield was derived mainly from dissolved inorganic carbon and was much higher in the wet period (140 g C m−2 year−1) than in the drought period (53.7 g C m−2 year−1). Taking silicate weathering (54.7 ± 10.2%) slightly over carbonate weathering (48.6 ± 9.5%) in determining dissolved ion loads, the Kaoping catchment may currently consume 0.155–0.298 MtC/year atmospheric CO2 without considering the CO2 released from chemical weathering. The nutrient yields were controlled mainly by human inputs but also enhanced by increased rainfall. Both regional and local climatic conditions and human impacts likely determined the weathering rates and total yields of carbon and nutrients. The SMRs may collectively contribute significantly to global fluxes of terrestrial sediments, geochemical matters, carbon, and nutrients to oceans.</text:p>
          </table:table-cell>
          <table:table-cell office:value-type="string" calcext:value-type="string">
            <text:p>https://doi.org/10.3390/su12187689</text:p>
          </table:table-cell>
          <table:table-cell table:number-columns-repeated="2"/>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3">
          <table:table-cell office:value-type="string" calcext:value-type="string">
            <text:p>10.1016/j.marpolbul.2020.111096</text:p>
          </table:table-cell>
          <table:table-cell office:value-type="string" calcext:value-type="string">
            <text:p>Mercury distribution and speciation in two lagoons with different pollution and eutrophication conditions in Taiwan</text:p>
          </table:table-cell>
          <table:table-cell office:value-type="string" calcext:value-type="string">
            <text:p>J.-J. Hung</text:p>
          </table:table-cell>
          <table:table-cell office:value-type="string" calcext:value-type="string">
            <text:p>J.-J. Hung, C.-S. Hung, C.-K. Wann, P.-Y. Hung, F. Kuo</text:p>
          </table:table-cell>
          <table:table-cell office:value-type="string" calcext:value-type="string">
            <text:p>Elsevier BV</text:p>
          </table:table-cell>
          <table:table-cell office:value-type="string" calcext:value-type="string">
            <text:p>Marine Pollution Bulletin</text:p>
          </table:table-cell>
          <table:table-cell office:value-type="float" office:value="2020" calcext:value-type="float">
            <text:p>2020</text:p>
          </table:table-cell>
          <table:table-cell office:value-type="string" calcext:value-type="string">
            <text:p>2020-7</text:p>
          </table:table-cell>
          <table:table-cell/>
          <table:table-cell office:value-type="string" calcext:value-type="string">
            <text:p>https://doi.org/10.1016/j.marpolbul.2020.111096</text:p>
          </table:table-cell>
          <table:table-cell office:value-type="string" calcext:value-type="string">
            <text:p>中山大學</text:p>
          </table:table-cell>
          <table:table-cell office:value-type="string" calcext:value-type="string">
            <text:p>洪佳章 (Jia-Jang Hung)</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3">
          <table:table-cell office:value-type="string" calcext:value-type="string">
            <text:p>10.1016/j.pocean.2021.102689</text:p>
          </table:table-cell>
          <table:table-cell office:value-type="string" calcext:value-type="string">
            <text:p>Biogeochemical responses to internal-wave impacts in the continental margin off Dongsha Atoll in the Northern South China Sea</text:p>
          </table:table-cell>
          <table:table-cell office:value-type="string" calcext:value-type="string">
            <text:p>J.-J. Hung</text:p>
          </table:table-cell>
          <table:table-cell office:value-type="string" calcext:value-type="string">
            <text:p>J.-J. Hung, Y.-H. Wang, K.-H. Fu, I-H. Lee, S.-S. Tsai, C.-Y. Lee, W.-T. Lu, Y.-J. Shen, Y.-H. Lin</text:p>
          </table:table-cell>
          <table:table-cell office:value-type="string" calcext:value-type="string">
            <text:p>Elsevier BV</text:p>
          </table:table-cell>
          <table:table-cell office:value-type="string" calcext:value-type="string">
            <text:p>Progress in Oceanography</text:p>
          </table:table-cell>
          <table:table-cell office:value-type="float" office:value="2021" calcext:value-type="float">
            <text:p>2021</text:p>
          </table:table-cell>
          <table:table-cell office:value-type="string" calcext:value-type="string">
            <text:p>2021-12</text:p>
          </table:table-cell>
          <table:table-cell/>
          <table:table-cell office:value-type="string" calcext:value-type="string">
            <text:p>https://doi.org/10.1016/j.pocean.2021.102689</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3">
          <table:table-cell office:value-type="string" calcext:value-type="string">
            <text:p>10.3389/fmars.2022.988340</text:p>
          </table:table-cell>
          <table:table-cell office:value-type="string" calcext:value-type="string">
            <text:p>Biophysical controls on spatial and summer/winter distributions of total and chromophoric dissolved organic matter in the Taiwan Strait</text:p>
          </table:table-cell>
          <table:table-cell office:value-type="string" calcext:value-type="string">
            <text:p>Jia-Jang Hung</text:p>
          </table:table-cell>
          <table:table-cell office:value-type="string" calcext:value-type="string">
            <text:p>Jia-Jang Hung, Wan-Tzu Lu, Hsin-Mei Yang, Yen-Hui Lin, Laodong Guo</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2" office:value-type="date" office:date-value="2022-11-23" calcext:value-type="date">
            <text:p>2022-11-23</text:p>
          </table:table-cell>
          <table:table-cell office:value-type="string" calcext:value-type="string">
            <text:p>This study examined the physical and biogeochemical processes that determine the spatial and summer/winter distributions of dissolved organic matter (DOM) and chromophoric dissolved organic matter (CDOM) in the Taiwan Strait (TS). The hydrological conditions in the TS varied between early summer and winter because of differences in terrestrial input as well as input from the poleward South China Sea Water (SCSW) during the warm summer and the strong, nutrient-rich, equatorward China Coastal Water (CCW) in winter. Concentrations of dissolved organic carbon (DOC) ranged from 60 to 100 μM-C in early summer and from 70 to 144 μM-C in winter. The average stoichiometric ratio of DOC : DON:DOP was high (353:49:1) in the land-source impacted zones and low (168:21:1) in the SCSW-laden areas, both of which are higher than the Redfield ratio. The concentrations of DOC and nutrients were higher in the western TS (on the coast of China) than in the eastern TS (on the coast of Taiwan), and the highest concentrations were mostly found in the Minjiang River plume, reflecting the profound effects of freshwater input in early summer and CCW inflow in winter. The absorption and emission characteristics of the CDOM varied to a large extent with locations because of the mixing of the shelf water with different source waters. Although the absorption coefficient (aCDOM(325)) and fluorescence intensity of the terrestrial humic-like CDOM (Ft: Ex/Em= 260/400-460) were both strongly inversely correlated with salinity, as an optical tracer, Ft may be more effective than aCDOM(325) in examining the mixing among source waters, given that aCDOM(325) may be subject to various photobleaching effects in the TS. Ft was also significantly correlated with the concentrations of terrestrially derived nitrate and nitrite (N+N) and silicate. The results of factor analysis elucidated the complexity of the hydrological and biological processes that affect the distributions of DOM and CDOM in the TS.</text:p>
          </table:table-cell>
          <table:table-cell office:value-type="string" calcext:value-type="string">
            <text:p>https://doi.org/10.3389/fmars.2022.988340</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1">
          <table:table-cell office:value-type="string" calcext:value-type="string">
            <text:p>10.1016/j.pocean.2020.102291</text:p>
          </table:table-cell>
          <table:table-cell office:value-type="string" calcext:value-type="string">
            <text:p>Aerosol Fe cycling in the surface water of the Northwestern Pacific ocean</text:p>
          </table:table-cell>
          <table:table-cell office:value-type="string" calcext:value-type="string">
            <text:p>Bo-Shian Wang</text:p>
          </table:table-cell>
          <table:table-cell office:value-type="string" calcext:value-type="string">
            <text:p>Bo-Shian Wang, Tung-Yuan Ho</text:p>
          </table:table-cell>
          <table:table-cell office:value-type="string" calcext:value-type="string">
            <text:p>Elsevier BV</text:p>
          </table:table-cell>
          <table:table-cell office:value-type="string" calcext:value-type="string">
            <text:p>Progress in Oceanography</text:p>
          </table:table-cell>
          <table:table-cell office:value-type="float" office:value="2020" calcext:value-type="float">
            <text:p>2020</text:p>
          </table:table-cell>
          <table:table-cell office:value-type="string" calcext:value-type="string">
            <text:p>2020-4</text:p>
          </table:table-cell>
          <table:table-cell/>
          <table:table-cell office:value-type="string" calcext:value-type="string">
            <text:p>https://doi.org/10.1016/j.pocean.2020.102291</text:p>
          </table:table-cell>
          <table:table-cell office:value-type="string" calcext:value-type="string">
            <text:p>中央研究院 環境變遷研究中心</text:p>
          </table:table-cell>
          <table:table-cell office:value-type="string" calcext:value-type="string">
            <text:p>何東垣</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16/j.marchem.2020.103751</text:p>
          </table:table-cell>
          <table:table-cell office:value-type="string" calcext:value-type="string">
            <text:p>Sources of particulate Ni and Cu in the water column of the northern South China Sea: Evidence from elemental and isotope ratios in aerosols and sinking particles</text:p>
          </table:table-cell>
          <table:table-cell office:value-type="string" calcext:value-type="string">
            <text:p>Shotaro Takano</text:p>
          </table:table-cell>
          <table:table-cell office:value-type="string" calcext:value-type="string">
            <text:p>Shotaro Takano, Wen-Hsuan Liao, Hung-An Tian, Kuo-Fang Huang, Tung-Yuan Ho, Yoshiki Sohrin</text:p>
          </table:table-cell>
          <table:table-cell office:value-type="string" calcext:value-type="string">
            <text:p>Elsevier BV</text:p>
          </table:table-cell>
          <table:table-cell office:value-type="string" calcext:value-type="string">
            <text:p>Marine Chemistry</text:p>
          </table:table-cell>
          <table:table-cell office:value-type="float" office:value="2020" calcext:value-type="float">
            <text:p>2020</text:p>
          </table:table-cell>
          <table:table-cell office:value-type="string" calcext:value-type="string">
            <text:p>2020-2</text:p>
          </table:table-cell>
          <table:table-cell/>
          <table:table-cell office:value-type="string" calcext:value-type="string">
            <text:p>https://doi.org/10.1016/j.marchem.2020.103751</text:p>
          </table:table-cell>
          <table:table-cell office:value-type="string" calcext:value-type="string">
            <text:p>京都大學</text:p>
          </table:table-cell>
          <table:table-cell office:value-type="string" calcext:value-type="string">
            <text:p>Shotaro Takano</text:p>
          </table:table-cell>
          <table:table-cell table:number-columns-repeated="7"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16/j.csr.2018.06.012</text:p>
          </table:table-cell>
          <table:table-cell office:value-type="string" calcext:value-type="string">
            <text:p>Turbulent mixing on sloping bottom of an energetic tidal channel</text:p>
          </table:table-cell>
          <table:table-cell office:value-type="string" calcext:value-type="string">
            <text:p>Huan-Jie Shao</text:p>
          </table:table-cell>
          <table:table-cell office:value-type="string" calcext:value-type="string">
            <text:p>Huan-Jie Shao, Ruo-Shan Tseng, Ren-Chieh Lien, Yu-Chia Chang, Jau-Ming Chen</text:p>
          </table:table-cell>
          <table:table-cell office:value-type="string" calcext:value-type="string">
            <text:p>Elsevier BV</text:p>
          </table:table-cell>
          <table:table-cell office:value-type="string" calcext:value-type="string">
            <text:p>Continental Shelf Research</text:p>
          </table:table-cell>
          <table:table-cell office:value-type="float" office:value="2018" calcext:value-type="float">
            <text:p>2018</text:p>
          </table:table-cell>
          <table:table-cell office:value-type="string" calcext:value-type="string">
            <text:p>2018-8</text:p>
          </table:table-cell>
          <table:table-cell/>
          <table:table-cell office:value-type="string" calcext:value-type="string">
            <text:p>https://doi.org/10.1016/j.csr.2018.06.012</text:p>
          </table:table-cell>
          <table:table-cell office:value-type="string" calcext:value-type="string">
            <text:p>國立中山大學</text:p>
          </table:table-cell>
          <table:table-cell office:value-type="string" calcext:value-type="string">
            <text:p>曾若玄</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2-11920-3</text:p>
          </table:table-cell>
          <table:table-cell office:value-type="string" calcext:value-type="string">
            <text:p>Changing surface ocean circulation caused the local demise of echinoid Scaphechinus mirabilis in Taiwan during the Pleistocene–Holocene transition</text:p>
          </table:table-cell>
          <table:table-cell office:value-type="string" calcext:value-type="string">
            <text:p>Sze Ling Ho</text:p>
          </table:table-cell>
          <table:table-cell office:value-type="string" calcext:value-type="string">
            <text:p>Sze Ling Ho, Jia-Kang Wang, Yu-Jou Lin, Ching-Ren Lin, Chen-Wei Lee, Chia-Hsin Hsu, Lo-Yu Chang, To-Hsiang Wu, Chien-Chia Tseng, Hsiao-Jou Wu, Cédric M. John, Tatsuo Oji, Tsung-Kwei Liu, Wen-Shan Chen, Peter Li, Jiann-Neng Fang, Jih-Pai Li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2" calcext:value-type="float">
            <text:p>2022</text:p>
          </table:table-cell>
          <table:table-cell table:style-name="ce1" office:value-type="string" calcext:value-type="string">
            <text:p>2022-5-17</text:p>
          </table:table-cell>
          <table:table-cell office:value-type="string" calcext:value-type="string">
            <text:p>Abundant fossil specimens of Scaphechinus mirabilis, now occurring mostly in temperate waters, have been found in the Toukoshan Formation (Pleistocene) in Miaoli County, Taiwan. Environmental changes leading to its extirpation (local extinction) have thus far been elusive. Here, we reconstruct past environmental and oceanic conditions off northwest Taiwan by analyzing clumped isotopes, as well as stable oxygen isotopes, of well-preserved fossil echinoid tests collected from the Toukoshan Formation. Radiocarbon dates suggest that these samples are from Marine Isotope Stage 3 (MIS 3). Paleotemperature estimates based on clumped isotopes indicate that fossil echinoids were living in oceanic conditions that range from 9 to 14 °C on average, comparable with the estimate derived for a modern sample from Mutsu Bay, Japan. Notably, this temperature range is ~ 10 °C colder than today’s conditions off northwest Taiwan. The substantially lower temperatures during ~ 30 ka (MIS 3) compared to the modern conditions might be due to the rerouting of surface currents off northwest Taiwan when the sea level was ~ 60 m lower than today, in addition to the cooling caused by a lower atmospheric CO2 level during the Last Glacial Period. Colder waters brought here by the China Coastal Current (CCC) and the existence of shallow subtidal zones termed “Miaoli Bay” (mainly located in the present-day Miaoli county) during MIS 3 plausibly sustained generations of S. mirabilis, yielding tens of thousands of fossil specimens in the well-preserved fossil beds. The likely extirpation driver is the drastic change from a temperate climate to much warmer conditions in the shallow sea during the Pleistocene–Holocene transition.</text:p>
          </table:table-cell>
          <table:table-cell office:value-type="string" calcext:value-type="string">
            <text:p>https://doi.org/10.1038/s41598-022-11920-3</text:p>
          </table:table-cell>
          <table:table-cell office:value-type="string" calcext:value-type="string">
            <text:p>國立臺灣大學海洋研究所</text:p>
          </table:table-cell>
          <table:table-cell office:value-type="string" calcext:value-type="string">
            <text:p>賀詩琳</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29/2018jc014113</text:p>
          </table:table-cell>
          <table:table-cell office:value-type="string" calcext:value-type="string">
            <text:p>Particulate Trace Metal Composition and Sources in the Kuroshio Adjacent to the East China Sea: The Importance of Aerosol Deposition</text:p>
          </table:table-cell>
          <table:table-cell office:value-type="string" calcext:value-type="string">
            <text:p>Wen‐Hsuan Liao</text:p>
          </table:table-cell>
          <table:table-cell office:value-type="string" calcext:value-type="string">
            <text:p>Wen‐Hsuan Liao, Tung‐Yuan Ho</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18" calcext:value-type="float">
            <text:p>2018</text:p>
          </table:table-cell>
          <table:table-cell office:value-type="string" calcext:value-type="string">
            <text:p>2018-9</text:p>
          </table:table-cell>
          <table:table-cell office:value-type="string" calcext:value-type="string">
            <text:p>The Kuroshio, flowing through the eastern end of the East China Sea, transports terrestrial material to the Northwestern Pacific Ocean. Along the Kuroshio path, we collected size‐fractionated suspended particles in the upper 200 m to investigate the composition and sources of particulate trace metals. Demonstrated by Al‐ and P‐normalized elemental ratios, we found that anthropogenic aerosol deposition was the major source of most particulate trace metals in the Kuroshio region although the impact of bottom resuspension and riverine input may be significant at some specific regions. As seen in our previous studies in the South China Sea and the Western Philippine Sea, this study concluded that anthropogenic aerosol deposition is the dominant particulate trace metal source in the surface water of the Northwestern Pacific Ocean and its marginal seas. Compared to particulate trace metal composition obtained in other open oceans, we found that the distribution patterns of particulate trace metal composition in the surface waters are closely associated with aerosol deposition fluxes. In regions with low deposition, the particulate trace metal concentrations were extremely low and metal to P ratios were all comparable to their intracellular quota previously proposed. In regions with high deposition, metal to P ratios were highly elevated in comparison to their intracellular quota and metal to Al ratios were deviated from lithogenic ratios to various extents. The globally consistent distribution patterns validate trace metal stoichiometry concept in plankton intracellularly and the primary role of aerosol deposition on deciding particulate trace metal composition in oceanic surface water globally.</text:p>
          </table:table-cell>
          <table:table-cell office:value-type="string" calcext:value-type="string">
            <text:p>https://doi.org/10.1029/2018jc014113</text:p>
          </table:table-cell>
          <table:table-cell office:value-type="string" calcext:value-type="string">
            <text:p>中央研究院 環境變遷研究中心</text:p>
          </table:table-cell>
          <table:table-cell office:value-type="string" calcext:value-type="string">
            <text:p>何東垣</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16/j.marchem.2016.12.007</text:p>
          </table:table-cell>
          <table:table-cell office:value-type="string" calcext:value-type="string">
            <text:p>Lead concentrations and isotopic compositions in the Western Philippine Sea</text:p>
          </table:table-cell>
          <table:table-cell office:value-type="string" calcext:value-type="string">
            <text:p>Chia-Te Chien</text:p>
          </table:table-cell>
          <table:table-cell office:value-type="string" calcext:value-type="string">
            <text:p>Chia-Te Chien, Tung-Yuan Ho, Matthew E. Sanborn, Qing-Zhu Yin, Adina Paytan</text:p>
          </table:table-cell>
          <table:table-cell office:value-type="string" calcext:value-type="string">
            <text:p>Elsevier BV</text:p>
          </table:table-cell>
          <table:table-cell office:value-type="string" calcext:value-type="string">
            <text:p>Marine Chemistry</text:p>
          </table:table-cell>
          <table:table-cell office:value-type="float" office:value="2017" calcext:value-type="float">
            <text:p>2017</text:p>
          </table:table-cell>
          <table:table-cell office:value-type="string" calcext:value-type="string">
            <text:p>2017-2</text:p>
          </table:table-cell>
          <table:table-cell/>
          <table:table-cell office:value-type="string" calcext:value-type="string">
            <text:p>https://doi.org/10.1016/j.marchem.2016.12.007</text:p>
          </table:table-cell>
          <table:table-cell office:value-type="string" calcext:value-type="string">
            <text:p>UC Santa Cruz</text:p>
          </table:table-cell>
          <table:table-cell office:value-type="string" calcext:value-type="string">
            <text:p>簡嘉德</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89/fmars.2021.707807</text:p>
          </table:table-cell>
          <table:table-cell office:value-type="string" calcext:value-type="string">
            <text:p>Phytoplankton and Bacterial Responses to Monsoon-Driven Water Masses Mixing in the Kuroshio Off the East Coast of Taiwan</text:p>
          </table:table-cell>
          <table:table-cell office:value-type="string" calcext:value-type="string">
            <text:p>Chao-Chen Lai</text:p>
          </table:table-cell>
          <table:table-cell office:value-type="string" calcext:value-type="string">
            <text:p>Chao-Chen Lai, Chau-Ron Wu, Chia-Ying Chuang, Jen-Hua Tai, Kuo-Yuan Lee, Hsiang-Yi Kuo, Fuh-Kwo Shiah</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1" office:value-type="string" calcext:value-type="string">
            <text:p>2021-8-3</text:p>
          </table:table-cell>
          <table:table-cell office:value-type="string" calcext:value-type="string">
            <text:p>Biogeochemical responses to mixing were examined in two cruise surveys along a transect across the Kuroshio Current (KC) in May and July 2020. Two stations located at the South China Sea (SCS)–KC mixing and the KC waters were chosen for the diel study. In the euphotic zone (~100 m depth), the average values of nitrate (0.97–1.62 μM), chlorophyll-a (Chl-a, 0.36–0.40 mg/m3), and primary production (PP; 3.46 ± 1.37 mgC/m3/day) of the mixing water station (MWS) of the two cruises were several folds higher than those of the KC station (KCS; nitrate, 0.03–0.10 μM; Chl-a, 0.14–0.24 mg/m3; and PP, 0.91 ± 0.47 mgC/m3/day). In the July cruise, the maximal bacterial production (BP) at the MWS (3.31 mgC/m3/day) was 82% higher in comparison with that of the KCS (1.82 mgC/m3/day); and the readings of Chl-a showed no trend with BP in the oligotrophic KCS, but a positive relationship was found among these measurements at the mesotrophic MWS. This implies that the trophic status of the system might affect phytoplankton–bacteria interactions. The backward-trajectory analyses conducted by an observation-validated three-dimensional model identified that the prevailing southwest monsoon drove a northeastward “intrusion” of the SCS waters in July 2020, resulted in mixing between SCS and Kuroshio (KC) waters off the east coast of southern Taiwan. For the first time, this study demonstrates that the high biological biomass and activities that occur in the KC are induced by the northward intrusion of the SCS waters.</text:p>
          </table:table-cell>
          <table:table-cell office:value-type="string" calcext:value-type="string">
            <text:p>https://doi.org/10.3389/fmars.2021.707807</text:p>
          </table:table-cell>
          <table:table-cell office:value-type="string" calcext:value-type="string">
            <text:p>中研院 環變中心</text:p>
          </table:table-cell>
          <table:table-cell office:value-type="string" calcext:value-type="string">
            <text:p>夏復國</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19/tao.2018.01.19.01</text:p>
          </table:table-cell>
          <table:table-cell office:value-type="string" calcext:value-type="string">
            <text:p>Growth-controlling mechanisms on heterotrophic bacteria in the South China Sea shelf: Summer and Winter patterns</text:p>
          </table:table-cell>
          <table:table-cell office:value-type="string" calcext:value-type="string">
            <text:p>Eleanor Austria</text:p>
          </table:table-cell>
          <table:table-cell office:value-type="string" calcext:value-type="string">
            <text:p>Eleanor Austria, Chao-Chen Lai, Chia-Ying Ko, Kuo-Yuan Lee, Hsiang-Yi Kuo, Tzong-Yueh Chen, Jen-Hua Tai, Fuh-Kwo Shiah</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8" calcext:value-type="float">
            <text:p>2018</text:p>
          </table:table-cell>
          <table:table-cell/>
          <table:table-cell office:value-type="string" calcext:value-type="string">
            <text:p>https://doi.org/10.3319/tao.2018.01.19.01</text:p>
          </table:table-cell>
          <table:table-cell office:value-type="string" calcext:value-type="string">
            <text:p>中研院 環變中心</text:p>
          </table:table-cell>
          <table:table-cell office:value-type="string" calcext:value-type="string">
            <text:p>夏復國</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38/s41598-020-80215-2</text:p>
          </table:table-cell>
          <table:table-cell office:value-type="string" calcext:value-type="string">
            <text:p>Encountering shoaling internal waves on the dispersal pathway of the pearl river plume in summer</text:p>
          </table:table-cell>
          <table:table-cell office:value-type="string" calcext:value-type="string">
            <text:p>Jay Lee</text:p>
          </table:table-cell>
          <table:table-cell office:value-type="string" calcext:value-type="string">
            <text:p>Jay Lee, James T. Liu, I-Huan Lee, Ke-Hsien Fu, Rick J. Yang, Wenping Gong, Jianping Ga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1" office:value-type="string" calcext:value-type="string">
            <text:p>2021-1-13</text:p>
          </table:table-cell>
          <table:table-cell office:value-type="string" calcext:value-type="string">
            <text:p>Fundamentally, river plume dynamics are controlled by the buoyancy due to river effluent and mixing induced by local forcing such as winds and tides. Rarely the influence of far-field internal waves on the river plume dynamics is documented. Our 5-day fix-point measurements and underway acoustic profiling identified hydrodynamic processes on the dispersal pathway of the Pearl River plume. The river plume dispersal was driven by the SW monsoon winds that induced the intrusion of cold water near the bottom. The river effluent occupied the surface water, creating strong stratification and showing on-offshore variability due to tidal fluctuations. However, intermittent disruptions weakened stratification due to wind mixing and perturbations by nonlinear internal waves (NIWs) from the northern South China Sea (NSCS). During events of NIW encounter, significant drawdowns of the river plume up to 20 m occurred. The EOF deciphers and ranks the contributions of abovementioned processes: (1) the stratification/mixing coupled by wind-driven plume water and NIWs disruptions (81.7%); (2) the variation caused by tidal modulation (6.9%); and (3) the cold water intrusion induced by summer monsoon winds (5.1%). Our findings further improve the understanding of the Pearl River plume dynamics influenced by the NIWs from the NSCS.</text:p>
          </table:table-cell>
          <table:table-cell office:value-type="string" calcext:value-type="string">
            <text:p>https://doi.org/10.1038/s41598-020-80215-2</text:p>
          </table:table-cell>
          <table:table-cell office:value-type="string" calcext:value-type="string">
            <text:p>中山大學</text:p>
          </table:table-cell>
          <table:table-cell office:value-type="string" calcext:value-type="string">
            <text:p>劉祖乾</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2/jgrc.20151</text:p>
          </table:table-cell>
          <table:table-cell office:value-type="string" calcext:value-type="string">
            <text:p>Kuroshio-induced wake in the lee of Green Island off Taiwan</text:p>
          </table:table-cell>
          <table:table-cell office:value-type="string" calcext:value-type="string">
            <text:p>Ming‐Huei Chang</text:p>
          </table:table-cell>
          <table:table-cell office:value-type="string" calcext:value-type="string">
            <text:p>Ming‐Huei Chang, Tswen Yung Tang, Chung‐Ru Ho, Shenn‐Yu Chao</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13" calcext:value-type="float">
            <text:p>2013</text:p>
          </table:table-cell>
          <table:table-cell office:value-type="string" calcext:value-type="string">
            <text:p>2013-3</text:p>
          </table:table-cell>
          <table:table-cell office:value-type="string" calcext:value-type="string">
            <text:p>The wake of Green Island was investigated in the alongshore flowing Kuroshio east of Taiwan, where current speeds range from 1 to 1.5 ms–1. Vertical profiling with shipboard lowered acoustic Doppler current profiler and conductivity‐temperature‐depth profiler revealed sizable anomalies in flow and water characteristics in the lee of Green Island. Two different stages of wake evolution were observed from two shipboard surveys. In the first stage, a recirculation developed leeward of the island, followed by a wavy (wave‐like) tail that resembled a weak vortex street. In the second stage, a cold eddy probably originating from the leeward side of the island showed up 14 km downstream of the island. The wake water was colder, saltier, higher in chlorophyll‐a concentration, and produced isopycnal doming up to 60 m. In the recirculation area, the relative vorticity, either positive or negative, was 10 times of planetary vorticity, and the horizontal divergence or convergence was O (10–4 s–1) on average. Flow divergence and convergence in the wake were expected to form upwelling and downwelling zones, producing a vertical circulation that vertically displaces isotherms. High inverse Richardson number, produced by strong vertical shear of horizontal currents, was associated with intense overturning events in the wake. High vertical shear of horizontal currents drove the mixing. The dissipation rate of turbulent kinetic energy in the overturn regions is O (10–7–10–5) W Kg–1; the corresponding eddy diffusivity is O (10–3–10–1) m2 s–1. The wake water properties are vertically diffused via upwelling and turbulence and can be delivered downstream through eddy shedding or advection. The extent of downstream influence remains to be investigated.</text:p>
          </table:table-cell>
          <table:table-cell office:value-type="string" calcext:value-type="string">
            <text:p>https://doi.org/10.1002/jgrc.20151</text:p>
          </table:table-cell>
          <table:table-cell table:number-columns-repeated="2"/>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2/2016gl069462</text:p>
          </table:table-cell>
          <table:table-cell office:value-type="string" calcext:value-type="string">
            <text:p>Trains of large Kelvin-Helmholtz billows observed in the Kuroshio above a seamount</text:p>
          </table:table-cell>
          <table:table-cell office:value-type="string" calcext:value-type="string">
            <text:p>Ming‐Huei Chang</text:p>
          </table:table-cell>
          <table:table-cell office:value-type="string" calcext:value-type="string">
            <text:p>Ming‐Huei Chang, Sin‐Ya Jheng, Ren‐Chieh Lien</text:p>
          </table:table-cell>
          <table:table-cell office:value-type="string" calcext:value-type="string">
            <text:p>American Geophysical Union (AGU)</text:p>
          </table:table-cell>
          <table:table-cell office:value-type="string" calcext:value-type="string">
            <text:p>Geophysical Research Letters</text:p>
          </table:table-cell>
          <table:table-cell office:value-type="float" office:value="2016" calcext:value-type="float">
            <text:p>2016</text:p>
          </table:table-cell>
          <table:table-cell table:style-name="ce1" office:value-type="string" calcext:value-type="string">
            <text:p>2016-8-28</text:p>
          </table:table-cell>
          <table:table-cell office:value-type="string" calcext:value-type="string">
            <text:p>Trains of large Kelvin‐Helmholtz (KH) billows within the Kuroshio current at ~230 m depth off southeastern Taiwan and above a seamount were observed by shipboard instruments. The trains of large KH billows were present in a strong shear band along the 0.55 m s−1 isotach within the Kuroshio core; they are presumably produced by flow interactions with the rapidly changing topography. Each individual billow, resembling a cat's eye, had a horizontal length scale of 200 m, a vertical scale of 100 m, and a timescale of 7 min, near the local buoyancy frequency. Overturns were observed frequently in the billow cores and the upper eyelids. The turbulent kinetic energy dissipation rates estimated using the Thorpe scale had an average value of O(10−4) W kg−1 and a maximum value of O(10−3) W kg−1. The turbulence mixing induced by the KH billows may exchange Kuroshio water with the surrounding water masses.</text:p>
          </table:table-cell>
          <table:table-cell office:value-type="string" calcext:value-type="string">
            <text:p>https://doi.org/10.1002/2016gl069462</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29/2020jc017129</text:p>
          </table:table-cell>
          <table:table-cell office:value-type="string" calcext:value-type="string">
            <text:p>Long-Term Observations of Shoaling Internal Solitary Waves in the Northern South China Sea</text:p>
          </table:table-cell>
          <table:table-cell office:value-type="string" calcext:value-type="string">
            <text:p>Ming‐Huei Chang</text:p>
          </table:table-cell>
          <table:table-cell office:value-type="string" calcext:value-type="string">
            <text:p>Ming‐Huei Chang, Ren‐Chieh Lien, Kevin G. Lamb, Peter J. Diamessis</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21" calcext:value-type="float">
            <text:p>2021</text:p>
          </table:table-cell>
          <table:table-cell office:value-type="string" calcext:value-type="string">
            <text:p>2021-10</text:p>
          </table:table-cell>
          <table:table-cell office:value-type="string" calcext:value-type="string">
            <text:p>Shoaling internal solitary waves (ISWs) were observed at three mooring sites on the upper continental slope in the northern South China Sea over a period of 5–11 months at water depths of 600, 430, and 350 m. Their properties exhibit a fortnightly variation because of their origination from internal tides. ISW amplitudes, current speeds, and propagation speeds are greater and wave widths narrower in summer than in winter, consistent with the effect of increased stratification in summer, as confirmed by Dubreil‐Jacotin‐Long (DJL) solutions. As ISWs propagate up the slope, the differential response of current and propagation speeds to bottom topography provides an opportunity for convective breaking of ISWs. Convective breaking occurs mostly between 430 and 600‐m depths and exhibits a marginal convective instability status such that (a) the maximum current speed remains nearly equal to the propagation speed and (b) for large‐amplitude waves the current speed and propagation speed decrease at nearly the same rate between 600 and 430‐m depths. The marginal convective instability occurs because ISWs adjust gradually to the gently sloping bottom and preserve their structural integrity after the onset of breaking. Vertical velocity variances behind the leading ISWs, which serve as a surrogate for the number of trailing waves, increase when ISWs reach the convective breaking limit, suggesting that convective breaking may accelerate the fission process in leading ISWs or that convective breaking is accompanied by an enhanced nonlinear dispersion of waves trailing ISWs generated by internal tides.</text:p>
          </table:table-cell>
          <table:table-cell office:value-type="string" calcext:value-type="string">
            <text:p>https://doi.org/10.1029/2020jc017129</text:p>
          </table:table-cell>
          <table:table-cell office:value-type="string" calcext:value-type="string">
            <text:p>臺灣大學海洋研究所</text:p>
          </table:table-cell>
          <table:table-cell office:value-type="string" calcext:value-type="string">
            <text:p>張明輝</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3390/plants11212909</text:p>
          </table:table-cell>
          <table:table-cell office:value-type="string" calcext:value-type="string">
            <text:p>Plankton Community Respiration and Particulate Organic Carbon in the Kuroshio East of Taiwan</text:p>
          </table:table-cell>
          <table:table-cell office:value-type="string" calcext:value-type="string">
            <text:p>Chung-Chi Chen</text:p>
          </table:table-cell>
          <table:table-cell office:value-type="string" calcext:value-type="string">
            <text:p>Chung-Chi Chen, Pei-Jie Meng, Chih-hao Hsieh, Sen Jan</text:p>
          </table:table-cell>
          <table:table-cell office:value-type="string" calcext:value-type="string">
            <text:p>MDPI AG</text:p>
          </table:table-cell>
          <table:table-cell office:value-type="string" calcext:value-type="string">
            <text:p>Plants</text:p>
          </table:table-cell>
          <table:table-cell office:value-type="float" office:value="2022" calcext:value-type="float">
            <text:p>2022</text:p>
          </table:table-cell>
          <table:table-cell table:style-name="ce2" office:value-type="date" office:date-value="2022-10-29" calcext:value-type="date">
            <text:p>2022-10-29</text:p>
          </table:table-cell>
          <table:table-cell office:value-type="string" calcext:value-type="string">
            <text:p>Biological organic carbon production and consumption play a fundamental role in the understanding of organic carbon cycling in oceans. However, studies on them in the Kuroshio, the western boundary current in the North Pacific Ocean, are scarce. To better understand the variations of plankton community respiration (CR) and particulate organic carbon (POC), eight cruises. which covered four seasons over a 2-year period, were surveyed across the Kuroshio at the KTV1 transect east of Taiwan. Spatially, a coastal uplift of isotherms (i.e., onshore lifting and offshore deepening) was observed along the KTV1 transect. During the uplift, the cold and nutrient-rich deep waters shoal to shallow water and enhance phytoplankton growth, resulting in higher values of phytoplankton, POC, and plankton CR on the onshore side. In this study, phytoplankton was dominated by picophytoplankton including Prochlorococcus, Synechococcus, and picoeukaryotes. Plankton CR was low, and its mean depth-normalized integrated rate (the upper 100 m water depth) ranged from 7.07 to 22.27 mg C m−3 d−1, to which the picophytoplankton and heterotrophic bacteria contributed the most. The mean depth-normalized integrated value of POC ranged from 12.7 to 21.6 μg C L−1. POC is mainly associated with phytoplankton biomass with a mean carbon ratio of chlorophyll a/POC ≈ 1.03. All results suggest that plankton CR and POC variations may be associated with picoplankton dynamics in the Kuroshio.</text:p>
          </table:table-cell>
          <table:table-cell office:value-type="string" calcext:value-type="string">
            <text:p>https://doi.org/10.3390/plants11212909</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89/fmars.2022.796187</text:p>
          </table:table-cell>
          <table:table-cell office:value-type="string" calcext:value-type="string">
            <text:p>Effects of the Coastal Uplift on the Kuroshio Ecosystem, Eastern Taiwan, the Western Boundary Current of the North Pacific Ocean</text:p>
          </table:table-cell>
          <table:table-cell office:value-type="string" calcext:value-type="string">
            <text:p>Chung-Chi Chen</text:p>
          </table:table-cell>
          <table:table-cell office:value-type="string" calcext:value-type="string">
            <text:p>Chung-Chi Chen, Chun-Yi Lu, Sen Jan, Chih-hao Hsieh, Chih-Ching Chung</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2-17</text:p>
          </table:table-cell>
          <table:table-cell office:value-type="string" calcext:value-type="string">
            <text:p>The Kuroshio is the western boundary current of the North Pacific Ocean. In the subtropical region of eastern Taiwan, a coastal uplift of the isotherms has occurred. To explore its impact on this oligotrophic ecosystem, hydrographic data along the transect line at 23.75°N were measured between September 2012 and September 2014. Results show that the intensity of coastal uplift was positively correlated to the flow volume transport of the Kuroshio. Significant dissolved inorganic nutrients were uplifted to the sunlit zone, especially in the onshore. For example, compared to the offshore, nitrate concentration increased 0.49 μM (or ∼178%) in the upper 100 m of the onshore. The increased nutrients thereafter enhanced the growth of phytoplankton; for instance, the Chl a concentration increased 88.3%, compared to offshore, in the upper 100 m of the onshore. Phytoplankton community was mostly composed of picophytoplankton (&amp;amp;lt;2 μm in size), which were dominated, in terms of relative abundance, by Prochlorococcus (83.6%), followed by Synechococcus (13.8%) and picoeukaryotes (2.7%). The relative abundance of Prochlorococcus increased from onshore toward offshore, but the trend was reversed for Synechococcus and picoeukaryotes, which may be affected by the coastal uplift. The results also suggest that the coastal uplift may support more energy transferred to higher tropical levels in this oligotrophic Kuroshio ecosystem.</text:p>
          </table:table-cell>
          <table:table-cell office:value-type="string" calcext:value-type="string">
            <text:p>https://doi.org/10.3389/fmars.2022.796187</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89/fmars.2021.787808</text:p>
          </table:table-cell>
          <table:table-cell office:value-type="string" calcext:value-type="string">
            <text:p>Reoxygenation of the Hypoxia in the East China Sea: A Ventilation Opening for Marine Life</text:p>
          </table:table-cell>
          <table:table-cell office:value-type="string" calcext:value-type="string">
            <text:p>Chung-Chi Chen</text:p>
          </table:table-cell>
          <table:table-cell office:value-type="string" calcext:value-type="string">
            <text:p>Chung-Chi Chen, Dong S. Ko, Gwo-Ching Gong, Chun-Chi Lien, Wen-Chen Chou, Hung-Jen Lee, Fuh-Kwo Shiah, Yu-Sin Wita Huang</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1-27</text:p>
          </table:table-cell>
          <table:table-cell office:value-type="string" calcext:value-type="string">
            <text:p>Hypoxia and upwelling co-occur in the summer, and well-mixed water typically reaches the subsurface in the East China Sea (ECS), especially off the Changjiang River estuary. The impact of upwelling on hypoxia and, therefore, on the ecosystem in the ECS is not known. This study demonstrates both positive and negative effects of upwelling on hypoxia and its impact on the ecosystem. With upwelling, the spatial extent of hypoxic water increases with a lower pH but waters with high regenerated nutrients and fugacity of CO2 (fCO2), which are normally confined to the near-bottom, are found just up to 5–10 m below the surface. This upwelled high nutrient water can enhance phytoplankton growth in this region. On one occasion in August 2014, upwelling reached to the surface and lasted for 3 weeks, with the area of coverage ranging from 326.8 to 24,368.0 km2. During this event, the water was mixed thoroughly throughout the water column, with high concentrations of nutrients, chlorophyll a, and slightly undersaturated dissolved oxygen but saturated fCO2, alongside a normal pH. This event may have served as an important pathway from the ocean to the atmosphere for the regenerated CO2. It also provided a productive and suitable environment for marine life and ventilation to alleviate low-oxygen stress in this hypoxic but upwelling region in the ECS.</text:p>
          </table:table-cell>
          <table:table-cell office:value-type="string" calcext:value-type="string">
            <text:p>https://doi.org/10.3389/fmars.2021.787808</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marpolbul.2021.112288</text:p>
          </table:table-cell>
          <table:table-cell office:value-type="string" calcext:value-type="string">
            <text:p>Impact of upwelling on phytoplankton blooms and hypoxia along the Chinese coast in the East China Sea</text:p>
          </table:table-cell>
          <table:table-cell office:value-type="string" calcext:value-type="string">
            <text:p>Chung-Chi Chen</text:p>
          </table:table-cell>
          <table:table-cell office:value-type="string" calcext:value-type="string">
            <text:p>Chung-Chi Chen, Fuh-Kwo Shiah, Gwo-Ching Gong, Tzong-Yueh Chen</text:p>
          </table:table-cell>
          <table:table-cell office:value-type="string" calcext:value-type="string">
            <text:p>Elsevier BV</text:p>
          </table:table-cell>
          <table:table-cell office:value-type="string" calcext:value-type="string">
            <text:p>Marine Pollution Bulletin</text:p>
          </table:table-cell>
          <table:table-cell office:value-type="float" office:value="2021" calcext:value-type="float">
            <text:p>2021</text:p>
          </table:table-cell>
          <table:table-cell office:value-type="string" calcext:value-type="string">
            <text:p>2021-6</text:p>
          </table:table-cell>
          <table:table-cell/>
          <table:table-cell office:value-type="string" calcext:value-type="string">
            <text:p>https://doi.org/10.1016/j.marpolbul.2021.112288</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02/lno.11729</text:p>
          </table:table-cell>
          <table:table-cell office:value-type="string" calcext:value-type="string">
            <text:p>Scaling effects of a eutrophic river plume on organic carbon consumption</text:p>
          </table:table-cell>
          <table:table-cell office:value-type="string" calcext:value-type="string">
            <text:p>Chung‐Chi Chen</text:p>
          </table:table-cell>
          <table:table-cell office:value-type="string" calcext:value-type="string">
            <text:p>Chung‐Chi Chen, Gwo‐Ching Gong, Kuo‐Ping Chiang, Fuh‐Kwo Shiah, Chih‐Ching Chung, Chin‐Chang Hung</text:p>
          </table:table-cell>
          <table:table-cell office:value-type="string" calcext:value-type="string">
            <text:p>Wiley</text:p>
          </table:table-cell>
          <table:table-cell office:value-type="string" calcext:value-type="string">
            <text:p>Limnology &amp;amp; Oceanography</text:p>
          </table:table-cell>
          <table:table-cell office:value-type="float" office:value="2021" calcext:value-type="float">
            <text:p>2021</text:p>
          </table:table-cell>
          <table:table-cell office:value-type="string" calcext:value-type="string">
            <text:p>2021-5</text:p>
          </table:table-cell>
          <table:table-cell office:value-type="string" calcext:value-type="string">
            <text:p>The amount of fluvial input has important impacts on shelf regions. To understand how the magnitude of fluvial discharge affects plume ecosystems, particularly organic carbon consumption, data over 10 consecutive summers (2003–2012) were examined in the Changjiang River plume of the East China Sea. The area of the Changjiang River plume ranged from approximately 4.90 × 103 km2 to 94.83 × 103 km2 and varied in proportion to the freshwater discharge rate. Plankton community respiration was at the medium to high end of the values reported for coastal regions. Total organic carbon consumption over the Changjiang River plume was positively correlated with the Changjiang freshwater discharge. This scaling relationship might be associated with river flows delivering allochthonous organic carbon and dissolved inorganic nutrients into the East China Sea. However, plankton community respiration (per m3 basis) decreased as the area of the Changjiang River plume increased; this rate appeared to have been influenced by particulate organic carbon (POC) levels and/or total plankton biomass. Even though POC was dominated by phytoplankton biomass allometrically, bacteria contributed more to plankton community respiration, possibly signifying that these bacteria were more reliant on plankton‐derived organic matter. Even with high phytoplankton biomass and primary productivity, this plume ecosystem was heterotrophic, albeit close to a state of carbon balance. To support high organic carbon consumption, in addition to allochthonous sources from fluvial runoff, a large amount of organic matter might have been autochthonous and derived from plankton in the Changjiang River plume.</text:p>
          </table:table-cell>
          <table:table-cell office:value-type="string" calcext:value-type="string">
            <text:p>https://doi.org/10.1002/lno.11729</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marpolbul.2019.110875</text:p>
          </table:table-cell>
          <table:table-cell office:value-type="string" calcext:value-type="string">
            <text:p>Hypoxia in autumn of the East China Sea</text:p>
          </table:table-cell>
          <table:table-cell office:value-type="string" calcext:value-type="string">
            <text:p>Chung-Chi Chen</text:p>
          </table:table-cell>
          <table:table-cell office:value-type="string" calcext:value-type="string">
            <text:p>Chung-Chi Chen, Gwo-Ching Gong, Wen-Chen Chou, Fuh-Kwo Shiah</text:p>
          </table:table-cell>
          <table:table-cell office:value-type="string" calcext:value-type="string">
            <text:p>Elsevier BV</text:p>
          </table:table-cell>
          <table:table-cell office:value-type="string" calcext:value-type="string">
            <text:p>Marine Pollution Bulletin</text:p>
          </table:table-cell>
          <table:table-cell office:value-type="float" office:value="2020" calcext:value-type="float">
            <text:p>2020</text:p>
          </table:table-cell>
          <table:table-cell office:value-type="string" calcext:value-type="string">
            <text:p>2020-3</text:p>
          </table:table-cell>
          <table:table-cell/>
          <table:table-cell office:value-type="string" calcext:value-type="string">
            <text:p>https://doi.org/10.1016/j.marpolbul.2019.110875</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16/j.pocean.2019.102129</text:p>
          </table:table-cell>
          <table:table-cell office:value-type="string" calcext:value-type="string">
            <text:p>Three-dimensional coupling between size-fractionated chlorophyll-a, POC and physical processes in the Taiwan Strait in summer</text:p>
          </table:table-cell>
          <table:table-cell office:value-type="string" calcext:value-type="string">
            <text:p>James T. Liu</text:p>
          </table:table-cell>
          <table:table-cell office:value-type="string" calcext:value-type="string">
            <text:p>James T. Liu, Bangqin Huang, Yi Chang, Xiaoqin Du, Xin Liu, Rick J. Yang, Ray T. Hsu, Saulwood Lin, Jia-Jang Hung, Jay Lee, Chih-Chieh Su, Yuan-Pin Chang</text:p>
          </table:table-cell>
          <table:table-cell office:value-type="string" calcext:value-type="string">
            <text:p>Elsevier BV</text:p>
          </table:table-cell>
          <table:table-cell office:value-type="string" calcext:value-type="string">
            <text:p>Progress in Oceanography</text:p>
          </table:table-cell>
          <table:table-cell office:value-type="float" office:value="2019" calcext:value-type="float">
            <text:p>2019</text:p>
          </table:table-cell>
          <table:table-cell office:value-type="string" calcext:value-type="string">
            <text:p>2019-9</text:p>
          </table:table-cell>
          <table:table-cell/>
          <table:table-cell office:value-type="string" calcext:value-type="string">
            <text:p>https://doi.org/10.1016/j.pocean.2019.102129</text:p>
          </table:table-cell>
          <table:table-cell office:value-type="string" calcext:value-type="string">
            <text:p>中山大學</text:p>
          </table:table-cell>
          <table:table-cell office:value-type="string" calcext:value-type="string">
            <text:p>劉祖乾</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16/j.ecss.2019.01.029</text:p>
          </table:table-cell>
          <table:table-cell office:value-type="string" calcext:value-type="string">
            <text:p>Reduced daytime net growth rate of Synechococcus spp. in the East China sea in summer estimated using a dilution approach</text:p>
          </table:table-cell>
          <table:table-cell office:value-type="string" calcext:value-type="string">
            <text:p>Gwo-Ching Gong</text:p>
          </table:table-cell>
          <table:table-cell office:value-type="string" calcext:value-type="string">
            <text:p>Gwo-Ching Gong, An-Yi Tsai</text:p>
          </table:table-cell>
          <table:table-cell office:value-type="string" calcext:value-type="string">
            <text:p>Elsevier BV</text:p>
          </table:table-cell>
          <table:table-cell office:value-type="string" calcext:value-type="string">
            <text:p>Estuarine, Coastal and Shelf Science</text:p>
          </table:table-cell>
          <table:table-cell office:value-type="float" office:value="2019" calcext:value-type="float">
            <text:p>2019</text:p>
          </table:table-cell>
          <table:table-cell office:value-type="string" calcext:value-type="string">
            <text:p>2019-4</text:p>
          </table:table-cell>
          <table:table-cell/>
          <table:table-cell office:value-type="string" calcext:value-type="string">
            <text:p>https://doi.org/10.1016/j.ecss.2019.01.029</text:p>
          </table:table-cell>
          <table:table-cell office:value-type="string" calcext:value-type="string">
            <text:p>國立臺灣海洋大學</text:p>
          </table:table-cell>
          <table:table-cell office:value-type="string" calcext:value-type="string">
            <text:p>龔國慶</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19/tao.2021.05.15.01</text:p>
          </table:table-cell>
          <table:table-cell office:value-type="string" calcext:value-type="string">
            <text:p>Phytoplankton production and consumption rate in the warm and cold seasons in the coastal ecosystem of Matsu Island</text:p>
          </table:table-cell>
          <table:table-cell office:value-type="string" calcext:value-type="string">
            <text:p>An-Yi Tsai</text:p>
          </table:table-cell>
          <table:table-cell office:value-type="string" calcext:value-type="string">
            <text:p>An-Yi Tsai, Gwo-Ching Gong, Kuo-Ping Chiang, Sheng-Fang Tsai</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21" calcext:value-type="float">
            <text:p>2021</text:p>
          </table:table-cell>
          <table:table-cell/>
          <table:table-cell office:value-type="string" calcext:value-type="string">
            <text:p>https://doi.org/10.3319/tao.2021.05.15.01</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02/2017jc013476</text:p>
          </table:table-cell>
          <table:table-cell office:value-type="string" calcext:value-type="string">
            <text:p>Eddy-Kuroshio Interactions: Local and Remote Effects</text:p>
          </table:table-cell>
          <table:table-cell office:value-type="string" calcext:value-type="string">
            <text:p>Sen Jan</text:p>
          </table:table-cell>
          <table:table-cell office:value-type="string" calcext:value-type="string">
            <text:p>Sen Jan, Vigan Mensah, Magdalena Andres, Ming‐Huei Chang, Yiing Jang Yang</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17" calcext:value-type="float">
            <text:p>2017</text:p>
          </table:table-cell>
          <table:table-cell office:value-type="string" calcext:value-type="string">
            <text:p>2017-12</text:p>
          </table:table-cell>
          <table:table-cell office:value-type="string" calcext:value-type="string">
            <text:p>Quasi‐geostrophic mesoscale eddies regularly impinge on the Kuroshio in the western North Pacific, but the processes underlying the evolution of these eddy‐Kuroshio interactions have not yet been thoroughly investigated in the literature. Here this interaction is examined with results from a semi‐idealized three‐dimensional numerical model and observations from four pressure‐sensor equipped inverted echo sounders (PIESs) in a zonal section east of Taiwan and satellite altimeters. Both the observations and numerical simulations suggest that, during the interaction of a cyclonic eddy with the Kuroshio, the circular eddy is deformed into an elliptic shape with the major axis in the northwest‐southeast direction, before being dissipated; the poleward velocity and associated Kuroshio transport decrease and the sea level and pycnocline slopes across the Kuroshio weaken. In contrast, for an anticyclonic eddy during the eddy‐Kuroshio interaction, variations in the velocity, sea level, and isopycnal depth are reversed; the circular eddy is also deformed to an ellipse but with the major axis parallel to the Kuroshio. The model results also demonstrate that the velocity field is modified first and consequently the SSH and isopycnal depth evolve during the interaction. Furthermore, due to the combined effect of impingement latitude and realistic topography, some eddy‐Kuroshio interactions east of Taiwan are found to have remote effects, both in the Luzon Strait and on the East China Sea shelf northeast of Taiwan.</text:p>
          </table:table-cell>
          <table:table-cell office:value-type="string" calcext:value-type="string">
            <text:p>https://doi.org/10.1002/2017jc013476</text:p>
          </table:table-cell>
          <table:table-cell office:value-type="string" calcext:value-type="string">
            <text:p>國立臺灣大學海洋研究所</text:p>
          </table:table-cell>
          <table:table-cell office:value-type="string" calcext:value-type="string">
            <text:p>詹森</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80/15481603.2022.2051384</text:p>
          </table:table-cell>
          <table:table-cell office:value-type="string" calcext:value-type="string">
            <text:p>Decreasing trend of kuroshio intrusion and its effect on the chlorophyll-a concentration in the Luzon Strait, South China Sea</text:p>
          </table:table-cell>
          <table:table-cell office:value-type="string" calcext:value-type="string">
            <text:p>Yi Chang</text:p>
          </table:table-cell>
          <table:table-cell office:value-type="string" calcext:value-type="string">
            <text:p>Yi Chang, Yung-Yen Shih, Yun-Chan Tsai, Yun-Hsuan Lu, James T. Liu, Tung-Yao Hsu, Jen-Han Yang, Xing-Han Wu, Chin-Chang Hung</text:p>
          </table:table-cell>
          <table:table-cell office:value-type="string" calcext:value-type="string">
            <text:p>Informa UK Limited</text:p>
          </table:table-cell>
          <table:table-cell office:value-type="string" calcext:value-type="string">
            <text:p>GIScience &amp;amp; Remote Sensing</text:p>
          </table:table-cell>
          <table:table-cell office:value-type="float" office:value="2022" calcext:value-type="float">
            <text:p>2022</text:p>
          </table:table-cell>
          <table:table-cell table:style-name="ce2" office:value-type="date" office:date-value="2022-12-31" calcext:value-type="date">
            <text:p>2022-12-31</text:p>
          </table:table-cell>
          <table:table-cell/>
          <table:table-cell office:value-type="string" calcext:value-type="string">
            <text:p>https://doi.org/10.1080/15481603.2022.2051384</text:p>
          </table:table-cell>
          <table:table-cell office:value-type="string" calcext:value-type="string">
            <text:p>中山大學</text:p>
          </table:table-cell>
          <table:table-cell office:value-type="string" calcext:value-type="string">
            <text:p>劉祖乾</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89/fmars.2021.680729</text:p>
          </table:table-cell>
          <table:table-cell office:value-type="string" calcext:value-type="string">
            <text:p>Vertical Nitrate Flux Induced by Kelvin-Helmholtz Billows Over a Seamount in the Kuroshio</text:p>
          </table:table-cell>
          <table:table-cell office:value-type="string" calcext:value-type="string">
            <text:p>Cristy S. Acabado</text:p>
          </table:table-cell>
          <table:table-cell office:value-type="string" calcext:value-type="string">
            <text:p>Cristy S. Acabado, Yu-Hsin Cheng, Ming-Huei Chang, Chung-Chi Chen</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2" office:value-type="date" office:date-value="2021-10-20" calcext:value-type="date">
            <text:p>2021-10-20</text:p>
          </table:table-cell>
          <table:table-cell office:value-type="string" calcext:value-type="string">
            <text:p>Kelvin–Helmholtz (KH) billows can facilitate microscale turbulent mixing around seamounts in the Kuroshio. This study sought to describe the influence of billow intensity (i.e., “intermittent and small” and “steady and large” billows) on vertical nitrate fluxes. KH billows led to turbulent kinetic energy dissipation rates [ε = O (10–7 to 10–6) W kg–1] and eddy diffusivities [Kρ = O (10–4 to 10–3) m2 s–1] that were significantly stronger than those outside the billow depths. The mean nitrate flux estimated using Kρ in the billow depths had a maximal value of 10.0 mmol m–2 day–1, which was much higher than estimates for the open ocean. The nitrate flux associated with the shallow KH billows at two vertical levels contributed to enrich the subsurface phytoplankton maximum, while the deeper billows closer to the summit were found to induce a large amount of nitrate flux from the deeper to the subsurface water. This study showed that KH billows make important contributions to seamount ecosystems, particularly in the cycling and vertical mixing of nutrients to make them available for potential downstream transport.</text:p>
          </table:table-cell>
          <table:table-cell office:value-type="string" calcext:value-type="string">
            <text:p>https://doi.org/10.3389/fmars.2021.680729</text:p>
          </table:table-cell>
          <table:table-cell office:value-type="string" calcext:value-type="string">
            <text:p>國立臺灣師範大學</text:p>
          </table:table-cell>
          <table:table-cell office:value-type="string" calcext:value-type="string">
            <text:p>陳仲吉</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90/w14081251</text:p>
          </table:table-cell>
          <table:table-cell office:value-type="string" calcext:value-type="string">
            <text:p>Numerical Simulation of the Trajectory of Garbage Falling into the Sea at the Coastal Landfill in Northeast Taiwan</text:p>
          </table:table-cell>
          <table:table-cell office:value-type="string" calcext:value-type="string">
            <text:p>Yu-Hsuan Lai</text:p>
          </table:table-cell>
          <table:table-cell office:value-type="string" calcext:value-type="string">
            <text:p>Yu-Hsuan Lai, Ching-Yuan Lu, Zhe-Wen Zheng, Li-Chun Chiang, Chung-Ru Ho</text:p>
          </table:table-cell>
          <table:table-cell office:value-type="string" calcext:value-type="string">
            <text:p>MDPI AG</text:p>
          </table:table-cell>
          <table:table-cell office:value-type="string" calcext:value-type="string">
            <text:p>Water</text:p>
          </table:table-cell>
          <table:table-cell office:value-type="float" office:value="2022" calcext:value-type="float">
            <text:p>2022</text:p>
          </table:table-cell>
          <table:table-cell table:style-name="ce1" office:value-type="string" calcext:value-type="string">
            <text:p>2022-4-13</text:p>
          </table:table-cell>
          <table:table-cell office:value-type="string" calcext:value-type="string">
            <text:p>This study used a numerical model to simulate the floating trajectory of garbage falling into the sea from the landfill near the coast of Wanghaixiang Bay in northeast Taiwan to understand its impact on the local environment. The Regional Ocean Model System was used to simulate the probability densities of the distribution of garbage drifting trajectories under scenarios of no-wind, northeast monsoon, and typhoons. The results show that, in the no-wind scenario, garbage was mainly affected by tidal currents. It moved in the northwest–southeast direction outside the bay. In the northeast monsoon scenario, garbage was forced toward the shore due to the windage effect. In typhoon scenarios, strong winds forced the garbage to the shore, as typhoons continued to advance and the wind direction kept changing, the garbage trajectory was also changed. After typhoons moved away, the drifting trajectory of the garbage was again affected by tidal currents. When the garbage falling into the sea was located in the bay or the mouth of the bay, the garbage had a higher probability of being forced into the bay by typhoons.</text:p>
          </table:table-cell>
          <table:table-cell office:value-type="string" calcext:value-type="string">
            <text:p>https://doi.org/10.3390/w14081251</text:p>
          </table:table-cell>
          <table:table-cell office:value-type="string" calcext:value-type="string">
            <text:p>臺灣海洋大學海洋環境資訊系</text:p>
          </table:table-cell>
          <table:table-cell office:value-type="string" calcext:value-type="string">
            <text:p>何宗儒</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19/tao.2020.08.13.01</text:p>
          </table:table-cell>
          <table:table-cell office:value-type="string" calcext:value-type="string">
            <text:p>Effects of bacteria-virus interaction on Synechococcus spp. growth in the coastal waters</text:p>
          </table:table-cell>
          <table:table-cell table:number-columns-repeated="2" office:value-type="string" calcext:value-type="string">
            <text:p>An-Yi Tsai</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20" calcext:value-type="float">
            <text:p>2020</text:p>
          </table:table-cell>
          <table:table-cell/>
          <table:table-cell office:value-type="string" calcext:value-type="string">
            <text:p>https://doi.org/10.3319/tao.2020.08.13.01</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rs12172853</text:p>
          </table:table-cell>
          <table:table-cell office:value-type="string" calcext:value-type="string">
            <text:p>Diurnal to Seasonal Variations in Ocean Chlorophyll and Ocean Currents in the North of Taiwan Observed by Geostationary Ocean Color Imager and Coastal Radar</text:p>
          </table:table-cell>
          <table:table-cell office:value-type="string" calcext:value-type="string">
            <text:p>Po-Chun Hsu</text:p>
          </table:table-cell>
          <table:table-cell office:value-type="string" calcext:value-type="string">
            <text:p>Po-Chun Hsu, Ching-Yuan Lu, Tai-Wen Hsu, Chung-Ru Ho</text:p>
          </table:table-cell>
          <table:table-cell office:value-type="string" calcext:value-type="string">
            <text:p>MDPI AG</text:p>
          </table:table-cell>
          <table:table-cell office:value-type="string" calcext:value-type="string">
            <text:p>Remote Sensing</text:p>
          </table:table-cell>
          <table:table-cell office:value-type="float" office:value="2020" calcext:value-type="float">
            <text:p>2020</text:p>
          </table:table-cell>
          <table:table-cell table:style-name="ce1" office:value-type="string" calcext:value-type="string">
            <text:p>2020-9-2</text:p>
          </table:table-cell>
          <table:table-cell office:value-type="string" calcext:value-type="string">
            <text:p>The waters in the north of Taiwan are located at the southern end of the East China Sea (ECS), adjacent to the Taiwan Strait (TS), and the Kuroshio region. To understand the physical dynamic process of ocean currents and the temporal and spatial distribution of the ocean chlorophyll concentration in the north of Taiwan, hourly coastal ocean dynamics applications radar (CODAR) flow field data and geostationary ocean color imager (GOCI) data are analyzed here. According to data from December 2014 to May 2020, the water in the TS flows along the northern coast of Taiwan into the Kuroshio region with a velocity of 0.13 m/s in spring and summer through the ECS. In winter, the Kuroshio invades the ECS shelf, where the water flows into the TS through the ECS with a velocity of 0.08 m/s. The seasonal variation of ocean chlorophyll concentration along the northwestern coast of Taiwan is obvious, where the average chlorophyll concentration from November to January exceeds 2.0 mg/m3, and the lowest concentration in spring is 1.4 mg/m3. It is apparent that the tidal currents in the north of Taiwan flow eastward and westward during ebb and flood periods, respectively. Affected by the background currents, the flow velocity exhibits significant seasonal changes, namely, 0.43 m/s in summer and 0.27 m/s in winter during the ebb period and is 0.26 m/s in summer and 0.45 m/s in winter during the flood period. The chlorophyll concentration near the shore is also significantly affected by the tidal currents. Based on CODAR data, virtual drifter experiments, and GOCI data, this research provides novel and important knowledge of ocean current movement process in the north of Taiwan and indicates diurnal to seasonal variations in the ocean chlorophyll concentration, facilitating future research on the interaction between the TS, ECS, and Kuroshio.</text:p>
          </table:table-cell>
          <table:table-cell office:value-type="string" calcext:value-type="string">
            <text:p>https://doi.org/10.3390/rs12172853</text:p>
          </table:table-cell>
          <table:table-cell office:value-type="string" calcext:value-type="string">
            <text:p>臺灣海洋大學海洋環境資訊系</text:p>
          </table:table-cell>
          <table:table-cell office:value-type="string" calcext:value-type="string">
            <text:p>何宗儒</text:p>
          </table:table-cell>
          <table:table-cell table:number-columns-repeated="3"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29/2019jc015226</text:p>
          </table:table-cell>
          <table:table-cell office:value-type="string" calcext:value-type="string">
            <text:p>Tide-Induced Periodic Sea Surface Temperature Drops in the Coral Reef Area of Nanwan Bay, Southern Taiwan</text:p>
          </table:table-cell>
          <table:table-cell office:value-type="string" calcext:value-type="string">
            <text:p>Po‐Chun Hsu</text:p>
          </table:table-cell>
          <table:table-cell office:value-type="string" calcext:value-type="string">
            <text:p>Po‐Chun Hsu, Hung‐Jen Lee, Quanan Zheng, Jian‐Wu Lai, Feng‐Chun Su, Chung‐Ru Ho</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20" calcext:value-type="float">
            <text:p>2020</text:p>
          </table:table-cell>
          <table:table-cell office:value-type="string" calcext:value-type="string">
            <text:p>2020-4</text:p>
          </table:table-cell>
          <table:table-cell office:value-type="string" calcext:value-type="string">
            <text:p>Tidal current‐induced cyclonic eddies cause cold‐water upwelling and periodic sea surface temperature (SST) drops around the coral reef area in Nanwan Bay, which is located at the southern tip of Taiwan. This study used Himawari‐8 satellite data and tide gauge and coastal ocean dynamics application radar (CODAR) data to analyze the characteristics of the SST drops and cyclonic eddy propagation and used an oceanic general circulation model (OGCM) to simulate the tidal current flowing process. According to the CODAR data analysis, the mixed primary semidiurnal tide had an average current velocity of 0.3–0.4 m s−1 throughout the bay, and the average life cycle of a cyclonic eddy is 6.6 hr, with a propagation speed of 0.35 m s−1. The SST drop during the spring tide period was greater than that during the neap tide period, and the SST dropped in both summer and winter. The average daily SST drop in the summer reached 2 °C with a maximum observed value of 4.7 °C, and the SST drop rate was 0.3–0.5 °C hr−1. The annual mean chlorophyll‐a concentration was 0.25 mg m−3. This study explored the special properties of the Nanwan Bay coral reef area from the perspective of ocean physics to allow ecologists to facilitate the implementation of long‐term conservation and monitoring programs.</text:p>
          </table:table-cell>
          <table:table-cell office:value-type="string" calcext:value-type="string">
            <text:p>https://doi.org/10.1029/2019jc015226</text:p>
          </table:table-cell>
          <table:table-cell office:value-type="string" calcext:value-type="string">
            <text:p>臺灣海洋大學海洋環境資訊系</text:p>
          </table:table-cell>
          <table:table-cell office:value-type="string" calcext:value-type="string">
            <text:p>何宗儒</text:p>
          </table:table-cell>
          <table:table-cell table:number-columns-repeated="3"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ecss.2020.106914</text:p>
          </table:table-cell>
          <table:table-cell office:value-type="string" calcext:value-type="string">
            <text:p>Daily to weekly impacts of mixing and biological activity on carbonate dynamics in a large river-dominated shelf</text:p>
          </table:table-cell>
          <table:table-cell office:value-type="string" calcext:value-type="string">
            <text:p>Wei-Jen Huang</text:p>
          </table:table-cell>
          <table:table-cell office:value-type="string" calcext:value-type="string">
            <text:p>Wei-Jen Huang, Kai-Jung Kao, Yu-Shih Lin, Chen-Tung Arthur Chen, James T. Liu</text:p>
          </table:table-cell>
          <table:table-cell office:value-type="string" calcext:value-type="string">
            <text:p>Elsevier BV</text:p>
          </table:table-cell>
          <table:table-cell office:value-type="string" calcext:value-type="string">
            <text:p>Estuarine, Coastal and Shelf Science</text:p>
          </table:table-cell>
          <table:table-cell office:value-type="float" office:value="2020" calcext:value-type="float">
            <text:p>2020</text:p>
          </table:table-cell>
          <table:table-cell office:value-type="string" calcext:value-type="string">
            <text:p>2020-10</text:p>
          </table:table-cell>
          <table:table-cell/>
          <table:table-cell office:value-type="string" calcext:value-type="string">
            <text:p>https://doi.org/10.1016/j.ecss.2020.106914</text:p>
          </table:table-cell>
          <table:table-cell office:value-type="string" calcext:value-type="string">
            <text:p>國立中山大學海洋科學系</text:p>
          </table:table-cell>
          <table:table-cell office:value-type="string" calcext:value-type="string">
            <text:p>黃蔚人</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1-01895-y</text:p>
          </table:table-cell>
          <table:table-cell office:value-type="string" calcext:value-type="string">
            <text:p>Radiocesium in the Taiwan Strait and the Kuroshio east of Taiwan from 2018 to 2019</text:p>
          </table:table-cell>
          <table:table-cell office:value-type="string" calcext:value-type="string">
            <text:p>Wei-Jen Huang</text:p>
          </table:table-cell>
          <table:table-cell office:value-type="string" calcext:value-type="string">
            <text:p>Wei-Jen Huang, Ming-Ta Lee, Kuei-Chen Huang, Kai-Jung Kao, Ming-An Lee, Yiing-Jang Yang, Sen Jan, Chen-Tung Arthur Che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2" office:value-type="date" office:date-value="2021-11-17" calcext:value-type="date">
            <text:p>2021-11-17</text:p>
          </table:table-cell>
          <table:table-cell office:value-type="string" calcext:value-type="string">
            <text:p>The release of anthropogenic radiocesium to the North Pacific Ocean (NPO) has occurred in the past 60 years. Factors controlling 137Cs (half-life, 30.2 year) and 134Cs (half-life, 2.06 year) activity concentrations in the Kuroshio east of Taiwan and the Taiwan Strait (latitude 20° N–27° N, longitude 116° E–123° E) remain unclear. This study collected seawater samples throughout this region and analyzed 134Cs and 137Cs activity concentrations between 2018 and 2019. A principal component analysis (PCA) was performed to analyze the controlling factors of radiocesium. Results of all 134Cs activity concentrations were below the detection limit (0.5 Bq m−3). Analyses of water column 137Cs profiles revealed a primary concentration peak (2.1–2.2 Bq m−3) at a depth range of 200–400 m (potential density σθ: 25.3 to 26.1 kg m−3). The PCA result suggests that this primary peak was related to density layers in the water column. A secondary 137Cs peak (1.90 Bq m−3) was observed in the near-surface waters (σθ = 18.8 to 21.4 kg m−3) and was possibly related to upwelling and river-to-sea mixing on the shelf. In the Taiwan Strait, 137Cs activity concentrations in the near-surface waters were higher in the summer than in the winter. We suggest that upwelling facilitates the vertical transport of 137Cs at the shelf break of the western NPO.</text:p>
          </table:table-cell>
          <table:table-cell office:value-type="string" calcext:value-type="string">
            <text:p>https://doi.org/10.1038/s41598-021-01895-y</text:p>
          </table:table-cell>
          <table:table-cell office:value-type="string" calcext:value-type="string">
            <text:p>國立中山大學海洋科學系</text:p>
          </table:table-cell>
          <table:table-cell office:value-type="string" calcext:value-type="string">
            <text:p>黃蔚人</text:p>
          </table:table-cell>
          <table:table-cell table:number-columns-repeated="3"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19/tao.2021.12.30.04</text:p>
          </table:table-cell>
          <table:table-cell office:value-type="string" calcext:value-type="string">
            <text:p>Post-collisional and volcanic features of the Late Miocene-Pleistocene foreland area, northern offshore Taiwan</text:p>
          </table:table-cell>
          <table:table-cell office:value-type="string" calcext:value-type="string">
            <text:p>Ho-Han Hsu</text:p>
          </table:table-cell>
          <table:table-cell office:value-type="string" calcext:value-type="string">
            <text:p>Ho-Han Hsu, Eason Yi-Cheng Yang, Jih-Hsin Chang, Chih-Chieh Su, Char-Shine Liu, Shye-Donq Chiu, Jen-Sen Shen</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21" calcext:value-type="float">
            <text:p>2021</text:p>
          </table:table-cell>
          <table:table-cell/>
          <table:table-cell office:value-type="string" calcext:value-type="string">
            <text:p>https://doi.org/10.3319/tao.2021.12.30.04</text:p>
          </table:table-cell>
          <table:table-cell office:value-type="string" calcext:value-type="string">
            <text:p>臺大海洋所</text:p>
          </table:table-cell>
          <table:table-cell office:value-type="string" calcext:value-type="string">
            <text:p>許鶴瀚</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geo.2020.106408</text:p>
          </table:table-cell>
          <table:table-cell office:value-type="string" calcext:value-type="string">
            <text:p>Stratigraphic framework and sediment wave fields associated with canyon-levee systems in the Huatung Basin offshore Taiwan Orogen</text:p>
          </table:table-cell>
          <table:table-cell office:value-type="string" calcext:value-type="string">
            <text:p>Ho-Han Hsu</text:p>
          </table:table-cell>
          <table:table-cell office:value-type="string" calcext:value-type="string">
            <text:p>Ho-Han Hsu, Char-Shine Liu, Tzu-Ting Chen, Hau-Ting Hung</text:p>
          </table:table-cell>
          <table:table-cell office:value-type="string" calcext:value-type="string">
            <text:p>Elsevier BV</text:p>
          </table:table-cell>
          <table:table-cell office:value-type="string" calcext:value-type="string">
            <text:p>Marine Geology</text:p>
          </table:table-cell>
          <table:table-cell office:value-type="float" office:value="2021" calcext:value-type="float">
            <text:p>2021</text:p>
          </table:table-cell>
          <table:table-cell office:value-type="string" calcext:value-type="string">
            <text:p>2021-3</text:p>
          </table:table-cell>
          <table:table-cell/>
          <table:table-cell office:value-type="string" calcext:value-type="string">
            <text:p>https://doi.org/10.1016/j.margeo.2020.106408</text:p>
          </table:table-cell>
          <table:table-cell office:value-type="string" calcext:value-type="string">
            <text:p>臺大海洋所</text:p>
          </table:table-cell>
          <table:table-cell office:value-type="string" calcext:value-type="string">
            <text:p>許鶴瀚</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1001-017-9339-y</text:p>
          </table:table-cell>
          <table:table-cell office:value-type="string" calcext:value-type="string">
            <text:p>Seismic imaging of the Formosa Ridge cold seep site offshore of southwestern Taiwan</text:p>
          </table:table-cell>
          <table:table-cell office:value-type="string" calcext:value-type="string">
            <text:p>Ho-Han Hsu</text:p>
          </table:table-cell>
          <table:table-cell office:value-type="string" calcext:value-type="string">
            <text:p>Ho-Han Hsu, Char-Shine Liu, Sumito Morita, Shu-Lin Tu, Saulwood Lin, Hideaki Machiyama, Wataru Azuma, Chia-Yen Ku, Song-Chuen Chen</text:p>
          </table:table-cell>
          <table:table-cell office:value-type="string" calcext:value-type="string">
            <text:p>Springer Science and Business Media LLC</text:p>
          </table:table-cell>
          <table:table-cell office:value-type="string" calcext:value-type="string">
            <text:p>Mar Geophys Res</text:p>
          </table:table-cell>
          <table:table-cell office:value-type="float" office:value="2018" calcext:value-type="float">
            <text:p>2018</text:p>
          </table:table-cell>
          <table:table-cell office:value-type="string" calcext:value-type="string">
            <text:p>2018-12</text:p>
          </table:table-cell>
          <table:table-cell/>
          <table:table-cell office:value-type="string" calcext:value-type="string">
            <text:p>https://doi.org/10.1007/s11001-017-9339-y</text:p>
          </table:table-cell>
          <table:table-cell office:value-type="string" calcext:value-type="string">
            <text:p>臺大海洋所</text:p>
          </table:table-cell>
          <table:table-cell office:value-type="string" calcext:value-type="string">
            <text:p>許鶴瀚</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54/meps09387</text:p>
          </table:table-cell>
          <table:table-cell office:value-type="string" calcext:value-type="string">
            <text:p>Bayesian model for semi-automated zooplankton classification with predictive confidence and rapid category aggregation</text:p>
          </table:table-cell>
          <table:table-cell office:value-type="string" calcext:value-type="string">
            <text:p>L Ye</text:p>
          </table:table-cell>
          <table:table-cell office:value-type="string" calcext:value-type="string">
            <text:p>L Ye, CY Chang, Ch Hsieh</text:p>
          </table:table-cell>
          <table:table-cell office:value-type="string" calcext:value-type="string">
            <text:p>Inter-Research Science Center</text:p>
          </table:table-cell>
          <table:table-cell office:value-type="string" calcext:value-type="string">
            <text:p>Mar. Ecol. Prog. Ser.</text:p>
          </table:table-cell>
          <table:table-cell office:value-type="float" office:value="2011" calcext:value-type="float">
            <text:p>2011</text:p>
          </table:table-cell>
          <table:table-cell table:style-name="ce2" office:value-type="date" office:date-value="2011-11-15" calcext:value-type="date">
            <text:p>2011-11-15</text:p>
          </table:table-cell>
          <table:table-cell/>
          <table:table-cell office:value-type="string" calcext:value-type="string">
            <text:p>https://doi.org/10.3354/meps09387</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19/tao.2019.01.10.01</text:p>
          </table:table-cell>
          <table:table-cell office:value-type="string" calcext:value-type="string">
            <text:p>Early diagenesis and carbon remineralization in young rift sediment of the Southern Okinawa Trough</text:p>
          </table:table-cell>
          <table:table-cell office:value-type="string" calcext:value-type="string">
            <text:p>Yu-Shih Lin</text:p>
          </table:table-cell>
          <table:table-cell office:value-type="string" calcext:value-type="string">
            <text:p>Yu-Shih Lin, Huei-Ting Lin, Bo-Shian Wang, Shein-Fu Wu, Pei-Ling Wang, Chih-Lin Wei, Hsiao-Fen Lee, Tefang Lan, Wei-Jen Huang, Song-Chuen Chen, Yunshuen Wang, Chih-Chieh Su</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9" calcext:value-type="float">
            <text:p>2019</text:p>
          </table:table-cell>
          <table:table-cell/>
          <table:table-cell office:value-type="string" calcext:value-type="string">
            <text:p>https://doi.org/10.3319/tao.2019.01.10.01</text:p>
          </table:table-cell>
          <table:table-cell office:value-type="string" calcext:value-type="string">
            <text:p>National Sun Yat-sen University</text:p>
          </table:table-cell>
          <table:table-cell office:value-type="string" calcext:value-type="string">
            <text:p>Yu-Shih Lin</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186/s40555-014-0089-0</text:p>
          </table:table-cell>
          <table:table-cell office:value-type="string" calcext:value-type="string">
            <text:p>Trophic structure of the pelagic food web in the East China Sea</text:p>
          </table:table-cell>
          <table:table-cell office:value-type="string" calcext:value-type="string">
            <text:p>Mei-Ling Bai</text:p>
          </table:table-cell>
          <table:table-cell office:value-type="string" calcext:value-type="string">
            <text:p>Mei-Ling Bai, Fan-Sian Lin, Yu-Ching Lee, Gwo-Ching Gong, Chih-hao Hsieh</text:p>
          </table:table-cell>
          <table:table-cell office:value-type="string" calcext:value-type="string">
            <text:p>Springer Science and Business Media LLC</text:p>
          </table:table-cell>
          <table:table-cell office:value-type="string" calcext:value-type="string">
            <text:p>Zool. Stud.</text:p>
          </table:table-cell>
          <table:table-cell office:value-type="float" office:value="2015" calcext:value-type="float">
            <text:p>2015</text:p>
          </table:table-cell>
          <table:table-cell office:value-type="string" calcext:value-type="string">
            <text:p>2015-12</text:p>
          </table:table-cell>
          <table:table-cell/>
          <table:table-cell office:value-type="string" calcext:value-type="string">
            <text:p>https://doi.org/10.1186/s40555-014-0089-0</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93/plankt/fbw039</text:p>
          </table:table-cell>
          <table:table-cell office:value-type="string" calcext:value-type="string">
            <text:p>Comparison of copepod species-based and individual-size-based community structuring</text:p>
          </table:table-cell>
          <table:table-cell office:value-type="string" calcext:value-type="string">
            <text:p>Carmen García-Comas</text:p>
          </table:table-cell>
          <table:table-cell office:value-type="string" calcext:value-type="string">
            <text:p>Carmen García-Comas, Yu-Ching Lee, Chun-Yi Chang, Gwo-Ching Gong, Chih-hao Hsieh</text:p>
          </table:table-cell>
          <table:table-cell office:value-type="string" calcext:value-type="string">
            <text:p>Oxford University Press (OUP)</text:p>
          </table:table-cell>
          <table:table-cell office:value-type="string" calcext:value-type="string">
            <text:p>J. Plankton Res.</text:p>
          </table:table-cell>
          <table:table-cell office:value-type="float" office:value="2016" calcext:value-type="float">
            <text:p>2016</text:p>
          </table:table-cell>
          <table:table-cell office:value-type="string" calcext:value-type="string">
            <text:p>2016-8</text:p>
          </table:table-cell>
          <table:table-cell/>
          <table:table-cell office:value-type="string" calcext:value-type="string">
            <text:p>https://doi.org/10.1093/plankt/fbw039</text:p>
          </table:table-cell>
          <table:table-cell table:number-columns-repeated="2"/>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371/journal.pone.0175235</text:p>
          </table:table-cell>
          <table:table-cell office:value-type="string" calcext:value-type="string">
            <text:p>Modified FlowCAM procedure for quantifying size distribution of zooplankton with sample recycling capacity</text:p>
          </table:table-cell>
          <table:table-cell office:value-type="string" calcext:value-type="string">
            <text:p>Esther Wong</text:p>
          </table:table-cell>
          <table:table-cell office:value-type="string" calcext:value-type="string">
            <text:p>Esther Wong, Akash R. Sastri, Fan-Sian Lin, Chih-hao Hsieh</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17" calcext:value-type="float">
            <text:p>2017</text:p>
          </table:table-cell>
          <table:table-cell table:style-name="ce1" office:value-type="string" calcext:value-type="string">
            <text:p>2017-4-6</text:p>
          </table:table-cell>
          <table:table-cell/>
          <table:table-cell office:value-type="string" calcext:value-type="string">
            <text:p>https://doi.org/10.1371/journal.pone.0175235</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pocean.2020.102369</text:p>
          </table:table-cell>
          <table:table-cell office:value-type="string" calcext:value-type="string">
            <text:p>Prey stoichiometry and phytoplankton and zooplankton composition influence the production of marine crustacean zooplankton</text:p>
          </table:table-cell>
          <table:table-cell office:value-type="string" calcext:value-type="string">
            <text:p>Pei-Chi Ho</text:p>
          </table:table-cell>
          <table:table-cell office:value-type="string" calcext:value-type="string">
            <text:p>Pei-Chi Ho, Esther Wong, Fan-Sian Lin, Akash R. Sastri, Carmen García-Comas, Noboru Okuda, Fuh-Kwo Shiah, Gwo-Ching Gong, Rita S.W. Yam, Chih-hao Hsieh</text:p>
          </table:table-cell>
          <table:table-cell office:value-type="string" calcext:value-type="string">
            <text:p>Elsevier BV</text:p>
          </table:table-cell>
          <table:table-cell office:value-type="string" calcext:value-type="string">
            <text:p>Progress in Oceanography</text:p>
          </table:table-cell>
          <table:table-cell office:value-type="float" office:value="2020" calcext:value-type="float">
            <text:p>2020</text:p>
          </table:table-cell>
          <table:table-cell office:value-type="string" calcext:value-type="string">
            <text:p>2020-7</text:p>
          </table:table-cell>
          <table:table-cell/>
          <table:table-cell office:value-type="string" calcext:value-type="string">
            <text:p>https://doi.org/10.1016/j.pocean.2020.102369</text:p>
          </table:table-cell>
          <table:table-cell table:number-columns-repeated="2"/>
          <table:table-cell table:number-columns-repeated="3" office:value-type="string" calcext:value-type="string">
            <text:p>True</text:p>
          </table:table-cell>
          <table:table-cell table:number-columns-repeated="5" office:value-type="string" calcext:value-type="string">
            <text:p>False</text:p>
          </table:table-cell>
          <table:table-cell table:number-columns-repeated="4" office:value-type="string" calcext:value-type="string">
            <text:p>True</text:p>
          </table:table-cell>
        </table:table-row>
        <table:table-row table:style-name="ro1">
          <table:table-cell office:value-type="string" calcext:value-type="string">
            <text:p>10.1007/s44195-022-00031-1</text:p>
          </table:table-cell>
          <table:table-cell office:value-type="string" calcext:value-type="string">
            <text:p>Delineating a volcanic aquifer using groundwater-induced gravity changes in the Tatun Volcano Group, Taiwan</text:p>
          </table:table-cell>
          <table:table-cell office:value-type="string" calcext:value-type="string">
            <text:p>Tzuyi Lien</text:p>
          </table:table-cell>
          <table:table-cell office:value-type="string" calcext:value-type="string">
            <text:p>Tzuyi Lien, Emmy T. Chang, Cheinway Hwang, Ching-Chung Cheng, Rou-Fei Chen, Chung-Hsiang Mu</text:p>
          </table:table-cell>
          <table:table-cell office:value-type="string" calcext:value-type="string">
            <text:p>Springer Science and Business Media LLC</text:p>
          </table:table-cell>
          <table:table-cell office:value-type="string" calcext:value-type="string">
            <text:p>Terr Atmos Ocean Sci</text:p>
          </table:table-cell>
          <table:table-cell office:value-type="float" office:value="2022" calcext:value-type="float">
            <text:p>2022</text:p>
          </table:table-cell>
          <table:table-cell office:value-type="string" calcext:value-type="string">
            <text:p>2022-12</text:p>
          </table:table-cell>
          <table:table-cell office:value-type="string" calcext:value-type="string">
            <text:p>The Tatun Volcanic Group (TVG) is an active volcanic system that poses potential volcanic hazards to northern Taiwan. Groundwater migration can be sensitive to volcanic activities and can induce temporal gravity changes. Here we conducted four gravity measurement campaigns in 2012 with two CG5 relative gravimeters at a total of 31 gravity monitoring sites to probe the spatiotemporal groundwater variability in the TVG area. With careful adjustments to the gravity measurements, the standard point gravity error was approximately 8 μGal on average. The observed gravity changes were compared with the groundwater-induced gravity variations derived from two hydrological models: the continuous flow model that consisted of one permeable layer (Model A) and a dynamic groundwater flow model that used the hydrological solver MODFLOW (Model B). The results show that only gravity observations in the central TVG match the simulated gravity pattern, i.e., the hydrology in the central TVG follows free groundwater flows within the interconnected and porous strata. On the other hand, inconsistencies between simulated and observed gravity changes range from + 40 to – 80 μGal. The discrepancies were located at the eastern and western areas in the TVG and showed opposite variations over time. This pattern of temporal variability cannot be attributed to the use of shallow aquifer models that merely reflect the surface recharges and discharges. We infer that the pattern stems from deep flows, such as hydrothermal fluids alternately replenishing aquifers to the east and west of the TVG, i.e., deep fluid conduits may have developed to the east and west of the TVG and bypassed the central area.</text:p>
          </table:table-cell>
          <table:table-cell office:value-type="string" calcext:value-type="string">
            <text:p>https://doi.org/10.1007/s44195-022-00031-1</text:p>
          </table:table-cell>
          <table:table-cell office:value-type="string" calcext:value-type="string">
            <text:p>台灣大學 海洋研究所</text:p>
          </table:table-cell>
          <table:table-cell office:value-type="string" calcext:value-type="string">
            <text:p>張翠玉</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chem.2019.02.002</text:p>
          </table:table-cell>
          <table:table-cell office:value-type="string" calcext:value-type="string">
            <text:p>Fates of vent CO2 and its impact on carbonate chemistry in the shallow-water hydrothermal field offshore Kueishantao Islet, NE Taiwan</text:p>
          </table:table-cell>
          <table:table-cell office:value-type="string" calcext:value-type="string">
            <text:p>Yu-Shih Lin</text:p>
          </table:table-cell>
          <table:table-cell office:value-type="string" calcext:value-type="string">
            <text:p>Yu-Shih Lin, Hon-Kit Lui, Jay Lee, Chen-Tung Arthur Chen, George S. Burr, Wen-Chen Chou, Fu-Wen Kuo</text:p>
          </table:table-cell>
          <table:table-cell office:value-type="string" calcext:value-type="string">
            <text:p>Elsevier BV</text:p>
          </table:table-cell>
          <table:table-cell office:value-type="string" calcext:value-type="string">
            <text:p>Marine Chemistry</text:p>
          </table:table-cell>
          <table:table-cell office:value-type="float" office:value="2019" calcext:value-type="float">
            <text:p>2019</text:p>
          </table:table-cell>
          <table:table-cell office:value-type="string" calcext:value-type="string">
            <text:p>2019-3</text:p>
          </table:table-cell>
          <table:table-cell/>
          <table:table-cell office:value-type="string" calcext:value-type="string">
            <text:p>https://doi.org/10.1016/j.marchem.2019.02.002</text:p>
          </table:table-cell>
          <table:table-cell office:value-type="string" calcext:value-type="string">
            <text:p>National Sun Yat-sen University</text:p>
          </table:table-cell>
          <table:table-cell office:value-type="string" calcext:value-type="string">
            <text:p>Yu-Shih Lin</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csr.2012.01.005</text:p>
          </table:table-cell>
          <table:table-cell office:value-type="string" calcext:value-type="string">
            <text:p>Methods of training set construction: Towards improving performance for automated mesozooplankton image classification systems</text:p>
          </table:table-cell>
          <table:table-cell office:value-type="string" calcext:value-type="string">
            <text:p>Chun-Yi Chang</text:p>
          </table:table-cell>
          <table:table-cell office:value-type="string" calcext:value-type="string">
            <text:p>Chun-Yi Chang, Pei-Chi Ho, Akash R. Sastri, Yu-Ching Lee, Gwo-Ching Gong, Chih-hao Hsieh</text:p>
          </table:table-cell>
          <table:table-cell office:value-type="string" calcext:value-type="string">
            <text:p>Elsevier BV</text:p>
          </table:table-cell>
          <table:table-cell office:value-type="string" calcext:value-type="string">
            <text:p>Continental Shelf Research</text:p>
          </table:table-cell>
          <table:table-cell office:value-type="float" office:value="2012" calcext:value-type="float">
            <text:p>2012</text:p>
          </table:table-cell>
          <table:table-cell office:value-type="string" calcext:value-type="string">
            <text:p>2012-3</text:p>
          </table:table-cell>
          <table:table-cell/>
          <table:table-cell office:value-type="string" calcext:value-type="string">
            <text:p>https://doi.org/10.1016/j.csr.2012.01.005</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86/1810-522x-52-14</text:p>
          </table:table-cell>
          <table:table-cell office:value-type="string" calcext:value-type="string">
            <text:p>An alternative kernel-based method for estimating copepod growth rates from multimodal biomass distributions in artificial cohort experiments</text:p>
          </table:table-cell>
          <table:table-cell office:value-type="string" calcext:value-type="string">
            <text:p>Kuan-Yu Lin</text:p>
          </table:table-cell>
          <table:table-cell office:value-type="string" calcext:value-type="string">
            <text:p>Kuan-Yu Lin, Akash R Sastri, Chih-hao Hsieh</text:p>
          </table:table-cell>
          <table:table-cell office:value-type="string" calcext:value-type="string">
            <text:p>Springer Science and Business Media LLC</text:p>
          </table:table-cell>
          <table:table-cell office:value-type="string" calcext:value-type="string">
            <text:p>Zool. Stud.</text:p>
          </table:table-cell>
          <table:table-cell office:value-type="float" office:value="2013" calcext:value-type="float">
            <text:p>2013</text:p>
          </table:table-cell>
          <table:table-cell office:value-type="string" calcext:value-type="string">
            <text:p>2013-12</text:p>
          </table:table-cell>
          <table:table-cell office:value-type="string" calcext:value-type="string">
            <text:p>BackgroundElucidating copepod growth and production rates is important in understanding the trophic role of copepods in marine systems. One of the most commonly used field methods for measuring copepod growth rates is the artificial cohort method.ResultsAn ‘artificial cohort’ is established by limiting the incubated animals to relatively narrow size ranges or developmental stages. Thus, one can measure the change in body weight (BW; attributed to body growth) between the start and conclusion of incubation by following the shift in the biomass distribution. The critical issue here is determining how to describe the biomass distribution before and after incubation in a mathematically concise manner. Traditionally, the mean value of the biomass distribution is used as the representative BW, which assumes that the biomass distribution follows a unimodal distribution. However, in practice, the complex composition of copepod communities can commonly yield observations of multimodal distributions. To overcome this difficulty, we suggest that the representative BW of copepod communities be estimated by multiple-peak consideration instead of using the average value. Specifically, we used a kernel-based approach to determine peak values; as such, only BW values associated with a high frequency were used to determine the representative BW.ConclusionsThrough a comparison of different methods, we show that the multiple-peak consideration yielded a higher proportion of realistic growth rate values. In addition, we noted that growth rates estimated with the multiple-peak method were more closely aligned with predictions based on the metabolic theory of ecology.</text:p>
          </table:table-cell>
          <table:table-cell office:value-type="string" calcext:value-type="string">
            <text:p>https://doi.org/10.1186/1810-522x-52-14</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2526-021-01225-5</text:p>
          </table:table-cell>
          <table:table-cell office:value-type="string" calcext:value-type="string">
            <text:p>Multivariate analysis of the spatial species diversity of demersal fish assemblages in relation to habitat characteristics in a subtropical national park, Taiwan</text:p>
          </table:table-cell>
          <table:table-cell office:value-type="string" calcext:value-type="string">
            <text:p>Kuo-Shu Chen</text:p>
          </table:table-cell>
          <table:table-cell office:value-type="string" calcext:value-type="string">
            <text:p>Kuo-Shu Chen, Hsu-Sen Chen, Chiee-Young Chen, Yan-Lin Su, Pei-Jie Meng, Meng-Hsien Chen</text:p>
          </table:table-cell>
          <table:table-cell office:value-type="string" calcext:value-type="string">
            <text:p>Springer Science and Business Media LLC</text:p>
          </table:table-cell>
          <table:table-cell office:value-type="string" calcext:value-type="string">
            <text:p>Mar. Biodivers.</text:p>
          </table:table-cell>
          <table:table-cell office:value-type="float" office:value="2022" calcext:value-type="float">
            <text:p>2022</text:p>
          </table:table-cell>
          <table:table-cell office:value-type="string" calcext:value-type="string">
            <text:p>2022-2</text:p>
          </table:table-cell>
          <table:table-cell office:value-type="string" calcext:value-type="string">
            <text:p>To understand the spatial species diversity of demersal fish assemblages in Taijiang National Park (TJNP) of Taiwan, fishes from 44 demersal trawl hauls and environmental data were collected in the nearshore and offshore areas of TJNP from April 2016 to May 2019. In total, fishes of 47 families, 84 genera, and 113 species were recorded. The nearshore and offshore demersal fish assemblages in TJNP exhibited significant variability in species composition assessed via beta diversity. Using distance-based redundancy analysis, we demonstrated that bottom depth and substrate type were significant explanatory variables of spatial species diversity and identified three habitat types (I: shallow soft bottom; II: deeper soft bottom; III: deeper bottom with mixed sand and gravel substrates). The nearshore assemblage was characterized by type I, where Tarphops oligolepis (flounder), Trachinocephalus myops (snakefish), and Liachirus melanospilos (carpet sole) dominated in terms of abundance. The offshore assemblage was characterized by either type II or type III because differences in substrate types among sampling sites were noticeable. At the offshore sites characterized by a deeper soft bottom (type II), Johnius distinctus (croaker), Cynoglossus kopsii (shortheaded tonguesole), and Coelorinchus formosanus (Formosa grenadier) predominated. In contrast, the westernmost sampling site, characterized by type III habitat, exhibited relatively high Shannon indices, and Scorpaena miostoma (scorpionfish), Urolophus aurantiacus (sepia stingray), and Parabothus taiwanensis (lefteye flounder) predominated. Our results provide the first baseline information on the environmental characteristics and spatial species diversity of demersal fish assemblages in TJNP and have implications for biodiversity conservation in existing spatial management areas.</text:p>
          </table:table-cell>
          <table:table-cell office:value-type="string" calcext:value-type="string">
            <text:p>https://doi.org/10.1007/s12526-021-01225-5</text:p>
          </table:table-cell>
          <table:table-cell office:value-type="string" calcext:value-type="string">
            <text:p>國立中山大學海洋科學系</text:p>
          </table:table-cell>
          <table:table-cell office:value-type="string" calcext:value-type="string">
            <text:p>陳孟仙</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16/j.pocean.2013.10.010</text:p>
          </table:table-cell>
          <table:table-cell office:value-type="string" calcext:value-type="string">
            <text:p>Mesozooplankton size structure in response to environmental conditions in the East China Sea: How much does size spectra theory fit empirical data of a dynamic coastal area?</text:p>
          </table:table-cell>
          <table:table-cell office:value-type="string" calcext:value-type="string">
            <text:p>Carmen García-Comas</text:p>
          </table:table-cell>
          <table:table-cell office:value-type="string" calcext:value-type="string">
            <text:p>Carmen García-Comas, Chun-Yi Chang, Lin Ye, Akash R. Sastri, Yu-Ching Lee, Gwo-Ching Gong, Chih-hao Hsieh</text:p>
          </table:table-cell>
          <table:table-cell office:value-type="string" calcext:value-type="string">
            <text:p>Elsevier BV</text:p>
          </table:table-cell>
          <table:table-cell office:value-type="string" calcext:value-type="string">
            <text:p>Progress in Oceanography</text:p>
          </table:table-cell>
          <table:table-cell office:value-type="float" office:value="2014" calcext:value-type="float">
            <text:p>2014</text:p>
          </table:table-cell>
          <table:table-cell office:value-type="string" calcext:value-type="string">
            <text:p>2014-2</text:p>
          </table:table-cell>
          <table:table-cell/>
          <table:table-cell office:value-type="string" calcext:value-type="string">
            <text:p>https://doi.org/10.1016/j.pocean.2013.10.010</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11/ecog.00986</text:p>
          </table:table-cell>
          <table:table-cell office:value-type="string" calcext:value-type="string">
            <text:p>Determinism of bacterial metacommunity dynamics in the southern East China Sea varies depending on hydrography</text:p>
          </table:table-cell>
          <table:table-cell office:value-type="string" calcext:value-type="string">
            <text:p>Yi‐Chun Yeh</text:p>
          </table:table-cell>
          <table:table-cell office:value-type="string" calcext:value-type="string">
            <text:p>Yi‐Chun Yeh, Pedro R. Peres‐Neto, Shiao‐Wei Huang, Yung‐Chih Lai, Chen‐Yi Tu, Fuh‐Kwo Shiah, Gwo‐Ching Gong, Chih‐hao Hsieh</text:p>
          </table:table-cell>
          <table:table-cell office:value-type="string" calcext:value-type="string">
            <text:p>Wiley</text:p>
          </table:table-cell>
          <table:table-cell office:value-type="string" calcext:value-type="string">
            <text:p>Ecography</text:p>
          </table:table-cell>
          <table:table-cell office:value-type="float" office:value="2015" calcext:value-type="float">
            <text:p>2015</text:p>
          </table:table-cell>
          <table:table-cell office:value-type="string" calcext:value-type="string">
            <text:p>2015-2</text:p>
          </table:table-cell>
          <table:table-cell office:value-type="string" calcext:value-type="string">
            <text:p>Spatial variation of communities composition (metacommunities) results from multiple assembly mechanisms, including environmental filtering and dispersal; however, whether and why the relative importance of the assembly mechanisms in shaping bacterial metacommunity changes through time in marine pelagic systems remains poorly studied. Here, we applied the elements of metacommunity structure framework and the variation partitioning framework to examine whether temporal variation of hydrographic conditions influences bacterioplankton metacommunity dynamics in the southern East China Sea (ECS). The spatiotemporal variation of bacterial communities composition was revealed using 454 pyrosequencing of 16S rDNA. In addition to the whole bacterial community, we analyzed four dominant taxonomic groups (Cyanobacteria, Alphaproteobacteria, Gammaproteobacteria, and Actinobacteria) separately. Our analyses indicate that, considering the whole community level, the determinism of metacommunity structure varied among seasons. When the degree of connectivity was low (December), the metacommunity exhibited random distribution and was explained mainly by the environmental component. However, Clementsian metacommunity was found at intermediate connectivity (May), during which the environmental and spatial predictors were both significant. When connectivity was high (August), a random distribution pattern was found and no significant effect of environmental filtering or dispersal limitation was detected. Nevertheless, when considering different taxonomic groups, the differences in metacommunity dynamics among groups were found. Our results suggest that the driving forces of metacommunity dynamics varied depending on hydrography, as the degrees of environmental heterogeneity and connectivity among habitat patches were determined by circulation pattern. Moreover, mechanisms varied among different taxonomic groups, suggesting that differential dispersal capacity among taxonomic groups should be integrated into community assembly studies.</text:p>
          </table:table-cell>
          <table:table-cell office:value-type="string" calcext:value-type="string">
            <text:p>https://doi.org/10.1111/ecog.00986</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98/rspb.2015.2129</text:p>
          </table:table-cell>
          <table:table-cell office:value-type="string" calcext:value-type="string">
            <text:p>Prey size diversity hinders biomass trophic transfer and predator size diversity promotes it in planktonic communities</text:p>
          </table:table-cell>
          <table:table-cell office:value-type="string" calcext:value-type="string">
            <text:p>Carmen García-Comas</text:p>
          </table:table-cell>
          <table:table-cell office:value-type="string" calcext:value-type="string">
            <text:p>Carmen García-Comas, Akash R. Sastri, Lin Ye, Chun-Yi Chang, Fan-Sian Lin, Min-Sian Su, Gwo-Ching Gong, Chih-hao Hsieh</text:p>
          </table:table-cell>
          <table:table-cell office:value-type="string" calcext:value-type="string">
            <text:p>The Royal Society</text:p>
          </table:table-cell>
          <table:table-cell office:value-type="string" calcext:value-type="string">
            <text:p>Proc. R. Soc. B.</text:p>
          </table:table-cell>
          <table:table-cell office:value-type="float" office:value="2016" calcext:value-type="float">
            <text:p>2016</text:p>
          </table:table-cell>
          <table:table-cell table:style-name="ce1" office:value-type="string" calcext:value-type="string">
            <text:p>2016-2-10</text:p>
          </table:table-cell>
          <table:table-cell office:value-type="string" calcext:value-type="string">
            <text:p>Body size exerts multiple effects on plankton food-web interactions. However, the influence of size structure on trophic transfer remains poorly quantified in the field. Here, we examine how the size diversity of prey (nano-microplankton) and predators (mesozooplankton) influence trophic transfer efficiency (using biomass ratio as a proxy) in natural marine ecosystems. Our results support previous studies on single trophic levels: transfer efficiency decreases with increasing prey size diversity and is enhanced with greater predator size diversity. We further show that communities with low nano-microplankton size diversity and high mesozooplankton size diversity tend to occur in warmer environments with low nutrient concentrations, thus promoting trophic transfer to higher trophic levels in those conditions. Moreover, we reveal an interactive effect of predator and prey size diversities: the positive effect of predator size diversity becomes influential when prey size diversity is high. Mechanistically, the negative effect of prey size diversity on trophic transfer may be explained by unicellular size-based metabolic constraints as well as trade-offs between growth and predation avoidance with size, whereas increasing predator size diversity may enhance diet niche partitioning and thus promote trophic transfer. These findings provide insights into size-based theories of ecosystem functioning, with implications for ecosystem predictive models.</text:p>
          </table:table-cell>
          <table:table-cell office:value-type="string" calcext:value-type="string">
            <text:p>https://doi.org/10.1098/rspb.2015.2129</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2/lno.11294</text:p>
          </table:table-cell>
          <table:table-cell office:value-type="string" calcext:value-type="string">
            <text:p>Resource availability affects temporal variation of phytoplankton size structure in the Kuroshio east of Taiwan</text:p>
          </table:table-cell>
          <table:table-cell office:value-type="string" calcext:value-type="string">
            <text:p>Fan‐Sian Lin</text:p>
          </table:table-cell>
          <table:table-cell office:value-type="string" calcext:value-type="string">
            <text:p>Fan‐Sian Lin, Pei‐Chi Ho, Akash R. Sastri, Chung‐Chi Chen, Gwo‐Ching Gong, Sen Jan, Chih‐hao Hsieh</text:p>
          </table:table-cell>
          <table:table-cell office:value-type="string" calcext:value-type="string">
            <text:p>Wiley</text:p>
          </table:table-cell>
          <table:table-cell office:value-type="string" calcext:value-type="string">
            <text:p>Limnology &amp;amp; Oceanography</text:p>
          </table:table-cell>
          <table:table-cell office:value-type="float" office:value="2020" calcext:value-type="float">
            <text:p>2020</text:p>
          </table:table-cell>
          <table:table-cell office:value-type="string" calcext:value-type="string">
            <text:p>2020-2</text:p>
          </table:table-cell>
          <table:table-cell office:value-type="string" calcext:value-type="string">
            <text:p>The on‐going discussion concerning how environmental factors determine phytoplankton size structure has centered around two hypotheses: (H1) The resource‐size relationship predicts that normalized biovolume size spectrum (NBSS) slopes for phytoplankton are progressively shallower with increasing resource availability and (H2) The temperature‐size relationship predicts that phytoplankton NBSS slopes steepen with increasing water temperature. To test these hypotheses, we examined 72 phytoplankton assemblage collections in the Kuroshio east of Taiwan. Total phytoplankton biomass was used as a proxy for resource availability instead of nutrients because nutrients are depleted and do not represent resource availability for oligotrophic seas. We found no significant relationship between NBSS slopes with temperature, providing little support for the temperature‐size rule. In contrast, a positive relationship between NBSS slopes and total biomass for most of the year lends general support to the resource‐size relationship, except during the winter and early spring. To explain this exception, we hypothesize that resource pulses occurring during the cold seasons are used more efficiently by small cells and promote faster growth of small relative to large phytoplankton because these pulses take place after a long period of resource depletion in oligotrophic seas; thus, the NBSS slopes become much steeper than would be expected from a positive resource‐size relationship. This deviation can be considered as nonsteady state in terms of phytoplankton size structure relative to resources. Nevertheless, we cannot rule out the possibility that grazing effects also play an important role in controlling phytoplankton size structure.</text:p>
          </table:table-cell>
          <table:table-cell office:value-type="string" calcext:value-type="string">
            <text:p>https://doi.org/10.1002/lno.11294</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86/707394</text:p>
          </table:table-cell>
          <table:table-cell office:value-type="string" calcext:value-type="string">
            <text:p>Body Size, Light Intensity, and Nutrient Supply Determine Plankton Stoichiometry in Mixotrophic Plankton Food Webs</text:p>
          </table:table-cell>
          <table:table-cell office:value-type="string" calcext:value-type="string">
            <text:p>Pei-Chi Ho</text:p>
          </table:table-cell>
          <table:table-cell office:value-type="string" calcext:value-type="string">
            <text:p>Pei-Chi Ho, Chun-Wei Chang, Fuh-Kwo Shiah, Pei-Ling Wang, Chih-hao Hsieh, Ken H. Andersen</text:p>
          </table:table-cell>
          <table:table-cell office:value-type="string" calcext:value-type="string">
            <text:p>University of Chicago Press</text:p>
          </table:table-cell>
          <table:table-cell office:value-type="string" calcext:value-type="string">
            <text:p>The American Naturalist</text:p>
          </table:table-cell>
          <table:table-cell office:value-type="float" office:value="2020" calcext:value-type="float">
            <text:p>2020</text:p>
          </table:table-cell>
          <table:table-cell office:value-type="string" calcext:value-type="string">
            <text:p>2020-4</text:p>
          </table:table-cell>
          <table:table-cell/>
          <table:table-cell office:value-type="string" calcext:value-type="string">
            <text:p>https://doi.org/10.1086/707394</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371/journal.pone.0251344</text:p>
          </table:table-cell>
          <table:table-cell office:value-type="string" calcext:value-type="string">
            <text:p>Importance of prey size on investigating prey availability of larval fishes</text:p>
          </table:table-cell>
          <table:table-cell office:value-type="string" calcext:value-type="string">
            <text:p>Yu-Hsuan Huang</text:p>
          </table:table-cell>
          <table:table-cell office:value-type="string" calcext:value-type="string">
            <text:p>Yu-Hsuan Huang, Hsiao-Hang Tao, Gwo-Ching Gong, Chih-hao Hsieh</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21" calcext:value-type="float">
            <text:p>2021</text:p>
          </table:table-cell>
          <table:table-cell table:style-name="ce1" office:value-type="string" calcext:value-type="string">
            <text:p>2021-5-18</text:p>
          </table:table-cell>
          <table:table-cell office:value-type="string" calcext:value-type="string">
            <text:p>Prey availability plays an important role in determining larval fish survival. Numerous studies have found close relationships between the density of mesozooplankton and larval fishes; however, emerging studies suggest that small-size zooplankton are more important prey for some larval fish species. One arising question is whether the size of zooplankton determines the relationship between zooplankton and larval fish community in natural environments. To address this question, we collected small-size (50–200 μm) zooplankton, mesozooplankton (&amp;gt; 330 μm), and larval fish using three different mesh-size (50, 330, 1000 μm, respectively) nets in the East China Sea, and examined their relationships in density. Both meso- and small-size zooplankton densities showed positive relationships with larval fish density, while the relationship is much stronger for the small-size zooplankton. Specifically, the smallest size classes (50–75 and 75–100 μm) of small-size zooplankton showed the highest positive relationships with larval fish density. Temperature, salinity, and chlorophyll-a concentration did not significantly explain larval fish density. Based on these findings, we demonstrate the importance of considering prey size when investigating prey availability for larval fishes.</text:p>
          </table:table-cell>
          <table:table-cell office:value-type="string" calcext:value-type="string">
            <text:p>https://doi.org/10.1371/journal.pone.0251344</text:p>
          </table:table-cell>
          <table:table-cell table:number-columns-repeated="2"/>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1.747763</text:p>
          </table:table-cell>
          <table:table-cell office:value-type="string" calcext:value-type="string">
            <text:p>Comparison of Primary Production Using in situ and Satellite-Derived Values at the SEATS Station in the South China Sea</text:p>
          </table:table-cell>
          <table:table-cell office:value-type="string" calcext:value-type="string">
            <text:p>Yung-Yen Shih</text:p>
          </table:table-cell>
          <table:table-cell office:value-type="string" calcext:value-type="string">
            <text:p>Yung-Yen Shih, Fuh-Kwo Shiah, Chao-Chen Lai, Wen-Chen Chou, Jen-Hua Tai, Yu-Shun Wu, Cheng-Yang Lai, Chia-Ying Ko, Chin-Chang Hung</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1" office:value-type="string" calcext:value-type="string">
            <text:p>2021-10-4</text:p>
          </table:table-cell>
          <table:table-cell office:value-type="string" calcext:value-type="string">
            <text:p>Satellite-based observations of primary production (PP) are broadly used to assess carbon fixation rate of phytoplankton in the global ocean with small spatiotemporal limitations. However, the remote sensing can only reach the ocean surface, the assumption of a PP vertically exponential decrease with increasing depth from the surface to the bottom of euphotic zone may cause a substantial and potential discrepancy between in situ measurements and satellite-based observations of PP. This study compared euphotic zone integrated PP derived from measurements based on ship-based in situ incubation (i.e., PPin situ) and those derived from the satellite-based vertically generalized production model (VGPM; PPVGPM) for the period 2003∼2016 at the South East Asian Time-series Study (SEATS) station. PP values obtained during the NE-monsoon (NEM: Nov∼Mar; PPin situ = 323 ± 134; PPVGPM = 443 ± 142 mg-C m–2 d–1) were ∼2-fold higher than those recorded during the SW-monsoon (SWM: Apr∼Oct; PPin situ = 159 ± 58; PPVGPM = 250 ± 36 mg-C m–2 d–1), regardless of the method used for derivation. The main reason for the higher PP values during the NEM appears to have been a greater abundance of inorganic nutrients were made available by vertical advection. Note that on average, PPin situ estimates were ∼50% lower than PPVGPM estimates, regardless of the monsoon. These discrepancies can be mainly attributed to differences from the euphotic zone depth between satellite-based and in situ measurements. The significantly negative relationship between PP measurements obtained in situ and sea surface temperatures observed throughout this study demonstrates that both methods are effective indicators in estimating PP. Overall, our PPin situ analysis indicates that a warming climate is unfavorable for primary production in low-latitude open ocean ecosystems.</text:p>
          </table:table-cell>
          <table:table-cell office:value-type="string" calcext:value-type="string">
            <text:p>https://doi.org/10.3389/fmars.2021.747763</text:p>
          </table:table-cell>
          <table:table-cell office:value-type="string" calcext:value-type="string">
            <text:p>國立中山大學</text:p>
          </table:table-cell>
          <table:table-cell office:value-type="string" calcext:value-type="string">
            <text:p>洪慶章</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89/fmars.2021.717576</text:p>
          </table:table-cell>
          <table:table-cell office:value-type="string" calcext:value-type="string">
            <text:p>The Wind Effect on Biogeochemistry in Eddy Cores in the Northern South China Sea</text:p>
          </table:table-cell>
          <table:table-cell office:value-type="string" calcext:value-type="string">
            <text:p>Chun Hoe Chow</text:p>
          </table:table-cell>
          <table:table-cell office:value-type="string" calcext:value-type="string">
            <text:p>Chun Hoe Chow, Yung-Yen Shih, Ya-Tang Chien, Jing Yi Chen, Ning Fan, Wei-Chang Wu, Chin-Chang Hung</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1" office:value-type="string" calcext:value-type="string">
            <text:p>2021-8-19</text:p>
          </table:table-cell>
          <table:table-cell office:value-type="string" calcext:value-type="string">
            <text:p>Cyclonic and anticyclonic eddies are usually characterized by upwelling and downwelling, respectively, which are induced by eddy pumping near their core. Using a repeated expendable bathythermograph transect (XBT) and Argo floats, and by cruise experiments, we determined that not all eddies in the northern South China Sea (NSCS) were accompanied by eddy pumping. The weakening of background thermocline was attributed to the strengthening of eddy pumping, affected by (1) wind-induced meridional Sverdrup transports and (2) Kuroshio intrusion into the NSCS. Higher particulate organic carbon (POC) fluxes (&amp;amp;gt; 100 mg-C m−2 day−1) were found near the eddy cores with significant eddy pumping (defined by a depth change of 22°C isotherm near the thermocline for over 10 m), although the satellite-estimated POC fluxes were inconsistent with the in-situ POC fluxes. nitrogen limitation transition and high POC flux were even found near the core of a smaller mesoscale (diameter &amp;amp;lt; 100 km) cyclonic eddy in May 2014, during the weakening of the background thermocline in the NSCS. This finding provides evidence that small mesoscale eddies can efficiently provide nutrients to the subsurface, and that they can remove carbon from the euphotic zone. This is important for global warming, which generally strengthens upper ocean stratification.</text:p>
          </table:table-cell>
          <table:table-cell office:value-type="string" calcext:value-type="string">
            <text:p>https://doi.org/10.3389/fmars.2021.717576</text:p>
          </table:table-cell>
          <table:table-cell office:value-type="string" calcext:value-type="string">
            <text:p>國立中山大學</text:p>
          </table:table-cell>
          <table:table-cell office:value-type="string" calcext:value-type="string">
            <text:p>洪慶章</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89/feart.2020.537332</text:p>
          </table:table-cell>
          <table:table-cell office:value-type="string" calcext:value-type="string">
            <text:p>The Impact of Eddies on Nutrient Supply, Diatom Biomass and Carbon Export in the Northern South China Sea</text:p>
          </table:table-cell>
          <table:table-cell office:value-type="string" calcext:value-type="string">
            <text:p>Yung‐Yen Shih</text:p>
          </table:table-cell>
          <table:table-cell office:value-type="string" calcext:value-type="string">
            <text:p>Yung‐Yen Shih, Chin‐Chang Hung, Sing‐how Tuo, Huan‐Jie Shao, Chun Hoe Chow, François L. L. Muller, Yuan‐Hong Cai</text:p>
          </table:table-cell>
          <table:table-cell office:value-type="string" calcext:value-type="string">
            <text:p>Frontiers Media SA</text:p>
          </table:table-cell>
          <table:table-cell office:value-type="string" calcext:value-type="string">
            <text:p>Front. Earth Sci.</text:p>
          </table:table-cell>
          <table:table-cell office:value-type="float" office:value="2020" calcext:value-type="float">
            <text:p>2020</text:p>
          </table:table-cell>
          <table:table-cell table:style-name="ce1" office:value-type="string" calcext:value-type="string">
            <text:p>2020-12-8</text:p>
          </table:table-cell>
          <table:table-cell office:value-type="string" calcext:value-type="string">
            <text:p>We have investigated the effect of eddies (cold and warm eddies, CEs and WEs) on the nutrient supply to the euphotic zone and the organic carbon export from the euphotic zone to deeper parts of the water column in the northern South China Sea. Besides basic hydrographic and biogeochemical parameters, the flux of particulate organic carbon (POC), a critical index of the strength of the oceanic biological pump, was also measured at several locations within two CEs and one WE using floating sediment traps deployed below the euphotic zone. The POC flux associated with the CEs (85 ± 55 mg-C m−2 d−1) was significantly higher than that associated with the WE (20 ± 7 mg-C m−2 d−1). This was related to differences in the density structure of the water column between the two types of eddies. Within the core of the WE, downwelling created intense stratification which hindered the upward mixing of nutrients and favored the growth of small phytoplankton species. Near the periphery of the WE, nutrient replenishment from below did take place, but only to a limited extent. By far the strongest upwelling was associated with the CEs, bringing nutrients into the lower portion (∼50 m) of the euphotic zone and fueling the growth of larger-cell phytoplankton such as centric diatoms (e.g., Chaetoceros, Coscinodiscus) and dinoflagellates (e.g., Ceratium). A significant finding that emerged from all the results was the positive relationship between the phytoplankton carbon content in the subsurface layer (where the chlorophyll a maximum occurs) and the POC flux to the deep sea.</text:p>
          </table:table-cell>
          <table:table-cell office:value-type="string" calcext:value-type="string">
            <text:p>https://doi.org/10.3389/feart.2020.537332</text:p>
          </table:table-cell>
          <table:table-cell office:value-type="string" calcext:value-type="string">
            <text:p>國立中山大學</text:p>
          </table:table-cell>
          <table:table-cell office:value-type="string" calcext:value-type="string">
            <text:p>洪慶章</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89/fmars.2020.00151</text:p>
          </table:table-cell>
          <table:table-cell office:value-type="string" calcext:value-type="string">
            <text:p>Biogeochemical Variability of the Upper Ocean Response to Typhoons and Storms in the Northern South China Sea</text:p>
          </table:table-cell>
          <table:table-cell office:value-type="string" calcext:value-type="string">
            <text:p>Yung-Yen Shih</text:p>
          </table:table-cell>
          <table:table-cell office:value-type="string" calcext:value-type="string">
            <text:p>Yung-Yen Shih, Chin-Chang Hung, Szu-Yu Huang, François L. L. Muller, Yu-Hsuan Chen</text:p>
          </table:table-cell>
          <table:table-cell office:value-type="string" calcext:value-type="string">
            <text:p>Frontiers Media SA</text:p>
          </table:table-cell>
          <table:table-cell office:value-type="string" calcext:value-type="string">
            <text:p>Front. Mar. Sci.</text:p>
          </table:table-cell>
          <table:table-cell office:value-type="float" office:value="2020" calcext:value-type="float">
            <text:p>2020</text:p>
          </table:table-cell>
          <table:table-cell table:style-name="ce1" office:value-type="string" calcext:value-type="string">
            <text:p>2020-3-20</text:p>
          </table:table-cell>
          <table:table-cell/>
          <table:table-cell office:value-type="string" calcext:value-type="string">
            <text:p>https://doi.org/10.3389/fmars.2020.00151</text:p>
          </table:table-cell>
          <table:table-cell office:value-type="string" calcext:value-type="string">
            <text:p>國立中山大學</text:p>
          </table:table-cell>
          <table:table-cell office:value-type="string" calcext:value-type="string">
            <text:p>洪慶章</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38/s41598-018-37726-w</text:p>
          </table:table-cell>
          <table:table-cell office:value-type="string" calcext:value-type="string">
            <text:p>Elevated carbon flux in deep waters of the South China Sea</text:p>
          </table:table-cell>
          <table:table-cell office:value-type="string" calcext:value-type="string">
            <text:p>Yung-Yen Shih</text:p>
          </table:table-cell>
          <table:table-cell office:value-type="string" calcext:value-type="string">
            <text:p>Yung-Yen Shih, Hsi-Hsiang Lin, Dewang Li, Hsueh-Han Hsieh, Chin-Chang Hung, Chen-Tung Arthur Che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19" calcext:value-type="float">
            <text:p>2019</text:p>
          </table:table-cell>
          <table:table-cell table:style-name="ce1" office:value-type="string" calcext:value-type="string">
            <text:p>2019-2-6</text:p>
          </table:table-cell>
          <table:table-cell office:value-type="string" calcext:value-type="string">
            <text:p>We measured particulate organic carbon (POC) fluxes from the euphotic zone into the twilight zone and deep waters (&amp;gt;1000 m) that occurred between the shelf and the basin in the South China Sea (SCS) and at the SouthEast Asia Time Series Station (SEATS) using floating sediment trap arrays. Additionally, selected sinking particles were imaged by scanning electron microscope (SEM) to reveal particle morphology and composition. Results showed large variations in POC fluxes with elevated values (32–104 mg-C m−2 d−1) below the euphotic zone and a trend towards lower values in the deep SCS. Vertical POC fluxes measured in deep waters between the shelf and the SCS basin were much higher than those estimated by Martin’s attenuation equation. These elevated POC fluxes in deep waters were attributed to lateral particle transport as opposed to enhanced settling out of the euphotic zone. SEM images of sinking particles at 150 m show abundant marine biogenic detritus, while those in deep waters contained a higher proportion of lithogenic material. A great deal of the spatial variability in POC fluxes across the twilight zone and deep waters of the SCS cannot be represented by current biogeochemical models.</text:p>
          </table:table-cell>
          <table:table-cell office:value-type="string" calcext:value-type="string">
            <text:p>https://doi.org/10.1038/s41598-018-37726-w</text:p>
          </table:table-cell>
          <table:table-cell office:value-type="string" calcext:value-type="string">
            <text:p>國立中山大學</text:p>
          </table:table-cell>
          <table:table-cell office:value-type="string" calcext:value-type="string">
            <text:p>洪慶章</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1038/s41598-018-20184-9</text:p>
          </table:table-cell>
          <table:table-cell office:value-type="string" calcext:value-type="string">
            <text:p>Elevated particulate organic carbon export flux induced by internal waves in the oligotrophic northern South China Sea</text:p>
          </table:table-cell>
          <table:table-cell office:value-type="string" calcext:value-type="string">
            <text:p>Dewang Li</text:p>
          </table:table-cell>
          <table:table-cell office:value-type="string" calcext:value-type="string">
            <text:p>Dewang Li, Wen-Chen Chou, Yung-Yen Shih, Guan-Yu Chen, Yi Chang, Chun Hoe Chow, Tsang-Yuh Lin, Chin-Chang Hung</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18" calcext:value-type="float">
            <text:p>2018</text:p>
          </table:table-cell>
          <table:table-cell table:style-name="ce1" office:value-type="string" calcext:value-type="string">
            <text:p>2018-2-1</text:p>
          </table:table-cell>
          <table:table-cell office:value-type="string" calcext:value-type="string">
            <text:p>To understand the biogeochemical response to internal waves in the deep basin of the northern South China Sea (NSCS), particulate organic carbon (POC) export fluxes were quantified for the first time during the passage of large internal waves using drifting sediment traps attached with hydrographic sensors. Results revealed large variations in temperature, nitrate and chlorophyll a (Chl a) concentrations during and after internal waves, suggesting that cold nutrient-replete waters may be brought to the euphotic zone in the dissipation zone during and after the passage of internal wave packets, resulted in phytoplankton flourished. Most importantly, POC export fluxes (110.9 ± 10.7 mg C m−2 d−1) were significantly enhanced after internal waves compared to non-internal wave area (32.6–73.0 mg C m−2 d−1) in the NSCS. Such elevated POC fluxes may be induced by downward flourished biogenic particles, particle aggregation or converged particles from mixed layer triggered by internal waves.</text:p>
          </table:table-cell>
          <table:table-cell office:value-type="string" calcext:value-type="string">
            <text:p>https://doi.org/10.1038/s41598-018-20184-9</text:p>
          </table:table-cell>
          <table:table-cell office:value-type="string" calcext:value-type="string">
            <text:p>國立中山大學</text:p>
          </table:table-cell>
          <table:table-cell office:value-type="string" calcext:value-type="string">
            <text:p>洪慶章</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90/jmse10040494</text:p>
          </table:table-cell>
          <table:table-cell office:value-type="string" calcext:value-type="string">
            <text:p>Controls of Submarine Canyons Connected to Shore during the LGM Sea-Level Rise: Examples from Taiwan</text:p>
          </table:table-cell>
          <table:table-cell office:value-type="string" calcext:value-type="string">
            <text:p>Cheng-Shing Chiang</text:p>
          </table:table-cell>
          <table:table-cell office:value-type="string" calcext:value-type="string">
            <text:p>Cheng-Shing Chiang, Ho-Shing Yu</text:p>
          </table:table-cell>
          <table:table-cell office:value-type="string" calcext:value-type="string">
            <text:p>MDPI AG</text:p>
          </table:table-cell>
          <table:table-cell office:value-type="string" calcext:value-type="string">
            <text:p>JMSE</text:p>
          </table:table-cell>
          <table:table-cell office:value-type="float" office:value="2022" calcext:value-type="float">
            <text:p>2022</text:p>
          </table:table-cell>
          <table:table-cell table:style-name="ce1" office:value-type="string" calcext:value-type="string">
            <text:p>2022-4-2</text:p>
          </table:table-cell>
          <table:table-cell office:value-type="string" calcext:value-type="string">
            <text:p>During the Last Glacial Maximum (LGM) (~20,000 years ago), the sea level was lower than that during the present day by 120 m and the heads of most submarine canyons were close or connected to the coastline or shore, with enhanced terrestrial sediment input due to direct connections with river mouths. This was followed by a relative sea-level rise of 120 m and the migration of coastlines landward. As a result, the heads of some paleo-submarine canyons were no longer near river mouths or connected to the shore. Such canyons became inactive due to the lack of terrestrial sediment input. Only 4% of the world’s submarine canyons reach the coastline and remain active today. Among 13 submarine canyons off the shore of Taiwan, we identified seven (n = 7, 54%) that remain connected to the shore and are active during the present-day highstand. The purpose of this study is to determine the key controls of canyon heads that remain connected to the shore with terrestrial sediment input during the Holocene sea-level rise. As a result of high uplift rates, narrow coastal range, steep gradients, frequent earthquakes, and typhoon development in the Taiwan mountain belt, Taiwan has the highest-yield river and sediment supply. This has led to the transportation of large volumes of sediment to the surrounding deep seas. Narrow steep shelves and large sediment volumes associated with small mountain rivers are the main controls involved in the development of shore-connected canyons on the active Taiwan margin. Shore-connected canyons are present in greater numbers in the major earthquake zone on the eastern Taiwan margin. Frequent earthquake events are another significant factor in the occurrence of shore-connected canyons in the Taiwan region.</text:p>
          </table:table-cell>
          <table:table-cell office:value-type="string" calcext:value-type="string">
            <text:p>https://doi.org/10.3390/jmse10040494</text:p>
          </table:table-cell>
          <table:table-cell office:value-type="string" calcext:value-type="string">
            <text:p>國立自然科學博物館</text:p>
          </table:table-cell>
          <table:table-cell office:value-type="string" calcext:value-type="string">
            <text:p>蔣正興</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3-51016-0</text:p>
          </table:table-cell>
          <table:table-cell office:value-type="string" calcext:value-type="string">
            <text:p>Observational evidence of overlooked downwelling induced by tropical cyclones in the open ocean</text:p>
          </table:table-cell>
          <table:table-cell office:value-type="string" calcext:value-type="string">
            <text:p>Chien-Yi Yang</text:p>
          </table:table-cell>
          <table:table-cell office:value-type="string" calcext:value-type="string">
            <text:p>Chien-Yi Yang, Yiing Jang Yang, Yu-Heng Tseng, Sen Jan, Ming-Huei Chang, Ching-Ling Wei, Chuen-Teyr Terng</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4" calcext:value-type="float">
            <text:p>2024</text:p>
          </table:table-cell>
          <table:table-cell table:style-name="ce1" office:value-type="string" calcext:value-type="string">
            <text:p>2024-1-3</text:p>
          </table:table-cell>
          <table:table-cell office:value-type="string" calcext:value-type="string">
            <text:p>Tropical cyclones (TCs) cause severe natural hazards and drive intense upper ocean cooling through a series of oceanic and atmospheric physical processes, including vertical mixing and upwelling. Among these processes, TC-induced warming of near-surface waters in the open ocean has rarely been noted. This study provides a detailed analysis of upper ocean responses to 30 TC events observed by two buoys in the western North Pacific between 2016 and 2021. Supplemented with numerical experiments, we suggest that downwelling frequently occurs at the periphery of upwelling regions (around the radius of the 34 knot wind speed) following the passage of a TC. Downwelling is identified via pronounced warm anomalies under a shallow mixed layer depth, and its dynamics are attributed to negative wind stress curl and current-induced convergence. These findings highlight the important role played by TC-induced downwelling and offer insights for reconsidering the influence of TCs on biogeochemical processes.</text:p>
          </table:table-cell>
          <table:table-cell office:value-type="string" calcext:value-type="string">
            <text:p>https://doi.org/10.1038/s41598-023-51016-0</text:p>
          </table:table-cell>
          <table:table-cell office:value-type="string" calcext:value-type="string">
            <text:p>國立臺灣大學海洋研究所</text:p>
          </table:table-cell>
          <table:table-cell office:value-type="string" calcext:value-type="string">
            <text:p>楊穎堅</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3389/feart.2021.792595</text:p>
          </table:table-cell>
          <table:table-cell office:value-type="string" calcext:value-type="string">
            <text:p>The Huapinghsu Channel/Mienhua Canyon System as a Sediment Conduit Transporting Sediments From Offshore North Taiwan to the Southern Okinawa Trough</text:p>
          </table:table-cell>
          <table:table-cell office:value-type="string" calcext:value-type="string">
            <text:p>Cheng-Shing Chiang</text:p>
          </table:table-cell>
          <table:table-cell office:value-type="string" calcext:value-type="string">
            <text:p>Cheng-Shing Chiang, Ho-Shing Yu, Atsushi Noda, Taqumi TuZino</text:p>
          </table:table-cell>
          <table:table-cell office:value-type="string" calcext:value-type="string">
            <text:p>Frontiers Media SA</text:p>
          </table:table-cell>
          <table:table-cell office:value-type="string" calcext:value-type="string">
            <text:p>Front. Earth Sci.</text:p>
          </table:table-cell>
          <table:table-cell office:value-type="float" office:value="2022" calcext:value-type="float">
            <text:p>2022</text:p>
          </table:table-cell>
          <table:table-cell table:style-name="ce1" office:value-type="string" calcext:value-type="string">
            <text:p>2022-2-10</text:p>
          </table:table-cell>
          <table:table-cell office:value-type="string" calcext:value-type="string">
            <text:p>By examining bathymetric and seismic reflection data in the shelf-slope region offshore northeast of Taiwan, the morphology of the Huapinghsu Channel/Mienhua Canyon System was refined and the occurrence of axial incision in the major erosional trough of the Mienhua Canyon was identified. The Huapinghsu Channel extends from its head at a water depth of 120 m seaward across the shelf-slope region and merges with the Mienhua Canyon before finally emptying into the Southern Okinawa Trough. This review with a new idea illustrates this channel/canyon system as a sediment conduit transporting sediments from western Taiwan rivers to the Southern Okinawa Trough. Within the proximal reach of the Mienhua Canyon, in situ suspended particles were found associated with bottom nepheloid layers, which transport resuspended particles along the canyon course, and eventually into the Southern Okinawa Trough even during sea-level highstand. The shelf area around the channel head is subject to the influence of frequent occurrences of large typhoons and seasonal migrations of oceanic currents. Numerical examinations indicate that the flow velocities related with large waves or currents satisfy the critical values to the threshold of the motion of fine sand, implying gravity flows occur around the channel head, sweep unconsolidated sediments in the channel head, or even incise the channel floor at the present day. In this paper, sea level changes from the Last Glacial Maximum (LGM, ∼21 ka BP) to the present and sediment input to the head of the Huapinghsu Channel head are considered the major factors in the control of the Huapinghsu Channel/Mienhua Canyon system, which functions as a sediment conduit in the study area. Tectonics and climate are the minor factors that contribute to shelf sediment transport to the Southern Okinawa Trough via this channel/canyon system.</text:p>
          </table:table-cell>
          <table:table-cell office:value-type="string" calcext:value-type="string">
            <text:p>https://doi.org/10.3389/feart.2021.792595</text:p>
          </table:table-cell>
          <table:table-cell office:value-type="string" calcext:value-type="string">
            <text:p>國立自然科學博物館</text:p>
          </table:table-cell>
          <table:table-cell office:value-type="string" calcext:value-type="string">
            <text:p>蔣正興</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90/jmse9111296</text:p>
          </table:table-cell>
          <table:table-cell office:value-type="string" calcext:value-type="string">
            <text:p>Morphological Significance and Relation of Ecosystems of Submarine Canyons off SW Taiwan</text:p>
          </table:table-cell>
          <table:table-cell office:value-type="string" calcext:value-type="string">
            <text:p>Cheng-Shing Chiang</text:p>
          </table:table-cell>
          <table:table-cell office:value-type="string" calcext:value-type="string">
            <text:p>Cheng-Shing Chiang, Ho-Shing Yu</text:p>
          </table:table-cell>
          <table:table-cell office:value-type="string" calcext:value-type="string">
            <text:p>MDPI AG</text:p>
          </table:table-cell>
          <table:table-cell office:value-type="string" calcext:value-type="string">
            <text:p>JMSE</text:p>
          </table:table-cell>
          <table:table-cell office:value-type="float" office:value="2021" calcext:value-type="float">
            <text:p>2021</text:p>
          </table:table-cell>
          <table:table-cell table:style-name="ce2" office:value-type="date" office:date-value="2021-11-19" calcext:value-type="date">
            <text:p>2021-11-19</text:p>
          </table:table-cell>
          <table:table-cell office:value-type="string" calcext:value-type="string">
            <text:p>There are four shelf-incising submarine canyons off SW Taiwan. They are distributed along the active continental margin, which is periodically flushed by gravity flows. Shelf-incising canyons, such as Kaoping Canyon, may not only be affected by oceanographic conditions but also by extreme climate change due to the direct input of river sediment. In the canyons along the SW margin of Taiwan, strong sedimentary flows are reflected in highly abundant nutrient input and physical disturbances. The Kaoping Canyon possesses habitats that promote biodiversity but that are sensitive to environmental change. The aims of this study are to review the canyons along the SW margin of Taiwan and to present their geomorphological features and associated ecosystems.</text:p>
          </table:table-cell>
          <table:table-cell office:value-type="string" calcext:value-type="string">
            <text:p>https://doi.org/10.3390/jmse9111296</text:p>
          </table:table-cell>
          <table:table-cell office:value-type="string" calcext:value-type="string">
            <text:p>國立自然科學博物館</text:p>
          </table:table-cell>
          <table:table-cell office:value-type="string" calcext:value-type="string">
            <text:p>蔣正興</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1001-020-09403-z</text:p>
          </table:table-cell>
          <table:table-cell office:value-type="string" calcext:value-type="string">
            <text:p>Three types of modern submarine canyons on the tectonically active continental margin offshore southwestern Taiwan</text:p>
          </table:table-cell>
          <table:table-cell office:value-type="string" calcext:value-type="string">
            <text:p>Cheng-Shing Chiang</text:p>
          </table:table-cell>
          <table:table-cell office:value-type="string" calcext:value-type="string">
            <text:p>Cheng-Shing Chiang, Kan-Hsi Hsiung, Ho-Shing Yu, Song-Chuen Chen</text:p>
          </table:table-cell>
          <table:table-cell office:value-type="string" calcext:value-type="string">
            <text:p>Springer Science and Business Media LLC</text:p>
          </table:table-cell>
          <table:table-cell office:value-type="string" calcext:value-type="string">
            <text:p>Mar Geophys Res</text:p>
          </table:table-cell>
          <table:table-cell office:value-type="float" office:value="2020" calcext:value-type="float">
            <text:p>2020</text:p>
          </table:table-cell>
          <table:table-cell office:value-type="string" calcext:value-type="string">
            <text:p>2020-3</text:p>
          </table:table-cell>
          <table:table-cell/>
          <table:table-cell office:value-type="string" calcext:value-type="string">
            <text:p>https://doi.org/10.1007/s11001-020-09403-z</text:p>
          </table:table-cell>
          <table:table-cell office:value-type="string" calcext:value-type="string">
            <text:p>國立自然科學博物館</text:p>
          </table:table-cell>
          <table:table-cell office:value-type="string" calcext:value-type="string">
            <text:p>蔣正興</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geomorph.2017.10.013</text:p>
          </table:table-cell>
          <table:table-cell office:value-type="string" calcext:value-type="string">
            <text:p>The modern Kaoping transient fan offshore SW Taiwan: Morphotectonics and development</text:p>
          </table:table-cell>
          <table:table-cell office:value-type="string" calcext:value-type="string">
            <text:p>Kan-Hsi Hsiung</text:p>
          </table:table-cell>
          <table:table-cell office:value-type="string" calcext:value-type="string">
            <text:p>Kan-Hsi Hsiung, Ho-Shing Yu, Cheng-Shing Chiang</text:p>
          </table:table-cell>
          <table:table-cell office:value-type="string" calcext:value-type="string">
            <text:p>Elsevier BV</text:p>
          </table:table-cell>
          <table:table-cell office:value-type="string" calcext:value-type="string">
            <text:p>Geomorphology</text:p>
          </table:table-cell>
          <table:table-cell office:value-type="float" office:value="2018" calcext:value-type="float">
            <text:p>2018</text:p>
          </table:table-cell>
          <table:table-cell office:value-type="string" calcext:value-type="string">
            <text:p>2018-1</text:p>
          </table:table-cell>
          <table:table-cell/>
          <table:table-cell office:value-type="string" calcext:value-type="string">
            <text:p>https://doi.org/10.1016/j.geomorph.2017.10.013</text:p>
          </table:table-cell>
          <table:table-cell office:value-type="string" calcext:value-type="string">
            <text:p>國立自然科學博物館</text:p>
          </table:table-cell>
          <table:table-cell office:value-type="string" calcext:value-type="string">
            <text:p>蔣正興</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21/1.5090496</text:p>
          </table:table-cell>
          <table:table-cell office:value-type="string" calcext:value-type="string">
            <text:p>Mapping of ocean currents in shallow water using moving ship acoustic tomography</text:p>
          </table:table-cell>
          <table:table-cell office:value-type="string" calcext:value-type="string">
            <text:p>Chen-Fen Huang</text:p>
          </table:table-cell>
          <table:table-cell office:value-type="string" calcext:value-type="string">
            <text:p>Chen-Fen Huang, Yun-Wen Li, Naokazu Taniguchi</text:p>
          </table:table-cell>
          <table:table-cell office:value-type="string" calcext:value-type="string">
            <text:p>Acoustical Society of America (ASA)</text:p>
          </table:table-cell>
          <table:table-cell/>
          <table:table-cell office:value-type="float" office:value="2019" calcext:value-type="float">
            <text:p>2019</text:p>
          </table:table-cell>
          <table:table-cell table:style-name="ce1" office:value-type="string" calcext:value-type="string">
            <text:p>2019-2-1</text:p>
          </table:table-cell>
          <table:table-cell office:value-type="string" calcext:value-type="string">
            <text:p>This study investigates techniques for the acoustic mapping of ocean currents in a shallow-water environment using moored and ship-towed stations. The currents are estimated using the differential travel times (DTTs) observed in the reciprocal acoustic transmissions between those stations. Due to the relative motion induced by the ship-towed station, the Doppler shift estimated from the measured channel impulse response is used to compensate for the arrival patterns and to correct the influence of the relative speed on the DTTs. Furthermore, to estimate the DTTs from the arrival patterns received in the reciprocal directions, a method is devised which involves the time-evolving cross-correlation function of the reciprocal arrival patterns. A feasibility test was carried out at Sizhiwan Marine Test Field, Kaohsiung, Taiwan in September of 2015. The currents were estimated using the data collected from one ship-towed and four moored stations. The estimated currents are consistent with the direct measurements from a shipboard acoustic Doppler current profiler and reveal the spatial distribution of the currents.</text:p>
          </table:table-cell>
          <table:table-cell office:value-type="string" calcext:value-type="string">
            <text:p>https://doi.org/10.1121/1.5090496</text:p>
          </table:table-cell>
          <table:table-cell office:value-type="string" calcext:value-type="string">
            <text:p>國立臺灣大學 海洋研究所</text:p>
          </table:table-cell>
          <table:table-cell office:value-type="string" calcext:value-type="string">
            <text:p>黃千芬</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121/1.4817835</text:p>
          </table:table-cell>
          <table:table-cell office:value-type="string" calcext:value-type="string">
            <text:p>Acoustic mapping of ocean currents using networked distributed sensors</text:p>
          </table:table-cell>
          <table:table-cell office:value-type="string" calcext:value-type="string">
            <text:p>Chen-Fen Huang</text:p>
          </table:table-cell>
          <table:table-cell office:value-type="string" calcext:value-type="string">
            <text:p>Chen-Fen Huang, T. C. Yang, Jin-Yuan Liu, Jeff Schindall</text:p>
          </table:table-cell>
          <table:table-cell office:value-type="string" calcext:value-type="string">
            <text:p>Acoustical Society of America (ASA)</text:p>
          </table:table-cell>
          <table:table-cell/>
          <table:table-cell office:value-type="float" office:value="2013" calcext:value-type="float">
            <text:p>2013</text:p>
          </table:table-cell>
          <table:table-cell table:style-name="ce1" office:value-type="string" calcext:value-type="string">
            <text:p>2013-9-1</text:p>
          </table:table-cell>
          <table:table-cell office:value-type="string" calcext:value-type="string">
            <text:p>Distributed underwater sensors are expected to provide oceanographic monitoring over large areas. As fabrication technology advances, low cost sensors will be available for many uses. The sensors communicate to each other and are networked using acoustic communications. This paper first studies the performance of such systems for current measurements using tomographic inversion approaches to compare with that of a conventional system which distributes the sensors on the periphery of the area of interest. It then proposes two simple signal processing methods for ocean current mapping (using distributed networked sensors) aimed at real-time in-buoy processing. Tomographic inversion generally requires solving a challenging high dimensional inverse problem, involving substantial computations. Given distributed sensors, currents can be constructed locally based on data from neighboring sensors. It is shown using simulated data that similar results are obtained using distributed processing as using conventional tomographic approaches. The advantage for distributed systems is that by increasing the number of nodes, one gains a much more improved performance. Furthermore, distributed systems use much less energy than a conventional tomographic system for the same area coverage. Experimental data from an acoustic communication and networking experiment are used to demonstrate the feasibility of acoustic current mapping.</text:p>
          </table:table-cell>
          <table:table-cell office:value-type="string" calcext:value-type="string">
            <text:p>https://doi.org/10.1121/1.4817835</text:p>
          </table:table-cell>
          <table:table-cell office:value-type="string" calcext:value-type="string">
            <text:p>國立臺灣大學 海洋研究所</text:p>
          </table:table-cell>
          <table:table-cell office:value-type="string" calcext:value-type="string">
            <text:p>黃千芬</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16/j.csr.2021.104506</text:p>
          </table:table-cell>
          <table:table-cell office:value-type="string" calcext:value-type="string">
            <text:p>Temporal variations in the expression of a diatom nitrate transporter gene in coastal waters off northern Taiwan: The roles of nitrate and bacteria</text:p>
          </table:table-cell>
          <table:table-cell office:value-type="string" calcext:value-type="string">
            <text:p>Chi-Yu Shih</text:p>
          </table:table-cell>
          <table:table-cell office:value-type="string" calcext:value-type="string">
            <text:p>Chi-Yu Shih, Wei-Cheng Liu, Ting-Hsuan Kuo, Ya-Fan Chan, Yun-Chi Lin, Gwo-Ching Gong, Lee-Kuo Kang, Jeng Chang</text:p>
          </table:table-cell>
          <table:table-cell office:value-type="string" calcext:value-type="string">
            <text:p>Elsevier BV</text:p>
          </table:table-cell>
          <table:table-cell office:value-type="string" calcext:value-type="string">
            <text:p>Continental Shelf Research</text:p>
          </table:table-cell>
          <table:table-cell office:value-type="float" office:value="2021" calcext:value-type="float">
            <text:p>2021</text:p>
          </table:table-cell>
          <table:table-cell office:value-type="string" calcext:value-type="string">
            <text:p>2021-9</text:p>
          </table:table-cell>
          <table:table-cell/>
          <table:table-cell office:value-type="string" calcext:value-type="string">
            <text:p>https://doi.org/10.1016/j.csr.2021.104506</text:p>
          </table:table-cell>
          <table:table-cell office:value-type="string" calcext:value-type="string">
            <text:p>國立台灣海洋大學海洋生物研究所</text:p>
          </table:table-cell>
          <table:table-cell office:value-type="string" calcext:value-type="string">
            <text:p>時繼宇</text:p>
          </table:table-cell>
          <table:table-cell office:value-type="string" calcext:value-type="string">
            <text:p>False</text:p>
          </table:table-cell>
          <table:table-cell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16/j.watres.2022.118856</text:p>
          </table:table-cell>
          <table:table-cell office:value-type="string" calcext:value-type="string">
            <text:p>New insights into the role of marine plastic-gels in microplastic transfer from water to the atmosphere via bubble bursting</text:p>
          </table:table-cell>
          <table:table-cell office:value-type="string" calcext:value-type="string">
            <text:p>Ruei-Feng Shiu</text:p>
          </table:table-cell>
          <table:table-cell office:value-type="string" calcext:value-type="string">
            <text:p>Ruei-Feng Shiu, Lu-Yi Chen, Hui-Ju Lee, Gwo-Ching Gong, Chuping Lee</text:p>
          </table:table-cell>
          <table:table-cell office:value-type="string" calcext:value-type="string">
            <text:p>Elsevier BV</text:p>
          </table:table-cell>
          <table:table-cell office:value-type="string" calcext:value-type="string">
            <text:p>Water Research</text:p>
          </table:table-cell>
          <table:table-cell office:value-type="float" office:value="2022" calcext:value-type="float">
            <text:p>2022</text:p>
          </table:table-cell>
          <table:table-cell office:value-type="string" calcext:value-type="string">
            <text:p>2022-8</text:p>
          </table:table-cell>
          <table:table-cell/>
          <table:table-cell office:value-type="string" calcext:value-type="string">
            <text:p>https://doi.org/10.1016/j.watres.2022.118856</text:p>
          </table:table-cell>
          <table:table-cell office:value-type="string" calcext:value-type="string">
            <text:p>國立臺灣海洋大學</text:p>
          </table:table-cell>
          <table:table-cell office:value-type="string" calcext:value-type="string">
            <text:p>許瑞峯</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1.678607</text:p>
          </table:table-cell>
          <table:table-cell office:value-type="string" calcext:value-type="string">
            <text:p>Trichome Lengths of the Heterocystous N2-Fixing Cyanobacteria in the Tropical Marginal Seas of the Western North Pacific</text:p>
          </table:table-cell>
          <table:table-cell office:value-type="string" calcext:value-type="string">
            <text:p>Sing-how Tuo</text:p>
          </table:table-cell>
          <table:table-cell office:value-type="string" calcext:value-type="string">
            <text:p>Sing-how Tuo, Margaret R. Mulholland, Yukiko Taniuchi, Houng-Yung Chen, Wann-Neng Jane, Yen-Huei Lin, Yuh-ling Lee Chen</text:p>
          </table:table-cell>
          <table:table-cell office:value-type="string" calcext:value-type="string">
            <text:p>Frontiers Media SA</text:p>
          </table:table-cell>
          <table:table-cell office:value-type="string" calcext:value-type="string">
            <text:p>Front. Mar. Sci.</text:p>
          </table:table-cell>
          <table:table-cell office:value-type="float" office:value="2021" calcext:value-type="float">
            <text:p>2021</text:p>
          </table:table-cell>
          <table:table-cell table:style-name="ce1" office:value-type="string" calcext:value-type="string">
            <text:p>2021-7-12</text:p>
          </table:table-cell>
          <table:table-cell office:value-type="string" calcext:value-type="string">
            <text:p>Calothrix rhizosoleniaeandRichelia intracellularisare heterocystous cyanobacteria found in the tropical oceans.C. rhizosoleniaecommonly live epiphytically on diatom generaChaetoceros(C-C) andBacteriastrum(B-C) whileR. intracellularislive endosymbiotically withinRhizosolenia(R-R),Guinardia(G-R), andHemiaulus(H-R); although, they occasionally live freely (FL-Cand FL-R). Both species have much shorter trichomes than the other marine filamentous cyanobacteria such asTrichodesmiumspp. andAnabaena gerdii. We investigated the trichome lengths ofC. rhizosoleniaeandR. intracellularisin the South China Sea (SCS) and the Philippine Sea (PS) between 2006 and 2014. On average,H-Rhad the shortest trichome lengths (3.5 cells/trichome), followed byB-CandC-C(4.9–5.2 cells/trichome) and FL-C(5.9 cells/trichome), andR-R,G-R, and FL-Rhad the longest trichome lengths (7.4–8.3 cells/trichome). Field results showed the trichome lengths ofC-CandB-Cdid not vary seasonally or regionally. However, FL-CandH-Rfrom the SCS and during the cool season had longer trichomes, where/when the ambient nutrient concentrations were higher.R-R,G-R, and FL-Ralso showed regional and seasonal variations in trichome length. Ultrastructural analysis found no gas vesicles within theC. rhizosoleniaecells to assist in buoyancy regulation. Results suggest that the trichome lengths ofC. rhizosoleniaeandR. intracellularismight be regulated by their diatom hosts’ symbiotic styles and by ambient nutrients. Short trichome length might helpC. rhizosoleniaeandR. intracellularisto stay in the euphotic zone regardless as to whether they are free-living or symbiotic.</text:p>
          </table:table-cell>
          <table:table-cell office:value-type="string" calcext:value-type="string">
            <text:p>https://doi.org/10.3389/fmars.2021.678607</text:p>
          </table:table-cell>
          <table:table-cell office:value-type="string" calcext:value-type="string">
            <text:p>國立中山大學海洋科學系</text:p>
          </table:table-cell>
          <table:table-cell office:value-type="string" calcext:value-type="string">
            <text:p>托星豪</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89/fmars.2023.1122143</text:p>
          </table:table-cell>
          <table:table-cell office:value-type="string" calcext:value-type="string">
            <text:p>Response of the benthic biomass-size structure to a high-energy submarine canyon</text:p>
          </table:table-cell>
          <table:table-cell office:value-type="string" calcext:value-type="string">
            <text:p>Chueh-Chen Tung</text:p>
          </table:table-cell>
          <table:table-cell office:value-type="string" calcext:value-type="string">
            <text:p>Chueh-Chen Tung, Yen-Ting Chen, Jian-Xiang Liao, Chih-Lin Wei</text:p>
          </table:table-cell>
          <table:table-cell office:value-type="string" calcext:value-type="string">
            <text:p>Frontiers Media SA</text:p>
          </table:table-cell>
          <table:table-cell office:value-type="string" calcext:value-type="string">
            <text:p>Front. Mar. Sci.</text:p>
          </table:table-cell>
          <table:table-cell office:value-type="float" office:value="2023" calcext:value-type="float">
            <text:p>2023</text:p>
          </table:table-cell>
          <table:table-cell table:style-name="ce1" office:value-type="string" calcext:value-type="string">
            <text:p>2023-4-21</text:p>
          </table:table-cell>
          <table:table-cell office:value-type="string" calcext:value-type="string">
            <text:p>IntroductionBody size regulates all biological processes, including growth, reproduction, metabolism, trophic interactions, etc., and is the master trait across organisms, populations, and communities. Despite a rich literature on the impacts of human and natural disturbances on body size, a clear knowledge gap is the effect of the submarine canyons on the benthic size structures in the deep sea, hindering our understanding of the ecological processes of these dominant ecosystems on the continental margin.MethodsTherefore, we conducted repeated sediment sampling to compare meiofauna and macrofauna biomass body-size spectrum, growth, metabolism, and size composition from a high-energy submarine canyon, Gaoping Submarine Canyon (GPSC), and the adjacent continental slope off SW Taiwan. The GPSC is a dynamic ecosystem connected to a high sediment-yield small mountain river subjected to strong internal-tide energy, swift bottom currents, frequent mass wasting events, and high terrestrial sediment inputs.ResultsWe found that the meiofauna and macrofauna were characterized by relatively larger individuals dominating on the slope to smaller ones dominating in the canyon. As a result, the community biomass, secondary production, and respiration were depressed with distinctive biomass-size composition in the canyon compared to the non-canyon slope. The environmental factors related to internal tide disturbance (i.e., bottom current velocity, duration of sediment erosion, or low light transmission) substantially influence the body size composition of the canyon benthos, while food supplies (i.e., TOC and C/N ratio) and sediment characters (i.e., grain size and porosity) correlated closely with the slope communities.DiscussionWe concluded that the disturbed condition in the GPSC may have wiped out or depressed the local benthic assemblages, and only the smaller, more resilient species could persist. Our results also highlight that the alterations of the canyon benthic community could be a reference to deep-sea ecosystems under anthropogenic disturbances or global climate change.</text:p>
          </table:table-cell>
          <table:table-cell office:value-type="string" calcext:value-type="string">
            <text:p>https://doi.org/10.3389/fmars.2023.1122143</text:p>
          </table:table-cell>
          <table:table-cell office:value-type="string" calcext:value-type="string">
            <text:p>國立臺灣大學海洋研究所</text:p>
          </table:table-cell>
          <table:table-cell office:value-type="string" calcext:value-type="string">
            <text:p>魏志潾</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ocemod.2022.102156</text:p>
          </table:table-cell>
          <table:table-cell office:value-type="string" calcext:value-type="string">
            <text:p>Interannual changes of the summer circulation and hydrology in the East China Sea: A modeling study from 1981 to 2015</text:p>
          </table:table-cell>
          <table:table-cell office:value-type="string" calcext:value-type="string">
            <text:p>Yi-Chun Kuo</text:p>
          </table:table-cell>
          <table:table-cell office:value-type="string" calcext:value-type="string">
            <text:p>Yi-Chun Kuo, Yang Yu, Yu-Heng Tseng</text:p>
          </table:table-cell>
          <table:table-cell office:value-type="string" calcext:value-type="string">
            <text:p>Elsevier BV</text:p>
          </table:table-cell>
          <table:table-cell office:value-type="string" calcext:value-type="string">
            <text:p>Ocean Modelling</text:p>
          </table:table-cell>
          <table:table-cell office:value-type="float" office:value="2023" calcext:value-type="float">
            <text:p>2023</text:p>
          </table:table-cell>
          <table:table-cell office:value-type="string" calcext:value-type="string">
            <text:p>2023-2</text:p>
          </table:table-cell>
          <table:table-cell/>
          <table:table-cell office:value-type="string" calcext:value-type="string">
            <text:p>https://doi.org/10.1016/j.ocemod.2022.102156</text:p>
          </table:table-cell>
          <table:table-cell office:value-type="string" calcext:value-type="string">
            <text:p>國立臺灣大學海洋研究所</text:p>
          </table:table-cell>
          <table:table-cell office:value-type="string" calcext:value-type="string">
            <text:p>曾于恒</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ocemod.2021.101759</text:p>
          </table:table-cell>
          <table:table-cell office:value-type="string" calcext:value-type="string">
            <text:p>Influence of anomalous low-level circulation on the Kuroshio in the Luzon Strait during ENSO</text:p>
          </table:table-cell>
          <table:table-cell office:value-type="string" calcext:value-type="string">
            <text:p>Yi-Chun Kuo</text:p>
          </table:table-cell>
          <table:table-cell office:value-type="string" calcext:value-type="string">
            <text:p>Yi-Chun Kuo, Yu-Heng Tseng</text:p>
          </table:table-cell>
          <table:table-cell office:value-type="string" calcext:value-type="string">
            <text:p>Elsevier BV</text:p>
          </table:table-cell>
          <table:table-cell office:value-type="string" calcext:value-type="string">
            <text:p>Ocean Modelling</text:p>
          </table:table-cell>
          <table:table-cell office:value-type="float" office:value="2021" calcext:value-type="float">
            <text:p>2021</text:p>
          </table:table-cell>
          <table:table-cell office:value-type="string" calcext:value-type="string">
            <text:p>2021-3</text:p>
          </table:table-cell>
          <table:table-cell/>
          <table:table-cell office:value-type="string" calcext:value-type="string">
            <text:p>https://doi.org/10.1016/j.ocemod.2021.101759</text:p>
          </table:table-cell>
          <table:table-cell office:value-type="string" calcext:value-type="string">
            <text:p>國立臺灣大學海洋研究所</text:p>
          </table:table-cell>
          <table:table-cell office:value-type="string" calcext:value-type="string">
            <text:p>曾于恒</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ocemod.2020.101655</text:p>
          </table:table-cell>
          <table:table-cell office:value-type="string" calcext:value-type="string">
            <text:p>Impact of ENSO on the South China Sea during ENSO decaying winter-spring modeled by a regional coupled model (a new mesoscale perspective)</text:p>
          </table:table-cell>
          <table:table-cell office:value-type="string" calcext:value-type="string">
            <text:p>Yi-Chun Kuo</text:p>
          </table:table-cell>
          <table:table-cell office:value-type="string" calcext:value-type="string">
            <text:p>Yi-Chun Kuo, Yu-Heng Tseng</text:p>
          </table:table-cell>
          <table:table-cell office:value-type="string" calcext:value-type="string">
            <text:p>Elsevier BV</text:p>
          </table:table-cell>
          <table:table-cell office:value-type="string" calcext:value-type="string">
            <text:p>Ocean Modelling</text:p>
          </table:table-cell>
          <table:table-cell office:value-type="float" office:value="2020" calcext:value-type="float">
            <text:p>2020</text:p>
          </table:table-cell>
          <table:table-cell office:value-type="string" calcext:value-type="string">
            <text:p>2020-8</text:p>
          </table:table-cell>
          <table:table-cell/>
          <table:table-cell office:value-type="string" calcext:value-type="string">
            <text:p>https://doi.org/10.1016/j.ocemod.2020.101655</text:p>
          </table:table-cell>
          <table:table-cell office:value-type="string" calcext:value-type="string">
            <text:p>國立臺灣大學海洋研究所</text:p>
          </table:table-cell>
          <table:table-cell office:value-type="string" calcext:value-type="string">
            <text:p>曾于恒</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petgeo.2023.106499</text:p>
          </table:table-cell>
          <table:table-cell office:value-type="string" calcext:value-type="string">
            <text:p>Connecting link between a sediment source and its deep-sea sink: Ilan Shelf offshore northeastern Taiwan</text:p>
          </table:table-cell>
          <table:table-cell office:value-type="string" calcext:value-type="string">
            <text:p>Ho-Han Hsu</text:p>
          </table:table-cell>
          <table:table-cell office:value-type="string" calcext:value-type="string">
            <text:p>Ho-Han Hsu, Char-Shine Liu, John D. Milliman, Tzu-Ting Chen, Jih-Hsin Chang, J. Paul Liu, Chih-Chieh Su, Mei-Chi Fan</text:p>
          </table:table-cell>
          <table:table-cell office:value-type="string" calcext:value-type="string">
            <text:p>Elsevier BV</text:p>
          </table:table-cell>
          <table:table-cell office:value-type="string" calcext:value-type="string">
            <text:p>Marine and Petroleum Geology</text:p>
          </table:table-cell>
          <table:table-cell office:value-type="float" office:value="2023" calcext:value-type="float">
            <text:p>2023</text:p>
          </table:table-cell>
          <table:table-cell office:value-type="string" calcext:value-type="string">
            <text:p>2023-11</text:p>
          </table:table-cell>
          <table:table-cell/>
          <table:table-cell office:value-type="string" calcext:value-type="string">
            <text:p>https://doi.org/10.1016/j.marpetgeo.2023.106499</text:p>
          </table:table-cell>
          <table:table-cell office:value-type="string" calcext:value-type="string">
            <text:p>臺大海洋所</text:p>
          </table:table-cell>
          <table:table-cell office:value-type="string" calcext:value-type="string">
            <text:p>許鶴瀚</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1001-023-09517-0</text:p>
          </table:table-cell>
          <table:table-cell office:value-type="string" calcext:value-type="string">
            <text:p>Hydrothermal characteristics of the Mienhua submarine volcano in the southernmost Okinawa trough</text:p>
          </table:table-cell>
          <table:table-cell office:value-type="string" calcext:value-type="string">
            <text:p>Tzu-Ting Chen</text:p>
          </table:table-cell>
          <table:table-cell office:value-type="string" calcext:value-type="string">
            <text:p>Tzu-Ting Chen, Ho-Han Hsu, Chih-Chieh Su, Char-Shine Liu, Yunshuen Wang, Song-Chuen Chen, Emmy T. Y. Chang, Feng-Hsin Hsu, Liang-Fu Lin, Jih-Hsin Chang, Jyun-Nai Wu, Ta-Wei Hsu, Shein-Fu Wu</text:p>
          </table:table-cell>
          <table:table-cell office:value-type="string" calcext:value-type="string">
            <text:p>Springer Science and Business Media LLC</text:p>
          </table:table-cell>
          <table:table-cell office:value-type="string" calcext:value-type="string">
            <text:p>Mar Geophys Res</text:p>
          </table:table-cell>
          <table:table-cell office:value-type="float" office:value="2023" calcext:value-type="float">
            <text:p>2023</text:p>
          </table:table-cell>
          <table:table-cell office:value-type="string" calcext:value-type="string">
            <text:p>2023-6</text:p>
          </table:table-cell>
          <table:table-cell/>
          <table:table-cell office:value-type="string" calcext:value-type="string">
            <text:p>https://doi.org/10.1007/s11001-023-09517-0</text:p>
          </table:table-cell>
          <table:table-cell office:value-type="string" calcext:value-type="string">
            <text:p>臺大海洋所</text:p>
          </table:table-cell>
          <table:table-cell office:value-type="string" calcext:value-type="string">
            <text:p>陳姿婷</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petgeo.2023.106253</text:p>
          </table:table-cell>
          <table:table-cell office:value-type="string" calcext:value-type="string">
            <text:p>Geological controls on the distribution of gas hydrates in the shallow parts of the gas hydrate stability zone - constraints from seafloor drilling off Taiwan</text:p>
          </table:table-cell>
          <table:table-cell office:value-type="string" calcext:value-type="string">
            <text:p>G. Bohrmann</text:p>
          </table:table-cell>
          <table:table-cell office:value-type="string" calcext:value-type="string">
            <text:p>G. Bohrmann, C. Berndt, S. Lin, T.-H. Tu, A.T. Lin, H.-H. Hsu, M.-C. Lai, W.-C. Chi, C. Deusner, J. Elger, K. Wallmann, T. Freudenthal, S. Mau, T. Pape, Y.-T. Tseng, P.-S. Yu, L.-F. Fan, J.-N. Chen, S.-C. Chen, T.-T. Chen, K.-Y. Wei</text:p>
          </table:table-cell>
          <table:table-cell office:value-type="string" calcext:value-type="string">
            <text:p>Elsevier BV</text:p>
          </table:table-cell>
          <table:table-cell office:value-type="string" calcext:value-type="string">
            <text:p>Marine and Petroleum Geology</text:p>
          </table:table-cell>
          <table:table-cell office:value-type="float" office:value="2023" calcext:value-type="float">
            <text:p>2023</text:p>
          </table:table-cell>
          <table:table-cell office:value-type="string" calcext:value-type="string">
            <text:p>2023-7</text:p>
          </table:table-cell>
          <table:table-cell/>
          <table:table-cell office:value-type="string" calcext:value-type="string">
            <text:p>https://doi.org/10.1016/j.marpetgeo.2023.106253</text:p>
          </table:table-cell>
          <table:table-cell office:value-type="string" calcext:value-type="string">
            <text:p>MARUM</text:p>
          </table:table-cell>
          <table:table-cell office:value-type="string" calcext:value-type="string">
            <text:p>G Borhemann</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29/2022jb024668</text:p>
          </table:table-cell>
          <table:table-cell office:value-type="string" calcext:value-type="string">
            <text:p>Episodic Venting of a Submarine Gas Seep on Geological Time Scales: Formosa Ridge, Northern South China Sea</text:p>
          </table:table-cell>
          <table:table-cell office:value-type="string" calcext:value-type="string">
            <text:p>Pascal Kunath</text:p>
          </table:table-cell>
          <table:table-cell office:value-type="string" calcext:value-type="string">
            <text:p>Pascal Kunath, Gareth Crutchley, Wu‐Cheng Chi, Christian Berndt, Char‐Shine Liu, Judith Elger, Dirk Klaeschen, Gerhard Bohrmann</text:p>
          </table:table-cell>
          <table:table-cell office:value-type="string" calcext:value-type="string">
            <text:p>American Geophysical Union (AGU)</text:p>
          </table:table-cell>
          <table:table-cell office:value-type="string" calcext:value-type="string">
            <text:p>JGR Solid Earth</text:p>
          </table:table-cell>
          <table:table-cell office:value-type="float" office:value="2022" calcext:value-type="float">
            <text:p>2022</text:p>
          </table:table-cell>
          <table:table-cell office:value-type="string" calcext:value-type="string">
            <text:p>2022-9</text:p>
          </table:table-cell>
          <table:table-cell office:value-type="string" calcext:value-type="string">
            <text:p>The Formosa Ridge cold seep is among the first documented active seeps on the northern South China Sea passive margin slope. Although this system has been the focus of scientific studies for decades, the geological factors controlling gas release are not well understood due to a lack of constraints of the subsurface structure and seepage history. Here, we use high‐resolution 3D seismic data to image stratigraphic and structural relationships associated with fluid expulsion, which provide spatio‐temporal constraints on the gas hydrate system at depth and methane seepage at modern and paleo seafloors. Gas has accumulated beneath the base of gas hydrate stability to a critical thickness, causing hydraulic fracturing, propagation of a vertical gas conduit, and morphological features (mounds) at paleo‐seafloor horizons. These mounds record multiple distinct gas migration episodes between 300,000 and 127,000 years ago, separated by periods of dormancy. Episodic seepage still seems to occur at the present day, as evidenced by two separate fronts of ascending gas imaged within the conduit. We propose that episodic seepage is associated with enhanced seafloor sedimentation. The increasing overburden leads to an increase in effective horizontal stress that exceeds the gas pressure at the top of the gas reservoir. As a result, the conduit closes off until the gas reservoir is replenished to a new (greater) critical thickness to reopen hydraulic fractures. Our results provide intricate detail of long‐term methane flux through sub‐seabed seep systems, which is important for assessing its impact on seafloor and ocean biogeochemistry.</text:p>
          </table:table-cell>
          <table:table-cell office:value-type="string" calcext:value-type="string">
            <text:p>https://doi.org/10.1029/2022jb024668</text:p>
          </table:table-cell>
          <table:table-cell office:value-type="string" calcext:value-type="string">
            <text:p>Institute of Earth Sciences, Academia Sinica</text:p>
          </table:table-cell>
          <table:table-cell office:value-type="string" calcext:value-type="string">
            <text:p>P Kunath</text:p>
          </table:table-cell>
          <table:table-cell table:number-columns-repeated="7"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29/2021ea002196</text:p>
          </table:table-cell>
          <table:table-cell office:value-type="string" calcext:value-type="string">
            <text:p>Field and Synthetic Waveform Tests on Using Large-Offset Seismic Streamer Data to Derive Shallow Seabed Shear-Wave Velocity and Geotechnical Properties</text:p>
          </table:table-cell>
          <table:table-cell office:value-type="string" calcext:value-type="string">
            <text:p>Sebastian Wege</text:p>
          </table:table-cell>
          <table:table-cell office:value-type="string" calcext:value-type="string">
            <text:p>Sebastian Wege, Cédric P. Legendre, Wu‐Cheng Chi, Tan Kin Wang, Pascal Kunath, Char‐Shine Liu</text:p>
          </table:table-cell>
          <table:table-cell office:value-type="string" calcext:value-type="string">
            <text:p>American Geophysical Union (AGU)</text:p>
          </table:table-cell>
          <table:table-cell office:value-type="string" calcext:value-type="string">
            <text:p>Earth and Space Science</text:p>
          </table:table-cell>
          <table:table-cell office:value-type="float" office:value="2022" calcext:value-type="float">
            <text:p>2022</text:p>
          </table:table-cell>
          <table:table-cell office:value-type="string" calcext:value-type="string">
            <text:p>2022-6</text:p>
          </table:table-cell>
          <table:table-cell office:value-type="string" calcext:value-type="string">
            <text:p>Characterizing properties of marine subsurface sediment helps with siting for offshore infrastructure. Shear‐wave velocity (Vs) provides information on the geotechnical properties of the seabed. We present our initial efforts to obtain a detailed two‐dimensional model of Vs for a large‐offset multi‐channel seismic (MCS) transect collected in shallow waters across the Taiwan Strait using surface waves excited by a large volume airgun. We derived the dispersion curves of the Scholte waves along the 37.5‐km‐long transect using the phase‐shift method and then conducted multimodal inversion to obtain a Vs model down to a depth of 150 m. To estimate the dynamic Poisson's ratio across the transect, we combined the Vs model with a compressional wave velocity model derived from the traditional MCS semblance velocity analysis. Lastly, we approximated the seismic attenuation of the profile. Our results show a large lateral variation in shear‐wave velocity. In the north, a low‐velocity zone with shear‐wave velocities of about 150 m/s was identified, while in the south, the shear‐wave velocity was found to be 300 m/s. With synthetic data, several sensitivity tests were performed to derive optimal parameters for offshore large‐offset streamer data. We particularly focused on the depth of the streamer and source and the water depth in combination with different seabed properties. Our results show that we can robustly derive the shear‐wave velocity, along with the Poisson's ratio, using large‐offset streamer data elsewhere based on the criteria we have tested using field and synthetic data sets.</text:p>
          </table:table-cell>
          <table:table-cell office:value-type="string" calcext:value-type="string">
            <text:p>https://doi.org/10.1029/2021ea002196</text:p>
          </table:table-cell>
          <table:table-cell office:value-type="string" calcext:value-type="string">
            <text:p>Institute of Earth Sciences, Academia Sinica</text:p>
          </table:table-cell>
          <table:table-cell office:value-type="string" calcext:value-type="string">
            <text:p>S Wege</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1-02721-1</text:p>
          </table:table-cell>
          <table:table-cell office:value-type="string" calcext:value-type="string">
            <text:p>Tracking deep-sea internal wave propagation with a differential pressure gauge array</text:p>
          </table:table-cell>
          <table:table-cell office:value-type="string" calcext:value-type="string">
            <text:p>Chu-Fang Yang</text:p>
          </table:table-cell>
          <table:table-cell office:value-type="string" calcext:value-type="string">
            <text:p>Chu-Fang Yang, Wu-Cheng Chi, Hans van Haren, Ching-Ren Lin, Ban-Yuan Kuo</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1" office:value-type="string" calcext:value-type="string">
            <text:p>2021-12-2</text:p>
          </table:table-cell>
          <table:table-cell office:value-type="string" calcext:value-type="string">
            <text:p>Temperature is used to trace ocean density variations, and reveals internal waves and turbulent motions in the deep ocean, called ‘internal motions.’ Ambient temperature detected by geophysical differential pressure gauges (DPGs) may provide year-long, complementary observations. Here, we use data from four DPGs fixed on the ocean bottom and a high-resolution temperature sensor (T-sensor) 13 m above the seafloor as a square-kilometer array deployed offshore ~ 50 km east of Taiwan facing the open Pacific Ocean to examine the impact of temperature on DPG signals related to internal motions. The DPG signals correlate with T-sensor temperature variations between 0.002 and 0.1 mHz, but have time shifts partially caused by slow thermal conduction from the ambient seafloor to the DPG chamber and partially by internal motion propagation time across the array. Applying beamforming-frequency-wavenumber analysis and linear regression to the arrayed T-sensor and DPG data, we estimate the propagating slowness of the internal motions to be between 0.5 and 7.4 s m−1 from the northwest and northeast quadrants of the array. The thermal relaxation time of the DPGs is within 103–104 s. This work shows that a systematic scan of DPG data at frequencies &amp;lt; 0.1 mHz may help shed light on patterns of internal wave propagation in the deep ocean, especially in multi-scale arrays.</text:p>
          </table:table-cell>
          <table:table-cell office:value-type="string" calcext:value-type="string">
            <text:p>https://doi.org/10.1038/s41598-021-02721-1</text:p>
          </table:table-cell>
          <table:table-cell office:value-type="string" calcext:value-type="string">
            <text:p>Institute of Earth Sciences, Academia Sinica</text:p>
          </table:table-cell>
          <table:table-cell office:value-type="string" calcext:value-type="string">
            <text:p>Chu-Fang Yang</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29/2021jb021668</text:p>
          </table:table-cell>
          <table:table-cell office:value-type="string" calcext:value-type="string">
            <text:p>A Rapid Numerical Method to Constrain 2D Focused Fluid Flow Rates Along Convergent Margins Using Dense BSR-Based Temperature Field Data</text:p>
          </table:table-cell>
          <table:table-cell office:value-type="string" calcext:value-type="string">
            <text:p>Pascal Kunath</text:p>
          </table:table-cell>
          <table:table-cell office:value-type="string" calcext:value-type="string">
            <text:p>Pascal Kunath, Wu‐Cheng Chi, Christian Berndt, Char‐Shine Liu</text:p>
          </table:table-cell>
          <table:table-cell office:value-type="string" calcext:value-type="string">
            <text:p>American Geophysical Union (AGU)</text:p>
          </table:table-cell>
          <table:table-cell office:value-type="string" calcext:value-type="string">
            <text:p>JGR Solid Earth</text:p>
          </table:table-cell>
          <table:table-cell office:value-type="float" office:value="2021" calcext:value-type="float">
            <text:p>2021</text:p>
          </table:table-cell>
          <table:table-cell office:value-type="string" calcext:value-type="string">
            <text:p>2021-7</text:p>
          </table:table-cell>
          <table:table-cell office:value-type="string" calcext:value-type="string">
            <text:p>Estimates of the sub‐seabed fluid flow rates are important for understanding hydrological budgets, biogeochemical cycles, and physical properties of the sediments. Fluid flow rates and directions, however, are difficult to measure, particularly beneath the seafloor. We developed a rapid method to estimate regional fluid migration rates using an extensive database of seismic reflection profiles taken offshore SW Taiwan. We observe bottom‐simulating reflector (BSR) that deflects toward the seafloor near thrust faults that indicate localized heat flow variations. At these sites, advecting warm pore fluids transport heat to shallower depths and force the BSR shallower. Our 2D steady‐state numerical method quantifies the fluid flow rates required to cause such thermal anomalies. We found that fluid flow rates near the trench of the accretionary wedge range between 0.1 and 16 m3 yr−1 m−1, with slower and faster rates generally associated with slope basin discontinuities and faults, respectively. To evaluate the fluid pattern evolution from subduction to collision, we studied three transects: one along the Manila subduction zone in the south and two in Taiwan's initial collision zone in the north. We quantified the fluid budget and partitioning of fluid flow between focused discharge through faults and diffusive flow through the wedge. Faults in Taiwan's accretionary wedge capture on average 25% of the total dewatering flux in the younger subduction zone and 38.5% in the tectonically mature collision zone. Our method provides estimates of fluid migration rates along convergent plate boundaries, and contributes to our understanding of focused fluid flow processes in many other regions.</text:p>
          </table:table-cell>
          <table:table-cell office:value-type="string" calcext:value-type="string">
            <text:p>https://doi.org/10.1029/2021jb021668</text:p>
          </table:table-cell>
          <table:table-cell office:value-type="string" calcext:value-type="string">
            <text:p>Institute of Earth Sciences, Academia Sinica</text:p>
          </table:table-cell>
          <table:table-cell office:value-type="string" calcext:value-type="string">
            <text:p>P Kunath</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598-021-83419-2</text:p>
          </table:table-cell>
          <table:table-cell office:value-type="string" calcext:value-type="string">
            <text:p>Deep-sea turbulence evolution observed by multiple closely spaced instruments</text:p>
          </table:table-cell>
          <table:table-cell office:value-type="string" calcext:value-type="string">
            <text:p>Chu-Fang Yang</text:p>
          </table:table-cell>
          <table:table-cell office:value-type="string" calcext:value-type="string">
            <text:p>Chu-Fang Yang, Wu-Cheng Chi, Hans van Hare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1" office:value-type="string" calcext:value-type="string">
            <text:p>2021-2-16</text:p>
          </table:table-cell>
          <table:table-cell office:value-type="string" calcext:value-type="string">
            <text:p>Turbulent mixing in the deep ocean is not well understood. The breaking of internal waves on sloped seafloor topography can generate deep-sea turbulence. However, it is difficult to measure turbulence comprehensively due to its multi-scale processes, in addition to flow–flow and flow–topography interactions. Dense, high-resolution spatiotemporal coverage of observations may help shed light on turbulence evolution. Here, we present turbulence observations from four broadband ocean bottom seismometers (OBSs) and a 200-m vertical thermistor string (T-string) in a footprint of 1 × 1 km to characterize turbulence induced by internal waves at a depth of 3000 m on a Pacific continental slope. Correlating the OBS-calculated time derivative of kinetic energy and the T-string-calculated turbulent kinetic energy dissipation rate, we propose that the OBS-detected signals were induced by near-seafloor turbulence. Strong disturbances were detected during a typhoon period, suggesting large-scale inertial waves breaking with upslope transport speeds of 0.2–0.5 m s−1. Disturbances were mostly excited on the downslope side of the array where the internal waves from the Pacific Ocean broke initially and the turbulence oscillated between &amp;lt; 1 km small-scale ridges. Such small-scale topography caused varying turbulence-induced signals due to localized waves breaking. Arrayed OBSs can provide complementary observations to characterize deep-sea turbulence.</text:p>
          </table:table-cell>
          <table:table-cell office:value-type="string" calcext:value-type="string">
            <text:p>https://doi.org/10.1038/s41598-021-83419-2</text:p>
          </table:table-cell>
          <table:table-cell office:value-type="string" calcext:value-type="string">
            <text:p>Institute of Earth Sciences, Academia Sinica</text:p>
          </table:table-cell>
          <table:table-cell office:value-type="string" calcext:value-type="string">
            <text:p>Chu-Fang Yang</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029/2019jb019245</text:p>
          </table:table-cell>
          <table:table-cell office:value-type="string" calcext:value-type="string">
            <text:p>A Shallow Seabed Dynamic Gas Hydrate System off SW Taiwan: Results From 3-D Seismic, Thermal, and Fluid Migration Analyses</text:p>
          </table:table-cell>
          <table:table-cell office:value-type="string" calcext:value-type="string">
            <text:p>Pascal Kunath</text:p>
          </table:table-cell>
          <table:table-cell office:value-type="string" calcext:value-type="string">
            <text:p>Pascal Kunath, Wu‐Cheng Chi, Christian Berndt, Liwen Chen, Char‐Shine Liu, Dirk Kläschen, Sina Muff</text:p>
          </table:table-cell>
          <table:table-cell office:value-type="string" calcext:value-type="string">
            <text:p>American Geophysical Union (AGU)</text:p>
          </table:table-cell>
          <table:table-cell office:value-type="string" calcext:value-type="string">
            <text:p>JGR Solid Earth</text:p>
          </table:table-cell>
          <table:table-cell office:value-type="float" office:value="2020" calcext:value-type="float">
            <text:p>2020</text:p>
          </table:table-cell>
          <table:table-cell office:value-type="string" calcext:value-type="string">
            <text:p>2020-11</text:p>
          </table:table-cell>
          <table:table-cell office:value-type="string" calcext:value-type="string">
            <text:p>Large amounts of methane, a potent greenhouse gas, are stored in hydrates beneath the seafloor. Sea level changes can trigger massive methane release into the ocean. It is not clear, however, whether surficial seafloor processes can cause comparable discharge. Previously, fluid migration was difficult to study due to a lack of spatially dense seismic and thermal observations. Here we examine a gas hydrate site at Four‐Way‐Closure Ridge off SW Taiwan using a high‐resolution 3‐D seismic cube, together with bottom‐simulating reflections (BSRs) mapped in the cube, a thermal probe data set, and 3‐D thermal modeling results. We document, on a scale of tens of meters, the interaction between surficial sedimentary processes, fluid flow, and a dynamic gas hydrate system. Fluid migrates upward through dipping permeable strata in the limb, the slope basin, and along thrust faults and ridge‐top normal faults. The seismic data also reveal several double BSRs that underlie seabed sedimentary sliding and depositional features. Abrupt changes in subsurface pressure and temperature due to the rapid seabed sedimentary processes can cause a rapid shift of the base of the gas hydrate stability zone. This shift may be either downward or upward and would result in the accumulation or dissociation of hydrate in sediments sandwiched by the double BSRs, respectively. We propose that dynamic surficial processes on the seafloor together with shallow focused fluid flow affect hydrate distribution and saturation at depth and may even result in methane expulsion into the ocean if such localized features are common along convergent plate boundaries.</text:p>
          </table:table-cell>
          <table:table-cell office:value-type="string" calcext:value-type="string">
            <text:p>https://doi.org/10.1029/2019jb019245</text:p>
          </table:table-cell>
          <table:table-cell office:value-type="string" calcext:value-type="string">
            <text:p>Institute of Earth Sciences, Academia Sinica</text:p>
          </table:table-cell>
          <table:table-cell office:value-type="string" calcext:value-type="string">
            <text:p>P Kunath</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28/msystems.00970-22</text:p>
          </table:table-cell>
          <table:table-cell office:value-type="string" calcext:value-type="string">
            <text:p>Deterministic Assembly Processes Strengthen the Effects of β-Diversity on Community Biomass of Marine Bacterioplankton</text:p>
          </table:table-cell>
          <table:table-cell office:value-type="string" calcext:value-type="string">
            <text:p>Feng-Hsun Chang</text:p>
          </table:table-cell>
          <table:table-cell office:value-type="string" calcext:value-type="string">
            <text:p>Feng-Hsun Chang, Jinny Wu Yang, Ariana Chih-Hsien Liu, Hsiao-Pei Lu, Gwo-Ching Gong, Fuh-Kwo Shiah, Chih-hao Hsieh</text:p>
          </table:table-cell>
          <table:table-cell office:value-type="string" calcext:value-type="string">
            <text:p>American Society for Microbiology</text:p>
          </table:table-cell>
          <table:table-cell office:value-type="string" calcext:value-type="string">
            <text:p>mSystems</text:p>
          </table:table-cell>
          <table:table-cell office:value-type="float" office:value="2023" calcext:value-type="float">
            <text:p>2023</text:p>
          </table:table-cell>
          <table:table-cell table:style-name="ce1" office:value-type="string" calcext:value-type="string">
            <text:p>2023-2-23</text:p>
          </table:table-cell>
          <table:table-cell office:value-type="string" calcext:value-type="string">
            <text:p>The implications of our analyses are twofold. First, we emphasize the importance of studying β diversity.</text:p>
          </table:table-cell>
          <table:table-cell office:value-type="string" calcext:value-type="string">
            <text:p>https://doi.org/10.1128/msystems.00970-22</text:p>
          </table:table-cell>
          <table:table-cell office:value-type="string" calcext:value-type="string">
            <text:p>台大海洋所</text:p>
          </table:table-cell>
          <table:table-cell office:value-type="string" calcext:value-type="string">
            <text:p>謝志豪</text:p>
          </table:table-cell>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3.1076991</text:p>
          </table:table-cell>
          <table:table-cell office:value-type="string" calcext:value-type="string">
            <text:p>Dynamics of O2 and pCO2 in a Southeast Asia seagrass meadow: Metabolic rates and carbon sink capacity</text:p>
          </table:table-cell>
          <table:table-cell office:value-type="string" calcext:value-type="string">
            <text:p>Wen-Chen Chou</text:p>
          </table:table-cell>
          <table:table-cell office:value-type="string" calcext:value-type="string">
            <text:p>Wen-Chen Chou, Lan-Feng Fan, Chin-Chang Hung, Yung-Yen Shih, Wei-Jen Huang, Hon-Kit Lui, Tzong-Yueh Chen</text:p>
          </table:table-cell>
          <table:table-cell office:value-type="string" calcext:value-type="string">
            <text:p>Frontiers Media SA</text:p>
          </table:table-cell>
          <table:table-cell office:value-type="string" calcext:value-type="string">
            <text:p>Front. Mar. Sci.</text:p>
          </table:table-cell>
          <table:table-cell office:value-type="float" office:value="2023" calcext:value-type="float">
            <text:p>2023</text:p>
          </table:table-cell>
          <table:table-cell table:style-name="ce1" office:value-type="string" calcext:value-type="string">
            <text:p>2023-1-26</text:p>
          </table:table-cell>
          <table:table-cell office:value-type="string" calcext:value-type="string">
            <text:p>Dissolved oxygen (DO) and partial pressure of CO2 (pCO2) were measured at half-hourly intervals from June 29 to September 9, 2019, in a seagrass meadow in the Southeast Asia archipelagos region. The open water mass balance of the O2 approach was used to calculate metabolic rates (i.e., gross primary production (GPP), community respiration (CR), and net community production (NCP). The calculations show that GPP and CR rates in the seagrass meadow of Dongsha Island were approximately 2.5 times higher than the global means (GPP, 507 ± 173 vs. 225 ± 11 mmol O2 m-2 d-1; CR, 497 ± 171 vs. 188 ± 10 mmol O2 m-2 d-1), while NCP was similar to the global mean (8 ± 61 vs. 27 ± 6 mmol O2 m-2 d-1), suggesting that seagrass meadows with high GPP may not necessarily hold high potential for carbon sequestration. The current data set also reveal that NCP tended to increase with GPP only at lower GPP levels, while NCP did not increase with GPP anymore at higher GPP levels. Moreover, the autotrophic/heterotrophic status did not correspond well to the sink/source behavior of CO2, suggesting that organic carbon metabolism could not be the only dominant factor in determining the sink/source status in a typical seagrass meadow underlain by carbonate sediments, which was further supported by the observed decrease in the trend of pCO2 with a relatively stable NCP level over the study period. These results demonstrate that the metabolism and the relationship between NCP and pCO2 in the seagrass meadows of Dongsha Island may deviate greatly from the global mean condition. To obtain a better assessment of the global potential of seagrass meadows as a nature-based solution for carbon sequestration, more regional-specific studies are still needed in the key regions, such as Indonesia and the Pacific archipelagos, that support extensive seagrass meadows but have not been charted.</text:p>
          </table:table-cell>
          <table:table-cell office:value-type="string" calcext:value-type="string">
            <text:p>https://doi.org/10.3389/fmars.2023.1076991</text:p>
          </table:table-cell>
          <table:table-cell office:value-type="string" calcext:value-type="string">
            <text:p>國立臺灣海洋大學</text:p>
          </table:table-cell>
          <table:table-cell office:value-type="string" calcext:value-type="string">
            <text:p>周文臣</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3.1156915</text:p>
          </table:table-cell>
          <table:table-cell office:value-type="string" calcext:value-type="string">
            <text:p>The contrast in suspended particle dynamics at surface and near bottom on the river-dominated northern South China Sea shelf in summer: implication on physics and biogeochemistry coupling</text:p>
          </table:table-cell>
          <table:table-cell office:value-type="string" calcext:value-type="string">
            <text:p>Jay Lee</text:p>
          </table:table-cell>
          <table:table-cell office:value-type="string" calcext:value-type="string">
            <text:p>Jay Lee, James T. Liu, Yu-Shih Lin, Chen-Tung Arthur Chen, Bo-Shian Wang</text:p>
          </table:table-cell>
          <table:table-cell office:value-type="string" calcext:value-type="string">
            <text:p>Frontiers Media SA</text:p>
          </table:table-cell>
          <table:table-cell office:value-type="string" calcext:value-type="string">
            <text:p>Front. Mar. Sci.</text:p>
          </table:table-cell>
          <table:table-cell office:value-type="float" office:value="2023" calcext:value-type="float">
            <text:p>2023</text:p>
          </table:table-cell>
          <table:table-cell table:style-name="ce1" office:value-type="string" calcext:value-type="string">
            <text:p>2023-4-28</text:p>
          </table:table-cell>
          <table:table-cell office:value-type="string" calcext:value-type="string">
            <text:p>To understand the process-response relations among physical forcing and biogeochemical properties of suspended particles (SPs) in the river-dominated northern South China Sea shelf, a 5-day shipboard observation was conducted at a fixed location on the dispersal pathway of the Zhujiang (Pearl) River plume (ZRP) in the summer of 2016. Instrumented moorings were deployed near the sampling site to record the flow and wave fields every 10 minutes. Hydrographic properties were measured hourly to identify different water masses. Water and SPs samples at the surface (3 m) and near the bottom (3 m above the bed) were taken every 3 h for the analyses of nutrients, chlorophyll-a (Chl-a), and particulate organic matter (POM including POC, PN, and δ13CPOC). Meanwhile, the grain-size composition of SPs and seafloor sediment were also analyzed. Results showed that monsoon winds drove cold upwelling and ZRP waters at the surface. Both the upwelling and ZRP regimes contained newly produced marine phytoplankton based on low POC/Chl-a ratio (PC ratio) and enriched δ13CPOC. However, SPs in the ZRP regime were smaller (&amp;amp;lt;153 µm), having denser particle bulk density, and less enriched δ13CPOC, indicating different bio-communities from the upwelling regime. EOF analysis of the surface data suggested that mixing processes and the dispersal of the ZRP regime were mainly controlled by far-field storm winds, tidal modulation, and strength of mixing. On the other hand, a bottom nepheloid layer (BNL) was observed, mainly consisting of SPs&amp;amp;lt;63 μm with higher bulk density than SPs at the surface. POM in the BNL was degraded and δ13CPOC-depleted according to the PC ratio and δ13CPOC. EOF analysis of the near-bottom data indicated that the dominant physical processes influencing the biogeochemical properties of SPs in the BNL were jointly the upwelling-associated lateral transport (first order) and tide-related resuspension (second order). Our study identified the contrast between the surface and near-bottom regimes with the coupling patterns among physical forcing and physiochemical properties of SPs using good constraints on particle dynamics and particle sources.</text:p>
          </table:table-cell>
          <table:table-cell office:value-type="string" calcext:value-type="string">
            <text:p>https://doi.org/10.3389/fmars.2023.1156915</text:p>
          </table:table-cell>
          <table:table-cell office:value-type="string" calcext:value-type="string">
            <text:p>中山大學</text:p>
          </table:table-cell>
          <table:table-cell office:value-type="string" calcext:value-type="string">
            <text:p>劉祖乾</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89/fmars.2022.969461</text:p>
          </table:table-cell>
          <table:table-cell office:value-type="string" calcext:value-type="string">
            <text:p>Deciphering organic matter distribution by source-specific biomarkers in the shallow Taiwan Strait from a source-to-sink perspective</text:p>
          </table:table-cell>
          <table:table-cell office:value-type="string" calcext:value-type="string">
            <text:p>Shuqin Tao</text:p>
          </table:table-cell>
          <table:table-cell office:value-type="string" calcext:value-type="string">
            <text:p>Shuqin Tao, James T. Liu, Aijun Wang, Thomas M. Blattmann, Rick J. Yang, Jay Lee, Jimmy J. Xu, Li Li, Xiang Ye, Xijie Yin, Liang Wang</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9-12</text:p>
          </table:table-cell>
          <table:table-cell office:value-type="string" calcext:value-type="string">
            <text:p>Sedimentary organic matter (OM) in coastal systems is inherently diverse, often with multiple particulate sources and transport histories. The Taiwan Strait (TS) is a typical shallow conduit region, linking the East and South China Seas. Strong ocean currents, coastal upwellings, distal large rivers, and proximal small mountainous rivers all influence the distribution of OM in the TS. We investigated the covarying patterns in the distribution of gain size classes of sand, silt, and clay; terrestrial-sourced biomarkers (n-C27+29+31 alkanes, n-C26+28+30 fatty acids (FAs), and n-C28+30+32 alkanols); marine-sourced biomarkers (phytoplankton-derived alkenones, brassicasterol, dinosterol, and zooplankton-derived cholesterol) in sea floor sediment; indicator satellite-derived primary production (Chl-a); and water-mass indicator (sea surface temperature, SST). We used an empirical orthogonal/eigen function (EOF) analysis to distinguish the influence of four hypothetical sources that entered the TS through the north, south, west, and east boundaries. Results show that input sources from the south-bound ZMCC (Zhejiang-Fujian Coastal Current) and north-bound SCSWC (South China Sea Warm Current) had the dominant influence on the OM distributions buried in the TS. Input sources via river plumes on lateral boundaries and upwellings in the TS were the secondary factors that affected the sedimentary OM distribution. Within this source-to-sink system of multiple sources and transport processes, silt and clay were the major carriers of the OM signals. Terrestrial biomarkers and primary production (Chl-a) were associated with the two major current systems and river plumes along the edge of TS. Marine biomarkers were associated with upwellings in the interior of the TS. Our finding points out that the physical systems of ocean currents, river plumes, and upwelling not only determine the distributions of biomarkers in the TS but also determine the diversity of OM in the TS.</text:p>
          </table:table-cell>
          <table:table-cell office:value-type="string" calcext:value-type="string">
            <text:p>https://doi.org/10.3389/fmars.2022.969461</text:p>
          </table:table-cell>
          <table:table-cell office:value-type="string" calcext:value-type="string">
            <text:p>中山大學</text:p>
          </table:table-cell>
          <table:table-cell office:value-type="string" calcext:value-type="string">
            <text:p>劉祖乾</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89/fmars.2022.1051194</text:p>
          </table:table-cell>
          <table:table-cell office:value-type="string" calcext:value-type="string">
            <text:p>Editorial: Biogeochemical and ecological responses to wind-or tide-induced disturbances over marginal seas</text:p>
          </table:table-cell>
          <table:table-cell office:value-type="string" calcext:value-type="string">
            <text:p>Chin-Chang Hung</text:p>
          </table:table-cell>
          <table:table-cell office:value-type="string" calcext:value-type="string">
            <text:p>Chin-Chang Hung, Bangqin Huang, Wen-Chen Chou, Keryea Soong, François L. L. Muller</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11-3</text:p>
          </table:table-cell>
          <table:table-cell/>
          <table:table-cell office:value-type="string" calcext:value-type="string">
            <text:p>https://doi.org/10.3389/fmars.2022.1051194</text:p>
          </table:table-cell>
          <table:table-cell office:value-type="string" calcext:value-type="string">
            <text:p>國立中山大學</text:p>
          </table:table-cell>
          <table:table-cell office:value-type="string" calcext:value-type="string">
            <text:p>洪慶章</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7/s10750-018-3598-8</text:p>
          </table:table-cell>
          <table:table-cell office:value-type="string" calcext:value-type="string">
            <text:p>Marine hydrothermal vents as templates for global change scenarios</text:p>
          </table:table-cell>
          <table:table-cell office:value-type="string" calcext:value-type="string">
            <text:p>Hans-Uwe Dahms</text:p>
          </table:table-cell>
          <table:table-cell office:value-type="string" calcext:value-type="string">
            <text:p>Hans-Uwe Dahms, Nikolaos V. Schizas, R. Arthur James, Lan Wang, Jiang-Shiou Hwang</text:p>
          </table:table-cell>
          <table:table-cell office:value-type="string" calcext:value-type="string">
            <text:p>Springer Science and Business Media LLC</text:p>
          </table:table-cell>
          <table:table-cell office:value-type="string" calcext:value-type="string">
            <text:p>Hydrobiologia</text:p>
          </table:table-cell>
          <table:table-cell office:value-type="float" office:value="2018" calcext:value-type="float">
            <text:p>2018</text:p>
          </table:table-cell>
          <table:table-cell office:value-type="string" calcext:value-type="string">
            <text:p>2018-8</text:p>
          </table:table-cell>
          <table:table-cell/>
          <table:table-cell office:value-type="string" calcext:value-type="string">
            <text:p>https://doi.org/10.1007/s10750-018-3598-8</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371/journal.pone.0225387</text:p>
          </table:table-cell>
          <table:table-cell office:value-type="string" calcext:value-type="string">
            <text:p>Pelagic tunicates at shallow hydrothermal vents of Kueishantao</text:p>
          </table:table-cell>
          <table:table-cell office:value-type="string" calcext:value-type="string">
            <text:p>Pietro Franco</text:p>
          </table:table-cell>
          <table:table-cell office:value-type="string" calcext:value-type="string">
            <text:p>Pietro Franco, Hans-Uwe Dahms, Jiang-Shiou Hwang</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19" calcext:value-type="float">
            <text:p>2019</text:p>
          </table:table-cell>
          <table:table-cell table:style-name="ce1" office:value-type="string" calcext:value-type="string">
            <text:p>2019-12-5</text:p>
          </table:table-cell>
          <table:table-cell/>
          <table:table-cell office:value-type="string" calcext:value-type="string">
            <text:p>https://doi.org/10.1371/journal.pone.0225387</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371/journal.pone.0230742</text:p>
          </table:table-cell>
          <table:table-cell office:value-type="string" calcext:value-type="string">
            <text:p>Distribution and sexual dimorphism of the crab Xenograpsus testudinatus from the hydrothermal vent field of Kueishan Island, northeastern Taiwan</text:p>
          </table:table-cell>
          <table:table-cell office:value-type="string" calcext:value-type="string">
            <text:p>Li-Chun Tseng</text:p>
          </table:table-cell>
          <table:table-cell office:value-type="string" calcext:value-type="string">
            <text:p>Li-Chun Tseng, Pin-Yi Yu, Jiang-Shiou Hwang</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20" calcext:value-type="float">
            <text:p>2020</text:p>
          </table:table-cell>
          <table:table-cell table:style-name="ce1" office:value-type="string" calcext:value-type="string">
            <text:p>2020-3-26</text:p>
          </table:table-cell>
          <table:table-cell/>
          <table:table-cell office:value-type="string" calcext:value-type="string">
            <text:p>https://doi.org/10.1371/journal.pone.0230742</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038/s41598-021-90375-4</text:p>
          </table:table-cell>
          <table:table-cell office:value-type="string" calcext:value-type="string">
            <text:p>Novel recombinant keratin degrading subtilisin like serine alkaline protease from Bacillus cereus isolated from marine hydrothermal vent crabs</text:p>
          </table:table-cell>
          <table:table-cell office:value-type="string" calcext:value-type="string">
            <text:p>Revathi Gurunathan</text:p>
          </table:table-cell>
          <table:table-cell office:value-type="string" calcext:value-type="string">
            <text:p>Revathi Gurunathan, Bin Huang, Vinoth Kumar Ponnusamy, Jiang-Shiou Hwang, Hans-Uwe Dahms</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1" calcext:value-type="float">
            <text:p>2021</text:p>
          </table:table-cell>
          <table:table-cell table:style-name="ce1" office:value-type="string" calcext:value-type="string">
            <text:p>2021-6-7</text:p>
          </table:table-cell>
          <table:table-cell office:value-type="string" calcext:value-type="string">
            <text:p>Microbial secondary metabolites from extreme environments like hydrothermal vents are a promising source for industrial applications. In our study the protease gene from Bacillus cereus obtained from shallow marine hydrothermal vents in the East China Sea was cloned, expressed and purified. The protein sequence of 38 kDa protease SLSP-k was retrieved from mass spectrometry and identified as a subtilisin serine proteinase. The novel SLSP-k is a monomeric protein with 38 amino acid signal peptides being active over wide pH (7–11) and temperature (40–80 °C) ranges, with maximal hydrolytic activities at pH 10 and at 50 °C temperature. The hydrolytic activity is stimulated by Ca2+, Co2+, Mn2+, and DTT. It is inhibited by Fe2+, Cd2+, Cu2+, EDTA, and PMSF. The SLSP-k is stable in anionic, non-anionic detergents, and solvents. The ability to degrade keratin in chicken feather and hair indicates that this enzyme is suitable for the degradation of poultry waste without the loss of nutritionally essential amino acids which otherwise are lost in hydrothermal processing. Therefore, the proteinase is efficient in environmental friendly bioconversion of animal waste into fertilizers or value added products such as secondary animal feedstuffs.</text:p>
          </table:table-cell>
          <table:table-cell office:value-type="string" calcext:value-type="string">
            <text:p>https://doi.org/10.1038/s41598-021-90375-4</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016/j.marpolbul.2024.116692</text:p>
          </table:table-cell>
          <table:table-cell office:value-type="string" calcext:value-type="string">
            <text:p>Nutrient sources, phytoplankton blooms, and hypoxia along the Chinese coast in the East China Sea: Insight from summer 2014</text:p>
          </table:table-cell>
          <table:table-cell office:value-type="string" calcext:value-type="string">
            <text:p>Chung-Chi Chen</text:p>
          </table:table-cell>
          <table:table-cell office:value-type="string" calcext:value-type="string">
            <text:p>Chung-Chi Chen, Wen-Chen Chou, Chin-Chang Hung, Gwo-Ching Gong</text:p>
          </table:table-cell>
          <table:table-cell office:value-type="string" calcext:value-type="string">
            <text:p>Elsevier BV</text:p>
          </table:table-cell>
          <table:table-cell office:value-type="string" calcext:value-type="string">
            <text:p>Marine Pollution Bulletin</text:p>
          </table:table-cell>
          <table:table-cell office:value-type="float" office:value="2024" calcext:value-type="float">
            <text:p>2024</text:p>
          </table:table-cell>
          <table:table-cell office:value-type="string" calcext:value-type="string">
            <text:p>2024-8</text:p>
          </table:table-cell>
          <table:table-cell/>
          <table:table-cell office:value-type="string" calcext:value-type="string">
            <text:p>https://doi.org/10.1016/j.marpolbul.2024.116692</text:p>
          </table:table-cell>
          <table:table-cell office:value-type="string" calcext:value-type="string">
            <text:p>國立臺灣師範大學</text:p>
          </table:table-cell>
          <table:table-cell office:value-type="string" calcext:value-type="string">
            <text:p>陳仲吉</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4">
          <table:table-cell office:value-type="string" calcext:value-type="string">
            <text:p>10.1175/jpo-d-23-0039.1</text:p>
          </table:table-cell>
          <table:table-cell office:value-type="string" calcext:value-type="string">
            <text:p>Anatomy of Mode-1 Internal Solitary Waves Derived From Seaglider Observations in the Northern South China Sea</text:p>
          </table:table-cell>
          <table:table-cell office:value-type="string" calcext:value-type="string">
            <text:p>Kai-Chieh Yang</text:p>
          </table:table-cell>
          <table:table-cell office:value-type="string" calcext:value-type="string">
            <text:p>Kai-Chieh Yang, Sen Jan, Yiing Jang Yang, Ming-Huei Chang, Joe Wang, Shih-Hong Wang, Steven R. Ramp, D. Benjamin Reeder, Dong S. Ko</text:p>
          </table:table-cell>
          <table:table-cell office:value-type="string" calcext:value-type="string">
            <text:p>American Meteorological Society</text:p>
          </table:table-cell>
          <table:table-cell/>
          <table:table-cell office:value-type="float" office:value="2023" calcext:value-type="float">
            <text:p>2023</text:p>
          </table:table-cell>
          <table:table-cell office:value-type="string" calcext:value-type="string">
            <text:p>2023-11</text:p>
          </table:table-cell>
          <table:table-cell office:value-type="string" calcext:value-type="string">
            <text:p>Observations from a Seaglider, two pressure-sensor-equipped inverted echo sounders (PIESs), and a thermistor chain (T-chain) mooring were used to determine the waveform and timing of internal solitary waves (ISWs) over the continental slope east of Dongsha Atoll. The Korteweg–de Vries (KdV) and Dubreil–Jacotin–Long (DJL) equations supplemented the data from repeated profiling by the glider at a fixed position (depth ∼1017 m) during 19–24 May 2019. The glider-recorded pressure perturbations were used to compute the rarely measured vertical velocity (w) with a static glider flight model. After removing the internal tide–caused vertical velocity, the w of the eight mode-1 ISWs ranged from −0.35 to 0.36 m s−1 with an uncertainty of ±0.005 m s−1 due to turbulent oscillations and measurement error. The horizontal velocity profiles, wave speeds, and amplitudes of the eight ISWs were further derived from the KdV and DJL equations using the glider-observed w and potential density profiles. The mean speed of the corresponding ISW from the PIES deployed at ∼2000 m depth to the T-chain moored at 500 m depth and the 19°C isotherm displacement computed from the T-chain were used to validate the waveform derived from KdV and DJL. The validation suggests that the DJL equation provides reasonably representative wave speed and amplitude for the eight ISWs compared to the KdV equation. Stand-alone glider data provide near-real-time hydrography and vertical velocities for mode-1 ISWs and are useful for characterizing the anatomy of ISWs and validating numerical simulations of these waves.</text:p>
            <text:p/>
            <text:p>Significance Statement</text:p>
            <text:p>Internal solitary waves (ISWs), which vertically displace isotherms by approximately 100 m, considerably affect nutrient pumping, turbulent mixing, acoustic propagation, underwater navigation, bedform generation, and engineering structures in the ocean. A complete understanding of their anatomy and dynamics has many applications, such as predicting the timing and position of mode-1 ISWs and evaluating their environmental impacts. To improve our understanding of these waves and validate the two major theories based on the Korteweg–de Vries (KdV) and Dubreil–Jacotin–Long (DJL) equations, the hydrography data collected from stand-alone, real-time profiling of an autonomous underwater vehicle (Seaglider) have proven to be useful in determining the waveform of these transbasin ISWs in deep water. The solutions to the DJL equation show good agreement with the properties of mode-1 ISWs obtained from the rare in situ data, whereas the solutions to the KdV equation underestimate these properties. Seaglider observations also provide in situ data to evaluate the performance of numerical simulations and forecasting of ISWs in the northern South China Sea.</text:p>
          </table:table-cell>
          <table:table-cell office:value-type="string" calcext:value-type="string">
            <text:p>https://doi.org/10.1175/jpo-d-23-0039.1</text:p>
          </table:table-cell>
          <table:table-cell office:value-type="string" calcext:value-type="string">
            <text:p>國立臺灣大學海洋研究所</text:p>
          </table:table-cell>
          <table:table-cell office:value-type="string" calcext:value-type="string">
            <text:p>詹森</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07/s11356-020-10315-z</text:p>
          </table:table-cell>
          <table:table-cell office:value-type="string" calcext:value-type="string">
            <text:p>Environmental assessment of persistent organic pollutants in surface sediments of the Danshui River basin, Taipei, Taiwan</text:p>
          </table:table-cell>
          <table:table-cell office:value-type="string" calcext:value-type="string">
            <text:p>Jing-O Cheng</text:p>
          </table:table-cell>
          <table:table-cell office:value-type="string" calcext:value-type="string">
            <text:p>Jing-O Cheng, Kon-Kee Liu, Fung-Chi Ko</text:p>
          </table:table-cell>
          <table:table-cell office:value-type="string" calcext:value-type="string">
            <text:p>Springer Science and Business Media LLC</text:p>
          </table:table-cell>
          <table:table-cell office:value-type="string" calcext:value-type="string">
            <text:p>Environ Sci Pollut Res</text:p>
          </table:table-cell>
          <table:table-cell office:value-type="float" office:value="2020" calcext:value-type="float">
            <text:p>2020</text:p>
          </table:table-cell>
          <table:table-cell office:value-type="string" calcext:value-type="string">
            <text:p>2020-12</text:p>
          </table:table-cell>
          <table:table-cell/>
          <table:table-cell office:value-type="string" calcext:value-type="string">
            <text:p>https://doi.org/10.1007/s11356-020-10315-z</text:p>
          </table:table-cell>
          <table:table-cell office:value-type="string" calcext:value-type="string">
            <text:p>國立海洋生物博物館</text:p>
          </table:table-cell>
          <table:table-cell office:value-type="string" calcext:value-type="string">
            <text:p>柯風溪</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3390/app11167545</text:p>
          </table:table-cell>
          <table:table-cell office:value-type="string" calcext:value-type="string">
            <text:p>Seasonal Population Structure of the Copepod Temora turbinata (Dana, 1849) in the Kuroshio Current Edge, Southeastern East China Sea</text:p>
          </table:table-cell>
          <table:table-cell office:value-type="string" calcext:value-type="string">
            <text:p>Yan-Guo Wang</text:p>
          </table:table-cell>
          <table:table-cell office:value-type="string" calcext:value-type="string">
            <text:p>Yan-Guo Wang, Li-Chun Tseng, Bing-Peng Xing, Rou-Xin Sun, Xiao-Yin Chen, Chun-Guang Wang, Jiang-Shiou Hwang</text:p>
          </table:table-cell>
          <table:table-cell office:value-type="string" calcext:value-type="string">
            <text:p>MDPI AG</text:p>
          </table:table-cell>
          <table:table-cell office:value-type="string" calcext:value-type="string">
            <text:p>Applied Sciences</text:p>
          </table:table-cell>
          <table:table-cell office:value-type="float" office:value="2021" calcext:value-type="float">
            <text:p>2021</text:p>
          </table:table-cell>
          <table:table-cell table:style-name="ce1" office:value-type="string" calcext:value-type="string">
            <text:p>2021-8-17</text:p>
          </table:table-cell>
          <table:table-cell office:value-type="string" calcext:value-type="string">
            <text:p>The abundance of adult males, females, and copepodites, and sex ratio of a Temora turbinata population and seawater hydrology were studied from 2018 to 2019 in waters off northeast Taiwan, northwest Pacific Ocean. The hydrological parameters showed significant differences between sampling months caused by interactions of Kuroshio, East China Sea water, and the China Coastal Current. The highest average abundance was recorded from the June 2018 cruise with 2903.92 ± 3499.47 (inds. m−3), followed by a cruise in June 2019 with an average abundance of 1990.64 ± 1401.55 (inds. m−3). The sex ratio ranged between 0.25 and 2.33; the records were significantly higher in samples of June 2018 than during other sampling cruises (one-way ANOVA). The spatiotemporal distribution of T. turbinata showed a clear pattern of seasonal changes among sampling stations and distribution zones. Abundance of females and copepodites correlated significantly positive (r = 0.755, p &amp;lt; 0.001), whereas sex ratio (r = 0.247, p = 0.119) did not correlate significantly. The present study revealed that the abundance of T. turbinate was highest in June and was positively correlated with seawater temperature; furthermore, this is the first time the in situ sex ratio of T. turbinata in western Pacific waters has been reported.</text:p>
          </table:table-cell>
          <table:table-cell office:value-type="string" calcext:value-type="string">
            <text:p>https://doi.org/10.3390/app11167545</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3390/md19120681</text:p>
          </table:table-cell>
          <table:table-cell office:value-type="string" calcext:value-type="string">
            <text:p>Shallow Hydrothermal Vent Bacteria and Their Secondary Metabolites with a Particular Focus on Bacillus</text:p>
          </table:table-cell>
          <table:table-cell office:value-type="string" calcext:value-type="string">
            <text:p>Revathi Gurunathan</text:p>
          </table:table-cell>
          <table:table-cell office:value-type="string" calcext:value-type="string">
            <text:p>Revathi Gurunathan, Arthur James Rathinam, Jiang-Shiou Hwang, Hans-Uwe Dahms</text:p>
          </table:table-cell>
          <table:table-cell office:value-type="string" calcext:value-type="string">
            <text:p>MDPI AG</text:p>
          </table:table-cell>
          <table:table-cell office:value-type="string" calcext:value-type="string">
            <text:p>Marine Drugs</text:p>
          </table:table-cell>
          <table:table-cell office:value-type="float" office:value="2021" calcext:value-type="float">
            <text:p>2021</text:p>
          </table:table-cell>
          <table:table-cell table:style-name="ce2" office:value-type="date" office:date-value="2021-11-29" calcext:value-type="date">
            <text:p>2021-11-29</text:p>
          </table:table-cell>
          <table:table-cell office:value-type="string" calcext:value-type="string">
            <text:p>Extreme environments are hostile for most organisms, but such habitats represent suitable settings to be inhabited by specialized microorganisms. A marine shallow-water hydrothermal vent field is located offshore in northeast Taiwan, near the shallow shore of the southeast of Kueishantao Island (121°55′ E, 24°50′ N). Research on extremophilic microorganisms makes use of the biotechnological potential associated with such microorganisms and their cellular products. With the notion that extremophiles are capable of surviving in extreme environments, it is assumed that their metabolites are adapted to function optimally under such conditions. As extremophiles, they need specific culture conditions, and only a fraction of species from the original samples are recovered in culture. We used different non-selective and selective media to isolate bacterial species associated with the hydrothermal vent crab Xenograpsus testudinatus and the sediments of its habitat. The highest number of colonies was obtained from Zobell marine agar plates with an overall number of 29 genetically distinct isolates. 16sRNA gene sequencing using the Sanger sequencing method revealed that most of the bacterial species belonged to the phylum Firmicutes and the class Bacilli. The present study indicates that hydrothermal vent bacteria and their secondary metabolites may play an important role for the reconstruction of the evolutionary history of the phylum Procaryota.</text:p>
          </table:table-cell>
          <table:table-cell office:value-type="string" calcext:value-type="string">
            <text:p>https://doi.org/10.3390/md19120681</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371/journal.pone.0278288</text:p>
          </table:table-cell>
          <table:table-cell office:value-type="string" calcext:value-type="string">
            <text:p>Macrosymbionts of starfish Echinaster luzonicus (Gray, 1840) in the waters of a volcanic western Pacific island</text:p>
          </table:table-cell>
          <table:table-cell office:value-type="string" calcext:value-type="string">
            <text:p>Li-Chun Tseng</text:p>
          </table:table-cell>
          <table:table-cell office:value-type="string" calcext:value-type="string">
            <text:p>Li-Chun Tseng, Parinya Limviriyakul, Jiang-Shiou Hwang</text:p>
          </table:table-cell>
          <table:table-cell office:value-type="string" calcext:value-type="string">
            <text:p>Public Library of Science (PLoS)</text:p>
          </table:table-cell>
          <table:table-cell office:value-type="string" calcext:value-type="string">
            <text:p>PLoS ONE</text:p>
          </table:table-cell>
          <table:table-cell office:value-type="float" office:value="2022" calcext:value-type="float">
            <text:p>2022</text:p>
          </table:table-cell>
          <table:table-cell table:style-name="ce2" office:value-type="date" office:date-value="2022-11-30" calcext:value-type="date">
            <text:p>2022-11-30</text:p>
          </table:table-cell>
          <table:table-cell office:value-type="string" calcext:value-type="string">
            <text:p>During an investigation program of faunal diversity in the shallow reef zone of the active volcanic island off northeastern Taiwan in July and September 2020, numerous individuals of the starfish Echinaster luzonicus (Gray, 1840) were found, and some individuals were found with associated symbionts. Starfish sampling in the 150-m coral reef zone was undertaken at a depth of 8 m through scuba diving. For each type of potential macrosymbiont, both the dorsal and ventral sides were carefully examined. The prevalence of macrosymbionts on the starfish E. luzonicus was recorded. The most common symbiotic organism on E. luzonicus was the ectoparasitic snail Melanella martinii (A. Adams in Sowerby, 1854), followed by the pontoniine shrimp Zenopontonia soror (Nobili, 1904) and the rare polychaete scaleworm Asterophilia carlae Hanley, 1989. The prevalence ratio with host E. luzonicus was low and varied by 8.62% and 4.35%, 6.03% and 0%, and 0.86% and 0.72% in July and September 2020 for M. martinii, Z. soror, and A. carlae, respectively. The present study is the first to discover the scaleworm A. carlae as a macrosymbiont of the tropical starfish E. luzonicus, with a widespread distribution, off Taiwan’s northeastern coast, an area influenced by the Kuroshio Current.</text:p>
          </table:table-cell>
          <table:table-cell office:value-type="string" calcext:value-type="string">
            <text:p>https://doi.org/10.1371/journal.pone.0278288</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3389/fevo.2023.1203647</text:p>
          </table:table-cell>
          <table:table-cell office:value-type="string" calcext:value-type="string">
            <text:p>Bacterial community responses of the hydrothermal vent crab Xenograpsus testudinatus fed on microplastics</text:p>
          </table:table-cell>
          <table:table-cell office:value-type="string" calcext:value-type="string">
            <text:p>Priyanka Muthu</text:p>
          </table:table-cell>
          <table:table-cell office:value-type="string" calcext:value-type="string">
            <text:p>Priyanka Muthu, Yun-Cheng Lee, Gowri Krishna Girija, Yu-Ling Chen, Ying-Ning Ho, Jiang-Shiou Hwang</text:p>
          </table:table-cell>
          <table:table-cell office:value-type="string" calcext:value-type="string">
            <text:p>Frontiers Media SA</text:p>
          </table:table-cell>
          <table:table-cell office:value-type="string" calcext:value-type="string">
            <text:p>Front. Ecol. Evol.</text:p>
          </table:table-cell>
          <table:table-cell office:value-type="float" office:value="2023" calcext:value-type="float">
            <text:p>2023</text:p>
          </table:table-cell>
          <table:table-cell table:style-name="ce1" office:value-type="string" calcext:value-type="string">
            <text:p>2023-8-31</text:p>
          </table:table-cell>
          <table:table-cell office:value-type="string" calcext:value-type="string">
            <text:p>Microplastics (MPs) provide persistent contaminants in freshwaters and the oceans from anthropogenic sources worldwide. MP contamination in ecosystems has emerged as a global environmental issue. While increasing research focused on the ecological consequences of plastic pollution, health-related implications of plastic pollution have been somewhat overlooked. In this study, we evaluated the effects of polyethylene MP contamination on microbial, physical, and biochemical characteristics of the hydrothermal vent crab Xenograpsus testudinatus over a 7-day food exposure. Different concentrations (0%, 0.3%, 0.6%, and 1.0%) of polyethylene MPs were used for feed intake experiments. Oxford Nanopore Technologies’ full-length sequencing of the 16S rDNA gene was used to explore the changes of the microbial composition in vent crab tissues. At the phylum level, the content of Firmicutes significantly decreased in the digestive gland tissue. Furthermore, the predicted functions of genes in the microbial community were significantly influenced by MPs. In contrast, there were eight functions in gill and 11 functions in digestive gland tissues identified at low and high intake levels. The dominant functions of methylotrophy, dark thiosulfate oxidation, dark oxidation of sulfur compounds, aromatic hydrocarbon degradation, and aromatic compound degradation were significantly increased at high intake levels in the digestive gland. These findings indicate that MP ingestion causes not only a short-term decrease in energy intake for crustaceans but also a change in microbial communities and their functions. This study provided a first account on the toxicity of MPs in a hydrothermal vent crab to aid in the assessment of health risks provided by polyethylene MP to marine invertebrates.</text:p>
          </table:table-cell>
          <table:table-cell office:value-type="string" calcext:value-type="string">
            <text:p>https://doi.org/10.3389/fevo.2023.1203647</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3390/jmse11020364</text:p>
          </table:table-cell>
          <table:table-cell office:value-type="string" calcext:value-type="string">
            <text:p>Comparison of Viral Production and Decay Rates at the Surface and Bottom of the Euphotic Zone in the Summertime in the Southern East China Sea</text:p>
          </table:table-cell>
          <table:table-cell office:value-type="string" calcext:value-type="string">
            <text:p>Patrichka Wei-Yi Chen</text:p>
          </table:table-cell>
          <table:table-cell office:value-type="string" calcext:value-type="string">
            <text:p>Patrichka Wei-Yi Chen, Madeline Olivia, Vladimir Mukhanov, An-Yi Tsai</text:p>
          </table:table-cell>
          <table:table-cell office:value-type="string" calcext:value-type="string">
            <text:p>MDPI AG</text:p>
          </table:table-cell>
          <table:table-cell office:value-type="string" calcext:value-type="string">
            <text:p>JMSE</text:p>
          </table:table-cell>
          <table:table-cell office:value-type="float" office:value="2023" calcext:value-type="float">
            <text:p>2023</text:p>
          </table:table-cell>
          <table:table-cell table:style-name="ce1" office:value-type="string" calcext:value-type="string">
            <text:p>2023-2-6</text:p>
          </table:table-cell>
          <table:table-cell office:value-type="string" calcext:value-type="string">
            <text:p>Viral dynamics are the result of the balance between the rates of viral production and decay. Here, we have carried out independent measurements of viral production and decay rates in different depths of the southern East China Sea in summer (August and October 2021). In this study, the prevalence of viral abundance at the surface waters (14.2~27.6 × 105 viruses mL−1) was significantly higher than the bottom of the euphotic zone (2.9~12.6 × 105 viruses mL−1). As for viruses to bacteria ratio (VBR) values, we found a wide variability both at the surface (1.4 to 3.2) and bottom of the euphotic zone (2.1 to 16.2). The results of our study showed that at all stations examined, in the southern East China Sea, the values of gross viral production (GVP) were significantly higher in the sunlit surfaces compared to the bottom of the euphotic zone. In particular, our analysis indicates that no significant viral decay rates (VD) were observed in some regions at the bottom of the euphotic zone. Here, we also provide a budget for viral abundance and net viral production in different regions in the southern East China Sea. The GVP or VD is not applicable in our case to explain VBR is high at bottom of the euphotic zone. The mechanisms underlying VBR uncoupling, viral production, and viral loss in marine systems are still being investigated.</text:p>
          </table:table-cell>
          <table:table-cell office:value-type="string" calcext:value-type="string">
            <text:p>https://doi.org/10.3390/jmse11020364</text:p>
          </table:table-cell>
          <table:table-cell office:value-type="string" calcext:value-type="string">
            <text:p>海洋大學</text:p>
          </table:table-cell>
          <table:table-cell office:value-type="string" calcext:value-type="string">
            <text:p>蔡安益</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07/s44195-023-00038-2</text:p>
          </table:table-cell>
          <table:table-cell office:value-type="string" calcext:value-type="string">
            <text:p>Differences in viral decay and production following exposure to sunlight and dark</text:p>
          </table:table-cell>
          <table:table-cell office:value-type="string" calcext:value-type="string">
            <text:p>Patrichka Wei-Yi Chen</text:p>
          </table:table-cell>
          <table:table-cell office:value-type="string" calcext:value-type="string">
            <text:p>Patrichka Wei-Yi Chen, Madeline Olivia, Wen-Chen Chou, Vladimir Mukhanov, An-Yi Tsai</text:p>
          </table:table-cell>
          <table:table-cell office:value-type="string" calcext:value-type="string">
            <text:p>Springer Science and Business Media LLC</text:p>
          </table:table-cell>
          <table:table-cell office:value-type="string" calcext:value-type="string">
            <text:p>Terr Atmos Ocean Sci</text:p>
          </table:table-cell>
          <table:table-cell office:value-type="float" office:value="2023" calcext:value-type="float">
            <text:p>2023</text:p>
          </table:table-cell>
          <table:table-cell office:value-type="string" calcext:value-type="string">
            <text:p>2023-12</text:p>
          </table:table-cell>
          <table:table-cell office:value-type="string" calcext:value-type="string">
            <text:p>Although we have gained insight into the biological and biochemical effects of natural sunlight exposure on prokaryotes, little is known about sunlight exposure on natural virus communities. To address this question, an investigation of the effects of sunlight and dark treatments on viral communities, viral production and decay rates in Kenting coastal waters was conducted. The average rate of net viral production in the sunlight and dark treatment was 0.010 and 0.018 × 106 viruses mL–1 h− 1, respectively. Furthermore, averaged value for viral decay in the sunlight treatment was 0.016 × 106 viruses mL− 1 h− 1, a significant decrease (ca. 60%=((0.83 − 0.33)/(0.83 × 100%)) was observed in sunlight conditions, whereas no significant changes occurred in dark conditions. The gross viral production under sunlight conditions was slightly higher, however, non-significantly higher than that in the dark treatment. As a result, we suggest that sunlight damages a large portion of the natural viral community, affecting the role viruses play in food webs.</text:p>
          </table:table-cell>
          <table:table-cell office:value-type="string" calcext:value-type="string">
            <text:p>https://doi.org/10.1007/s44195-023-00038-2</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d14040237</text:p>
          </table:table-cell>
          <table:table-cell office:value-type="string" calcext:value-type="string">
            <text:p>Insights into Virus-Prokaryote Relationships in a Subtropical Danshui River Estuary of Northern Taiwan in Summer</text:p>
          </table:table-cell>
          <table:table-cell office:value-type="string" calcext:value-type="string">
            <text:p>An-Yi Tsai</text:p>
          </table:table-cell>
          <table:table-cell office:value-type="string" calcext:value-type="string">
            <text:p>An-Yi Tsai, Gwo-Ching Gong, Vladimir Mukhanov, Patrichka Wei-Yi Chen</text:p>
          </table:table-cell>
          <table:table-cell office:value-type="string" calcext:value-type="string">
            <text:p>MDPI AG</text:p>
          </table:table-cell>
          <table:table-cell office:value-type="string" calcext:value-type="string">
            <text:p>Diversity</text:p>
          </table:table-cell>
          <table:table-cell office:value-type="float" office:value="2022" calcext:value-type="float">
            <text:p>2022</text:p>
          </table:table-cell>
          <table:table-cell table:style-name="ce1" office:value-type="string" calcext:value-type="string">
            <text:p>2022-3-24</text:p>
          </table:table-cell>
          <table:table-cell office:value-type="string" calcext:value-type="string">
            <text:p>In spite of the fact that the interactions between environmental parameters and prokaryotic and viral abundance have been explored in various aquatic environments, only a few independent estimates of viral production and decay in the estuarine region have been explored. In this study, data were analyzed for viral and prokaryotic abundance, viral production, and viral decay in a subtropical Danshui estuary in summer 2021. Prokaryotic abundance varied from 2.4 ± 0.6 × 105 to 12 ± 2.3 × 105 cells mL−1, and viral abundance ranged from 2.3 ± 0.9 × 105 to 6.9 ± 1.3 × 105 viruses mL−1 during the study period. Viral abundance was significantly correlated with prokaryotic abundance and chlorophyll a concentration. Furthermore, studies of changes in viral to prokaryotic abundance ratio (VPR) ranged from 0.42 ± 0.11 to 2.0 ± 0.25. Viral decay values were 2.1 ± 0.5 and 2.1 ± 0.3 × 104 virus mL−1h−1, and non-significant differences were observed between the inner estuary and coastal water region. Viral decay almost balanced gross viral production in this study. The dilution experiments revealed non-significant net viral production in July; thus, a lower VPR might be explained in this estuarine environment.</text:p>
          </table:table-cell>
          <table:table-cell office:value-type="string" calcext:value-type="string">
            <text:p>https://doi.org/10.3390/d14040237</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d14010049</text:p>
          </table:table-cell>
          <table:table-cell office:value-type="string" calcext:value-type="string">
            <text:p>Annual Cycle of the Synechococcus spp. and Picoeukaryotic Growth and Loss Rates in a Subtropical Coastal Ecosystem</text:p>
          </table:table-cell>
          <table:table-cell office:value-type="string" calcext:value-type="string">
            <text:p>Pei-Chi Ho</text:p>
          </table:table-cell>
          <table:table-cell office:value-type="string" calcext:value-type="string">
            <text:p>Pei-Chi Ho, Gwo-Ching Gong, Vladimir Mukhanov, Zhi-Yu Zhu, An-Yi Tsai</text:p>
          </table:table-cell>
          <table:table-cell office:value-type="string" calcext:value-type="string">
            <text:p>MDPI AG</text:p>
          </table:table-cell>
          <table:table-cell office:value-type="string" calcext:value-type="string">
            <text:p>Diversity</text:p>
          </table:table-cell>
          <table:table-cell office:value-type="float" office:value="2022" calcext:value-type="float">
            <text:p>2022</text:p>
          </table:table-cell>
          <table:table-cell table:style-name="ce1" office:value-type="string" calcext:value-type="string">
            <text:p>2022-1-12</text:p>
          </table:table-cell>
          <table:table-cell office:value-type="string" calcext:value-type="string">
            <text:p>Seasonal variations in the picophytoplankton community structure (Synechococcus spp. and picoeukaryotes) were studied by flow cytometry in the coastal ecosystem of the subtropical western Pacific from October 2019 to September 2020. Synechococcus spp. was dominant in abundance during the study period, with its density ranging from 0.05 to 5.6 × 104 cells mL−1; its maximum occurred in July 2020. Picoeukaryotes were less abundant, with their density ranging from 0.2 to 13.6 × 103 cells mL−1. Their highest abundance was recorded in January 2020. The growth rates of Synechococcus spp. and picoeukaryotes ranged from −0.39 to 1.42 d−1 and 0.38 to 2.46 d−1, respectively, throughout the study period. Overall, the growth rate of the picoeukaryotes was significantly higher than that of Synechococcus spp. It is interesting to note that the grazing mortality of Synechococcus spp. and picoeukaryotes during the warmer period (April to September) was relatively low. Based on this study, we suggest that mixotrophic nanoflagellates lowered their feeding activity that obtained nutrients from prey and instead used additional nutrients during the incubation experiments. Our study demonstrated that a shift in the picophytoplankton community composition and grazing activity of predacious nanoflagellates in cold and warm periods can impact on the seasonal dynamics of the microbial food web.</text:p>
          </table:table-cell>
          <table:table-cell office:value-type="string" calcext:value-type="string">
            <text:p>https://doi.org/10.3390/d14010049</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w13192686</text:p>
          </table:table-cell>
          <table:table-cell office:value-type="string" calcext:value-type="string">
            <text:p>Response of Growth and Grazing Rate of Nanoflagellates on Synechococcus spp. to Experimental Nutrient Enrichment</text:p>
          </table:table-cell>
          <table:table-cell office:value-type="string" calcext:value-type="string">
            <text:p>An-Yi Tsai</text:p>
          </table:table-cell>
          <table:table-cell office:value-type="string" calcext:value-type="string">
            <text:p>An-Yi Tsai, Vladimir Mukhanov</text:p>
          </table:table-cell>
          <table:table-cell office:value-type="string" calcext:value-type="string">
            <text:p>MDPI AG</text:p>
          </table:table-cell>
          <table:table-cell office:value-type="string" calcext:value-type="string">
            <text:p>Water</text:p>
          </table:table-cell>
          <table:table-cell office:value-type="float" office:value="2021" calcext:value-type="float">
            <text:p>2021</text:p>
          </table:table-cell>
          <table:table-cell table:style-name="ce1" office:value-type="string" calcext:value-type="string">
            <text:p>2021-9-28</text:p>
          </table:table-cell>
          <table:table-cell office:value-type="string" calcext:value-type="string">
            <text:p>As important bacterivores in planktonic food webs, mixotrophic nanoflagellates cancause mortality in marine Synechococcus spp. Our previous study found that the pigmented nanoflagellate (PNF) has a significant grazing impact on Synechococcus spp. In the current study, we applied the dilution approach to test the growth and grazing rates of nanoflagellates on Synechococcus spp. We then compared the differences between experimental nutrient additions and in situ conditions in the coastal waters of the East China Sea during the summer season from July to September. The growth rates of Synechococcus spp. in the ambient environment were between 0.54 and 0.62 day−1, which were slightly higher than the 0.56 and 0.66 day−1 with nutrient enrichment in summer. In contrast, our nutrient enrichment experiments produced a marked decline approximately from 21% to 58% in the nanoflagellate grazing rate on Synechococcus spp. The reason was that the mixotrophic PNFs directly used the added nutrients and reduced their supply of nutrients from prey during the incubation experiments.</text:p>
          </table:table-cell>
          <table:table-cell office:value-type="string" calcext:value-type="string">
            <text:p>https://doi.org/10.3390/w13192686</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d13090426</text:p>
          </table:table-cell>
          <table:table-cell office:value-type="string" calcext:value-type="string">
            <text:p>Diel Variation of Viral Production in a Coastal Subtropical Marine System</text:p>
          </table:table-cell>
          <table:table-cell office:value-type="string" calcext:value-type="string">
            <text:p>Pei-Chi Ho</text:p>
          </table:table-cell>
          <table:table-cell office:value-type="string" calcext:value-type="string">
            <text:p>Pei-Chi Ho, Gwo-Ching Gong, Chih-Hao Hsieh, Patrichka Wei-Yi Chen, An-Yi Tsai</text:p>
          </table:table-cell>
          <table:table-cell office:value-type="string" calcext:value-type="string">
            <text:p>MDPI AG</text:p>
          </table:table-cell>
          <table:table-cell office:value-type="string" calcext:value-type="string">
            <text:p>Diversity</text:p>
          </table:table-cell>
          <table:table-cell office:value-type="float" office:value="2021" calcext:value-type="float">
            <text:p>2021</text:p>
          </table:table-cell>
          <table:table-cell table:style-name="ce1" office:value-type="string" calcext:value-type="string">
            <text:p>2021-9-3</text:p>
          </table:table-cell>
          <table:table-cell office:value-type="string" calcext:value-type="string">
            <text:p>Viral production (VP) and bacterial mortality by viral lysis critically influence the production and mortality of aquatic bacteria. Although bacterial production, mortality by viral lysis, and viral density have been found to exhibit diel variations, the diel change in viral production has rarely been investigated. In this study, we conducted two diel dilution incubation experiments in a semi-enclosed, nutrient-rich coastal region in northeastern Taiwan to estimate the diel viral production and the mortality by viral lysis. We also compared two methods (linear regression between viral density and time versus arithmetic mean of VP during incubation) of estimating viral production. We found that viral production estimated by linear regression and bacterial mortality by viral lysis were higher during the daytime than during the nighttime. A possible explanation for the high viral production at daytime is that the bacterial community was composed of cell types with higher burst sizes at daytime. We further argued that the classical linear regression method can be used only when viral density significantly linearly increases with time, which does not always occur in dilution incubations. This study offered observations of diel variation in viral dynamics and discussed the methods estimating viral production in a marine environment.</text:p>
          </table:table-cell>
          <table:table-cell office:value-type="string" calcext:value-type="string">
            <text:p>https://doi.org/10.3390/d13090426</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d13090409</text:p>
          </table:table-cell>
          <table:table-cell office:value-type="string" calcext:value-type="string">
            <text:p>Experimental Warming Effects on Prokaryotic Growth and Viral Production in Coastal Waters of the Northwest Pacific during the Cold Season</text:p>
          </table:table-cell>
          <table:table-cell office:value-type="string" calcext:value-type="string">
            <text:p>An-Yi Tsai</text:p>
          </table:table-cell>
          <table:table-cell office:value-type="string" calcext:value-type="string">
            <text:p>An-Yi Tsai, Gwo-Ching Gong, Vladimir Mukhanov</text:p>
          </table:table-cell>
          <table:table-cell office:value-type="string" calcext:value-type="string">
            <text:p>MDPI AG</text:p>
          </table:table-cell>
          <table:table-cell office:value-type="string" calcext:value-type="string">
            <text:p>Diversity</text:p>
          </table:table-cell>
          <table:table-cell office:value-type="float" office:value="2021" calcext:value-type="float">
            <text:p>2021</text:p>
          </table:table-cell>
          <table:table-cell table:style-name="ce1" office:value-type="string" calcext:value-type="string">
            <text:p>2021-8-27</text:p>
          </table:table-cell>
          <table:table-cell office:value-type="string" calcext:value-type="string">
            <text:p>Climate warming can directly affect biological processes in marine environments. Here, we investigated if warming (+2 °C) can change dynamics in viral and prokaryotic populations in the cold seasons in natural seawaters. We monitored the changes in viral production and prokaryotic growth rate. The prokaryotic average gross growth rates were 0.08 and 0.34 h−1 in November and 0.06 and 0.41 h−1 in December in the in situ and warming experiments, respectively. We found that warming water temperature resulted in a significant increase in prokaryotic growth rates. In warming experiments, the overall viral production rate was about 0.77–14.4 × 105 viruses mL−1 h−1, and a rough estimate of prokaryotic mortality was about 5.6–6.8 × 104 cells mL−1 h−1. Based on our estimation, burst sizes of about 21 and 14 viruses prokaryotes−1 were measured under the experimental warming period. Moreover, the results found that an increased water temperature in the subtropical western Pacific coastal waters increases prokaryotic growth rates, enhances viral production, and changes the carbon fluxes in the trophic interactions of microbes.</text:p>
          </table:table-cell>
          <table:table-cell office:value-type="string" calcext:value-type="string">
            <text:p>https://doi.org/10.3390/d13090409</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jmse9060628</text:p>
          </table:table-cell>
          <table:table-cell office:value-type="string" calcext:value-type="string">
            <text:p>Is the Dilution Technique Underestimating the Picophytoplankton Growth Measurements?</text:p>
          </table:table-cell>
          <table:table-cell office:value-type="string" calcext:value-type="string">
            <text:p>Pei-Chi Ho</text:p>
          </table:table-cell>
          <table:table-cell office:value-type="string" calcext:value-type="string">
            <text:p>Pei-Chi Ho, Gwo-Ching Gong, Vladimir Mukhanov, An-Yi Tsai</text:p>
          </table:table-cell>
          <table:table-cell office:value-type="string" calcext:value-type="string">
            <text:p>MDPI AG</text:p>
          </table:table-cell>
          <table:table-cell office:value-type="string" calcext:value-type="string">
            <text:p>JMSE</text:p>
          </table:table-cell>
          <table:table-cell office:value-type="float" office:value="2021" calcext:value-type="float">
            <text:p>2021</text:p>
          </table:table-cell>
          <table:table-cell table:style-name="ce1" office:value-type="string" calcext:value-type="string">
            <text:p>2021-6-4</text:p>
          </table:table-cell>
          <table:table-cell office:value-type="string" calcext:value-type="string">
            <text:p>In oceanic communities, picophytoplankton often dominates phytoplankton biomass and productivity. Diel variations in picophytoplankton abundance and growth have been well documented. In the current study, we used flow cytometry to assess the short-term variations (3 h) of the abundance of the most dominant picophytoplankton, Synechococcus spp. and picoeukaryotes, in the coastal regions of northeastern Taiwan. To explore the change in growth and mortality rate in the daytime and over 24 h incubation, we performed a two-point modified dilution experiment for measuring growth, viral lysis, and nanoflagellate grazing rate. In this study, the growth rates of picoeukaryotes were 0.21 and 0.06 h−1, and those of Synechococcus spp. were 0.15 and 0.06 h−1 for daytime and 24 h incubation, respectively, and the values were higher at significant levels in the daytime than those for 24 h incubation. These growth rate values of picoeukaryote and Synechococcus spp. after incubation for 24 h were approximately underestimated at 71% and 55%, respectively. This finding suggests that estimates based on 24 h sampling may not accurately reflect the true growth rate of these populations on ecologically relevant timescales.</text:p>
          </table:table-cell>
          <table:table-cell office:value-type="string" calcext:value-type="string">
            <text:p>https://doi.org/10.3390/jmse9060628</text:p>
          </table:table-cell>
          <table:table-cell office:value-type="string" calcext:value-type="string">
            <text:p>海洋大學</text:p>
          </table:table-cell>
          <table:table-cell office:value-type="string" calcext:value-type="string">
            <text:p>蔡安益</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111/gbi.12418</text:p>
          </table:table-cell>
          <table:table-cell office:value-type="string" calcext:value-type="string">
            <text:p>Intense but variable autotrophic activity in a rapidly flushed shallow-water hydrothermal plume (Kueishantao Islet, Taiwan)</text:p>
          </table:table-cell>
          <table:table-cell office:value-type="string" calcext:value-type="string">
            <text:p>Yu‐Shih Lin</text:p>
          </table:table-cell>
          <table:table-cell office:value-type="string" calcext:value-type="string">
            <text:p>Yu‐Shih Lin, Huei‐Ting Lin, Bo‐Shian Wang, Wei‐Jen Huang, Li‐Hung Lin, An‐Yi Tsai</text:p>
          </table:table-cell>
          <table:table-cell office:value-type="string" calcext:value-type="string">
            <text:p>Wiley</text:p>
          </table:table-cell>
          <table:table-cell office:value-type="string" calcext:value-type="string">
            <text:p>Geobiology</text:p>
          </table:table-cell>
          <table:table-cell office:value-type="float" office:value="2021" calcext:value-type="float">
            <text:p>2021</text:p>
          </table:table-cell>
          <table:table-cell office:value-type="string" calcext:value-type="string">
            <text:p>2021-1</text:p>
          </table:table-cell>
          <table:table-cell office:value-type="string" calcext:value-type="string">
            <text:p>Shallow‐water hydrothermal plumes concomitantly host both photosynthetic and chemoautotrophic organisms in a single biotope. Yet, rate measurements to quantify the contributions of different autotrophic activity types are scarce. Herein, we measured the light and dark dissolved inorganic carbon (DIC) uptake rates in the plume water of the Kueishantao hydrothermal field using the 13C‐labeling approach. Seventy percent of the plume‐water samples had chemoautotrophy as the dominant mode of carbon fixation, with the dark DIC uptake rates (up to 18.6 mg C/m3/h) within the range of the primary production in productive inner‐shelf waters. When considered alongside the geochemical and microbiological observations, the rate data reveal the distribution of different trophic activities in the hydrothermal plume. The autotrophic activity at the initial phase of plume dispersal is low. This is explained by the short response time the chemoautotrophs have to the stimulation from vent‐fluid discharge, and the harmful effects of hydrothermal substances on phytoplankton. As plume dispersal and mixing continue, chemoautotrophic activities begin to rise and peak in waters that have low‐to‐moderate Si(OH)4 content. Toward the plume margin, chemoautotrophy declines to background levels, whereas photosynthesis by phytoplankton regains importance. Our results also provide preliminary indication to the loci of enhanced heterotrophy in the plume. Results of artificial mixing experiments suggest that previously formed plume water is the primary source of microbial inoculum for new plume water. This self‐inoculation mechanism, in combination with the intense DIC uptake, helps to sustain a distinct planktonic autotrophic community in this rapidly flushed hydrothermal plume.</text:p>
          </table:table-cell>
          <table:table-cell office:value-type="string" calcext:value-type="string">
            <text:p>https://doi.org/10.1111/gbi.12418</text:p>
          </table:table-cell>
          <table:table-cell office:value-type="string" calcext:value-type="string">
            <text:p>海洋大學</text:p>
          </table:table-cell>
          <table:table-cell office:value-type="string" calcext:value-type="string">
            <text:p>蔡安益</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54/ame01932</text:p>
          </table:table-cell>
          <table:table-cell office:value-type="string" calcext:value-type="string">
            <text:p>Increase in phytoplankton production and consumption in response to a typhoon passing through the southern East China Sea</text:p>
          </table:table-cell>
          <table:table-cell office:value-type="string" calcext:value-type="string">
            <text:p>AY Tsai</text:p>
          </table:table-cell>
          <table:table-cell office:value-type="string" calcext:value-type="string">
            <text:p>AY Tsai, GC Gong, KP Chiang</text:p>
          </table:table-cell>
          <table:table-cell office:value-type="string" calcext:value-type="string">
            <text:p>Inter-Research Science Center</text:p>
          </table:table-cell>
          <table:table-cell office:value-type="string" calcext:value-type="string">
            <text:p>Aquat. Microb. Ecol.</text:p>
          </table:table-cell>
          <table:table-cell office:value-type="float" office:value="2020" calcext:value-type="float">
            <text:p>2020</text:p>
          </table:table-cell>
          <table:table-cell table:style-name="ce1" office:value-type="string" calcext:value-type="string">
            <text:p>2020-4-30</text:p>
          </table:table-cell>
          <table:table-cell office:value-type="string" calcext:value-type="string">
            <text:p>The northwestern Pacific Ocean and East China Sea (ECS) are frequently affected by typhoons during the summer period. To identify changes in production and consumption rates of phytoplankton (&amp;lt;20 and 20~200 µm) affected by Typhoon Maria (9-10 July 2018), 2 sampling periods were compared: a pre-typhoon cruise (4-9 July 2018) and a post-typhoon cruise (13-17 July 2018). Results showed that &amp;lt;20 and 20~200 µm phytoplankton production was 14- and 1.8-fold higher, respectively, in the post-typhoon period compared to the pre-typhoon. Accompanying this post-typhoon shift from pico- and nanophytoplankton to microphytoplankton, the consumption rate of microzooplankton on &amp;lt;20 µm phytoplankton was 11.6 mgC m-3 d-1 in the pre-typhoon period, and increased to 203.3 mgC m-3 d-1 after the typhoon. Furthermore, the ingestion fluxes were 4.9 and 8.0 mgC m-3 d-1 through mesozooplankton grazing on microzooplankton (ciliates and dinoflagellates) pre- and post-typhoon, respectively. Our findings show that organisms from the microbial food web (i.e. ciliates and dinoflagellates) may control the phytoplankton assemblage during the post-typhoon period of increased productivity, and thus represent an important trophic link between the classical and microbial food webs in the southern ECS.</text:p>
          </table:table-cell>
          <table:table-cell office:value-type="string" calcext:value-type="string">
            <text:p>https://doi.org/10.3354/ame01932</text:p>
          </table:table-cell>
          <table:table-cell office:value-type="string" calcext:value-type="string">
            <text:p>海洋大學</text:p>
          </table:table-cell>
          <table:table-cell office:value-type="string" calcext:value-type="string">
            <text:p>蔡安益</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19/tao.2018.01.31.01</text:p>
          </table:table-cell>
          <table:table-cell office:value-type="string" calcext:value-type="string">
            <text:p>Seasonal variations in virioplankton and picoplankton in semi-enclosed and open coastal waters</text:p>
          </table:table-cell>
          <table:table-cell office:value-type="string" calcext:value-type="string">
            <text:p>An-Yi Tsai</text:p>
          </table:table-cell>
          <table:table-cell office:value-type="string" calcext:value-type="string">
            <text:p>An-Yi Tsai, Gwo-Ching Gong, Hongbin Liu</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8" calcext:value-type="float">
            <text:p>2018</text:p>
          </table:table-cell>
          <table:table-cell/>
          <table:table-cell office:value-type="string" calcext:value-type="string">
            <text:p>https://doi.org/10.3319/tao.2018.01.31.01</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ecss.2018.05.012</text:p>
          </table:table-cell>
          <table:table-cell office:value-type="string" calcext:value-type="string">
            <text:p>Different impact of nanoflagellate grazing and viral lysis on Synechococcus spp. and picoeukaryotic mortality in coastal waters</text:p>
          </table:table-cell>
          <table:table-cell office:value-type="string" calcext:value-type="string">
            <text:p>An-Yi Tsai</text:p>
          </table:table-cell>
          <table:table-cell office:value-type="string" calcext:value-type="string">
            <text:p>An-Yi Tsai, Gwo-Ching Gong, Chih-Ching Chung, Yi-Ting Huang</text:p>
          </table:table-cell>
          <table:table-cell office:value-type="string" calcext:value-type="string">
            <text:p>Elsevier BV</text:p>
          </table:table-cell>
          <table:table-cell office:value-type="string" calcext:value-type="string">
            <text:p>Estuarine, Coastal and Shelf Science</text:p>
          </table:table-cell>
          <table:table-cell office:value-type="float" office:value="2018" calcext:value-type="float">
            <text:p>2018</text:p>
          </table:table-cell>
          <table:table-cell office:value-type="string" calcext:value-type="string">
            <text:p>2018-9</text:p>
          </table:table-cell>
          <table:table-cell/>
          <table:table-cell office:value-type="string" calcext:value-type="string">
            <text:p>https://doi.org/10.1016/j.ecss.2018.05.012</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29/2022gl101412</text:p>
          </table:table-cell>
          <table:table-cell office:value-type="string" calcext:value-type="string">
            <text:p>Diurnal Sea Surface Temperature Warming Along the Kuroshio off Taiwan Under Easterly Wind Conditions</text:p>
          </table:table-cell>
          <table:table-cell office:value-type="string" calcext:value-type="string">
            <text:p>Ming‐Huei Chang</text:p>
          </table:table-cell>
          <table:table-cell office:value-type="string" calcext:value-type="string">
            <text:p>Ming‐Huei Chang, Yu‐Hsin Cheng, Yu‐Yu Yeh, Je‐Yuan Hsu, Sen Jan, Yu‐heng Tseng, Chung‐Hsiung Sui, Yiing Jang Yang, Po‐Hsiung Lin</text:p>
          </table:table-cell>
          <table:table-cell office:value-type="string" calcext:value-type="string">
            <text:p>American Geophysical Union (AGU)</text:p>
          </table:table-cell>
          <table:table-cell office:value-type="string" calcext:value-type="string">
            <text:p>Geophysical Research Letters</text:p>
          </table:table-cell>
          <table:table-cell office:value-type="float" office:value="2023" calcext:value-type="float">
            <text:p>2023</text:p>
          </table:table-cell>
          <table:table-cell table:style-name="ce1" office:value-type="string" calcext:value-type="string">
            <text:p>2023-1-28</text:p>
          </table:table-cell>
          <table:table-cell office:value-type="string" calcext:value-type="string">
            <text:p>We carry out the Lagrangian diurnal warm layer (DWL) observations, supplemented by satellite products, along the strong Kuroshio east of Taiwan, where the boundary terrain modifies the winds and the advection effect is significant. The synoptic easterly wind bifurcates as it encounters Taiwan's coast, forming the southward‐blowing and the northward‐blowing branches in the southern and northern regions of the bifurcation, respectively. The two branches produce areas with enhanced and weakened apparent wind speed relative to the northeastward flowing Kuroshio. The DWL can reach 5 m in the south of the bifurcation due to the shear instability‐induced mixing. Sea surface temperature (SST) enhancement occurs around and in the north of the wind bifurcation, where the solar heat is only trapped in the upper 2 m due to the absence of instability, forming inhomogeneous SST along the Kuroshio. The synoptic wind variations and Kuroshio advection further modulate the location of SST enhancement.</text:p>
          </table:table-cell>
          <table:table-cell office:value-type="string" calcext:value-type="string">
            <text:p>https://doi.org/10.1029/2022gl101412</text:p>
          </table:table-cell>
          <table:table-cell office:value-type="string" calcext:value-type="string">
            <text:p>臺灣大學海洋研究所</text:p>
          </table:table-cell>
          <table:table-cell office:value-type="string" calcext:value-type="string">
            <text:p>張明輝</text:p>
          </table:table-cell>
          <table:table-cell table:number-columns-repeated="5"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38/s41598-023-47300-8</text:p>
          </table:table-cell>
          <table:table-cell office:value-type="string" calcext:value-type="string">
            <text:p>A 2 °C difference affecting the spatiotemporal distribution of small demersal fish assemblages in shallow tropical and subtropical waters of Western Taiwan</text:p>
          </table:table-cell>
          <table:table-cell office:value-type="string" calcext:value-type="string">
            <text:p>Kuo-Shu Chen</text:p>
          </table:table-cell>
          <table:table-cell office:value-type="string" calcext:value-type="string">
            <text:p>Kuo-Shu Chen, Chiee-Young Chen, Yi Chang, Hsu-Sen Chen, Meng-Hsien Chen</text:p>
          </table:table-cell>
          <table:table-cell office:value-type="string" calcext:value-type="string">
            <text:p>Springer Science and Business Media LLC</text:p>
          </table:table-cell>
          <table:table-cell office:value-type="string" calcext:value-type="string">
            <text:p>Sci Rep</text:p>
          </table:table-cell>
          <table:table-cell office:value-type="float" office:value="2023" calcext:value-type="float">
            <text:p>2023</text:p>
          </table:table-cell>
          <table:table-cell table:style-name="ce2" office:value-type="date" office:date-value="2023-11-17" calcext:value-type="date">
            <text:p>2023-11-17</text:p>
          </table:table-cell>
          <table:table-cell office:value-type="string" calcext:value-type="string">
            <text:p>Two OR3 research vessel cruises were conducted at seven nearshore sites from north to south in the western coastal waters off Taiwan in May (late spring) and November (late autumn) 2019 in order to gain insights into the 2 °C difference in the tropical-subtropical fish fauna. Totally, 37 families, 72 genera, and 99 taxas were recorded for the 1809 fishes. Three fish assemblages, the North, South, and Fall-Zhuoshui River (ZRf) groups, were identified as eurythermal, stenothermal, and croaker communities. Their dominants, in rank order, were Tarphops oligolepis, Liachirus melanospilosa, Ostorhinchus fasciatus, and Trachinocephalus myops for the Northern eurythermal group, Arnoglossus tenuis, Eubleekeria splendens, and Ostorhinchus pleuron for the Southern stenothermal group, and Johnius taiwanensis, Chrysochir aureus, and Pennahia macrocephalus for the croaker-ZRf group. Their distribution was markedly correlated with the bottom water temperature, seafloor grain size, and concentration of suspended solids. The influence of a 2 °C difference on the tropical and subtropical demersal fish could indicate how rising temperatures due to climate change are shaping fish communities. The flatfish, Liachirus melanospilos, was distributed northward by 0.5oN and is suggested to be considered as an ecological indicator of the tropicalization of subtropical marine ecosystems in the future.</text:p>
          </table:table-cell>
          <table:table-cell office:value-type="string" calcext:value-type="string">
            <text:p>https://doi.org/10.1038/s41598-023-47300-8</text:p>
          </table:table-cell>
          <table:table-cell office:value-type="string" calcext:value-type="string">
            <text:p>國立中山大學</text:p>
          </table:table-cell>
          <table:table-cell office:value-type="string" calcext:value-type="string">
            <text:p>陳孟仙</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0750-024-05579-2</text:p>
          </table:table-cell>
          <table:table-cell office:value-type="string" calcext:value-type="string">
            <text:p>Microhabitat association and resistance of Tanaidacea (Crustacea) to tropical cyclones in rocky intertidal areas of central-eastern Taiwan</text:p>
          </table:table-cell>
          <table:table-cell office:value-type="string" calcext:value-type="string">
            <text:p>You-Wei Tzeng</text:p>
          </table:table-cell>
          <table:table-cell office:value-type="string" calcext:value-type="string">
            <text:p>You-Wei Tzeng, Pan-Wen Hsueh, Chih-Lin Wei</text:p>
          </table:table-cell>
          <table:table-cell office:value-type="string" calcext:value-type="string">
            <text:p>Springer Science and Business Media LLC</text:p>
          </table:table-cell>
          <table:table-cell office:value-type="string" calcext:value-type="string">
            <text:p>Hydrobiologia</text:p>
          </table:table-cell>
          <table:table-cell office:value-type="float" office:value="2024" calcext:value-type="float">
            <text:p>2024</text:p>
          </table:table-cell>
          <table:table-cell office:value-type="string" calcext:value-type="string">
            <text:p>2024-10</text:p>
          </table:table-cell>
          <table:table-cell/>
          <table:table-cell office:value-type="string" calcext:value-type="string">
            <text:p>https://doi.org/10.1007/s10750-024-05579-2</text:p>
          </table:table-cell>
          <table:table-cell office:value-type="string" calcext:value-type="string">
            <text:p>國立臺灣大學海洋研究所</text:p>
          </table:table-cell>
          <table:table-cell office:value-type="string" calcext:value-type="string">
            <text:p>魏志潾</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petgeo.2023.106569</text:p>
          </table:table-cell>
          <table:table-cell office:value-type="string" calcext:value-type="string">
            <text:p>Quantification of mixed hydrate and free gas concentrations by the joint integration of velocity and conductivity information</text:p>
          </table:table-cell>
          <table:table-cell office:value-type="string" calcext:value-type="string">
            <text:p>Konstantin Reeck</text:p>
          </table:table-cell>
          <table:table-cell office:value-type="string" calcext:value-type="string">
            <text:p>Konstantin Reeck, Marion Jegen, Tim Freudenthal, Judith Elger, Sebastian Hölz, Christian Deusner, Klaus Wallmann, Saulwood Lin, Wu-Cheng Chi, Gerhard Bohrmann, Christian Berndt</text:p>
          </table:table-cell>
          <table:table-cell office:value-type="string" calcext:value-type="string">
            <text:p>Elsevier BV</text:p>
          </table:table-cell>
          <table:table-cell office:value-type="string" calcext:value-type="string">
            <text:p>Marine and Petroleum Geology</text:p>
          </table:table-cell>
          <table:table-cell office:value-type="float" office:value="2023" calcext:value-type="float">
            <text:p>2023</text:p>
          </table:table-cell>
          <table:table-cell office:value-type="string" calcext:value-type="string">
            <text:p>2023-12</text:p>
          </table:table-cell>
          <table:table-cell/>
          <table:table-cell office:value-type="string" calcext:value-type="string">
            <text:p>https://doi.org/10.1016/j.marpetgeo.2023.106569</text:p>
          </table:table-cell>
          <table:table-cell office:value-type="string" calcext:value-type="string">
            <text:p>GEOMAR</text:p>
          </table:table-cell>
          <table:table-cell office:value-type="string" calcext:value-type="string">
            <text:p>Konstantin Reeck</text:p>
          </table:table-cell>
          <table:table-cell table:number-columns-repeated="3"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row>
        <table:table-row table:style-name="ro1">
          <table:table-cell office:value-type="string" calcext:value-type="string">
            <text:p>10.3390/w16070939</text:p>
          </table:table-cell>
          <table:table-cell office:value-type="string" calcext:value-type="string">
            <text:p>Investigation of the Growth and Mortality of Bacteria and Synechococcus spp. in Unvegetated and Seagrass Habitats</text:p>
          </table:table-cell>
          <table:table-cell office:value-type="string" calcext:value-type="string">
            <text:p>Patrichka Wei-Yi Chen</text:p>
          </table:table-cell>
          <table:table-cell office:value-type="string" calcext:value-type="string">
            <text:p>Patrichka Wei-Yi Chen, Clara Natalie Annabel, Madeline Olivia, Wen-Chen Chou, Jian-Jhih Chen, Ruei-Feng Shiu, Vladimir Mukhanov, Mariche Natividad, Yi-Le Shen, An-Yi Tsai</text:p>
          </table:table-cell>
          <table:table-cell office:value-type="string" calcext:value-type="string">
            <text:p>MDPI AG</text:p>
          </table:table-cell>
          <table:table-cell office:value-type="string" calcext:value-type="string">
            <text:p>Water</text:p>
          </table:table-cell>
          <table:table-cell office:value-type="float" office:value="2024" calcext:value-type="float">
            <text:p>2024</text:p>
          </table:table-cell>
          <table:table-cell table:style-name="ce1" office:value-type="string" calcext:value-type="string">
            <text:p>2024-3-25</text:p>
          </table:table-cell>
          <table:table-cell office:value-type="string" calcext:value-type="string">
            <text:p>There is no doubt that seagrass beds constitute one of the most productive ecosystems in shallow coastal waters. Despite this, picoplankton in seagrass ecosystems has received relatively little attention. The purpose of this study was to compare picoplankton growth and mortality rates between seagrass and unvegetated habitats using chamber incubations. We tested two main hypotheses: (i) incubation with seagrass would result in higher bacterial growth rates due to increased DOM release from seagrass photosynthesis, and (ii) Synechococcus spp. would be lower in the presence of seagrass due to competition for inorganic nutrients. Bacterial growth rates were higher in seagrass chambers (2.44 d–1) than in non-seagrass chambers (2.31 d−1), respectively, suggesting that organic carbon coming from the seagrass community may support bacterial production. Furthermore, the growth rate of Synechococcus spp. was significantly lower in the seagrass treatment than in the non-seagrass treatment, likely reflecting nutrient competition with the seagrass. Small-scale chambers proved to be a useful tool for studying the factors controlling spatial and temporal patterns of picoplankton across different habitats. Furthermore, future studies should examine picoplankton growth over a wider range of spatial scales in seagrass beds and adjacent unvegetated sediment.</text:p>
          </table:table-cell>
          <table:table-cell office:value-type="string" calcext:value-type="string">
            <text:p>https://doi.org/10.3390/w16070939</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90/v16060937</text:p>
          </table:table-cell>
          <table:table-cell office:value-type="string" calcext:value-type="string">
            <text:p>Viral Dynamics in the Tropical Pacific Ocean: A Comparison between Within and Outside a Warm Eddy</text:p>
          </table:table-cell>
          <table:table-cell office:value-type="string" calcext:value-type="string">
            <text:p>Patrichka Wei-Yi Chen</text:p>
          </table:table-cell>
          <table:table-cell office:value-type="string" calcext:value-type="string">
            <text:p>Patrichka Wei-Yi Chen, Madeline Olivia, Gwo-Ching Gong, Sen Jan, An-Yi Tsai</text:p>
          </table:table-cell>
          <table:table-cell office:value-type="string" calcext:value-type="string">
            <text:p>MDPI AG</text:p>
          </table:table-cell>
          <table:table-cell office:value-type="string" calcext:value-type="string">
            <text:p>Viruses</text:p>
          </table:table-cell>
          <table:table-cell office:value-type="float" office:value="2024" calcext:value-type="float">
            <text:p>2024</text:p>
          </table:table-cell>
          <table:table-cell table:style-name="ce1" office:value-type="string" calcext:value-type="string">
            <text:p>2024-6-11</text:p>
          </table:table-cell>
          <table:table-cell office:value-type="string" calcext:value-type="string">
            <text:p>In mesoscale eddies, the chemical properties and biological composition are different from those in the surrounding water due to their unique physical processes. The mechanism of physical–biological coupling in warm-core eddies is unclear, especially because no studies have examined the effects of environmental factors on bacteria and viruses. The purpose of the present study was to examine the influence of an anticyclonic warm eddy on the relationship between bacterial and viral abundances, as well as viral activity (viral production), at different depths. At the core of the warm eddy, the bacterial abundance (0.48 to 2.82 × 105 cells mL−1) fluctuated less than that outside the eddy (1.12 to 7.03 × 105 cells mL−1). In particular, there was a four-fold higher viral–bacterial abundance ratio (VBR) estimated within the eddy, below the layer of the deep chlorophyll maximum, than outside the eddy. An anticyclonic warm eddy with downwelling at its center may contribute to viruses being transmitted directly into the deep ocean through adsorption on particulate organic matter while sinking. Overall, our findings provide valuable insights into the interaction between bacterial and viral abundances and their ecological mechanisms within a warm eddy.</text:p>
          </table:table-cell>
          <table:table-cell office:value-type="string" calcext:value-type="string">
            <text:p>https://doi.org/10.3390/v16060937</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54/ab00751</text:p>
          </table:table-cell>
          <table:table-cell office:value-type="string" calcext:value-type="string">
            <text:p>Detection of bioluminescent dinoflagellates based on luciferase genes during the ''blue tears'' season around the Matsu archipelago</text:p>
          </table:table-cell>
          <table:table-cell office:value-type="string" calcext:value-type="string">
            <text:p>CY Shih</text:p>
          </table:table-cell>
          <table:table-cell office:value-type="string" calcext:value-type="string">
            <text:p>CY Shih, SF Tsai, HJ Wang, SY Hwang, LK Kang</text:p>
          </table:table-cell>
          <table:table-cell office:value-type="string" calcext:value-type="string">
            <text:p>Inter-Research Science Center</text:p>
          </table:table-cell>
          <table:table-cell office:value-type="string" calcext:value-type="string">
            <text:p>Aquat. Biol.</text:p>
          </table:table-cell>
          <table:table-cell office:value-type="float" office:value="2022" calcext:value-type="float">
            <text:p>2022</text:p>
          </table:table-cell>
          <table:table-cell table:style-name="ce1" office:value-type="string" calcext:value-type="string">
            <text:p>2022-6-9</text:p>
          </table:table-cell>
          <table:table-cell office:value-type="string" calcext:value-type="string">
            <text:p>Noctiluca scintillans is considered to be a bioluminescent bloom-forming species in the coastal water around the Matsu archipelago. To identify the bioluminescent dinoflagellates and their distributions around the Matsu archipelago, metatranscriptome and luciferase (lcf) gene sequencing were conducted from June 2016 to July 2017. Metatranscriptomes retrieved lcf genes mainly from Noctiluca and other bioluminescent dinoflagellates. This result demonstrates that lcf genes were actually expressed in multiple dinoflagellate species. An analysis of the lcf composition of dinoflagellates indicated that N. scintillans was the dominant bioluminescent species during May and July. In late summer, this dominance was replaced by other bioluminescent dinoflagellate species, such as Alexandrium affine and Ceratium fusus. No lcf gene from the known toxic bioluminescent dinoflagellates was obtained during the period of investigation. Our results suggest that N. scintillans is not the only dinoflagellate species producing bioluminescence around the Matsu archipelago.</text:p>
          </table:table-cell>
          <table:table-cell office:value-type="string" calcext:value-type="string">
            <text:p>https://doi.org/10.3354/ab00751</text:p>
          </table:table-cell>
          <table:table-cell office:value-type="string" calcext:value-type="string">
            <text:p>國立臺灣海洋大學</text:p>
          </table:table-cell>
          <table:table-cell office:value-type="string" calcext:value-type="string">
            <text:p>康利國</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4.1443533</text:p>
          </table:table-cell>
          <table:table-cell office:value-type="string" calcext:value-type="string">
            <text:p>Distinct water mass between inside and outside eddy drive changes in prokaryotic growth and mortality in the tropical Pacific Ocean</text:p>
          </table:table-cell>
          <table:table-cell office:value-type="string" calcext:value-type="string">
            <text:p>Patrichka Wei-Yi Chen</text:p>
          </table:table-cell>
          <table:table-cell office:value-type="string" calcext:value-type="string">
            <text:p>Patrichka Wei-Yi Chen, Madeline Olivia, Gwo-Ching Gong, Sen Jan, Tung-Yuan Ho, Louis St. Laurent, An-Yi Tsai</text:p>
          </table:table-cell>
          <table:table-cell office:value-type="string" calcext:value-type="string">
            <text:p>Frontiers Media SA</text:p>
          </table:table-cell>
          <table:table-cell office:value-type="string" calcext:value-type="string">
            <text:p>Front. Mar. Sci.</text:p>
          </table:table-cell>
          <table:table-cell office:value-type="float" office:value="2024" calcext:value-type="float">
            <text:p>2024</text:p>
          </table:table-cell>
          <table:table-cell table:style-name="ce1" office:value-type="string" calcext:value-type="string">
            <text:p>2024-9-30</text:p>
          </table:table-cell>
          <table:table-cell office:value-type="string" calcext:value-type="string">
            <text:p>Throughout the western tropical Pacific Ocean, eddies and currents play an important role in biogeochemical cycling. Many studies have investigated the effects of hydrography on vertical patterns of picophytoplankton and heterotrophic bacterial abundance in mesoscale eddies. There is a lack of field observations to determine what impact dynamic hydrological systems of eddies have on prokaryotic community activity (growth and mortality rates). An objective of this study was to examine how anticyclonic eddies influence picoplankton abundance and activity (growth and mortality rates). To meet this purpose, heterotrophic bacterial and picophytoplankton growth and mortality rates were examined by modified dilution experiments conducted at the surface, deep chlorophyll maximum (DCM), and 200 m depth outside (OE) and inside of warm eddies core (EC) in the west Pacific Ocean. A high heterotrophic bacterial grazing rate was found in the EC region in the present study. Furthermore, the picophytoplankton grazing rate in EC was frequently greater than the grazing rate in OE. Furthermore, the higher grazing rates in the EC region cause a lower proportion of viral lysis to account for heterotrophic bacteria and picophytoplankton mortality. The results of our experiments suggest that downwelling in EC might increase picophytoplankton growth and grazing rates, increasing the carbon sink in the warm eddy and potentially increasing ocean carbon storage.</text:p>
          </table:table-cell>
          <table:table-cell office:value-type="string" calcext:value-type="string">
            <text:p>https://doi.org/10.3389/fmars.2024.1443533</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02/lno.12730</text:p>
          </table:table-cell>
          <table:table-cell office:value-type="string" calcext:value-type="string">
            <text:p>Effect of a tropical cyclone on the pelagic ecosystem of a continental shelf</text:p>
          </table:table-cell>
          <table:table-cell office:value-type="string" calcext:value-type="string">
            <text:p>Chung‐Chi Chen</text:p>
          </table:table-cell>
          <table:table-cell office:value-type="string" calcext:value-type="string">
            <text:p>Chung‐Chi Chen, Chih‐hao Hsieh, Yu‐Hsin Cheng, Wei‐Jen Huang, Wen‐Chen Chou, Fuh‐Kwo Shiah, Gwo‐Ching Gong, Tzong‐Yueh Chen</text:p>
          </table:table-cell>
          <table:table-cell office:value-type="string" calcext:value-type="string">
            <text:p>Wiley</text:p>
          </table:table-cell>
          <table:table-cell office:value-type="string" calcext:value-type="string">
            <text:p>Limnology &amp;amp; Oceanography</text:p>
          </table:table-cell>
          <table:table-cell office:value-type="float" office:value="2024" calcext:value-type="float">
            <text:p>2024</text:p>
          </table:table-cell>
          <table:table-cell office:value-type="string" calcext:value-type="string">
            <text:p>2024-12</text:p>
          </table:table-cell>
          <table:table-cell office:value-type="string" calcext:value-type="string">
            <text:p>This study aimed to comprehend the effects of Typhoon Maria on the pelagic ecosystem in the southern East China Sea. Shipboard measurements were conducted at eight sampling stations before (2–4 d) and after (3–6 d) the typhoon, which enabled the evaluation of the potential impacts of the typhoon on this pelagic ecosystem, with particular focus on carbon dynamics. Following the typhoon's passage, there was a slight drop in sea surface temperature. The response of the variables to the typhoon, however, exhibited variations at different sampling stations. For further analysis, t‐tests compared variables, while type II regression assessed the linear correlation between two variables. Overall, during the post‐typhoon period, concentrations of nitrate, chlorophyll a, primary production, bacterial biomass and production, plankton community respiration, and abundance of large phytoplankton (&amp;gt; 2 μm) and the relative abundance of picophytoplankton among larger‐sized picoeukaryotes were higher compared to the pre‐typhoon period. The mean value of fugacity of CO2 was similar to or slightly lower than pre‐typhoon period. Although the typhoon‐induced vigorous primary production might have absorbed a significant amount of CO2, the decrease in fugacity of CO2 could have been offset by the plankton community respiration. The findings suggest that the typhoon enhanced physical disturbance and increased water column mixing, which, in turn, augmented nutrient availability and promoted plankton growth in the shallow water column. Overall, this study sheds light on the complex interactions between typhoons and marine ecosystems and highlights the importance of further investigating these phenomena to better understand their ecological implications.</text:p>
          </table:table-cell>
          <table:table-cell office:value-type="string" calcext:value-type="string">
            <text:p>https://doi.org/10.1002/lno.12730</text:p>
          </table:table-cell>
          <table:table-cell office:value-type="string" calcext:value-type="string">
            <text:p>國立臺灣師範大學</text:p>
          </table:table-cell>
          <table:table-cell office:value-type="string" calcext:value-type="string">
            <text:p>陳仲吉</text:p>
          </table:table-cell>
          <table:table-cell table:number-columns-repeated="2" office:value-type="string" calcext:value-type="string">
            <text:p>True</text:p>
          </table:table-cell>
          <table:table-cell table:number-columns-repeated="10" office:value-type="string" calcext:value-type="string">
            <text:p>False</text:p>
          </table:table-cell>
        </table:table-row>
        <table:table-row table:style-name="ro1">
          <table:table-cell office:value-type="string" calcext:value-type="string">
            <text:p>10.1016/j.marpolbul.2024.117298</text:p>
          </table:table-cell>
          <table:table-cell office:value-type="string" calcext:value-type="string">
            <text:p>Shrimp mariculture may increase aquatic CO2, CH4, and N2O emissions in semi-indoor and indoor ponds</text:p>
          </table:table-cell>
          <table:table-cell office:value-type="string" calcext:value-type="string">
            <text:p>Qiao-Fang Cheng</text:p>
          </table:table-cell>
          <table:table-cell office:value-type="string" calcext:value-type="string">
            <text:p>Qiao-Fang Cheng, Bo-Kai Liao, Hsiao-Chun Tseng</text:p>
          </table:table-cell>
          <table:table-cell office:value-type="string" calcext:value-type="string">
            <text:p>Elsevier BV</text:p>
          </table:table-cell>
          <table:table-cell office:value-type="string" calcext:value-type="string">
            <text:p>Marine Pollution Bulletin</text:p>
          </table:table-cell>
          <table:table-cell office:value-type="float" office:value="2025" calcext:value-type="float">
            <text:p>2025</text:p>
          </table:table-cell>
          <table:table-cell office:value-type="string" calcext:value-type="string">
            <text:p>2025-1</text:p>
          </table:table-cell>
          <table:table-cell/>
          <table:table-cell office:value-type="string" calcext:value-type="string">
            <text:p>https://doi.org/10.1016/j.marpolbul.2024.117298</text:p>
          </table:table-cell>
          <table:table-cell office:value-type="string" calcext:value-type="string">
            <text:p>國立臺灣海洋大學 海洋環境與生態研究所</text:p>
          </table:table-cell>
          <table:table-cell office:value-type="string" calcext:value-type="string">
            <text:p>曾筱君</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rse.2024.114443</text:p>
          </table:table-cell>
          <table:table-cell office:value-type="string" calcext:value-type="string">
            <text:p>Kuroshio path variability inferred from satellite-derived sea surface topography in the northwestern Pacific</text:p>
          </table:table-cell>
          <table:table-cell office:value-type="string" calcext:value-type="string">
            <text:p>Ying-Chih Fang</text:p>
          </table:table-cell>
          <table:table-cell office:value-type="string" calcext:value-type="string">
            <text:p>Ying-Chih Fang, Wei-Teh Li, Shao-Hua Chen</text:p>
          </table:table-cell>
          <table:table-cell office:value-type="string" calcext:value-type="string">
            <text:p>Elsevier BV</text:p>
          </table:table-cell>
          <table:table-cell office:value-type="string" calcext:value-type="string">
            <text:p>Remote Sensing of Environment</text:p>
          </table:table-cell>
          <table:table-cell office:value-type="float" office:value="2024" calcext:value-type="float">
            <text:p>2024</text:p>
          </table:table-cell>
          <table:table-cell office:value-type="string" calcext:value-type="string">
            <text:p>2024-12</text:p>
          </table:table-cell>
          <table:table-cell/>
          <table:table-cell office:value-type="string" calcext:value-type="string">
            <text:p>https://doi.org/10.1016/j.rse.2024.114443</text:p>
          </table:table-cell>
          <table:table-cell office:value-type="string" calcext:value-type="string">
            <text:p>國立中山大學海洋科學系</text:p>
          </table:table-cell>
          <table:table-cell office:value-type="string" calcext:value-type="string">
            <text:p>方盈智</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29/2024jc021109</text:p>
          </table:table-cell>
          <table:table-cell office:value-type="string" calcext:value-type="string">
            <text:p>Insights Into Internal Solitary Waves East of Dongsha Atoll From Integrating Geostationary Satellite and Mooring Observations</text:p>
          </table:table-cell>
          <table:table-cell office:value-type="string" calcext:value-type="string">
            <text:p>Yu‐Hsin Cheng</text:p>
          </table:table-cell>
          <table:table-cell office:value-type="string" calcext:value-type="string">
            <text:p>Yu‐Hsin Cheng, Ming‐Huei Chang, Yiing Jang Yang, Sen Jan, Steven R. Ramp, Kristen A. Davis, D. Benjamin Reeder</text:p>
          </table:table-cell>
          <table:table-cell office:value-type="string" calcext:value-type="string">
            <text:p>American Geophysical Union (AGU)</text:p>
          </table:table-cell>
          <table:table-cell office:value-type="string" calcext:value-type="string">
            <text:p>JGR Oceans</text:p>
          </table:table-cell>
          <table:table-cell office:value-type="float" office:value="2024" calcext:value-type="float">
            <text:p>2024</text:p>
          </table:table-cell>
          <table:table-cell office:value-type="string" calcext:value-type="string">
            <text:p>2024-8</text:p>
          </table:table-cell>
          <table:table-cell office:value-type="string" calcext:value-type="string">
            <text:p>Understanding of internal solitary wave (ISW) behavior has been limited due to sparse observations. We used high‐resolution Himawari‐8 satellite imagery and mooring observations to reveal the two‐dimensional (x–y) propagation process of ISWs in the South China Sea as they westward propagate onto the Dongsha plateau and encounter Dongsha Atoll. The 2D depiction of wave speed distribution, derived from detected wave crest positions every 10 min, shows the wave speeds range from 3 m s−1 to 1 m s−1 and have a tight correspondence to the local water depth. The correlation coefficient between the wave speeds and the Dubreil–Jacotin–Long (DJL) solutions is around 0.7, with a root mean squared value of 0.26 m s−1, and the representative available potential energy for this region is considered to be 130 MJ m−1. However, diffusions of wave speed in the ISW's lateral direction, particularly around abrupt topography, contribute to occurrences of outliers. Pairs of incident and reflected waves are well recognized east of Dongsha Atoll. The incident wave packet is known to be classified into a‐type and b‐type waves. The reflected waves associated with the b‐wave, identifiable as mode‐1 depression ISWs, are traced back to their generation site at depths of 100–200 m. In contrast, the reflected waves of the a‐wave remain elusive in shallower waters (&amp;lt;300 m), likely due to interference from their longer incident counterparts. The reflected wave, however, is slower and decelerates toward deeper water, deviating from the DJL prediction. These comprehensive observations can help refine models for improved accuracy.</text:p>
          </table:table-cell>
          <table:table-cell office:value-type="string" calcext:value-type="string">
            <text:p>https://doi.org/10.1029/2024jc021109</text:p>
          </table:table-cell>
          <table:table-cell office:value-type="string" calcext:value-type="string">
            <text:p>國立臺灣海洋大學</text:p>
          </table:table-cell>
          <table:table-cell office:value-type="string" calcext:value-type="string">
            <text:p>鄭宇昕</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csr.2023.104932</text:p>
          </table:table-cell>
          <table:table-cell office:value-type="string" calcext:value-type="string">
            <text:p>On the occurrence of low concentration hyperpycnal river plumes in a small mountainous river-canyon system</text:p>
          </table:table-cell>
          <table:table-cell office:value-type="string" calcext:value-type="string">
            <text:p>Sheng-De Tsai</text:p>
          </table:table-cell>
          <table:table-cell office:value-type="string" calcext:value-type="string">
            <text:p>Sheng-De Tsai, Yu-Chi Lin, Andhy Romdani, Jia-Lin Chen, Ray T. Hsu, James T. Liu</text:p>
          </table:table-cell>
          <table:table-cell office:value-type="string" calcext:value-type="string">
            <text:p>Elsevier BV</text:p>
          </table:table-cell>
          <table:table-cell office:value-type="string" calcext:value-type="string">
            <text:p>Continental Shelf Research</text:p>
          </table:table-cell>
          <table:table-cell office:value-type="float" office:value="2023" calcext:value-type="float">
            <text:p>2023</text:p>
          </table:table-cell>
          <table:table-cell office:value-type="string" calcext:value-type="string">
            <text:p>2023-2</text:p>
          </table:table-cell>
          <table:table-cell/>
          <table:table-cell office:value-type="string" calcext:value-type="string">
            <text:p>https://doi.org/10.1016/j.csr.2023.104932</text:p>
          </table:table-cell>
          <table:table-cell office:value-type="string" calcext:value-type="string">
            <text:p>成功大學水利及海洋工程學系</text:p>
          </table:table-cell>
          <table:table-cell office:value-type="string" calcext:value-type="string">
            <text:p>陳佳琳</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7/s11001-021-09444-y</text:p>
          </table:table-cell>
          <table:table-cell office:value-type="string" calcext:value-type="string">
            <text:p>Crustal underplating and overriding across the collision-subduction transition in the northern Manila subduction zone offshore southwestern Taiwan</text:p>
          </table:table-cell>
          <table:table-cell office:value-type="string" calcext:value-type="string">
            <text:p>Hsin Chiu</text:p>
          </table:table-cell>
          <table:table-cell office:value-type="string" calcext:value-type="string">
            <text:p>Hsin Chiu, Tan K. Wang, Yu Hsiang Cho</text:p>
          </table:table-cell>
          <table:table-cell office:value-type="string" calcext:value-type="string">
            <text:p>Springer Science and Business Media LLC</text:p>
          </table:table-cell>
          <table:table-cell office:value-type="string" calcext:value-type="string">
            <text:p>Mar Geophys Res</text:p>
          </table:table-cell>
          <table:table-cell office:value-type="float" office:value="2021" calcext:value-type="float">
            <text:p>2021</text:p>
          </table:table-cell>
          <table:table-cell office:value-type="string" calcext:value-type="string">
            <text:p>2021-9</text:p>
          </table:table-cell>
          <table:table-cell/>
          <table:table-cell office:value-type="string" calcext:value-type="string">
            <text:p>https://doi.org/10.1007/s11001-021-09444-y</text:p>
          </table:table-cell>
          <table:table-cell office:value-type="string" calcext:value-type="string">
            <text:p>國立臺灣海洋大學</text:p>
          </table:table-cell>
          <table:table-cell office:value-type="string" calcext:value-type="string">
            <text:p>王天楷</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3390/biology11091357</text:p>
          </table:table-cell>
          <table:table-cell office:value-type="string" calcext:value-type="string">
            <text:p>Copepods as Indicators of Different Water Masses during the Northeast Monsoon Prevailing Period in the Northeast Taiwan</text:p>
          </table:table-cell>
          <table:table-cell office:value-type="string" calcext:value-type="string">
            <text:p>Yan-Guo Wang</text:p>
          </table:table-cell>
          <table:table-cell office:value-type="string" calcext:value-type="string">
            <text:p>Yan-Guo Wang, Li-Chun Tseng, Rou-Xin Sun, Xiao-Yin Chen, Peng Xiang, Chun-Guang Wang, Bing-Peng Xing, Jiang-Shiou Hwang</text:p>
          </table:table-cell>
          <table:table-cell office:value-type="string" calcext:value-type="string">
            <text:p>MDPI AG</text:p>
          </table:table-cell>
          <table:table-cell office:value-type="string" calcext:value-type="string">
            <text:p>Biology</text:p>
          </table:table-cell>
          <table:table-cell office:value-type="float" office:value="2022" calcext:value-type="float">
            <text:p>2022</text:p>
          </table:table-cell>
          <table:table-cell table:style-name="ce1" office:value-type="string" calcext:value-type="string">
            <text:p>2022-9-16</text:p>
          </table:table-cell>
          <table:table-cell office:value-type="string" calcext:value-type="string">
            <text:p>During this research, the average surface temperature, salinity, dissolved oxygen, and pH were 24.65 ± 1.53 (°C), 34.21 ± 0.07 (PSU), 6.85 ± 0.18 (mg/L), and 8.36 ± 0.03, respectively. Based on these environmental parameters, stations were arranged into three groups. Group A represents stations located around Keelung Island with the relative highest average dissolved oxygen, lowest average temperature, and pH values. Instead, the lowest average dissolved oxygen and highest average temperature, salinity, and pH values were recorded at the offshore stations. Keelung Island area was charged by cold water masses, which were driven by the Northeast monsoon, and stations in group C were affected by the Kuroshio Current. Kueishan Island area was mainly affected by mixed water masses resulting from the Kuroshio intrusion and monsoon-derived cold water. In this study, a total of 108 copepod species were identified, with an average abundance of 774.24 ± 289.42 (inds. m−3). Most species belong to the orders Calanoida and Poecilostomatoida, with an average relative abundance (RA) of 62.96% and 30.56%, respectively. Calanoid copepodites were the most dominant group, with a RA of 28.06%. This was followed by Paracalanus aculeatus, with a RA of 18.44%. The RA of Clausocalanus furcatus and Canthocalanus pauper was 4.80% and 3.59%, respectively. The dominant species P. aculeatus, C. pauper, Paracalanus parvus, and Temora turbinata were positively correlated with dissolved oxygen and negatively correlated with temperature in the surface waters. pH showed a negative correlation with P. parvus and T. turbinata, while the temperature was negatively correlated with these two dominant species. Indicator species were selected by an indicator value higher than 50%. Temora turbinata, Calanopia elliptica, C. pauper, Euchaeta concinna, Temora discaudata, Acartia pacifica, Macrosetella gracilis, Corycaeus speciosus, and P. parvus were considered as monsoonal cold water indicator species in Group A. Indicator copepod species for the Kuroshio Current were Farranula concinna, Copilia mirabilis, Candacia aethiopica, Corycaeus agilis, Farranula gibbula and Acrocalanus monachus in the study area. Paracandacia truncata, Oncaea clevei, P. aculeatus, and Centropages furcatus were considered suitable indicators for mixed water masses.</text:p>
          </table:table-cell>
          <table:table-cell office:value-type="string" calcext:value-type="string">
            <text:p>https://doi.org/10.3390/biology11091357</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3390/jmse11010163</text:p>
          </table:table-cell>
          <table:table-cell office:value-type="string" calcext:value-type="string">
            <text:p>Can Marine Hydrothermal Vents Be Used as Natural Laboratories to Study Global Change Effects on Zooplankton in a Future Ocean?</text:p>
          </table:table-cell>
          <table:table-cell office:value-type="string" calcext:value-type="string">
            <text:p>Hans-Uwe Dahms</text:p>
          </table:table-cell>
          <table:table-cell office:value-type="string" calcext:value-type="string">
            <text:p>Hans-Uwe Dahms, Subramani Thirunavukkarasu, Jiang-Shiou Hwang</text:p>
          </table:table-cell>
          <table:table-cell office:value-type="string" calcext:value-type="string">
            <text:p>MDPI AG</text:p>
          </table:table-cell>
          <table:table-cell office:value-type="string" calcext:value-type="string">
            <text:p>JMSE</text:p>
          </table:table-cell>
          <table:table-cell office:value-type="float" office:value="2023" calcext:value-type="float">
            <text:p>2023</text:p>
          </table:table-cell>
          <table:table-cell table:style-name="ce1" office:value-type="string" calcext:value-type="string">
            <text:p>2023-1-9</text:p>
          </table:table-cell>
          <table:table-cell office:value-type="string" calcext:value-type="string">
            <text:p>It is claimed that oceanic hydrothermal vents (HVs), particularly the shallow water ones, offer particular advantages to better understand the effects of future climate and other global change on oceanic biota. Marine hydrothermal vents (HVs) are extreme oceanic environments that are similar to projected climate changes of the earth system ocean (e.g., changes of circulation patterns, elevated temperature, low pH, increased turbidity, increased bioavailability of toxic compounds. Studies on hydrothermal vent organisms may fill knowledge gaps of environmental and evolutionary adaptations to this extreme oceanic environment. In the present contribution we evaluate whether hydrothermal vents can be used as natural laboratories for a better understanding of zooplankton ecology under a global change scenario.</text:p>
          </table:table-cell>
          <table:table-cell office:value-type="string" calcext:value-type="string">
            <text:p>https://doi.org/10.3390/jmse11010163</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016/j.ecss.2021.107356</text:p>
          </table:table-cell>
          <table:table-cell office:value-type="string" calcext:value-type="string">
            <text:p>Spatiotemporal distribution of shrimp assemblages in the western coastal waters off Taiwan at the Tropic of Cancer, Western Pacific Ocean</text:p>
          </table:table-cell>
          <table:table-cell office:value-type="string" calcext:value-type="string">
            <text:p>Hsu-Sen Chen</text:p>
          </table:table-cell>
          <table:table-cell office:value-type="string" calcext:value-type="string">
            <text:p>Hsu-Sen Chen, Kuo-Shu Chen, Chiee-Young Chen, Chin-Chang Hung, Pei-Jie Meng, Meng-Hsien Chen</text:p>
          </table:table-cell>
          <table:table-cell office:value-type="string" calcext:value-type="string">
            <text:p>Elsevier BV</text:p>
          </table:table-cell>
          <table:table-cell office:value-type="string" calcext:value-type="string">
            <text:p>Estuarine, Coastal and Shelf Science</text:p>
          </table:table-cell>
          <table:table-cell office:value-type="float" office:value="2021" calcext:value-type="float">
            <text:p>2021</text:p>
          </table:table-cell>
          <table:table-cell office:value-type="string" calcext:value-type="string">
            <text:p>2021-7</text:p>
          </table:table-cell>
          <table:table-cell/>
          <table:table-cell office:value-type="string" calcext:value-type="string">
            <text:p>https://doi.org/10.1016/j.ecss.2021.107356</text:p>
          </table:table-cell>
          <table:table-cell office:value-type="string" calcext:value-type="string">
            <text:p>國立中山大學</text:p>
          </table:table-cell>
          <table:table-cell office:value-type="string" calcext:value-type="string">
            <text:p>陳孟仙</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7/s10750-014-1830-8</text:p>
          </table:table-cell>
          <table:table-cell office:value-type="string" calcext:value-type="string">
            <text:p>Life history tactics of southern velvet shrimp Metapenaeopsis palmensis (Crustacea, Decapoda) in the waters off southwestern Taiwan</text:p>
          </table:table-cell>
          <table:table-cell office:value-type="string" calcext:value-type="string">
            <text:p>Hsu-Sen Chen</text:p>
          </table:table-cell>
          <table:table-cell office:value-type="string" calcext:value-type="string">
            <text:p>Hsu-Sen Chen, Chiee-Young Chen, Meng-Hsien Chen</text:p>
          </table:table-cell>
          <table:table-cell office:value-type="string" calcext:value-type="string">
            <text:p>Springer Science and Business Media LLC</text:p>
          </table:table-cell>
          <table:table-cell office:value-type="string" calcext:value-type="string">
            <text:p>Hydrobiologia</text:p>
          </table:table-cell>
          <table:table-cell office:value-type="float" office:value="2014" calcext:value-type="float">
            <text:p>2014</text:p>
          </table:table-cell>
          <table:table-cell office:value-type="string" calcext:value-type="string">
            <text:p>2014-12</text:p>
          </table:table-cell>
          <table:table-cell/>
          <table:table-cell office:value-type="string" calcext:value-type="string">
            <text:p>https://doi.org/10.1007/s10750-014-1830-8</text:p>
          </table:table-cell>
          <table:table-cell office:value-type="string" calcext:value-type="string">
            <text:p>國立中山大學</text:p>
          </table:table-cell>
          <table:table-cell office:value-type="string" calcext:value-type="string">
            <text:p>陳孟仙</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polbul.2022.113840</text:p>
          </table:table-cell>
          <table:table-cell office:value-type="string" calcext:value-type="string">
            <text:p>Probing the outfall-related anomalous Hg levels in the Danshuei Estuarine Coastal, Taiwan</text:p>
          </table:table-cell>
          <table:table-cell office:value-type="string" calcext:value-type="string">
            <text:p>Chun-Mao Tseng</text:p>
          </table:table-cell>
          <table:table-cell office:value-type="string" calcext:value-type="string">
            <text:p>Chun-Mao Tseng, Yi-Sheng Chen, Shin-Jing Ang, Kuo-Chen Li, Hao-Cheng Peng, Gwo-Ching Gong</text:p>
          </table:table-cell>
          <table:table-cell office:value-type="string" calcext:value-type="string">
            <text:p>Elsevier BV</text:p>
          </table:table-cell>
          <table:table-cell office:value-type="string" calcext:value-type="string">
            <text:p>Marine Pollution Bulletin</text:p>
          </table:table-cell>
          <table:table-cell office:value-type="float" office:value="2022" calcext:value-type="float">
            <text:p>2022</text:p>
          </table:table-cell>
          <table:table-cell office:value-type="string" calcext:value-type="string">
            <text:p>2022-8</text:p>
          </table:table-cell>
          <table:table-cell/>
          <table:table-cell office:value-type="string" calcext:value-type="string">
            <text:p>https://doi.org/10.1016/j.marpolbul.2022.113840</text:p>
          </table:table-cell>
          <table:table-cell office:value-type="string" calcext:value-type="string">
            <text:p>台大海研所</text:p>
          </table:table-cell>
          <table:table-cell office:value-type="string" calcext:value-type="string">
            <text:p>曾鈞懋</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marpolbul.2024.116650</text:p>
          </table:table-cell>
          <table:table-cell office:value-type="string" calcext:value-type="string">
            <text:p>The impact of flooding from the Minjiang River on the succession of harmful algal blooms (HABs) caused by diatoms in China''s offshore waters</text:p>
          </table:table-cell>
          <table:table-cell office:value-type="string" calcext:value-type="string">
            <text:p>Yun-Chi Lin</text:p>
          </table:table-cell>
          <table:table-cell office:value-type="string" calcext:value-type="string">
            <text:p>Yun-Chi Lin, Ya-Han Nien, Kuo-Ping Chiang, Chien-Pang Chin, Wei-Ting Chen, Gwo-Ching Gong, Wen-Chen Chou, Chi-Yu Shih, Kuo-Shu Chen</text:p>
          </table:table-cell>
          <table:table-cell office:value-type="string" calcext:value-type="string">
            <text:p>Elsevier BV</text:p>
          </table:table-cell>
          <table:table-cell office:value-type="string" calcext:value-type="string">
            <text:p>Marine Pollution Bulletin</text:p>
          </table:table-cell>
          <table:table-cell office:value-type="float" office:value="2024" calcext:value-type="float">
            <text:p>2024</text:p>
          </table:table-cell>
          <table:table-cell office:value-type="string" calcext:value-type="string">
            <text:p>2024-8</text:p>
          </table:table-cell>
          <table:table-cell/>
          <table:table-cell office:value-type="string" calcext:value-type="string">
            <text:p>https://doi.org/10.1016/j.marpolbul.2024.116650</text:p>
          </table:table-cell>
          <table:table-cell office:value-type="string" calcext:value-type="string">
            <text:p>國立臺灣海洋大學</text:p>
          </table:table-cell>
          <table:table-cell office:value-type="string" calcext:value-type="string">
            <text:p>林芸琪</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54/meps14474</text:p>
          </table:table-cell>
          <table:table-cell office:value-type="string" calcext:value-type="string">
            <text:p>Assessing inorganic nitrogen transport in marine phytoplankton assemblages through the 15N-tracer technique and metatranscriptomics</text:p>
          </table:table-cell>
          <table:table-cell office:value-type="string" calcext:value-type="string">
            <text:p>CY Shih</text:p>
          </table:table-cell>
          <table:table-cell office:value-type="string" calcext:value-type="string">
            <text:p>CY Shih, KZ Chang, PL Wang, J Chang, LK Kang</text:p>
          </table:table-cell>
          <table:table-cell office:value-type="string" calcext:value-type="string">
            <text:p>Inter-Research Science Center</text:p>
          </table:table-cell>
          <table:table-cell office:value-type="string" calcext:value-type="string">
            <text:p>Mar. Ecol. Prog. Ser.</text:p>
          </table:table-cell>
          <table:table-cell office:value-type="float" office:value="2024" calcext:value-type="float">
            <text:p>2024</text:p>
          </table:table-cell>
          <table:table-cell table:style-name="ce1" office:value-type="string" calcext:value-type="string">
            <text:p>2024-1-11</text:p>
          </table:table-cell>
          <table:table-cell office:value-type="string" calcext:value-type="string">
            <text:p>The availability of inorganic nitrogen is considered one of the limiting factors for primary production in the ocean. However, different phytoplankton possess unique strategies to take up and assimilate nitrate and ammonium to cope with environmental changes. To investigate the nitrogen uptake characteristics of different size-fractionated phytoplankton in natural assemblages, 3 research cruises were conducted in the southern East China Sea in 2018 and 2019. The nitrogen uptake characteristics of 2 size-fractionated natural assemblages, microphytoplankton (20-200 µm) and pico-nanophytoplankton (&amp;lt;20 µm), were measured using the 15N-tracer technique. At most of the stations, significantly higher potential maximum uptake rates of ammonium than of nitrate were detected in the pico-nanophytoplankton, indicating that small phytoplankton possess a relatively superior capacity to take up ammonium. By contrast, comparing the potential maximum uptake rate for nitrate between microphytoplankton and pico-nanophytoplankton showed that microphytoplankton exhibit a higher capacity for nitrate uptake as a nitrogen source compared to pico-nanophytoplankton. However, repressed uptake rates of ammonium and nitrate in microphytoplankton were sometimes found at the coastal station even when ambient nitrate concentrations remained high. Metatranscriptomic analysis of nitrogen transporter genes in microphytoplankton suggests that most diatoms utilize regenerated ammonium before nitrate to maintain their populations at the end of blooms. Metatranscriptomic approaches identify the transcriptional responses of dominant diatoms to explain how diatoms regulate their nitrogen transporter genes to cope with environmental changes in natural assemblages.</text:p>
          </table:table-cell>
          <table:table-cell office:value-type="string" calcext:value-type="string">
            <text:p>https://doi.org/10.3354/meps14474</text:p>
          </table:table-cell>
          <table:table-cell office:value-type="string" calcext:value-type="string">
            <text:p>國立臺灣海洋大學</text:p>
          </table:table-cell>
          <table:table-cell office:value-type="string" calcext:value-type="string">
            <text:p>康利國</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5">
          <table:table-cell office:value-type="string" calcext:value-type="string">
            <text:p>10.5194/nhess-18-1999-2018</text:p>
          </table:table-cell>
          <table:table-cell office:value-type="string" calcext:value-type="string">
            <text:p>Exceptionally cold water days in the southern Taiwan Strait: their predictability and relation to La Niña</text:p>
          </table:table-cell>
          <table:table-cell office:value-type="string" calcext:value-type="string">
            <text:p>Yu-Hsin Cheng</text:p>
          </table:table-cell>
          <table:table-cell office:value-type="string" calcext:value-type="string">
            <text:p>Yu-Hsin Cheng, Ming-Huei Chang</text:p>
          </table:table-cell>
          <table:table-cell office:value-type="string" calcext:value-type="string">
            <text:p>Copernicus GmbH</text:p>
          </table:table-cell>
          <table:table-cell office:value-type="string" calcext:value-type="string">
            <text:p>Nat. Hazards Earth Syst. Sci.</text:p>
          </table:table-cell>
          <table:table-cell office:value-type="float" office:value="2018" calcext:value-type="float">
            <text:p>2018</text:p>
          </table:table-cell>
          <table:table-cell table:style-name="ce1" office:value-type="string" calcext:value-type="string">
            <text:p>2018-8-1</text:p>
          </table:table-cell>
          <table:table-cell office:value-type="string" calcext:value-type="string">
            <text:p>The objectives of this study were to assess the predictability of</text:p>
            <text:p>exceptionally cold water in the Taiwan Strait (TS) and to develop a warning</text:p>
            <text:p>system on the basis of the scientific mechanism, which is a component of the</text:p>
            <text:p>information technology system currently under development in Taiwan to</text:p>
            <text:p>protect aquaculture against extreme hazards. Optimum interpolation sea</text:p>
            <text:p>surface temperature (SST) data were used to find exceptionally cold water</text:p>
            <text:p>days from January 1995 to May 2017. We found that the SST and wind speed over</text:p>
            <text:p>the TS are low and strong in La Niña winters, respectively. According to</text:p>
            <text:p>tests conducted using relative operating characteristic curves, predictions</text:p>
            <text:p>based on the Oceanic Niño Index and integrated wind speed can be employed</text:p>
            <text:p>at lead times of 60–120 and 0–25 days, respectively. This study utilized</text:p>
            <text:p>these two proxies to develop a possible warning mechanism and concluded four</text:p>
            <text:p>colors of warning light: (1) blue, meaning normal (0 % occurrence</text:p>
            <text:p>probability); (2) cyan, meaning warning (∼ 50 % occurrence</text:p>
            <text:p>probability); (3) yellow, meaning moderate risk (∼ 60 % occurrence</text:p>
            <text:p>probability); and (4) red, meaning high risk (∼ 75 % occurrence</text:p>
            <text:p>probability). Hindcasting winters over the period 1995–2017 successfully</text:p>
            <text:p>predicted the cold water hazards in the winters of 2000, 2008, and 2011 prior</text:p>
            <text:p>to the coldest day by ∼ 20 days.</text:p>
          </table:table-cell>
          <table:table-cell office:value-type="string" calcext:value-type="string">
            <text:p>https://doi.org/10.5194/nhess-18-1999-2018</text:p>
          </table:table-cell>
          <table:table-cell office:value-type="string" calcext:value-type="string">
            <text:p>國立臺灣大學</text:p>
          </table:table-cell>
          <table:table-cell office:value-type="string" calcext:value-type="string">
            <text:p>鄭宇昕</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11/sed.13002</text:p>
          </table:table-cell>
          <table:table-cell office:value-type="string" calcext:value-type="string">
            <text:p>Recognition and three-dimensional characteristics of ancient supercritical flow bedforms on a submarine slope: An example from the South China Sea</text:p>
          </table:table-cell>
          <table:table-cell office:value-type="string" calcext:value-type="string">
            <text:p>Rattanaporn Fongngern</text:p>
          </table:table-cell>
          <table:table-cell office:value-type="string" calcext:value-type="string">
            <text:p>Rattanaporn Fongngern, Wu‐Cheng Chi, Christian Berndt, David Mohrig</text:p>
          </table:table-cell>
          <table:table-cell office:value-type="string" calcext:value-type="string">
            <text:p>Wiley</text:p>
          </table:table-cell>
          <table:table-cell office:value-type="string" calcext:value-type="string">
            <text:p>Sedimentology</text:p>
          </table:table-cell>
          <table:table-cell office:value-type="float" office:value="2022" calcext:value-type="float">
            <text:p>2022</text:p>
          </table:table-cell>
          <table:table-cell office:value-type="string" calcext:value-type="string">
            <text:p>2022-10</text:p>
          </table:table-cell>
          <table:table-cell office:value-type="string" calcext:value-type="string">
            <text:p>Supercritical flow bedforms are important elements of sedimentary environments, but their internal three‐dimensional structure has been elusive due to seismic imaging limitations. This article presents high‐resolution three‐dimensional seismic reflection data from Formosa Ridge – a ridge between two canyons that incise into the north‐eastern South China Sea margin. The ridge consists of 300 m thick submarine deposits including sediment waves that are manifested as crescentic depressions surrounded by elevated walls on the palaeo‐seafloor. Cross‐sectional profiles display scour fills that turn into step‐like sediment waves further downstream. These bedforms are 470 to 1370 m long and 30 to 140 m high. The three‐dimensional seismic data clearly show the step‐like bedforms that may be misinterpreted as faults or slumps on data with lower resolution. Despite exhibiting negative palaeo‐seafloor relief, they are overall depositional structures and have constructed at least part of the Formosa Ridge. The bedforms’ morphology and upslope migration suggest that they are the continuum of partially depositional to fully depositional cyclic steps formed by bottom currents travelling, based on a series of simple calculations, at least 2 m s−1. These currents are able to transport sediments with grain size up to coarse sand, and such dynamic processes might impact seafloor infrastructure safety, oil and gas reservoir systems, and the functioning of benthic ecosystems in similar settings.</text:p>
          </table:table-cell>
          <table:table-cell office:value-type="string" calcext:value-type="string">
            <text:p>https://doi.org/10.1111/sed.13002</text:p>
          </table:table-cell>
          <table:table-cell office:value-type="string" calcext:value-type="string">
            <text:p>IES, Academia Sinica</text:p>
          </table:table-cell>
          <table:table-cell office:value-type="string" calcext:value-type="string">
            <text:p>Fongngern, Rattanaporn</text:p>
          </table:table-cell>
          <table:table-cell table:number-columns-repeated="11"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90/jmse11101979</text:p>
          </table:table-cell>
          <table:table-cell office:value-type="string" calcext:value-type="string">
            <text:p>Differences in Bacterial Growth and Mortality between Seagrass Meadows and Adjacent Unvegetated Areas</text:p>
          </table:table-cell>
          <table:table-cell office:value-type="string" calcext:value-type="string">
            <text:p>Patrichka Wei-Yi Chen</text:p>
          </table:table-cell>
          <table:table-cell office:value-type="string" calcext:value-type="string">
            <text:p>Patrichka Wei-Yi Chen, Madeline Olivia, Wen-Chen Chou, Ruei-Feng Shiu, Vladimir Mukhanov, An-Yi Tsai</text:p>
          </table:table-cell>
          <table:table-cell office:value-type="string" calcext:value-type="string">
            <text:p>MDPI AG</text:p>
          </table:table-cell>
          <table:table-cell/>
          <table:table-cell office:value-type="float" office:value="2023" calcext:value-type="float">
            <text:p>2023</text:p>
          </table:table-cell>
          <table:table-cell table:style-name="ce2" office:value-type="date" office:date-value="2023-10-13" calcext:value-type="date">
            <text:p>2023-10-13</text:p>
          </table:table-cell>
          <table:table-cell office:value-type="string" calcext:value-type="string">
            <text:p>A seagrass meadow is one of the most important ecosystems around the world, both economically and ecologically. An important feature of this ecosystem is the presence of large coastal seagrass beds, which dominate the primary production and contribute to the secondary productivity of the ecosystem. The microbial loop (consuming bacterial biomass by grazers and using seagrass-derived detritus by bacteria) may be an important mechanism for transferring seagrass-derived organic matter to aquatic food chains. The goal of this study is to gain a better understanding of how bacterial growth and mortality (grazing and viral lysis rates) differ in unvegetated meadow habitats and seagrass habitats. According to this study, DOC levels were higher in seagrass habitats (1685 g L−1) than in unvegetated water surroundings. The instantaneous growth rate of bacteria in seagrass habitats was 2.05 d−1, higher than that of unvegetated water. In a seagrass environment during the summer, we have found that viral lysis and grazing both result in similar mortality rates of bacteria during the summer season. It has been found, however, that bacterial production is controlled by the availability of resources (bottom-up control) in adjacent unvegetated waters, and is thus cycled internally within the bacteria–virus–DOC loop within those waters.</text:p>
          </table:table-cell>
          <table:table-cell office:value-type="string" calcext:value-type="string">
            <text:p>https://doi.org/10.3390/jmse11101979</text:p>
          </table:table-cell>
          <table:table-cell office:value-type="string" calcext:value-type="string">
            <text:p>海洋大學</text:p>
          </table:table-cell>
          <table:table-cell office:value-type="string" calcext:value-type="string">
            <text:p>蔡安益</text:p>
          </table:table-cell>
          <table:table-cell table:number-columns-repeated="9"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3389/fmars.2021.651565</text:p>
          </table:table-cell>
          <table:table-cell office:value-type="string" calcext:value-type="string">
            <text:p>Community assembly processes as a mechanistic explanation of the predator-prey diversity relationship in marine microbes</text:p>
          </table:table-cell>
          <table:table-cell office:value-type="string" calcext:value-type="string">
            <text:p>Feng-Hsun Chang</text:p>
          </table:table-cell>
          <table:table-cell office:value-type="string" calcext:value-type="string">
            <text:p>Feng-Hsun Chang, Jinny Yang, Ariana Chih-Hsien Liu, Hsiao-Pei Lu, Gwo-Ching Gong, Fuh-Kwo Shiah, Chih-hao Hsieh</text:p>
          </table:table-cell>
          <table:table-cell office:value-type="string" calcext:value-type="string">
            <text:p>Authorea, Inc.</text:p>
          </table:table-cell>
          <table:table-cell/>
          <table:table-cell office:value-type="float" office:value="2021" calcext:value-type="float">
            <text:p>2021</text:p>
          </table:table-cell>
          <table:table-cell table:style-name="ce2" office:value-type="date" office:date-value="2021-05-31" calcext:value-type="date">
            <text:p>2021-05-31</text:p>
          </table:table-cell>
          <table:table-cell office:value-type="string" calcext:value-type="string">
            <text:p>Predator and prey α-diversities are often positively associated; yet, understandings of the underlying mechanisms require manipulative experiments and thus remain unclear. We attempt to address this issue by deciphering how α-diversity of predator and prey influences each other’s community assembly processes, which subsequently determine their α-diversity. The occurrence of assembly processes was indicated by the mean pairwise taxonomic index within a community (αMPTI), assuming assembly processes left traceable imprints on species’ phylogeny. Specifically, αMPTI quantifies deviations of observed phylogenetic distances from that of random, so that it can be used to hint at the occurrence of non-random/deterministic assembly processes. Larger αMPTI of a community implies the occurrence of weaker homogenizing deterministic assembly processes, which suggests that this community might be comprised of less similar species and thus has higher α-diversity. We hypothesize that higher predator and prey α-diversity would be positively associated with each other’s αMPTI, which would then be positively associated with their α-diversity. To test the hypothesis, we calculated Shannon diversity and αMPTI for heterotrophic nanoflagellates (HNF; predator) and bacteria (prey) communities in the East China Sea (ECS). The HNF Shannon diversity was found to be positively associated with αMPTI of bacteria, which was then positively associated with bacterial Shannon diversity. In contrast, bacterial Shannon diversity did not correlate with HNF’s αMPTI. We argue that top-down control is one of the explanations to the positive α-diversity association among trophic levels in microbes of the ECS.</text:p>
          </table:table-cell>
          <table:table-cell office:value-type="string" calcext:value-type="string">
            <text:p>https://doi.org/10.3389/fmars.2021.651565</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4">
          <table:table-cell office:value-type="string" calcext:value-type="string">
            <text:p>10.1175/jpo-d-21-0201.1</text:p>
          </table:table-cell>
          <table:table-cell office:value-type="string" calcext:value-type="string">
            <text:p>Crescent-Shaped Low-Temperature Distribution along the Convex Topography in the Southeastern Edge of Taiwan Bank in Summer</text:p>
          </table:table-cell>
          <table:table-cell office:value-type="string" calcext:value-type="string">
            <text:p>Hung-Jen Lee</text:p>
          </table:table-cell>
          <table:table-cell office:value-type="string" calcext:value-type="string">
            <text:p>Hung-Jen Lee, Ming-An Lee, Chia-Ying Ho, Po-Chun Hsu, Yi-Chen Wang</text:p>
          </table:table-cell>
          <table:table-cell office:value-type="string" calcext:value-type="string">
            <text:p>American Meteorological Society</text:p>
          </table:table-cell>
          <table:table-cell/>
          <table:table-cell office:value-type="float" office:value="2022" calcext:value-type="float">
            <text:p>2022</text:p>
          </table:table-cell>
          <table:table-cell office:value-type="string" calcext:value-type="string">
            <text:p>2022-11</text:p>
          </table:table-cell>
          <table:table-cell office:value-type="string" calcext:value-type="string">
            <text:p>Various physical mechanisms of ocean upwelling usually occur near or along coastal regions worldwide. Five upwelling zones of unequal intensity are found around the Taiwan Strait, and the Taiwan Bank (TB) upwelling zone has the most prominent characteristics of low temperature. In this study, satellite images, shipboard ADCPs (acoustic Doppler current profilers), and CTDs (conductivity–temperature–depth measures) were analyzed to investigate the processes of cold water upwelling around the TB shoaling zone. In addition, the MITgcm numerical model and the flexible cubic spline technique were also employed, allowing us to better understand those processes. The model results suggested that a combination of Ekman transport and the centrifugal force, driven by the geostrophic South China Sea Warm Current (SCSWC), constitutes a physical mechanism to contribute the vigorous upwelling in the TB shoal zone. The upwelling is largely driven by Ekman transport. However, the centrifugal force may explain why the upwelling with a crescent-shaped distribution of low temperatures along the convex topography of the southeastern edge of the TB shoaling zone is more prominent than expected, as it tends toward the so-called gradient wind balance. Sudden relaxation of the friction force occurred because of the very sharp shelf break (20–60 m) and steep slope topography; a discontinuous velocity zone around the shelf break could also lead to vigorous cold water upwelling.</text:p>
            <text:p/>
            <text:p>Significance Statement</text:p>
            <text:p>Extensive data concerning the Taiwan Bank (TB) shoaling zone have been collected in the past decade in an attempt to improve understanding of the process of cold water upwelling in the area. Because the Kuroshio invades the South China Sea from the east, and the South China Sea Warm Current flows northeastward around the southeastern edge of the TB, water circulation in and around the sandbar is very complicated. Thus, we expanded our model range from small to large scale to avoid the open boundary settings of small-scale model (including the temperature and salinity fields, wind stress, and the model driving forces), which were not easy to set up. Thus, we used a large-scale, high-resolution circulation model to study a small-scale ocean region. Physical processes of this upwelling can finally be verified in the small-scale region. To compensate for the insufficient resolution of the large-scale numerical model, our strategy was to utilize the flexible cubic spline technique to resolve the curvature of the markedly meandering currents. In light of scale analysis, the results showed that in addition to the critical contribution of Ekman transport to the upwelling, the effects of centrifugal forces on upwelling in the TB shoal zone need to be considered.</text:p>
          </table:table-cell>
          <table:table-cell office:value-type="string" calcext:value-type="string">
            <text:p>https://doi.org/10.1175/jpo-d-21-0201.1</text:p>
          </table:table-cell>
          <table:table-cell office:value-type="string" calcext:value-type="string">
            <text:p>國立台灣海洋大學</text:p>
          </table:table-cell>
          <table:table-cell office:value-type="string" calcext:value-type="string">
            <text:p>李宏仁</text:p>
          </table:table-cell>
          <table:table-cell table:number-columns-repeated="3"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scitotenv.2018.05.075</text:p>
          </table:table-cell>
          <table:table-cell office:value-type="string" calcext:value-type="string">
            <text:p>Occurrence of PBDEs in surface sediments of metropolitan rivers: Sources, distribution pattern, and risk assessment</text:p>
          </table:table-cell>
          <table:table-cell office:value-type="string" calcext:value-type="string">
            <text:p>Jing-O Cheng</text:p>
          </table:table-cell>
          <table:table-cell office:value-type="string" calcext:value-type="string">
            <text:p>Jing-O Cheng, Fung-Chi Ko</text:p>
          </table:table-cell>
          <table:table-cell office:value-type="string" calcext:value-type="string">
            <text:p>Elsevier BV</text:p>
          </table:table-cell>
          <table:table-cell office:value-type="string" calcext:value-type="string">
            <text:p>Science of The Total Environment</text:p>
          </table:table-cell>
          <table:table-cell office:value-type="float" office:value="2018" calcext:value-type="float">
            <text:p>2018</text:p>
          </table:table-cell>
          <table:table-cell office:value-type="string" calcext:value-type="string">
            <text:p>2018-10</text:p>
          </table:table-cell>
          <table:table-cell/>
          <table:table-cell office:value-type="string" calcext:value-type="string">
            <text:p>https://doi.org/10.1016/j.scitotenv.2018.05.075</text:p>
          </table:table-cell>
          <table:table-cell office:value-type="string" calcext:value-type="string">
            <text:p>國立海洋生物博物館</text:p>
          </table:table-cell>
          <table:table-cell office:value-type="string" calcext:value-type="string">
            <text:p>柯風溪</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128/msystems.01017-22</text:p>
          </table:table-cell>
          <table:table-cell office:value-type="string" calcext:value-type="string">
            <text:p>Trade-offs between competitive ability and resistance to top-down control in marine microbes</text:p>
          </table:table-cell>
          <table:table-cell office:value-type="string" calcext:value-type="string">
            <text:p>Jinny Wu Yang</text:p>
          </table:table-cell>
          <table:table-cell office:value-type="string" calcext:value-type="string">
            <text:p>Jinny Wu Yang, Feng-Hsun Chang, Yi-Chun Yeh, An-Yi Tsai, Kuo-Ping Chiang, Fuh-Kwo Shiah, Gwo-Ching Gong, Chih-hao Hsieh</text:p>
          </table:table-cell>
          <table:table-cell office:value-type="string" calcext:value-type="string">
            <text:p>American Society for Microbiology</text:p>
          </table:table-cell>
          <table:table-cell office:value-type="string" calcext:value-type="string">
            <text:p>mSystems</text:p>
          </table:table-cell>
          <table:table-cell office:value-type="float" office:value="2023" calcext:value-type="float">
            <text:p>2023</text:p>
          </table:table-cell>
          <table:table-cell table:style-name="ce2" office:value-type="date" office:date-value="2023-04-27" calcext:value-type="date">
            <text:p>2023-04-27</text:p>
          </table:table-cell>
          <table:table-cell office:value-type="string" calcext:value-type="string">
            <text:p>We addressed the “kill-the-winner” hypothesis from the perspective of its principle (the competition-resistance trade-off) in marine bacterial communities incubated in situ. Our results supported the existence of competition-resistance trade-offs and the positive effect on bacterial community diversity. The study linked theoretical expectations and complex natural systems and provided new knowledge regarding how top-down controls and competition trade-offs shaped natural bacterial communities.</text:p>
          </table:table-cell>
          <table:table-cell office:value-type="string" calcext:value-type="string">
            <text:p>https://doi.org/10.1128/msystems.01017-22</text:p>
          </table:table-cell>
          <table:table-cell office:value-type="string" calcext:value-type="string">
            <text:p>台大海洋所</text:p>
          </table:table-cell>
          <table:table-cell office:value-type="string" calcext:value-type="string">
            <text:p>謝志豪</text:p>
          </table:table-cell>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186/s40623-022-01664-9</text:p>
          </table:table-cell>
          <table:table-cell office:value-type="string" calcext:value-type="string">
            <text:p>Outer trench slope extension to frontal wedge compression in a subducting plate</text:p>
          </table:table-cell>
          <table:table-cell office:value-type="string" calcext:value-type="string">
            <text:p>Emmy Tsui-Yu CHANG</text:p>
          </table:table-cell>
          <table:table-cell office:value-type="string" calcext:value-type="string">
            <text:p>Emmy Tsui-Yu CHANG, Laetitia Mozziconacci</text:p>
          </table:table-cell>
          <table:table-cell office:value-type="string" calcext:value-type="string">
            <text:p>Springer Science and Business Media LLC</text:p>
          </table:table-cell>
          <table:table-cell office:value-type="string" calcext:value-type="string">
            <text:p>Earth Planets Space</text:p>
          </table:table-cell>
          <table:table-cell office:value-type="float" office:value="2022" calcext:value-type="float">
            <text:p>2022</text:p>
          </table:table-cell>
          <table:table-cell table:style-name="ce2" office:value-type="date" office:date-value="2022-06-29" calcext:value-type="date">
            <text:p>2022-06-29</text:p>
          </table:table-cell>
          <table:table-cell office:value-type="string" calcext:value-type="string">
            <text:p>The occurrence of faulting in subducting plates is a major process that changes the mechanical properties of the subducting lithosphere and carries surface materials into mantle wedges. Two ocean-bottom seismometer networks deployed on the frontal accretionary wedge of the northern Manila trench in 2005 and on the outer slope of the trench in 2006 were used to detect earthquakes in the subducting plate. All available P and S manually picked phases and the waveforms of 16 short-period, three-component stations were used. Relocation was performed using the double-difference method with differential times derived from the phase-picked data. Two intraplate earthquake sequences of small-to-moderate magnitudes in the northern Manila subduction system were investigated in this study. The results revealed distinct fault planes, but a contrasting seismogeny over the northern Manila Trench. The seismicity in the frontal wedge (as measured in 2005) was mainly contributed by a fluid overpressure sequence, whereas that in the incoming plate (as measured in 2006) was contributed by the aftershocks of an extensional faulting sequence. The obtained seismic velocity models and Vp/Vs ratios revealed that the overpressure was likely caused by high pore-fluid pressure within the shallow subduction zone. By using the near-field waveform inversion algorithm, we determined focal mechanism solutions for a few relatively large earthquakes. Through the use of data obtained from global seismic observations, we determined that stress transfer may be responsible for the seismic activity in the study area during the period of 2005–2006. In late 2005, the plate interface in the frontal wedge area was unlocked by the overpressure effect due to a thrusting-dominant sequence. This event changed the stress regime across the Manila Trench and triggered a normal fault extension at the outer trench slope in mid-2006. However, in the present study, a hybrid focal mechanism solution indicating reverse and strike–slip mechanisms was implemented, and it revealed that the plate interface locked again in late 2006.</text:p>
          </table:table-cell>
          <table:table-cell office:value-type="string" calcext:value-type="string">
            <text:p>https://doi.org/10.1186/s40623-022-01664-9</text:p>
          </table:table-cell>
          <table:table-cell office:value-type="string" calcext:value-type="string">
            <text:p>台灣大學 海洋研究所</text:p>
          </table:table-cell>
          <table:table-cell office:value-type="string" calcext:value-type="string">
            <text:p>張翠玉</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5194/bg-19-2043-2022</text:p>
          </table:table-cell>
          <table:table-cell office:value-type="string" calcext:value-type="string">
            <text:p>New constraints on biological production and mixing processes in the South China Sea from triple isotope composition of dissolved oxygen</text:p>
          </table:table-cell>
          <table:table-cell office:value-type="string" calcext:value-type="string">
            <text:p>Hana Jurikova</text:p>
          </table:table-cell>
          <table:table-cell office:value-type="string" calcext:value-type="string">
            <text:p>Hana Jurikova, Osamu Abe, Fuh-Kwo Shiah, Mao-Chang Liang</text:p>
          </table:table-cell>
          <table:table-cell office:value-type="string" calcext:value-type="string">
            <text:p>Copernicus GmbH</text:p>
          </table:table-cell>
          <table:table-cell office:value-type="string" calcext:value-type="string">
            <text:p>Biogeosciences</text:p>
          </table:table-cell>
          <table:table-cell office:value-type="float" office:value="2022" calcext:value-type="float">
            <text:p>2022</text:p>
          </table:table-cell>
          <table:table-cell table:style-name="ce1" office:value-type="string" calcext:value-type="string">
            <text:p>2022-4-14</text:p>
          </table:table-cell>
          <table:table-cell office:value-type="string" calcext:value-type="string">
            <text:p>The South China Sea (SCS) is the world's largest marginal sea, playing an important role in the regional biogeochemical cycling of carbon and oxygen. However, its overall metabolic balance, primary production rates and links to East Asian Monsoon forcing remain poorly constrained. Here, we report seasonal variations in triple oxygen isotope composition (17Δ) of dissolved O2, a tracer for biological O2, gross primary production (GP; inferred from δ17O and δ18O values) and net community production (NP; evaluated from oxygen–argon ratios) from the SouthEast Asian Time-series Study (SEATS) in the SCS. Our results suggest rather stable mixed-layer mean GP rates of ∼ 1500 ± 350 mg C m−2 d−1 and mean NP of ∼ −13 ± 20 mg C m−2 d−1 during the summer southwest monsoon season. These values indicate, within uncertainties and variabilities observed, that the metabolism of the system was in net balance. During months influenced by the stronger northeast monsoon forcing, the system appears to be more dynamic and with variable production rates, which may shift the metabolism to net autotrophy (with NP rates up to ∼ 140 mg C m−2 d−1). Furthermore, our data from the deeper regions show that the SCS circulation is strongly affected by monsoon wind forcing, with a larger part of the water column down to at least 400 m depth fully exchanged during a winter, suggesting the 17Δ of deep O2 as a valuable novel tracer for probing mixing processes. Altogether, our findings underscore the importance of monsoon intensity on shifting the carbon balance in this warm oligotrophic sea and on driving the regional circulation pattern.</text:p>
          </table:table-cell>
          <table:table-cell office:value-type="string" calcext:value-type="string">
            <text:p>https://doi.org/10.5194/bg-19-2043-2022</text:p>
          </table:table-cell>
          <table:table-cell office:value-type="string" calcext:value-type="string">
            <text:p>中研院 環變中心</text:p>
          </table:table-cell>
          <table:table-cell office:value-type="string" calcext:value-type="string">
            <text:p>夏復國</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175/jpo-d-21-0273.1</text:p>
          </table:table-cell>
          <table:table-cell office:value-type="string" calcext:value-type="string">
            <text:p>Large-Amplitude Internal Wave Transformation into Shallow Water</text:p>
          </table:table-cell>
          <table:table-cell office:value-type="string" calcext:value-type="string">
            <text:p>Gregory Sinnett</text:p>
          </table:table-cell>
          <table:table-cell office:value-type="string" calcext:value-type="string">
            <text:p>Gregory Sinnett, Steven R. Ramp, Yiing J. Yang, Ming-Huei Chang, Sen Jan, Kristen A. Davis</text:p>
          </table:table-cell>
          <table:table-cell office:value-type="string" calcext:value-type="string">
            <text:p>American Meteorological Society</text:p>
          </table:table-cell>
          <table:table-cell/>
          <table:table-cell office:value-type="float" office:value="2022" calcext:value-type="float">
            <text:p>2022</text:p>
          </table:table-cell>
          <table:table-cell office:value-type="string" calcext:value-type="string">
            <text:p>2022-10</text:p>
          </table:table-cell>
          <table:table-cell office:value-type="string" calcext:value-type="string">
            <text:p>Large-amplitude internal solitary wave (ISW) shoaling, breaking, and run-up was tracked continuously by a dense and rapidly sampling array spanning depths from 500 m to shore near Dongsha Atoll in the South China Sea. Incident ISW amplitudes ranged between 78 and 146 m with propagation speeds between 1.40 and 2.38 m s−1. The ratio between wave amplitude and a critical amplitude A0 controlled breaking type and was related to wave speed cp and depth. Fissioning ISWs generated larger trailing elevation waves when the thermocline was deep and evolved into onshore propagating bores in depths near 100 m. Collapsing ISWs contained significant mixing and little upslope bore propagation. Bores contained significant onshore near-bottom kinetic and potential energy flux and significant offshore rundown and relaxation phases before and after the bore front passage, respectively. Bores on the shallow forereef drove bottom temperature variation in excess of 10°C and near-bottom cross-shore currents in excess of 0.4 m s−1. Bores decelerated upslope, consistent with upslope two-layer gravity current theory, though run-up extent Xr was offshore of the predicted gravity current location. Background stratification affected the bore run-up, with Xr farther offshore when the Korteweg–de Vries nonlinearity coefficient α was negative. Fronts associated with the shoaling local internal tide, but equal in magnitude to the soliton-generated bores, were observed onshore of 20-m depth.</text:p>
          </table:table-cell>
          <table:table-cell office:value-type="string" calcext:value-type="string">
            <text:p>https://doi.org/10.1175/jpo-d-21-0273.1</text:p>
          </table:table-cell>
          <table:table-cell table:number-columns-repeated="2"/>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16/j.marpolbul.2023.114975</text:p>
          </table:table-cell>
          <table:table-cell office:value-type="string" calcext:value-type="string">
            <text:p>Suspended particulate matter-bound per-and polyfluoroalkyl substances (PFASs) in a river-coastal system: Possible correlation with transparent exopolymer particles.</text:p>
          </table:table-cell>
          <table:table-cell office:value-type="string" calcext:value-type="string">
            <text:p>Ruei-Feng Shiu</text:p>
          </table:table-cell>
          <table:table-cell office:value-type="string" calcext:value-type="string">
            <text:p>Ruei-Feng Shiu, Hui-Ju Lee, Hung-Te Hsu, Gwo-Ching Gong</text:p>
          </table:table-cell>
          <table:table-cell office:value-type="string" calcext:value-type="string">
            <text:p>Elsevier BV</text:p>
          </table:table-cell>
          <table:table-cell office:value-type="string" calcext:value-type="string">
            <text:p>Marine Pollution Bulletin</text:p>
          </table:table-cell>
          <table:table-cell office:value-type="float" office:value="2023" calcext:value-type="float">
            <text:p>2023</text:p>
          </table:table-cell>
          <table:table-cell office:value-type="string" calcext:value-type="string">
            <text:p>2023-6</text:p>
          </table:table-cell>
          <table:table-cell/>
          <table:table-cell office:value-type="string" calcext:value-type="string">
            <text:p>https://doi.org/10.1016/j.marpolbul.2023.114975</text:p>
          </table:table-cell>
          <table:table-cell office:value-type="string" calcext:value-type="string">
            <text:p>國立臺灣海洋大學</text:p>
          </table:table-cell>
          <table:table-cell office:value-type="string" calcext:value-type="string">
            <text:p>許瑞峯</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175/jpo-d-21-0245.1</text:p>
          </table:table-cell>
          <table:table-cell office:value-type="string" calcext:value-type="string">
            <text:p>Internal Hydraulic Transition and Turbulent Mixing Observed in the Kuroshio over the I-Lan Ridge off Northeastern Taiwan</text:p>
          </table:table-cell>
          <table:table-cell office:value-type="string" calcext:value-type="string">
            <text:p>Ming-Huei Chang</text:p>
          </table:table-cell>
          <table:table-cell office:value-type="string" calcext:value-type="string">
            <text:p>Ming-Huei Chang, Yu-Hsin Cheng, Yu-Yu Yeh, Yiing Jang Yang, Sen Jan, Chih-Lun Liu, Takeshi Matsuno, Takahiro Endoh, Eisuke Tsutsumi, Jia-Lin Chen, Xinyu Guo</text:p>
          </table:table-cell>
          <table:table-cell office:value-type="string" calcext:value-type="string">
            <text:p>American Meteorological Society</text:p>
          </table:table-cell>
          <table:table-cell/>
          <table:table-cell office:value-type="float" office:value="2022" calcext:value-type="float">
            <text:p>2022</text:p>
          </table:table-cell>
          <table:table-cell office:value-type="string" calcext:value-type="string">
            <text:p>2022-12</text:p>
          </table:table-cell>
          <table:table-cell office:value-type="string" calcext:value-type="string">
            <text:p>Complex small-scale processes and energetic turbulence are observed at a sill located on the I-Lan Ridge that spans across the strong Kuroshio off Taiwan. The current speed above the sill is strong (1.5 m s−1) and unsteady (±0.5 m s−1) due to the Kuroshio being modulated by the semidiurnal tide. Above the sill crest, isothermal domes, with vertical scales of ∼20 and ∼50 m during the low and high tides, respectively, are generated by turbulent mixing as a result of shear instability in the bottom boundary layer. Tidally modulated hydraulic character modifies the small-scale processes occurring on the leeward side of the sill. Criticality analysis, performed by solving the Taylor–Goldstein equation, suggests that the observed lee waves and intermediate layer sandwiched by two free shear layers are related to the mode-1 and mode-2 critical control between the sill crest and immediate lee, respectively. Around high tide, lee waves are advected further downstream, and only mode-1 critical control can occur, leading to a warm water depression. The shear instabilities ensuing from the hydraulic transition processes continuously mediate flow kinetic energy to turbulence such that the status of marginal instability where the Richardson number converges at approximately 0.25 is reached. The resultant eddy diffusivity Kρ is concentrated from O(10−4) to O(10−3) m2 s−1 and has a maximum value of 10 m2 s−1. The sill on the western flank of the Kuroshio is a hotspot for energetic mixing of Kuroshio waters and South China Sea waters.</text:p>
          </table:table-cell>
          <table:table-cell office:value-type="string" calcext:value-type="string">
            <text:p>https://doi.org/10.1175/jpo-d-21-0245.1</text:p>
          </table:table-cell>
          <table:table-cell office:value-type="string" calcext:value-type="string">
            <text:p>臺灣大學海洋研究所</text:p>
          </table:table-cell>
          <table:table-cell office:value-type="string" calcext:value-type="string">
            <text:p>張明輝</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80/19425120.2017.1293577</text:p>
          </table:table-cell>
          <table:table-cell office:value-type="string" calcext:value-type="string">
            <text:p>Temporal and Spatial Occurrence of Mesopelagic Fish Larvae during Epipelagic Drift Associated with Hydrographic Features in the Gaoping Coastal Waters off Southwestern Taiwan</text:p>
          </table:table-cell>
          <table:table-cell office:value-type="string" calcext:value-type="string">
            <text:p>Hung-Yen Hsieh</text:p>
          </table:table-cell>
          <table:table-cell office:value-type="string" calcext:value-type="string">
            <text:p>Hung-Yen Hsieh, Pei-Jie Meng, Yun-Chen Chang, Wen-Tseng Lo</text:p>
          </table:table-cell>
          <table:table-cell office:value-type="string" calcext:value-type="string">
            <text:p>Oxford University Press (OUP)</text:p>
          </table:table-cell>
          <table:table-cell/>
          <table:table-cell office:value-type="float" office:value="2017" calcext:value-type="float">
            <text:p>2017</text:p>
          </table:table-cell>
          <table:table-cell table:style-name="ce1" office:value-type="string" calcext:value-type="string">
            <text:p>2017-1-1</text:p>
          </table:table-cell>
          <table:table-cell office:value-type="string" calcext:value-type="string">
            <text:p>This study analyzed the spatiotemporal occurrences of mesopelagic fish larvae in relation to environmental forcing in the Gaoping coastal waters off southwestern Taiwan during August 22–23, 2014 (summer), December 5–6, 2014 (winter), and April 28–29, 2015 (spring). Forty taxa or morphotypes of mesopelagic fish larvae were identified. Skinnycheek Lanternfish Benthosema pterotum (19.1%), Bristlemouth Cyclothone alba (11.6%), Spinycheek Lanternfish B. fibulatum (10.8%), Benthosema spp. (9.4%), and Neoscopelus spp. (9.2%) were the five predominant taxa. Maximum abundance of these taxa generally occurred during the cold period (winter and spring). Although the temporal difference in the abundance of mesopelagic fish larvae was not significant, the assemblage of mesopelagic fish larvae was more diverse in winter than in other seasons. Cluster and distance-based linear model analysis suggested a distinctly structured assemblage of mesopelagic fish larvae. The intrusion of the Kuroshio Branch Current played an important role in the transport of mesopelagic fish larvae. The distribution of mesopelagic fish larvae was closely related to the hydrographic features, with surface temperature and mixed-layer depth being the major factors affecting the occurrence of mesopelagic fish larvae. Also, the vertical mixing of the water column in winter induced the vertical distribution of natural food favorable for mesopelagic fish larvae.</text:p>
          </table:table-cell>
          <table:table-cell office:value-type="string" calcext:value-type="string">
            <text:p>https://doi.org/10.1080/19425120.2017.1293577</text:p>
          </table:table-cell>
          <table:table-cell office:value-type="string" calcext:value-type="string">
            <text:p>國立東華大學</text:p>
          </table:table-cell>
          <table:table-cell office:value-type="string" calcext:value-type="string">
            <text:p>謝泓諺</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6">
          <table:table-cell office:value-type="string" calcext:value-type="string">
            <text:p>10.5194/bg-18-5141-2021</text:p>
          </table:table-cell>
          <table:table-cell office:value-type="string" calcext:value-type="string">
            <text:p>Active and passive fluxes of carbon, nitrogen, and phosphorus in the northern South China Sea</text:p>
          </table:table-cell>
          <table:table-cell office:value-type="string" calcext:value-type="string">
            <text:p>Jia-Jang Hung</text:p>
          </table:table-cell>
          <table:table-cell office:value-type="string" calcext:value-type="string">
            <text:p>Jia-Jang Hung, Ching-Han Tung, Zong-Ying Lin, Yuh-ling Lee Chen, Shao-Hung Peng, Yen-Huei Lin, Li-Shan Tsai</text:p>
          </table:table-cell>
          <table:table-cell office:value-type="string" calcext:value-type="string">
            <text:p>Copernicus GmbH</text:p>
          </table:table-cell>
          <table:table-cell office:value-type="string" calcext:value-type="string">
            <text:p>Biogeosciences</text:p>
          </table:table-cell>
          <table:table-cell office:value-type="float" office:value="2021" calcext:value-type="float">
            <text:p>2021</text:p>
          </table:table-cell>
          <table:table-cell table:style-name="ce1" office:value-type="string" calcext:value-type="string">
            <text:p>2021-9-20</text:p>
          </table:table-cell>
          <table:table-cell office:value-type="string" calcext:value-type="string">
            <text:p>This paper presents the measured active and passive fluxes of carbon (C), nitrogen (N), and phosphorus (P) and their response to seasonal and</text:p>
            <text:p>event-driven oceanographic changes in the northern South China Sea (NSCS). The total vertical flux of carbon (TFC) is defined as the sum of active</text:p>
            <text:p>and passive fluxes of biogenic carbon in the surface layer, which may be considered as the central part of marine carbon cycle. These active and</text:p>
            <text:p>passive fluxes of N and P were also considered to understand stoichiometric flux patterns and the roles of nutrients involved in the TFC. The</text:p>
            <text:p>magnitudes of total C, N, and P fluxes were, respectively, estimated to be 71.9–347 (mean ± SD,</text:p>
            <text:p>163 ± 70) mgCm-2d-1, 13.0–30.5 (21.2.± 4.9) mgNm-2d-1, and 1.02–2.97</text:p>
            <text:p>(1.94 ± 0.44) mgPm-2d-1, which were higher than most previously reported vertical fluxes in open oceans, likely because a</text:p>
            <text:p>quarter of the fluxes was contributed from active fluxes that were unaccounted for in vertical fluxes previously. Moreover, the passive fluxes</text:p>
            <text:p>dominated the total vertical fluxes and were estimated to be 65.3–255 (125 ± 64.9) mgCm-2d-1 (77 ± 52 % of</text:p>
            <text:p>total C flux), 11.9–23.2 (17.6 ± 4.2) mgNm-2d-1 (83 ± 28 % of total N flux), and 0.89–1.98</text:p>
            <text:p>(1.44 ± 0.33) mgPm-2d-1 (74 ± 24 % of total P flux). Vertical fluxes of dissolved organic C, N, and P</text:p>
            <text:p>were small (&amp;lt; 5 %) relative to passive fluxes. The contrasting patterns of active and passive fluxes found between summer and winter could</text:p>
            <text:p>mainly be attributed to surface warming and stratification in summer and cooling and wind-induced turbulence for pumping nutrients into the euphotic</text:p>
            <text:p>zone in winter. In addition to seasonal variations, the impact of anticyclonic eddies and internal-wave events on enhancing active and passive</text:p>
            <text:p>fluxes was apparent in the NSCS. Both active and passive fluxes were likely driven by nutrient availability within the euphotic zone, which was</text:p>
            <text:p>ultimately controlled by the changes in internal and external forcings. The nutrient availability also determined the inventory of chlorophyll a</text:p>
            <text:p>and new production, thereby allowing the estimates of active and passive fluxes for unmeasured events. To a first approximation, the South China Sea (SCS) may</text:p>
            <text:p>effectively transfer 0.208 ± 0.089 Gt C yr−1 into the ocean's interior, accounting for approximately 1.89 ± 0.81 % of</text:p>
            <text:p>the global C flux. The internal forcing and climatic conditions are likely critical factors in determining the seasonal and event-driven variability</text:p>
            <text:p>of total vertical fluxes in the NSCS.</text:p>
          </table:table-cell>
          <table:table-cell office:value-type="string" calcext:value-type="string">
            <text:p>https://doi.org/10.5194/bg-18-5141-2021</text:p>
          </table:table-cell>
          <table:table-cell office:value-type="string" calcext:value-type="string">
            <text:p>中山大學</text:p>
          </table:table-cell>
          <table:table-cell office:value-type="string" calcext:value-type="string">
            <text:p>洪佳章 (Jia-Jang Hung)</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row>
        <table:table-row table:style-name="ro1">
          <table:table-cell office:value-type="string" calcext:value-type="string">
            <text:p>10.1038/s41396-018-0336-1</text:p>
          </table:table-cell>
          <table:table-cell office:value-type="string" calcext:value-type="string">
            <text:p>Evolutionary constraints on species diversity in marine bacterioplankton communities</text:p>
          </table:table-cell>
          <table:table-cell office:value-type="string" calcext:value-type="string">
            <text:p>Hsiao-Pei Lu</text:p>
          </table:table-cell>
          <table:table-cell office:value-type="string" calcext:value-type="string">
            <text:p>Hsiao-Pei Lu, Yi-Chun Yeh, Fuh-Kwo Shiah, Gwo-Ching Gong, Chih-hao Hsieh</text:p>
          </table:table-cell>
          <table:table-cell office:value-type="string" calcext:value-type="string">
            <text:p>Oxford University Press (OUP)</text:p>
          </table:table-cell>
          <table:table-cell/>
          <table:table-cell office:value-type="float" office:value="2019" calcext:value-type="float">
            <text:p>2019</text:p>
          </table:table-cell>
          <table:table-cell table:style-name="ce1" office:value-type="string" calcext:value-type="string">
            <text:p>2019-4-1</text:p>
          </table:table-cell>
          <table:table-cell office:value-type="string" calcext:value-type="string">
            <text:p>Variation in microbial species diversity has typically been explained as the outcome of local ecological factors driving species coexistence, overlooking the roles of evolutionary constraints. Here, we argue that macro-evolutionary niche conservatism and unequal diversification rates among phylum-level lineages are strong determinants of diversity–environment relationships in bacterial systems. That is, apart from stochasticity, environmental effects operate most strongly on phylum composition, which in turn dictates the species diversity of bacterial communities. This concept is demonstrated using bacterioplankton in the surface seawaters of the East China Sea. Furthermore, we show that the species richness of a local bacterioplankton community can generally be estimated based on the relative abundances of phyla and their contributions of species numbers in the global seawater pool—highlighting the important influence of evolutionary constraints on local community diversity.</text:p>
          </table:table-cell>
          <table:table-cell office:value-type="string" calcext:value-type="string">
            <text:p>https://doi.org/10.1038/s41396-018-0336-1</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5194/bg-10-5267-2013</text:p>
          </table:table-cell>
          <table:table-cell office:value-type="string" calcext:value-type="string">
            <text:p>Scaling of growth rate and mortality with size and its consequence on size spectra of natural microphytoplankton assemblages in the East China Sea</text:p>
          </table:table-cell>
          <table:table-cell office:value-type="string" calcext:value-type="string">
            <text:p>F. H. Chang</text:p>
          </table:table-cell>
          <table:table-cell office:value-type="string" calcext:value-type="string">
            <text:p>F. H. Chang, E. C. Marquis, C. W. Chang, G. C. Gong, C. H. Hsieh</text:p>
          </table:table-cell>
          <table:table-cell office:value-type="string" calcext:value-type="string">
            <text:p>Copernicus GmbH</text:p>
          </table:table-cell>
          <table:table-cell office:value-type="string" calcext:value-type="string">
            <text:p>Biogeosciences</text:p>
          </table:table-cell>
          <table:table-cell office:value-type="float" office:value="2013" calcext:value-type="float">
            <text:p>2013</text:p>
          </table:table-cell>
          <table:table-cell table:style-name="ce1" office:value-type="string" calcext:value-type="string">
            <text:p>2013-8-5</text:p>
          </table:table-cell>
          <table:table-cell office:value-type="string" calcext:value-type="string">
            <text:p>Allometric scaling of body size versus growth rate and mortality has been suggested to be a universal macroecological pattern, as described by the metabolic theory of ecology (MTE). However, whether such scaling generally holds in natural assemblages remains debated. Here, we test the hypothesis that the size-specific growth rate and grazing mortality scale with the body size with an exponent of −1/4 after temperature correction, as MTE predicts. To do so, we couple a dilution experiment with the FlowCAM imaging system to obtain size-specific growth rates and grazing mortality of natural microphytoplankton assemblages in the East China Sea. This novel approach allows us to achieve highly resolved size-specific measurements that would be very difficult to obtain in traditional size-fractionated measurements using filters. Our results do not support the MTE prediction. On average, the size-specific growth rates and grazing mortality scale almost isometrically with body size (with scaling exponent ∼0.1). However, this finding contains high uncertainty, as the size-scaling exponent varies substantially among assemblages. The fact that size-scaling exponent varies among assemblages prompts us to further investigate how the variation of size-specific growth rate and grazing mortality can interact to determine the microphytoplankton size structure, described by normalized biomass size spectrum (NBSS), among assemblages. We test whether the variation of microphytoplankton NBSS slopes is determined by (1) differential grazing mortality of small versus large individuals, (2) differential growth rate of small versus large individuals, or (3) combinations of these scenarios. Our results indicate that the ratio of the grazing mortality of the large size category to that of the small size category best explains the variation of NBSS slopes across environments, suggesting that higher grazing mortality of large microphytoplankton may release the small phytoplankton from grazing, which in turn leads to a steeper NBSS slope. This study contributes to understanding the relative importance of bottom-up versus top-down control in shaping microphytoplankton size structure.</text:p>
          </table:table-cell>
          <table:table-cell office:value-type="string" calcext:value-type="string">
            <text:p>https://doi.org/10.5194/bg-10-5267-2013</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7">
          <table:table-cell office:value-type="string" calcext:value-type="string">
            <text:p>10.1111/1365-2656.12067</text:p>
          </table:table-cell>
          <table:table-cell office:value-type="string" calcext:value-type="string">
            <text:p>Increasing zooplankton size diversity enhances the strength of top-down control on phytoplankton through diet niche partitioning</text:p>
          </table:table-cell>
          <table:table-cell office:value-type="string" calcext:value-type="string">
            <text:p>Lin Ye</text:p>
          </table:table-cell>
          <table:table-cell office:value-type="string" calcext:value-type="string">
            <text:p>Lin Ye, Chun‐Yi Chang, Carmen García‐Comas, Gwo‐Ching Gong, Chih‐hao Hsieh</text:p>
          </table:table-cell>
          <table:table-cell office:value-type="string" calcext:value-type="string">
            <text:p>Wiley</text:p>
          </table:table-cell>
          <table:table-cell office:value-type="string" calcext:value-type="string">
            <text:p>Journal of Animal Ecology</text:p>
          </table:table-cell>
          <table:table-cell office:value-type="float" office:value="2013" calcext:value-type="float">
            <text:p>2013</text:p>
          </table:table-cell>
          <table:table-cell office:value-type="string" calcext:value-type="string">
            <text:p>2013-9</text:p>
          </table:table-cell>
          <table:table-cell office:value-type="string" calcext:value-type="string">
            <text:p>Summary</text:p>
            <text:p/>
            <text:p/>
            <text:p>The biodiversity‐ecosystem functioning debate is a central topic in ecology. Recently, there has been a growing interest in size diversity because body size is sensitive to environmental changes and is one of the fundamental characteristics of organisms linking many ecosystem properties. However, how size diversity affects ecosystem functioning is an important yet unclear issue.</text:p>
            <text:p/>
            <text:p>To fill the gap, with large‐scale field data from the East China Sea, we tested the novel hypothesis that increasing zooplankton size diversity enhances top‐down control on phytoplankton (H1) and compared it with five conventional hypotheses explaining the top‐down control: flatter zooplankton size spectrum enhances the strength of top‐down control (H2); nutrient enrichment lessens the strength of top‐down control (H3); increasing zooplankton taxonomic diversity enhances the strength of top‐down control (H4); increasing fish predation decreases the strength of top‐down control of zooplankton on phytoplankton through trophic cascade (H5); increasing temperature intensifies the strength of top‐down control (H6).</text:p>
            <text:p/>
            <text:p>The results of univariate analyses support the hypotheses based on zooplankton size diversity (H1), zooplankton size spectrum (H2), nutrient (H3) and zooplankton taxonomic diversity (H4), but not the hypotheses based on fish predation (H5) and temperature (H6). More in‐depth analyses indicate that zooplankton size diversity is the most important factor in determining the strength of top‐down control on phytoplankton in the East China Sea.</text:p>
            <text:p/>
            <text:p>Our results suggest a new potential mechanism that increasing predator size diversity enhances the strength of top‐down control on prey through diet niche partitioning. This mechanism can be explained by the optimal predator–prey body‐mass ratio concept. Suppose each size group of zooplankton predators has its own optimal phytoplankton prey size, increasing size diversity of zooplankton would promote diet niche partitioning of predators and thus elevates the strength of top‐down control.</text:p>
          </table:table-cell>
          <table:table-cell office:value-type="string" calcext:value-type="string">
            <text:p>https://doi.org/10.1111/1365-2656.12067</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ismej.2017.183</text:p>
          </table:table-cell>
          <table:table-cell office:value-type="string" calcext:value-type="string">
            <text:p>Contrasting the relative importance of species sorting and dispersal limitation in shaping marine bacterial versus protist communities</text:p>
          </table:table-cell>
          <table:table-cell office:value-type="string" calcext:value-type="string">
            <text:p>Wenxue Wu</text:p>
          </table:table-cell>
          <table:table-cell office:value-type="string" calcext:value-type="string">
            <text:p>Wenxue Wu, Hsiao-Pei Lu, Akash Sastri, Yi-Chun Yeh, Gwo-Ching Gong, Wen-Chen Chou, Chih-Hao Hsieh</text:p>
          </table:table-cell>
          <table:table-cell office:value-type="string" calcext:value-type="string">
            <text:p>Oxford University Press (OUP)</text:p>
          </table:table-cell>
          <table:table-cell/>
          <table:table-cell office:value-type="float" office:value="2018" calcext:value-type="float">
            <text:p>2018</text:p>
          </table:table-cell>
          <table:table-cell table:style-name="ce1" office:value-type="string" calcext:value-type="string">
            <text:p>2018-2-1</text:p>
          </table:table-cell>
          <table:table-cell office:value-type="string" calcext:value-type="string">
            <text:p>A central challenge in microbial ecology is to understand the underlying mechanisms driving community assembly, particularly in the continuum of species sorting and dispersal limitation. However, little is known about the relative importance of species sorting and dispersal limitation in shaping marine microbial communities; especially, how they are related to organism types/traits and water depth. Here, we used variation partitioning and null model analysis to compare mechanisms driving bacterial and protist metacommunity dynamics at the basin scale in the East China Sea, based on MiSeq paired-end sequencing of 16S ribosomal DNA (rDNA) and 18S rDNA, respectively, in surface, deep chlorophyll maximum and bottom layers. Our analyses indicated that protist communities were governed more strongly by species sorting relative to dispersal limitation than were bacterial communities; this pattern was consistent across the three-depth layers, albeit to different degrees. Furthermore, we detected that bacteria exhibited wider habitat niche breadths than protists, whereas, passive dispersal abilities were not appreciably different between them. Our findings support the ‘size-plasticity’ hypothesis: smaller organisms (bacteria) are less environment filtered than larger organisms (protists), as smaller organisms are more likely to be plastic in metabolic abilities and have greater environmental tolerance.</text:p>
          </table:table-cell>
          <table:table-cell office:value-type="string" calcext:value-type="string">
            <text:p>https://doi.org/10.1038/ismej.2017.183</text:p>
          </table:table-cell>
          <table:table-cell table:number-columns-repeated="2"/>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71/mf04058</text:p>
          </table:table-cell>
          <table:table-cell office:value-type="string" calcext:value-type="string">
            <text:p>Composition and abundance of copepods and ichthyoplankton in Taiwan Strait (western North Pacific) are influenced by seasonal monsoons</text:p>
          </table:table-cell>
          <table:table-cell office:value-type="string" calcext:value-type="string">
            <text:p>Chih-hao Hsieh</text:p>
          </table:table-cell>
          <table:table-cell office:value-type="string" calcext:value-type="string">
            <text:p>Chih-hao Hsieh, Chih-Shin Chen, Tai-Sheng Chiu</text:p>
          </table:table-cell>
          <table:table-cell office:value-type="string" calcext:value-type="string">
            <text:p>CSIRO Publishing</text:p>
          </table:table-cell>
          <table:table-cell office:value-type="string" calcext:value-type="string">
            <text:p>Mar. Freshwater Res.</text:p>
          </table:table-cell>
          <table:table-cell table:number-columns-repeated="2" office:value-type="float" office:value="2005" calcext:value-type="float">
            <text:p>2005</text:p>
          </table:table-cell>
          <table:table-cell office:value-type="string" calcext:value-type="string">
            <text:p>Seasonal variation in hydrographic conditions in Taiwan Strait is strongly influenced by the monsoonal system. During northern winter, the China Coastal Current, pushed by the north-east (NE) monsoon, moves southwards into Taiwan Strait and during northern summer, the South China Sea Surface Current, driven by the south-west (SW) monsoon, invades the strait until the NE monsoon again prevails. As the SW monsoon wanes (in northern autumn), the Kuroshio Branch Current enters from the southern part of the strait, but stagnates in the middle because of interference by the China Coastal Current. As the NW monsoon wanes (in northern spring), the stagnation ceases and the SW monsoon begins. We characterised zooplankton (including copepods and ichthyoplankton) communities during a period when the SW monsoon was prevalent (in August), at the onset of the NE monsoon (in November) and as the NE monsoon waned (in March). Multivariate analyses of zooplankton composition and species abundances demonstrated that the structures of communities are closely related to oceanic variables (such as temperature, salinity and upwelling), which, in turn, are heavily influenced by the monsoons. The zooplankton faunas in Taiwan Strait are a mixture of local species and intruding species, the latter introduced from along the China coast during northern winter and from the South China Sea during northern summer. Our findings are fundamental to practical ecosystem management and an effective long-term monitoring programme.</text:p>
          </table:table-cell>
          <table:table-cell office:value-type="string" calcext:value-type="string">
            <text:p>https://doi.org/10.1071/mf04058</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5194/bg-10-1877-2013</text:p>
          </table:table-cell>
          <table:table-cell office:value-type="string" calcext:value-type="string">
            <text:p>Copepod community growth rates in relation to body size, temperature, and food availability in the East China Sea: a test of metabolic theory of ecology</text:p>
          </table:table-cell>
          <table:table-cell office:value-type="string" calcext:value-type="string">
            <text:p>K. Y. Lin</text:p>
          </table:table-cell>
          <table:table-cell office:value-type="string" calcext:value-type="string">
            <text:p>K. Y. Lin, A. R. Sastri, G. C. Gong, C. H. Hsieh</text:p>
          </table:table-cell>
          <table:table-cell office:value-type="string" calcext:value-type="string">
            <text:p>Copernicus GmbH</text:p>
          </table:table-cell>
          <table:table-cell office:value-type="string" calcext:value-type="string">
            <text:p>Biogeosciences</text:p>
          </table:table-cell>
          <table:table-cell office:value-type="float" office:value="2013" calcext:value-type="float">
            <text:p>2013</text:p>
          </table:table-cell>
          <table:table-cell table:style-name="ce1" office:value-type="string" calcext:value-type="string">
            <text:p>2013-3-20</text:p>
          </table:table-cell>
          <table:table-cell office:value-type="string" calcext:value-type="string">
            <text:p>Zooplankton play an essential role in marine food webs, and understanding how community-level growth rates of zooplankton vary in the field is critical for predicting how marine ecosystem function may vary in the face of environmental changes. Here, we used the artificial cohort method to examine the effects of temperature, body size, and chlorophyll concentration (a proxy for food) on weight-specific growth rates for copepod communities in the East China Sea. Specifically, we tested the hypothesis that copepod community growth rates can be described by the metabolic theory of ecology (MTE), linking spatio-temporal variation of copepod growth rate with temperature and their body size. Our results generally agree with predictions made by the MTE and demonstrate that weight-specific growth rates of copepod communities in our study area are positively related with temperature and negatively related to body size. However, the regression coefficients of body size do not approach the theoretical predictions. Furthermore, we find that the deviation from the MTE predictions may be partly attributed to the effect of food availability (which is not explicitly accounted for by the MTE). In addition, significant difference in the coefficients of temperature and body size exists among taxonomic groups. Our results suggest that considering the effects of food limitation and taxonomy is necessary to better understand copepod growth rates under in situ conditions, and such effects on the MTE-based predictions need further investigation.</text:p>
          </table:table-cell>
          <table:table-cell office:value-type="string" calcext:value-type="string">
            <text:p>https://doi.org/10.5194/bg-10-1877-2013</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38/s41396-018-0111-3</text:p>
          </table:table-cell>
          <table:table-cell office:value-type="string" calcext:value-type="string">
            <text:p>Predator and prey biodiversity relationship and its consequences on marine ecosystem functioning-interplay between nanoflagellates and bacterioplankton</text:p>
          </table:table-cell>
          <table:table-cell office:value-type="string" calcext:value-type="string">
            <text:p>Jinny Wu Yang</text:p>
          </table:table-cell>
          <table:table-cell office:value-type="string" calcext:value-type="string">
            <text:p>Jinny Wu Yang, Wenxue Wu, Chih-Ching Chung, Kuo-Ping Chiang, Gwo-Ching Gong, Chih-hao Hsieh</text:p>
          </table:table-cell>
          <table:table-cell office:value-type="string" calcext:value-type="string">
            <text:p>Oxford University Press (OUP)</text:p>
          </table:table-cell>
          <table:table-cell/>
          <table:table-cell office:value-type="float" office:value="2018" calcext:value-type="float">
            <text:p>2018</text:p>
          </table:table-cell>
          <table:table-cell table:style-name="ce1" office:value-type="string" calcext:value-type="string">
            <text:p>2018-6-1</text:p>
          </table:table-cell>
          <table:table-cell office:value-type="string" calcext:value-type="string">
            <text:p>The importance of biodiversity effects on ecosystem functioning across trophic levels, especially via predatory–prey interactions, is receiving increased recognition. However, this topic has rarely been explored for marine microbes, even though microbial biodiversity contributes significantly to marine ecosystem function and energy flows. Here we examined diversity and biomass of bacteria (prey) and nanoflagellates (predators), as well as their effects on trophic transfer efficiency in the East China Sea. Specifically, we investigated: (i) predator diversity effects on prey biomass and trophic transfer efficiency (using the biomass ratio of predator/prey as a proxy), (ii) prey diversity effects on predator biomass and trophic transfer efficiency, and (iii) the relationship between predator and prey diversity. We found higher prey diversity enhanced both diversity and biomass of predators, as well as trophic transfer efficiency, which may arise from more balanced diet and/or enhanced niche complementarity owing to higher prey diversity. By contrast, no clear effect was detected for predator diversity on prey biomass and transfer efficiency. Notably, we found prey diversity effects on predator–prey interactions; whereas, we found no significant diversity effect on biomass within the same trophic level. Our findings highlight the importance of considering multi-trophic biodiversity effects on ecosystem functioning in natural ecosystems.</text:p>
          </table:table-cell>
          <table:table-cell office:value-type="string" calcext:value-type="string">
            <text:p>https://doi.org/10.1038/s41396-018-0111-3</text:p>
          </table:table-cell>
          <table:table-cell table:number-columns-repeated="2"/>
          <table:table-cell table:number-columns-repeated="2"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93/plankt/fbab022</text:p>
          </table:table-cell>
          <table:table-cell office:value-type="string" calcext:value-type="string">
            <text:p>Patterns in Rhizosolenia-and Guinardia-associated Richelia abundances in the tropical marginal seas of the western North Pacific</text:p>
          </table:table-cell>
          <table:table-cell office:value-type="string" calcext:value-type="string">
            <text:p>Sing-How Tuo</text:p>
          </table:table-cell>
          <table:table-cell office:value-type="string" calcext:value-type="string">
            <text:p>Sing-How Tuo, Margaret R Mulholland, Yuh-Ling Lee Chen, P Dreux Chappell, Houng-Yung Chen</text:p>
          </table:table-cell>
          <table:table-cell office:value-type="string" calcext:value-type="string">
            <text:p>Oxford University Press (OUP)</text:p>
          </table:table-cell>
          <table:table-cell/>
          <table:table-cell office:value-type="float" office:value="2021" calcext:value-type="float">
            <text:p>2021</text:p>
          </table:table-cell>
          <table:table-cell table:style-name="ce1" office:value-type="string" calcext:value-type="string">
            <text:p>2021-5-27</text:p>
          </table:table-cell>
          <table:table-cell office:value-type="string" calcext:value-type="string">
            <text:p>Richelia is a widespread, heterocystous, N2-fixing cyanobacterium that occurs in oligotrophic seas. It can be symbiotic within rhizosolenoid hosts, including Rhizosolenia (R-R) and Guinardia (G-R), and occasionally occurs as free-living (FL-R) filaments. We investigated the Richelia abundances in the South China (SCS) and Philippine Seas (PS) during the northeast (NEM) and southwest monsoon (SWM) seasons between 2001 and 2016. Field results showed that G-R was most abundant in the SCS during the SWM. Both R-R and FL-R were more abundant in the PS than the SCS and during the SWM versus the NEM. In general, R-R were more abundant than G-R, except at the SCS-SWM stations where abundances were comparable. Multivariate statistical models indicate that as R-R and G-R were abundant in warmer seawaters, nitrate plus nitrite was a key factor negatively controlling R-R abundance while silicate was more positively related to G-R. Positive correlation between G-R and FL-R abundances and microscopic observations imply that like Rhizosolenia-associated Richelia, filaments released from Guinardia hosts can remain viable outside their diatom hosts for time periods on the order of days. Overall, results reveal different distribution patterns between the two rhizosolenoid-Richelia symbioses and both G-R and R-R likely contribute to FL-R in the field.</text:p>
          </table:table-cell>
          <table:table-cell office:value-type="string" calcext:value-type="string">
            <text:p>https://doi.org/10.1093/plankt/fbab022</text:p>
          </table:table-cell>
          <table:table-cell office:value-type="string" calcext:value-type="string">
            <text:p>國立中山大學海洋科學系</text:p>
          </table:table-cell>
          <table:table-cell office:value-type="string" calcext:value-type="string">
            <text:p>托星豪</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7/s44195-023-00048-0</text:p>
          </table:table-cell>
          <table:table-cell office:value-type="string" calcext:value-type="string">
            <text:p>An integrated, non-destructive method for evaluating core quality from R/V Legend’s giant piston coring system (LGD-GPC)</text:p>
          </table:table-cell>
          <table:table-cell office:value-type="string" calcext:value-type="string">
            <text:p>Pai-Sen Yu</text:p>
          </table:table-cell>
          <table:table-cell office:value-type="string" calcext:value-type="string">
            <text:p>Pai-Sen Yu, Ting-Ting Chen</text:p>
          </table:table-cell>
          <table:table-cell office:value-type="string" calcext:value-type="string">
            <text:p>Springer Science and Business Media LLC</text:p>
          </table:table-cell>
          <table:table-cell office:value-type="string" calcext:value-type="string">
            <text:p>Terr Atmos Ocean Sci</text:p>
          </table:table-cell>
          <table:table-cell office:value-type="float" office:value="2023" calcext:value-type="float">
            <text:p>2023</text:p>
          </table:table-cell>
          <table:table-cell office:value-type="string" calcext:value-type="string">
            <text:p>2023-12</text:p>
          </table:table-cell>
          <table:table-cell office:value-type="string" calcext:value-type="string">
            <text:p>Despite technological advances, some core disturbances due to piston coring process still occur and can be extremely difficult to identify characteristics of sedimentary structures during qualitative visual core description and core lithologies. Few quantitative methods have offered plausible ways to define the exact magnitude of the distorted sedimentary structures in imperfect sedimentary records in the context of overly limited sedimentary records. In this study, an investigation was conducted on the Kaoping slope offshore southwestern Taiwan, a region known for its high sedimentation rate (&amp;gt; 0.9 g/cm2/year), using both the LGD-GPC (giant piston corer) and giant gravity corer techniques. To examine how GPC procedures have shaped the retrieval of sedimentary sequences and affected core quality, we apply well-developed, non-destructive analyses, including physical property measurements, visible color reflectance and digital core images with quantitative curvature index (CI), to recovered sediments. Cores at 22° 23′N, 120° 13′E were as the basis for non-destructive measurement comparison. Evidence from digital core imaging and the CI calculation further supports the mechanism of piston suction. We suggest that shear deformation of sediment against the core barrel would be the prominent factor that govern the observed core disturbances in LGD-GPC cores. Meanwhile, excessive pulling forcing from a modified TORI piston and a slowly lift speed during LGD-GPC coring process may further aggravate core disturbances at the revisited site. The sedimentary length of core LGD-T43-B-PC is overestimated by more than 200%. We further demonstrate that an integration of the CI and color reflectance is an effective way to evaluate the transformation and distorted sedimentary sequences.</text:p>
          </table:table-cell>
          <table:table-cell office:value-type="string" calcext:value-type="string">
            <text:p>https://doi.org/10.1007/s44195-023-00048-0</text:p>
          </table:table-cell>
          <table:table-cell office:value-type="string" calcext:value-type="string">
            <text:p>財團法人國家實驗研究院台灣海洋科技研究中心</text:p>
          </table:table-cell>
          <table:table-cell office:value-type="string" calcext:value-type="string">
            <text:p>尤柏森</text:p>
          </table:table-cell>
          <table:table-cell table:number-columns-repeated="7"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8">
          <table:table-cell office:value-type="string" calcext:value-type="string">
            <text:p>10.4031/mtsj.58.1.1</text:p>
          </table:table-cell>
          <table:table-cell office:value-type="string" calcext:value-type="string">
            <text:p>Advanced Moored Data Buoys for Catching Typhoons in the Western North Pacific</text:p>
          </table:table-cell>
          <table:table-cell office:value-type="string" calcext:value-type="string">
            <text:p>Yiing Jang Yang</text:p>
          </table:table-cell>
          <table:table-cell office:value-type="string" calcext:value-type="string">
            <text:p>Yiing Jang Yang, Chien-Yi Yang, Sen Jan, Ming-Huei Chang, Ching-Ling Wei, Wen-Hwa Her</text:p>
          </table:table-cell>
          <table:table-cell office:value-type="string" calcext:value-type="string">
            <text:p>Marine Technology Society</text:p>
          </table:table-cell>
          <table:table-cell office:value-type="string" calcext:value-type="string">
            <text:p>mar technol soc j</text:p>
          </table:table-cell>
          <table:table-cell office:value-type="float" office:value="2024" calcext:value-type="float">
            <text:p>2024</text:p>
          </table:table-cell>
          <table:table-cell table:style-name="ce1" office:value-type="string" calcext:value-type="string">
            <text:p>2024-6-21</text:p>
          </table:table-cell>
          <table:table-cell office:value-type="string" calcext:value-type="string">
            <text:p>With the western North Pacific being one of the most active typhoon hotspots, a reliable buoy system is essential for in situ observations during typhoon passages. This study details the development and implementation of two improved buoys designed by National Taiwan</text:p>
            <text:p> University based on the Autonomous Temperature Line Acquisition System. It aims to establish a buoy network for near real-time, high-resolution meteorological and oceanic data collection during typhoon periods in the western North Pacific. The buoy system was distinguished by its reliable</text:p>
            <text:p> design, low power-consumption system, dual satellite and radio communication system, and inductive modem-based data acquisition system. Moreover, the system was proven robust to extreme weather conditions and fishing challenges. From 2015 to 2022, we conducted sea trials in typhoon hotspot</text:p>
            <text:p> regions every summer (normally June to October), demonstrating the buoys' durability and capability to withstand 21 typhoons while collecting valuable scientific data.</text:p>
          </table:table-cell>
          <table:table-cell office:value-type="string" calcext:value-type="string">
            <text:p>https://doi.org/10.4031/mtsj.58.1.1</text:p>
          </table:table-cell>
          <table:table-cell office:value-type="string" calcext:value-type="string">
            <text:p>國立臺灣大學海洋研究所</text:p>
          </table:table-cell>
          <table:table-cell office:value-type="string" calcext:value-type="string">
            <text:p>楊穎堅</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163/15685403-00003800</text:p>
          </table:table-cell>
          <table:table-cell office:value-type="string" calcext:value-type="string">
            <text:p>The presence of Macromedaeus distinguendus (De Haan, 1835) (Brachyura, Xanthidae) in the shallow hydrothermal vent system off northeastern Taiwan</text:p>
          </table:table-cell>
          <table:table-cell office:value-type="string" calcext:value-type="string">
            <text:p>Li-Chun Tseng</text:p>
          </table:table-cell>
          <table:table-cell office:value-type="string" calcext:value-type="string">
            <text:p>Li-Chun Tseng, Parinya Limviriyakul, Ping-Ho Ho, Jiang-Shiou Hwang</text:p>
          </table:table-cell>
          <table:table-cell office:value-type="string" calcext:value-type="string">
            <text:p>Brill</text:p>
          </table:table-cell>
          <table:table-cell office:value-type="string" calcext:value-type="string">
            <text:p>Crustac.</text:p>
          </table:table-cell>
          <table:table-cell table:number-columns-repeated="2" office:value-type="float" office:value="2018" calcext:value-type="float">
            <text:p>2018</text:p>
          </table:table-cell>
          <table:table-cell office:value-type="string" calcext:value-type="string">
            <text:p>The present study investigated the population of the xanthid brachyuran crab, Macromedaeus distinguendus (De Haan, 1835), at a toxic hydrogen sulfide, shallow hydrothermal vent area at Turtle Island, off northeastern Taiwan. This is the first record of this species from this extreme environment, and M. distinguendus is only the second brachyuran discovered in this area. The wet weight of male and female M. distinguendus varied from 0.11 to 1.22 g (mean ± standard deviation: 0.56 ± 0.39 g) and 0.06 to 0.62 g (0.37 ± 0.15 g), respectively. The wet weight: carapace width ratio was significantly correlated in both sexes. The local distribution patterns of M. distinguendus were different from those of the obligate hydrothermal crab Xenograpsus testudinatus N. K. Ng, J.-F. Huang &amp;amp; Ho, 2000 (Xenograpsidae) in this area. An analysis of resource use and habitat partitioning revealed that the two crab species were able to co-exist within the study area.</text:p>
          </table:table-cell>
          <table:table-cell office:value-type="string" calcext:value-type="string">
            <text:p>https://doi.org/10.1163/15685403-00003800</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163/15685403-bja10213</text:p>
          </table:table-cell>
          <table:table-cell office:value-type="string" calcext:value-type="string">
            <text:p>Community structure of zooplankton during the southwest-northeast monsoon transition period in the southeastern East China Sea</text:p>
          </table:table-cell>
          <table:table-cell office:value-type="string" calcext:value-type="string">
            <text:p>Li-Chun Tseng</text:p>
          </table:table-cell>
          <table:table-cell office:value-type="string" calcext:value-type="string">
            <text:p>Li-Chun Tseng, Juan Carlos Molinero, Qing-Chao Chen, Jiang-Shiou Hwang</text:p>
          </table:table-cell>
          <table:table-cell office:value-type="string" calcext:value-type="string">
            <text:p>Brill</text:p>
          </table:table-cell>
          <table:table-cell office:value-type="string" calcext:value-type="string">
            <text:p>Crustac.</text:p>
          </table:table-cell>
          <table:table-cell office:value-type="float" office:value="2022" calcext:value-type="float">
            <text:p>2022</text:p>
          </table:table-cell>
          <table:table-cell table:style-name="ce1" office:value-type="string" calcext:value-type="string">
            <text:p>2022-7-29</text:p>
          </table:table-cell>
          <table:table-cell office:value-type="string" calcext:value-type="string">
            <text:p>The assessment of zooplankton spatial structure is critical to quantifying plankton production and biochemical cycling. Here, we show the effect of monsoon-driven hydrographic changes on the spatial patterns of zooplankton at regional scales. Based on a field survey conducted during the monsoon transition, we assess the community structure and ash-free dry weight above 100 m depth in the Kuroshio edge area, southeastern East China Sea. The zooplankton community was dominated by copepods, with calanoids as the most abundant taxon followed by poecilostomatoids. Copepod assemblages comprised 81 species belonging to 41 families, and 23 genera, with Undinula vulgaris as the most abundant species. The richness of zooplankton taxa showed a mounting trend from the coast to offshore, which was opposite to the spatial variation of total zooplankton biomass. Our results suggest a leading influence of the Kuroshio Current during the southwest-northeast monsoon transition period in the southeastern East China Sea.</text:p>
          </table:table-cell>
          <table:table-cell office:value-type="string" calcext:value-type="string">
            <text:p>https://doi.org/10.1163/15685403-bja10213</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11646/zootaxa.5189.1.24</text:p>
          </table:table-cell>
          <table:table-cell office:value-type="string" calcext:value-type="string">
            <text:p>A new species of Tharybis (Crustacea: Copepoda: Calanoida: Tharybidae) from northern Taiwan</text:p>
          </table:table-cell>
          <table:table-cell office:value-type="string" calcext:value-type="string">
            <text:p>YAN-GUO WANG</text:p>
          </table:table-cell>
          <table:table-cell office:value-type="string" calcext:value-type="string">
            <text:p>YAN-GUO WANG, JIANG-SHIOU HWANG</text:p>
          </table:table-cell>
          <table:table-cell office:value-type="string" calcext:value-type="string">
            <text:p>Magnolia Press</text:p>
          </table:table-cell>
          <table:table-cell office:value-type="string" calcext:value-type="string">
            <text:p>Zootaxa</text:p>
          </table:table-cell>
          <table:table-cell office:value-type="float" office:value="2022" calcext:value-type="float">
            <text:p>2022</text:p>
          </table:table-cell>
          <table:table-cell table:style-name="ce1" office:value-type="string" calcext:value-type="string">
            <text:p>2022-9-23</text:p>
          </table:table-cell>
          <table:table-cell office:value-type="string" calcext:value-type="string">
            <text:p>A new species Tharybis kueishanensis sp. n. (Copepoda: Calanoida: Tharybidae) is described from the inshore surface waters of Kueishan Island off northern Taiwan, which is the first report of Tharybis from the China Seas. Its female is distinguished from the other species of Tharybis by the total body length (1.89–2.12 mm) larger than the other species, the shape of the genital double-somite, which is slightly asymmetrical with a small notch on the distal margin of the right side, and the length of the inner terminal spine of leg 5, which is about 1.5 times of the terminal spiniform projections. The male is distinguished by the presence of 3 triangular projections at the inner middle margin and the tip of the distal segment of the right leg 5.&amp;#x0D;</text:p>
          </table:table-cell>
          <table:table-cell office:value-type="string" calcext:value-type="string">
            <text:p>https://doi.org/10.11646/zootaxa.5189.1.24</text:p>
          </table:table-cell>
          <table:table-cell office:value-type="string" calcext:value-type="string">
            <text:p>國立臺灣海洋大學海洋生物研究所</text:p>
          </table:table-cell>
          <table:table-cell office:value-type="string" calcext:value-type="string">
            <text:p>黃將修</text:p>
          </table:table-cell>
          <table:table-cell table:number-columns-repeated="5"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row>
        <table:table-row table:style-name="ro1">
          <table:table-cell office:value-type="string" calcext:value-type="string">
            <text:p>10.5194/bg-21-1729-2024</text:p>
          </table:table-cell>
          <table:table-cell office:value-type="string" calcext:value-type="string">
            <text:p>Contrasting carbon cycling in the benthic food webs between a river-fed, high-energy canyon and an upper continental slope</text:p>
          </table:table-cell>
          <table:table-cell office:value-type="string" calcext:value-type="string">
            <text:p>Chueh-Chen Tung</text:p>
          </table:table-cell>
          <table:table-cell office:value-type="string" calcext:value-type="string">
            <text:p>Chueh-Chen Tung, Yu-Shih Lin, Jian-Xiang Liao, Tzu-Hsuan Tu, James T. Liu, Li-Hung Lin, Pei-Ling Wang, Chih-Lin Wei</text:p>
          </table:table-cell>
          <table:table-cell office:value-type="string" calcext:value-type="string">
            <text:p>Copernicus GmbH</text:p>
          </table:table-cell>
          <table:table-cell office:value-type="string" calcext:value-type="string">
            <text:p>Biogeosciences</text:p>
          </table:table-cell>
          <table:table-cell office:value-type="float" office:value="2024" calcext:value-type="float">
            <text:p>2024</text:p>
          </table:table-cell>
          <table:table-cell table:style-name="ce1" office:value-type="string" calcext:value-type="string">
            <text:p>2024-4-9</text:p>
          </table:table-cell>
          <table:table-cell office:value-type="string" calcext:value-type="string">
            <text:p>The Gaoping Submarine Canyon (GPSC) off southwest Taiwan has been extensively studied due to its unique geology, its role in transferring terrestrial material to the deep sea, and its diverse biological communities. However, there is a lack of understanding of carbon cycling across the sediment–water interface in the canyon. This study aims to fill the gap by utilizing the field data collected between 2014 and 2020 and a linear inverse model (LIM) to reconstruct the benthic food web (i.e., carbon flows through different stocks) in the head of GPSC and the upper Gaoping slope (GS). The biotic and abiotic organic carbon (OC) stocks were significantly higher on the slope than in the canyon, except for the bacteria stock. The sediment oxygen utilization was similar between the two habitats, but the magnitude and distribution of the OC flow in the food web were distinctively different. Despite a significant input flux of ∼ 2020 mg C m−2 d−1 in the canyon, 84 % of the carbon flux exited the system, while 12 % was buried. On the slope, 84 % of the OC input (∼ 109 mg C m−2 d−1) was buried, and only 7 % exited the system. Bacteria processes play a major role in the carbon fluxes within the canyon. In contrast, the food web in the upper slope exhibited stronger interactions among metazoans, indicated by higher fluxes between meiofauna and macrofauna compartments. Network indices based on the LIM outputs showed that the canyon head had higher total system throughput (T..) and total system throughflow (TST), indicating greater energy flowing through the system. In contrast, the slope had a significantly higher Finn cycling index (FCI), average mutual information (AMI), and longer OC turnover time, suggesting a relatively more stable ecosystem with higher energy recycling. Due to sampling limitations, the present study only represents the benthic food web during the “dry” period. By integrating the field data into a food web model, this study provides valuable insight into the fates of OC cycling in an active submarine canyon, focusing on the often overlooked benthic communities. Future studies should include “wet” period sampling to reveal the effects of typhoons and monsoon rainfalls on OC cycling.</text:p>
          </table:table-cell>
          <table:table-cell office:value-type="string" calcext:value-type="string">
            <text:p>https://doi.org/10.5194/bg-21-1729-2024</text:p>
          </table:table-cell>
          <table:table-cell office:value-type="string" calcext:value-type="string">
            <text:p>臺灣大學海洋研究所</text:p>
          </table:table-cell>
          <table:table-cell office:value-type="string" calcext:value-type="string">
            <text:p>魏志潾</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19/tao.2019.03.14.02</text:p>
          </table:table-cell>
          <table:table-cell office:value-type="string" calcext:value-type="string">
            <text:p>Pseudo-3D seismic imaging of Geolin Mounds hydrothermal field in the Southern Okinawa Trough offshore NE Taiwan</text:p>
          </table:table-cell>
          <table:table-cell office:value-type="string" calcext:value-type="string">
            <text:p>Ho-Han Hsu</text:p>
          </table:table-cell>
          <table:table-cell office:value-type="string" calcext:value-type="string">
            <text:p>Ho-Han Hsu, Liang-Fu Lin, Char-Shine Liu, Jih-Hsin Chang, Wei-Zhi Liao, Tzu-Ting Chen, Kuo-Han Chao, Sheng-Lung Lin, Hsin-Sung Hsieh, Song-Chuen Chen</text:p>
          </table:table-cell>
          <table:table-cell office:value-type="string" calcext:value-type="string">
            <text:p>Springer Science and Business Media LLC</text:p>
          </table:table-cell>
          <table:table-cell office:value-type="string" calcext:value-type="string">
            <text:p>Terr. Atmos. Ocean. Sci.</text:p>
          </table:table-cell>
          <table:table-cell table:number-columns-repeated="2" office:value-type="float" office:value="2019" calcext:value-type="float">
            <text:p>2019</text:p>
          </table:table-cell>
          <table:table-cell/>
          <table:table-cell office:value-type="string" calcext:value-type="string">
            <text:p>https://doi.org/10.3319/tao.2019.03.14.02</text:p>
          </table:table-cell>
          <table:table-cell office:value-type="string" calcext:value-type="string">
            <text:p>臺大海洋所</text:p>
          </table:table-cell>
          <table:table-cell office:value-type="string" calcext:value-type="string">
            <text:p>許鶴瀚</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02/2015gl065814</text:p>
          </table:table-cell>
          <table:table-cell office:value-type="string" calcext:value-type="string">
            <text:p>Eddy-Kuroshio interaction processes revealed by mooring observations off Taiwan and Luzon</text:p>
          </table:table-cell>
          <table:table-cell office:value-type="string" calcext:value-type="string">
            <text:p>Cheng‐Ju Tsai</text:p>
          </table:table-cell>
          <table:table-cell office:value-type="string" calcext:value-type="string">
            <text:p>Cheng‐Ju Tsai, Magdalena Andres, Sen Jan, Vigan Mensah, Thomas B. Sanford, Ren‐Chieh Lien, Craig M. Lee</text:p>
          </table:table-cell>
          <table:table-cell office:value-type="string" calcext:value-type="string">
            <text:p>American Geophysical Union (AGU)</text:p>
          </table:table-cell>
          <table:table-cell office:value-type="string" calcext:value-type="string">
            <text:p>Geophysical Research Letters</text:p>
          </table:table-cell>
          <table:table-cell office:value-type="float" office:value="2015" calcext:value-type="float">
            <text:p>2015</text:p>
          </table:table-cell>
          <table:table-cell table:style-name="ce2" office:value-type="date" office:date-value="2015-10-16" calcext:value-type="date">
            <text:p>2015-10-16</text:p>
          </table:table-cell>
          <table:table-cell office:value-type="string" calcext:value-type="string">
            <text:p>The influence and fate of westward propagating eddies that impinge on the Kuroshio were observed with pressure sensor‐equipped inverted echo sounders (PIESs) deployed east of Taiwan and northeast of Luzon. Zero lag correlations between PIES‐measured acoustic travel times and satellite‐measured sea surface height anomalies (SSHa), which are normally negative, have lower magnitude toward the west, suggesting the eddy‐influence is weakened across the Kuroshio. The observational data reveal that impinging eddies lead to seesaw‐like SSHa and pycnocline depth changes across the Kuroshio east of Taiwan, whereas analogous responses are not found in the Kuroshio northeast of Luzon. Anticyclones intensify sea surface and pycnocline slopes across the Kuroshio, while cyclones weaken these slopes, particularly east of Taiwan. During the 6 month period of overlap between the two PIES arrays, only one anticyclone affected the pycnocline depth first at the array northeast of Luzon and 21 days later in the downstream Kuroshio east of Taiwan.</text:p>
          </table:table-cell>
          <table:table-cell office:value-type="string" calcext:value-type="string">
            <text:p>https://doi.org/10.1002/2015gl065814</text:p>
          </table:table-cell>
          <table:table-cell table:number-columns-repeated="2"/>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1016/j.marpolbul.2019.04.048</text:p>
          </table:table-cell>
          <table:table-cell office:value-type="string" calcext:value-type="string">
            <text:p>Environmental effects on the bioaccumulation of PAHs in marine zooplankton in Gaoping coastal waters, Taiwan: Concentration, distribution, profile, and sources</text:p>
          </table:table-cell>
          <table:table-cell office:value-type="string" calcext:value-type="string">
            <text:p>Hung-Yen Hsieh</text:p>
          </table:table-cell>
          <table:table-cell office:value-type="string" calcext:value-type="string">
            <text:p>Hung-Yen Hsieh, Kuang-Ching Huang, Jing-O Cheng, Wen-Tseng Lo, Pei-Jie Meng, Fung-Chi Ko</text:p>
          </table:table-cell>
          <table:table-cell office:value-type="string" calcext:value-type="string">
            <text:p>Elsevier BV</text:p>
          </table:table-cell>
          <table:table-cell office:value-type="string" calcext:value-type="string">
            <text:p>Marine Pollution Bulletin</text:p>
          </table:table-cell>
          <table:table-cell office:value-type="float" office:value="2019" calcext:value-type="float">
            <text:p>2019</text:p>
          </table:table-cell>
          <table:table-cell office:value-type="string" calcext:value-type="string">
            <text:p>2019-7</text:p>
          </table:table-cell>
          <table:table-cell/>
          <table:table-cell office:value-type="string" calcext:value-type="string">
            <text:p>https://doi.org/10.1016/j.marpolbul.2019.04.048</text:p>
          </table:table-cell>
          <table:table-cell office:value-type="string" calcext:value-type="string">
            <text:p>國立東華大學</text:p>
          </table:table-cell>
          <table:table-cell office:value-type="string" calcext:value-type="string">
            <text:p>謝泓諺</text:p>
          </table:table-cell>
          <table:table-cell table:number-columns-repeated="2" office:value-type="string" calcext:value-type="string">
            <text:p>False</text:p>
          </table:table-cell>
          <table:table-cell office:value-type="string" calcext:value-type="string">
            <text:p>True</text:p>
          </table:table-cell>
          <table:table-cell table:number-columns-repeated="9" office:value-type="string" calcext:value-type="string">
            <text:p>False</text:p>
          </table:table-cell>
        </table:table-row>
        <table:table-row table:style-name="ro1">
          <table:table-cell office:value-type="string" calcext:value-type="string">
            <text:p>10.1002/lno.10564</text:p>
          </table:table-cell>
          <table:table-cell office:value-type="string" calcext:value-type="string">
            <text:p>Trace metal composition of size-fractionated plankton in the Western Philippine Sea: The impact of anthropogenic aerosol deposition</text:p>
          </table:table-cell>
          <table:table-cell office:value-type="string" calcext:value-type="string">
            <text:p>Wen‐Hsuan Liao</text:p>
          </table:table-cell>
          <table:table-cell office:value-type="string" calcext:value-type="string">
            <text:p>Wen‐Hsuan Liao, Shun‐Chung Yang, Tung‐Yuan Ho</text:p>
          </table:table-cell>
          <table:table-cell office:value-type="string" calcext:value-type="string">
            <text:p>Wiley</text:p>
          </table:table-cell>
          <table:table-cell office:value-type="string" calcext:value-type="string">
            <text:p>Limnology &amp;amp; Oceanography</text:p>
          </table:table-cell>
          <table:table-cell office:value-type="float" office:value="2017" calcext:value-type="float">
            <text:p>2017</text:p>
          </table:table-cell>
          <table:table-cell office:value-type="string" calcext:value-type="string">
            <text:p>2017-9</text:p>
          </table:table-cell>
          <table:table-cell office:value-type="string" calcext:value-type="string">
            <text:p>The surface water of the Western Philippine Sea (WPS) receives a significant amount of anthropogenic aerosols from East Asia, serving as an ideal location to investigate the impact of anthropogenic aerosol deposition on trace metal composition and cycling in the Northwestern Pacific Ocean (NWPO). As part of the Taiwan GEOTRACES process study, we have collected size‐fractionated plankton from surface water to investigate their metal composition in the open ocean. Elemental ratios in plankton, P‐ and Al‐normalized, are used to evaluate the sources of trace metals and the relative contribution of different metal components in plankton assemblages. Most of the trace metal quotas in plankton are one to two orders of magnitude higher than their intracellular plankton quota, indicating that the majority of the metals are most likely to be extracellularly adsorbed or aggregated on plankton. The metal to Al ratios for most of the trace metals in plankton are also one to two orders of magnitude higher than their lithogenic composition, but are relatively close to metal composition in aerosols collected in situ. This supports the notion that particulate trace metals associated with plankton mainly originate from anthropogenic aerosols, not lithogenic particles. Compared to plankton metal quotas obtained in other oceanic regions, trace metal quotas observed in the WPS rank among the highest for Fe, Mn, Zn, and Cu globally. Our study demonstrates that anthropogenic aerosol deposition has significantly elevated trace metal concentrations in the size‐fractionated plankton in the surface water of the NWPO relative to the biological requirements.</text:p>
          </table:table-cell>
          <table:table-cell office:value-type="string" calcext:value-type="string">
            <text:p>https://doi.org/10.1002/lno.10564</text:p>
          </table:table-cell>
          <table:table-cell office:value-type="string" calcext:value-type="string">
            <text:p>中央研究院 環境變遷研究中心</text:p>
          </table:table-cell>
          <table:table-cell office:value-type="string" calcext:value-type="string">
            <text:p>何東垣</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1016/j.jmarsys.2024.103963</text:p>
          </table:table-cell>
          <table:table-cell office:value-type="string" calcext:value-type="string">
            <text:p>Vertical variations of bacterial growth, mortality loss to nanoflagellates, and viruses in the subtropical northwestern Pacific Ocean</text:p>
          </table:table-cell>
          <table:table-cell office:value-type="string" calcext:value-type="string">
            <text:p>Feng-Hsun Chang</text:p>
          </table:table-cell>
          <table:table-cell office:value-type="string" calcext:value-type="string">
            <text:p>Feng-Hsun Chang, Gwo-Ching Gong, Chih-hao Hsieh, Patrichka Wei-Yi Chen, Vladimir Mukhanov, An-Yi Tsai</text:p>
          </table:table-cell>
          <table:table-cell office:value-type="string" calcext:value-type="string">
            <text:p>Elsevier BV</text:p>
          </table:table-cell>
          <table:table-cell office:value-type="string" calcext:value-type="string">
            <text:p>Journal of Marine Systems</text:p>
          </table:table-cell>
          <table:table-cell office:value-type="float" office:value="2024" calcext:value-type="float">
            <text:p>2024</text:p>
          </table:table-cell>
          <table:table-cell office:value-type="string" calcext:value-type="string">
            <text:p>2024-3</text:p>
          </table:table-cell>
          <table:table-cell/>
          <table:table-cell office:value-type="string" calcext:value-type="string">
            <text:p>https://doi.org/10.1016/j.jmarsys.2024.103963</text:p>
          </table:table-cell>
          <table:table-cell office:value-type="string" calcext:value-type="string">
            <text:p>國立臺灣海洋大學</text:p>
          </table:table-cell>
          <table:table-cell office:value-type="string" calcext:value-type="string">
            <text:p>蔡安益</text:p>
          </table:table-cell>
          <table:table-cell table:number-columns-repeated="4"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16/j.dsr.2017.11.006</text:p>
          </table:table-cell>
          <table:table-cell office:value-type="string" calcext:value-type="string">
            <text:p>Zonal migration and transport variations of the Kuroshio east of Taiwan induced by eddy impingements</text:p>
          </table:table-cell>
          <table:table-cell office:value-type="string" calcext:value-type="string">
            <text:p>Ming-Huei Chang</text:p>
          </table:table-cell>
          <table:table-cell office:value-type="string" calcext:value-type="string">
            <text:p>Ming-Huei Chang, Sen Jan, Vigan Mensah, Magdalena Andres, Luc Rainville, Yiing Jang Yang, Yu-Hsin Cheng</text:p>
          </table:table-cell>
          <table:table-cell office:value-type="string" calcext:value-type="string">
            <text:p>Elsevier BV</text:p>
          </table:table-cell>
          <table:table-cell office:value-type="string" calcext:value-type="string">
            <text:p>Deep Sea Research Part I: Oceanographic Research Papers</text:p>
          </table:table-cell>
          <table:table-cell office:value-type="float" office:value="2018" calcext:value-type="float">
            <text:p>2018</text:p>
          </table:table-cell>
          <table:table-cell office:value-type="string" calcext:value-type="string">
            <text:p>2018-1</text:p>
          </table:table-cell>
          <table:table-cell/>
          <table:table-cell office:value-type="string" calcext:value-type="string">
            <text:p>https://doi.org/10.1016/j.dsr.2017.11.006</text:p>
          </table:table-cell>
          <table:table-cell office:value-type="string" calcext:value-type="string">
            <text:p>國立臺灣大學海洋研究所</text:p>
          </table:table-cell>
          <table:table-cell office:value-type="string" calcext:value-type="string">
            <text:p>張明輝</text:p>
          </table:table-cell>
          <table:table-cell office:value-type="string" calcext:value-type="string">
            <text:p>True</text:p>
          </table:table-cell>
          <table:table-cell table:number-columns-repeated="11" office:value-type="string" calcext:value-type="string">
            <text:p>False</text:p>
          </table:table-cell>
        </table:table-row>
        <table:table-row table:style-name="ro1">
          <table:table-cell office:value-type="string" calcext:value-type="string">
            <text:p>10.1175/jpo-d-19-0035.1</text:p>
          </table:table-cell>
          <table:table-cell office:value-type="string" calcext:value-type="string">
            <text:p>Observations of Island Wakes at High Rossby Numbers: Evolution of Submesoscale Vortices and Free Shear Layers</text:p>
          </table:table-cell>
          <table:table-cell office:value-type="string" calcext:value-type="string">
            <text:p>Ming-Huei Chang</text:p>
          </table:table-cell>
          <table:table-cell office:value-type="string" calcext:value-type="string">
            <text:p>Ming-Huei Chang, Sen Jan, Chih-Lun Liu, Yu-Hsin Cheng, Vigan Mensah</text:p>
          </table:table-cell>
          <table:table-cell office:value-type="string" calcext:value-type="string">
            <text:p>American Meteorological Society</text:p>
          </table:table-cell>
          <table:table-cell/>
          <table:table-cell office:value-type="float" office:value="2019" calcext:value-type="float">
            <text:p>2019</text:p>
          </table:table-cell>
          <table:table-cell office:value-type="string" calcext:value-type="string">
            <text:p>2019-11</text:p>
          </table:table-cell>
          <table:table-cell office:value-type="string" calcext:value-type="string">
            <text:p>Oceanic vortex evolution on the lee side of Taiwan’s Green Island (~7 km in diameter), where the Kuroshio flows at a speed of 1–1.5 m s−1, is observationally examined and compared to theories and the preceding results of laboratory experiments. In the near wake, recirculation occurs with a relative vorticity of ζ ~ 20f (where f is the planetary vorticity) and subsequently sheds at a combination of periods resulting from the tidal oscillations and the intrinsic time scale of eddy evolution. The tidal oscillations are the predominant processes. Our analysis suggests that an island positioned in the Kuroshio with periodic and cross-stream tidal excursions is analogous to a cross-stream oscillating cylinder. Consequently, the shedding period of the vortex is synchronized to a tidal period occurring close to the intrinsic period. The free shear layer, which is characterized by an ~30f relative vorticity band (2 km wide) and a wavy thermal front, develops between the Kuroshio and recirculation. The frontal wave occurring over a time period of 0.5–2 h resembles Kelvin–Helmholtz instability corresponding to high Re values. For the far wake, repeated cross-wake surveys suggest that cyclonic and anticyclonic vortices are alternatively present at a period close to the period of M2 tides in agreement with near-wake measurements. Repeated along-wake surveys reveal a cyclonic eddy shedding downstream at a speed of 0.35 m s−1, 1/3 of the upstream current speed, from the near wake. In comparing our observations with the results of previous water tank experiments, an Re value of O(103) for the submesoscale wake regime is expected.</text:p>
          </table:table-cell>
          <table:table-cell office:value-type="string" calcext:value-type="string">
            <text:p>https://doi.org/10.1175/jpo-d-19-0035.1</text:p>
          </table:table-cell>
          <table:table-cell office:value-type="string" calcext:value-type="string">
            <text:p>國立臺灣大學海洋研究所</text:p>
          </table:table-cell>
          <table:table-cell office:value-type="string" calcext:value-type="string">
            <text:p>張明輝</text:p>
          </table:table-cell>
          <table:table-cell table:number-columns-repeated="2"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row>
        <table:table-row table:style-name="ro1">
          <table:table-cell office:value-type="string" calcext:value-type="string">
            <text:p>10.3389/fmars.2022.829579</text:p>
          </table:table-cell>
          <table:table-cell office:value-type="string" calcext:value-type="string">
            <text:p>Shear Instability and Turbulent Mixing in the Stratified Shear Flow Behind a Topographic Ridge at High Reynolds Number</text:p>
          </table:table-cell>
          <table:table-cell office:value-type="string" calcext:value-type="string">
            <text:p>Jia-Lin Chen</text:p>
          </table:table-cell>
          <table:table-cell office:value-type="string" calcext:value-type="string">
            <text:p>Jia-Lin Chen, Xiao Yu, Ming-Huei Chang, Sen Jan, Yiing Jang Yang, Ren-Chieh Lien</text:p>
          </table:table-cell>
          <table:table-cell office:value-type="string" calcext:value-type="string">
            <text:p>Frontiers Media SA</text:p>
          </table:table-cell>
          <table:table-cell office:value-type="string" calcext:value-type="string">
            <text:p>Front. Mar. Sci.</text:p>
          </table:table-cell>
          <table:table-cell office:value-type="float" office:value="2022" calcext:value-type="float">
            <text:p>2022</text:p>
          </table:table-cell>
          <table:table-cell table:style-name="ce1" office:value-type="string" calcext:value-type="string">
            <text:p>2022-5-18</text:p>
          </table:table-cell>
          <table:table-cell office:value-type="string" calcext:value-type="string">
            <text:p>Observations on the lee of a topographic ridge show that the turbulence kinetic energy (TKE) dissipation rate due to shear instabilities is three orders of magnitude higher than the typical value in the open ocean. Laboratory-scale studies at low Reynolds number suggest that high turbulent dissipation occurs primarily within the core region of shear instabilities. However, field-scale studies indicate that high turbulence is mainly populated along the braids of shear instabilities. In this study, a high-resolution, resolving the Ozmidov-scale, non-hydrostatic model with Large Eddy Simulation (LES) turbulent closure is applied to investigate dominant mechanisms that control the spatial and temporal scales of shear instabilities and resulting mixing in stratified shear flow at high Reynolds number. The simulated density variance dissipation rate is elevated in the cusp-like bands of shear instabilities with a specific period, consistent with the acoustic backscatter taken by shipboard echo sounder. The vertical length scale of each cusp-like band is nearly half of the vertical length scale of the internal lee wave. However, it is consistent with instabilities originating from a shear layer based on linear stability theory. The model results indicate that the length scale and/or the period of shear instabilities are the key parameters to the mixing enhancement that increases with lateral Froude number FrL, i.e. stronger shear and/or steeper ridge.</text:p>
          </table:table-cell>
          <table:table-cell office:value-type="string" calcext:value-type="string">
            <text:p>https://doi.org/10.3389/fmars.2022.829579</text:p>
          </table:table-cell>
          <table:table-cell office:value-type="string" calcext:value-type="string">
            <text:p>國立成功大學水利及海洋工程學系</text:p>
          </table:table-cell>
          <table:table-cell office:value-type="string" calcext:value-type="string">
            <text:p>陳佳琳</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row>
        <table:table-row table:style-name="ro1">
          <table:table-cell office:value-type="string" calcext:value-type="string">
            <text:p>10.1029/2020ef001842</text:p>
          </table:table-cell>
          <table:table-cell office:value-type="string" calcext:value-type="string">
            <text:p>Effects of Mixed Layer Depth on Phytoplankton Biomass in a Tropical Marginal Ocean: A Multiple Timescale Analysis</text:p>
          </table:table-cell>
          <table:table-cell office:value-type="string" calcext:value-type="string">
            <text:p>Li‐Tzu Hou</text:p>
          </table:table-cell>
          <table:table-cell office:value-type="string" calcext:value-type="string">
            <text:p>Li‐Tzu Hou, Bo‐Shian Wang, Chao‐Chen Lai, Tzong‐Yueh Chen, Yung‐Yen Shih, Fuh‐Kwo Shiah, Chia‐Ying Ko</text:p>
          </table:table-cell>
          <table:table-cell office:value-type="string" calcext:value-type="string">
            <text:p>American Geophysical Union (AGU)</text:p>
          </table:table-cell>
          <table:table-cell office:value-type="string" calcext:value-type="string">
            <text:p>Earth's Future</text:p>
          </table:table-cell>
          <table:table-cell office:value-type="float" office:value="2022" calcext:value-type="float">
            <text:p>2022</text:p>
          </table:table-cell>
          <table:table-cell office:value-type="string" calcext:value-type="string">
            <text:p>2022-5</text:p>
          </table:table-cell>
          <table:table-cell office:value-type="string" calcext:value-type="string">
            <text:p>In open oceans, changes in mixed layer depth (MLD) may affect phytoplankton growth and biomass variations via the regulation of nutrient supply from deep waters. Estimates of relationships between variability in phytoplankton dynamics and the MLD remain limited, especially at different time scales. We compiled and analyzed averaged euphotic‐depth‐integrated chlorophyll‐a (IChl‐a) and surface chlorophyll‐a (SChl‐a) concentrations collected from 27 cruises during the period of 1999–2019 in the tropical northern South China Sea (SCS). Seasonal differences existed in both averaged IChl‐a and SChl‐a concentrations, with significantly high concentrations in the cold season. Inconsistent relationships between the averaged IChl‐a and SChl‐a concentrations between seasons implied that the use of SChl‐a concentration as a common indicator of phytoplankton biomass dynamics should be performed with caution. Over the past decades in the northern SCS, the averaged IChl‐a, SChl‐a, and MLD decreased to a greater extent in the cold season than in the warm season, while sea surface temperature (SST) rose rapidly and dramatically in both seasons. The MLD was observed to have better correlations with the averaged IChl‐a and SChl‐a concentrations than the SST in the time‐series data. Our results highlight the importance of IChl‐a concentration, which is an overall measure of phytoplankton responses to euphotic zone conditions, and the MLD could be used as a good index for changes in phytoplankton biomass under climate change.</text:p>
          </table:table-cell>
          <table:table-cell office:value-type="string" calcext:value-type="string">
            <text:p>https://doi.org/10.1029/2020ef001842</text:p>
          </table:table-cell>
          <table:table-cell office:value-type="string" calcext:value-type="string">
            <text:p>中研院 環變中心</text:p>
          </table:table-cell>
          <table:table-cell office:value-type="string" calcext:value-type="string">
            <text:p>夏復國</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row>
        <table:table-row table:style-name="ro1">
          <table:table-cell office:value-type="string" calcext:value-type="string">
            <text:p>10.3390/d11100193</text:p>
          </table:table-cell>
          <table:table-cell office:value-type="string" calcext:value-type="string">
            <text:p>Effect of Hydrographic Variability on the Distribution of Microbial Communities in Taiwan Strait in Winter</text:p>
          </table:table-cell>
          <table:table-cell office:value-type="string" calcext:value-type="string">
            <text:p>Gwo-Ching Gong</text:p>
          </table:table-cell>
          <table:table-cell office:value-type="string" calcext:value-type="string">
            <text:p>Gwo-Ching Gong, Hsin-Ming Yeh, Yu-Kai Chen, Chih-hao Hsieh, Pei-Chi Ho, An-Yi Tsai</text:p>
          </table:table-cell>
          <table:table-cell office:value-type="string" calcext:value-type="string">
            <text:p>MDPI AG</text:p>
          </table:table-cell>
          <table:table-cell office:value-type="string" calcext:value-type="string">
            <text:p>Diversity</text:p>
          </table:table-cell>
          <table:table-cell office:value-type="float" office:value="2019" calcext:value-type="float">
            <text:p>2019</text:p>
          </table:table-cell>
          <table:table-cell table:style-name="ce2" office:value-type="date" office:date-value="2019-10-14" calcext:value-type="date">
            <text:p>2019-10-14</text:p>
          </table:table-cell>
          <table:table-cell office:value-type="string" calcext:value-type="string">
            <text:p>This study investigated the spatial variation in the components of a microbial food web (viruses, picoplankton, nanoflagellates, and ciliates) in different hydrographic environments in the Taiwan Strait during winter. Water temperature and salinity varied spatially, with lower temperatures (15.3–22.8 °C) and salinities (32.2–33.4 psu) in the northern part of the Taiwan Strait, largely affected by runoff from the coast of China. Concentrations of nutrients and Chl a were significantly higher in the northern part than that in the southern part of the study area. Synechococcus spp., nanoflagellate, and ciliate abundance also varied significantly, with the northern strait having higher abundances of these communities. In contrast, a higher abundance of bacteria was found in the southern part of the Taiwan Strait. The results of this study, which describes two different ecosystems in the Taiwan Strait, suggest that during winter, a “viral loop” might play an important role in controlling bacterial production in the southern part of the Taiwan Strait, while nanofalgellate grazing of picophytoplankton may contribute mainly to the flux of energy in the northern part.</text:p>
          </table:table-cell>
          <table:table-cell office:value-type="string" calcext:value-type="string">
            <text:p>https://doi.org/10.3390/d11100193</text:p>
          </table:table-cell>
          <table:table-cell office:value-type="string" calcext:value-type="string">
            <text:p>國立臺灣海洋大學</text:p>
          </table:table-cell>
          <table:table-cell office:value-type="string" calcext:value-type="string">
            <text:p>蔡安益</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row>
        <table:table-row table:style-name="ro1">
          <table:table-cell office:value-type="string" calcext:value-type="string">
            <text:p>10.1029/2022gl101851</text:p>
          </table:table-cell>
          <table:table-cell office:value-type="string" calcext:value-type="string">
            <text:p>Strongly Scattering Medium Along Slow Earthquake Fault Zones Based on New Observations of Short-Duration Tremors</text:p>
          </table:table-cell>
          <table:table-cell office:value-type="string" calcext:value-type="string">
            <text:p>A. Toh</text:p>
          </table:table-cell>
          <table:table-cell office:value-type="string" calcext:value-type="string">
            <text:p>A. Toh, Y. Capdeville, W.‐C. Chi, S. Ide</text:p>
          </table:table-cell>
          <table:table-cell office:value-type="string" calcext:value-type="string">
            <text:p>American Geophysical Union (AGU)</text:p>
          </table:table-cell>
          <table:table-cell office:value-type="string" calcext:value-type="string">
            <text:p>Geophysical Research Letters</text:p>
          </table:table-cell>
          <table:table-cell office:value-type="float" office:value="2023" calcext:value-type="float">
            <text:p>2023</text:p>
          </table:table-cell>
          <table:table-cell table:style-name="ce1" office:value-type="string" calcext:value-type="string">
            <text:p>2023-4-28</text:p>
          </table:table-cell>
          <table:table-cell office:value-type="string" calcext:value-type="string">
            <text:p>Tremors are a type of slow earthquake with long‐duration signals compared to ordinary earthquakes. The long signals have been considered to solely reflect their long source process. However, here, we provide evidence suggesting that the source processes of tremors are not always long. We refer to these observations as short‐duration tremors. They were recorded by ocean‐bottom seismometers placed very close to the source. Although these tremors exhibit a short‐duration signal when recorded near the source, they exhibit a typical long‐duration signal elsewhere. Our numerical simulations demonstrate that the features can be captured by considering a strongly scattering medium around their source. One such structure could be small low‐velocity inclusions distributed around the seismic source. The inclusions may represent the seismic expression of geologically detected aquifers in tremor source regions. Furthermore, this medium could be embedded along the slow earthquake fault zone and play a critical role in their source process.</text:p>
          </table:table-cell>
          <table:table-cell office:value-type="string" calcext:value-type="string">
            <text:p>https://doi.org/10.1029/2022gl101851</text:p>
          </table:table-cell>
          <table:table-cell table:number-columns-repeated="2"/>
          <table:table-cell table:number-columns-repeated="12" office:value-type="string" calcext:value-type="string">
            <text:p>Fal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TC" svg:font-family="'Noto Sans CJK T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TC" style:font-size-asian="10pt" style:language-asian="zh" style:country-asian="TW" style:font-name-complex="Noto Sans CJK TC"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CJK TC'" style:font-family-generic-asian="system" style:font-pitch-asian="variable" style:font-size-asian="12pt" style:language-asian="zh" style:country-asian="TW" style:font-name-complex="Noto Sans CJK TC"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TC" style:font-family-asian="'Noto Sans CJK TC'" style:font-family-generic-asian="system" style:font-pitch-asian="variable" style:font-size-asian="10pt" style:font-name-complex="Noto Sans CJK TC" style:font-family-complex="'Noto Sans CJK TC'"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0">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5970" meta:object-count="0"/>
    <meta:generator>LibreOffice/24.2.7.2$Linux_X86_64 LibreOffice_project/420$Build-2</meta:generator>
  </office:meta>
</office:document-meta>
</file>